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605cm" style:rel-column-width="2044*"/>
    </style:style>
    <style:style style:name="Table1.B" style:family="table-column">
      <style:table-column-properties style:column-width="3.591cm" style:rel-column-width="2036*"/>
    </style:style>
    <style:style style:name="Table1.C" style:family="table-column">
      <style:table-column-properties style:column-width="3.496cm" style:rel-column-width="1982*"/>
    </style:style>
    <style:style style:name="Table1.D" style:family="table-column">
      <style:table-column-properties style:column-width="1.208cm" style:rel-column-width="685*"/>
    </style:style>
    <style:style style:name="Table1.E" style:family="table-column">
      <style:table-column-properties style:column-width="4.295cm" style:rel-column-width="2435*"/>
    </style:style>
    <style:style style:name="Table1.F" style:family="table-column">
      <style:table-column-properties style:column-width="0.804cm" style:rel-column-width="45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605cm" style:rel-column-width="2044*"/>
    </style:style>
    <style:style style:name="Table2.B" style:family="table-column">
      <style:table-column-properties style:column-width="3.591cm" style:rel-column-width="2036*"/>
    </style:style>
    <style:style style:name="Table2.C" style:family="table-column">
      <style:table-column-properties style:column-width="3.496cm" style:rel-column-width="1982*"/>
    </style:style>
    <style:style style:name="Table2.D" style:family="table-column">
      <style:table-column-properties style:column-width="1.208cm" style:rel-column-width="685*"/>
    </style:style>
    <style:style style:name="Table2.E" style:family="table-column">
      <style:table-column-properties style:column-width="4.295cm" style:rel-column-width="2435*"/>
    </style:style>
    <style:style style:name="Table2.F" style:family="table-column">
      <style:table-column-properties style:column-width="0.804cm" style:rel-column-width="456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fo:padding="0.097cm" fo:border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605cm" style:rel-column-width="2044*"/>
    </style:style>
    <style:style style:name="Table3.B" style:family="table-column">
      <style:table-column-properties style:column-width="3.591cm" style:rel-column-width="2036*"/>
    </style:style>
    <style:style style:name="Table3.C" style:family="table-column">
      <style:table-column-properties style:column-width="3.496cm" style:rel-column-width="1982*"/>
    </style:style>
    <style:style style:name="Table3.D" style:family="table-column">
      <style:table-column-properties style:column-width="1.208cm" style:rel-column-width="685*"/>
    </style:style>
    <style:style style:name="Table3.E" style:family="table-column">
      <style:table-column-properties style:column-width="4.295cm" style:rel-column-width="2435*"/>
    </style:style>
    <style:style style:name="Table3.F" style:family="table-column">
      <style:table-column-properties style:column-width="0.804cm" style:rel-column-width="45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F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3.605cm" style:rel-column-width="2044*"/>
    </style:style>
    <style:style style:name="Table4.B" style:family="table-column">
      <style:table-column-properties style:column-width="3.591cm" style:rel-column-width="2036*"/>
    </style:style>
    <style:style style:name="Table4.C" style:family="table-column">
      <style:table-column-properties style:column-width="3.496cm" style:rel-column-width="1982*"/>
    </style:style>
    <style:style style:name="Table4.D" style:family="table-column">
      <style:table-column-properties style:column-width="1.208cm" style:rel-column-width="685*"/>
    </style:style>
    <style:style style:name="Table4.E" style:family="table-column">
      <style:table-column-properties style:column-width="4.295cm" style:rel-column-width="2435*"/>
    </style:style>
    <style:style style:name="Table4.F" style:family="table-column">
      <style:table-column-properties style:column-width="0.804cm" style:rel-column-width="456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F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3.605cm" style:rel-column-width="2044*"/>
    </style:style>
    <style:style style:name="Table5.B" style:family="table-column">
      <style:table-column-properties style:column-width="3.591cm" style:rel-column-width="2036*"/>
    </style:style>
    <style:style style:name="Table5.C" style:family="table-column">
      <style:table-column-properties style:column-width="3.496cm" style:rel-column-width="1982*"/>
    </style:style>
    <style:style style:name="Table5.D" style:family="table-column">
      <style:table-column-properties style:column-width="1.208cm" style:rel-column-width="685*"/>
    </style:style>
    <style:style style:name="Table5.E" style:family="table-column">
      <style:table-column-properties style:column-width="4.295cm" style:rel-column-width="2435*"/>
    </style:style>
    <style:style style:name="Table5.F" style:family="table-column">
      <style:table-column-properties style:column-width="0.804cm" style:rel-column-width="456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F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3.605cm" style:rel-column-width="2044*"/>
    </style:style>
    <style:style style:name="Table6.B" style:family="table-column">
      <style:table-column-properties style:column-width="3.591cm" style:rel-column-width="2036*"/>
    </style:style>
    <style:style style:name="Table6.C" style:family="table-column">
      <style:table-column-properties style:column-width="3.496cm" style:rel-column-width="1982*"/>
    </style:style>
    <style:style style:name="Table6.D" style:family="table-column">
      <style:table-column-properties style:column-width="1.208cm" style:rel-column-width="685*"/>
    </style:style>
    <style:style style:name="Table6.E" style:family="table-column">
      <style:table-column-properties style:column-width="4.295cm" style:rel-column-width="2435*"/>
    </style:style>
    <style:style style:name="Table6.F" style:family="table-column">
      <style:table-column-properties style:column-width="0.804cm" style:rel-column-width="456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F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3.605cm" style:rel-column-width="2044*"/>
    </style:style>
    <style:style style:name="Table7.B" style:family="table-column">
      <style:table-column-properties style:column-width="3.591cm" style:rel-column-width="2036*"/>
    </style:style>
    <style:style style:name="Table7.C" style:family="table-column">
      <style:table-column-properties style:column-width="3.496cm" style:rel-column-width="1982*"/>
    </style:style>
    <style:style style:name="Table7.D" style:family="table-column">
      <style:table-column-properties style:column-width="1.208cm" style:rel-column-width="685*"/>
    </style:style>
    <style:style style:name="Table7.E" style:family="table-column">
      <style:table-column-properties style:column-width="4.295cm" style:rel-column-width="2435*"/>
    </style:style>
    <style:style style:name="Table7.F" style:family="table-column">
      <style:table-column-properties style:column-width="0.804cm" style:rel-column-width="456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F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3.605cm" style:rel-column-width="2044*"/>
    </style:style>
    <style:style style:name="Table8.B" style:family="table-column">
      <style:table-column-properties style:column-width="3.591cm" style:rel-column-width="2036*"/>
    </style:style>
    <style:style style:name="Table8.C" style:family="table-column">
      <style:table-column-properties style:column-width="3.496cm" style:rel-column-width="1982*"/>
    </style:style>
    <style:style style:name="Table8.D" style:family="table-column">
      <style:table-column-properties style:column-width="1.208cm" style:rel-column-width="685*"/>
    </style:style>
    <style:style style:name="Table8.E" style:family="table-column">
      <style:table-column-properties style:column-width="4.295cm" style:rel-column-width="2435*"/>
    </style:style>
    <style:style style:name="Table8.F" style:family="table-column">
      <style:table-column-properties style:column-width="0.804cm" style:rel-column-width="456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F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3.605cm" style:rel-column-width="2044*"/>
    </style:style>
    <style:style style:name="Table9.B" style:family="table-column">
      <style:table-column-properties style:column-width="3.591cm" style:rel-column-width="2036*"/>
    </style:style>
    <style:style style:name="Table9.C" style:family="table-column">
      <style:table-column-properties style:column-width="3.496cm" style:rel-column-width="1982*"/>
    </style:style>
    <style:style style:name="Table9.D" style:family="table-column">
      <style:table-column-properties style:column-width="1.208cm" style:rel-column-width="685*"/>
    </style:style>
    <style:style style:name="Table9.E" style:family="table-column">
      <style:table-column-properties style:column-width="4.295cm" style:rel-column-width="2435*"/>
    </style:style>
    <style:style style:name="Table9.F" style:family="table-column">
      <style:table-column-properties style:column-width="0.804cm" style:rel-column-width="456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F1" style:family="table-cell">
      <style:table-cell-properties fo:padding="0.097cm" fo:border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3.605cm" style:rel-column-width="2044*"/>
    </style:style>
    <style:style style:name="Table10.B" style:family="table-column">
      <style:table-column-properties style:column-width="3.591cm" style:rel-column-width="2036*"/>
    </style:style>
    <style:style style:name="Table10.C" style:family="table-column">
      <style:table-column-properties style:column-width="3.496cm" style:rel-column-width="1982*"/>
    </style:style>
    <style:style style:name="Table10.D" style:family="table-column">
      <style:table-column-properties style:column-width="1.208cm" style:rel-column-width="685*"/>
    </style:style>
    <style:style style:name="Table10.E" style:family="table-column">
      <style:table-column-properties style:column-width="4.295cm" style:rel-column-width="2435*"/>
    </style:style>
    <style:style style:name="Table10.F" style:family="table-column">
      <style:table-column-properties style:column-width="0.804cm" style:rel-column-width="456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F1" style:family="table-cell">
      <style:table-cell-properties fo:padding="0.097cm" fo:border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3.605cm" style:rel-column-width="2044*"/>
    </style:style>
    <style:style style:name="Table11.B" style:family="table-column">
      <style:table-column-properties style:column-width="3.591cm" style:rel-column-width="2036*"/>
    </style:style>
    <style:style style:name="Table11.C" style:family="table-column">
      <style:table-column-properties style:column-width="3.496cm" style:rel-column-width="1982*"/>
    </style:style>
    <style:style style:name="Table11.D" style:family="table-column">
      <style:table-column-properties style:column-width="1.208cm" style:rel-column-width="685*"/>
    </style:style>
    <style:style style:name="Table11.E" style:family="table-column">
      <style:table-column-properties style:column-width="4.295cm" style:rel-column-width="2435*"/>
    </style:style>
    <style:style style:name="Table11.F" style:family="table-column">
      <style:table-column-properties style:column-width="0.804cm" style:rel-column-width="456*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F1" style:family="table-cell">
      <style:table-cell-properties fo:padding="0.097cm" fo:border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3.605cm" style:rel-column-width="2044*"/>
    </style:style>
    <style:style style:name="Table12.B" style:family="table-column">
      <style:table-column-properties style:column-width="3.591cm" style:rel-column-width="2036*"/>
    </style:style>
    <style:style style:name="Table12.C" style:family="table-column">
      <style:table-column-properties style:column-width="3.496cm" style:rel-column-width="1982*"/>
    </style:style>
    <style:style style:name="Table12.D" style:family="table-column">
      <style:table-column-properties style:column-width="1.208cm" style:rel-column-width="685*"/>
    </style:style>
    <style:style style:name="Table12.E" style:family="table-column">
      <style:table-column-properties style:column-width="4.295cm" style:rel-column-width="2435*"/>
    </style:style>
    <style:style style:name="Table12.F" style:family="table-column">
      <style:table-column-properties style:column-width="0.804cm" style:rel-column-width="456*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F1" style:family="table-cell">
      <style:table-cell-properties fo:padding="0.097cm" fo:border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3.605cm" style:rel-column-width="2044*"/>
    </style:style>
    <style:style style:name="Table13.B" style:family="table-column">
      <style:table-column-properties style:column-width="3.591cm" style:rel-column-width="2036*"/>
    </style:style>
    <style:style style:name="Table13.C" style:family="table-column">
      <style:table-column-properties style:column-width="3.496cm" style:rel-column-width="1982*"/>
    </style:style>
    <style:style style:name="Table13.D" style:family="table-column">
      <style:table-column-properties style:column-width="1.208cm" style:rel-column-width="685*"/>
    </style:style>
    <style:style style:name="Table13.E" style:family="table-column">
      <style:table-column-properties style:column-width="4.295cm" style:rel-column-width="2435*"/>
    </style:style>
    <style:style style:name="Table13.F" style:family="table-column">
      <style:table-column-properties style:column-width="0.804cm" style:rel-column-width="456*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F1" style:family="table-cell">
      <style:table-cell-properties fo:padding="0.097cm" fo:border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3.605cm" style:rel-column-width="2044*"/>
    </style:style>
    <style:style style:name="Table14.B" style:family="table-column">
      <style:table-column-properties style:column-width="3.591cm" style:rel-column-width="2036*"/>
    </style:style>
    <style:style style:name="Table14.C" style:family="table-column">
      <style:table-column-properties style:column-width="5.817cm" style:rel-column-width="3298*"/>
    </style:style>
    <style:style style:name="Table14.D" style:family="table-column">
      <style:table-column-properties style:column-width="0.878cm" style:rel-column-width="498*"/>
    </style:style>
    <style:style style:name="Table14.E" style:family="table-column">
      <style:table-column-properties style:column-width="2.304cm" style:rel-column-width="1306*"/>
    </style:style>
    <style:style style:name="Table14.F" style:family="table-column">
      <style:table-column-properties style:column-width="0.804cm" style:rel-column-width="456*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F1" style:family="table-cell">
      <style:table-cell-properties fo:padding="0.097cm" fo:border="0.0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3.605cm" style:rel-column-width="2044*"/>
    </style:style>
    <style:style style:name="Table15.B" style:family="table-column">
      <style:table-column-properties style:column-width="3.591cm" style:rel-column-width="2036*"/>
    </style:style>
    <style:style style:name="Table15.C" style:family="table-column">
      <style:table-column-properties style:column-width="5.817cm" style:rel-column-width="3298*"/>
    </style:style>
    <style:style style:name="Table15.D" style:family="table-column">
      <style:table-column-properties style:column-width="0.878cm" style:rel-column-width="498*"/>
    </style:style>
    <style:style style:name="Table15.E" style:family="table-column">
      <style:table-column-properties style:column-width="2.304cm" style:rel-column-width="1306*"/>
    </style:style>
    <style:style style:name="Table15.F" style:family="table-column">
      <style:table-column-properties style:column-width="0.804cm" style:rel-column-width="456*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F1" style:family="table-cell">
      <style:table-cell-properties fo:padding="0.097cm" fo:border="0.05pt solid #000000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3.605cm" style:rel-column-width="2044*"/>
    </style:style>
    <style:style style:name="Table16.B" style:family="table-column">
      <style:table-column-properties style:column-width="3.591cm" style:rel-column-width="2036*"/>
    </style:style>
    <style:style style:name="Table16.C" style:family="table-column">
      <style:table-column-properties style:column-width="5.817cm" style:rel-column-width="3298*"/>
    </style:style>
    <style:style style:name="Table16.D" style:family="table-column">
      <style:table-column-properties style:column-width="0.878cm" style:rel-column-width="498*"/>
    </style:style>
    <style:style style:name="Table16.E" style:family="table-column">
      <style:table-column-properties style:column-width="2.304cm" style:rel-column-width="1306*"/>
    </style:style>
    <style:style style:name="Table16.F" style:family="table-column">
      <style:table-column-properties style:column-width="0.804cm" style:rel-column-width="456*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F1" style:family="table-cell">
      <style:table-cell-properties fo:padding="0.097cm" fo:border="0.05pt solid #000000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3.605cm" style:rel-column-width="2044*"/>
    </style:style>
    <style:style style:name="Table17.B" style:family="table-column">
      <style:table-column-properties style:column-width="3.591cm" style:rel-column-width="2036*"/>
    </style:style>
    <style:style style:name="Table17.C" style:family="table-column">
      <style:table-column-properties style:column-width="5.817cm" style:rel-column-width="3298*"/>
    </style:style>
    <style:style style:name="Table17.D" style:family="table-column">
      <style:table-column-properties style:column-width="0.878cm" style:rel-column-width="498*"/>
    </style:style>
    <style:style style:name="Table17.E" style:family="table-column">
      <style:table-column-properties style:column-width="2.304cm" style:rel-column-width="1306*"/>
    </style:style>
    <style:style style:name="Table17.F" style:family="table-column">
      <style:table-column-properties style:column-width="0.804cm" style:rel-column-width="456*"/>
    </style:style>
    <style:style style:name="Table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7.F1" style:family="table-cell">
      <style:table-cell-properties fo:padding="0.097cm" fo:border="0.05pt solid #000000"/>
    </style:style>
    <style:style style:name="Table18" style:family="table">
      <style:table-properties style:width="17cm" table:align="margins"/>
    </style:style>
    <style:style style:name="Table18.A" style:family="table-column">
      <style:table-column-properties style:column-width="3.605cm" style:rel-column-width="2044*"/>
    </style:style>
    <style:style style:name="Table18.B" style:family="table-column">
      <style:table-column-properties style:column-width="3.591cm" style:rel-column-width="2036*"/>
    </style:style>
    <style:style style:name="Table18.C" style:family="table-column">
      <style:table-column-properties style:column-width="5.817cm" style:rel-column-width="3298*"/>
    </style:style>
    <style:style style:name="Table18.D" style:family="table-column">
      <style:table-column-properties style:column-width="0.878cm" style:rel-column-width="498*"/>
    </style:style>
    <style:style style:name="Table18.E" style:family="table-column">
      <style:table-column-properties style:column-width="2.304cm" style:rel-column-width="1306*"/>
    </style:style>
    <style:style style:name="Table18.F" style:family="table-column">
      <style:table-column-properties style:column-width="0.804cm" style:rel-column-width="456*"/>
    </style:style>
    <style:style style:name="Table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8.F1" style:family="table-cell">
      <style:table-cell-properties fo:padding="0.097cm" fo:border="0.05pt solid #000000"/>
    </style:style>
    <style:style style:name="Table19" style:family="table">
      <style:table-properties style:width="17cm" table:align="margins"/>
    </style:style>
    <style:style style:name="Table19.A" style:family="table-column">
      <style:table-column-properties style:column-width="3.605cm" style:rel-column-width="2044*"/>
    </style:style>
    <style:style style:name="Table19.B" style:family="table-column">
      <style:table-column-properties style:column-width="3.591cm" style:rel-column-width="2036*"/>
    </style:style>
    <style:style style:name="Table19.C" style:family="table-column">
      <style:table-column-properties style:column-width="5.817cm" style:rel-column-width="3298*"/>
    </style:style>
    <style:style style:name="Table19.D" style:family="table-column">
      <style:table-column-properties style:column-width="0.878cm" style:rel-column-width="498*"/>
    </style:style>
    <style:style style:name="Table19.E" style:family="table-column">
      <style:table-column-properties style:column-width="2.304cm" style:rel-column-width="1306*"/>
    </style:style>
    <style:style style:name="Table19.F" style:family="table-column">
      <style:table-column-properties style:column-width="0.804cm" style:rel-column-width="456*"/>
    </style:style>
    <style:style style:name="Table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9.F1" style:family="table-cell">
      <style:table-cell-properties fo:padding="0.097cm" fo:border="0.05pt solid #000000"/>
    </style:style>
    <style:style style:name="Table20" style:family="table">
      <style:table-properties style:width="17cm" table:align="margins"/>
    </style:style>
    <style:style style:name="Table20.A" style:family="table-column">
      <style:table-column-properties style:column-width="3.605cm" style:rel-column-width="2044*"/>
    </style:style>
    <style:style style:name="Table20.B" style:family="table-column">
      <style:table-column-properties style:column-width="3.591cm" style:rel-column-width="2036*"/>
    </style:style>
    <style:style style:name="Table20.C" style:family="table-column">
      <style:table-column-properties style:column-width="5.817cm" style:rel-column-width="3298*"/>
    </style:style>
    <style:style style:name="Table20.D" style:family="table-column">
      <style:table-column-properties style:column-width="0.878cm" style:rel-column-width="498*"/>
    </style:style>
    <style:style style:name="Table20.E" style:family="table-column">
      <style:table-column-properties style:column-width="2.304cm" style:rel-column-width="1306*"/>
    </style:style>
    <style:style style:name="Table20.F" style:family="table-column">
      <style:table-column-properties style:column-width="0.804cm" style:rel-column-width="456*"/>
    </style:style>
    <style:style style:name="Table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0.F1" style:family="table-cell">
      <style:table-cell-properties fo:padding="0.097cm" fo:border="0.05pt solid #000000"/>
    </style:style>
    <style:style style:name="Table21" style:family="table">
      <style:table-properties style:width="17cm" table:align="margins"/>
    </style:style>
    <style:style style:name="Table21.A" style:family="table-column">
      <style:table-column-properties style:column-width="3.605cm" style:rel-column-width="2044*"/>
    </style:style>
    <style:style style:name="Table21.B" style:family="table-column">
      <style:table-column-properties style:column-width="3.591cm" style:rel-column-width="2036*"/>
    </style:style>
    <style:style style:name="Table21.C" style:family="table-column">
      <style:table-column-properties style:column-width="5.817cm" style:rel-column-width="3298*"/>
    </style:style>
    <style:style style:name="Table21.D" style:family="table-column">
      <style:table-column-properties style:column-width="0.878cm" style:rel-column-width="498*"/>
    </style:style>
    <style:style style:name="Table21.E" style:family="table-column">
      <style:table-column-properties style:column-width="2.304cm" style:rel-column-width="1306*"/>
    </style:style>
    <style:style style:name="Table21.F" style:family="table-column">
      <style:table-column-properties style:column-width="0.804cm" style:rel-column-width="456*"/>
    </style:style>
    <style:style style:name="Table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1.F1" style:family="table-cell">
      <style:table-cell-properties fo:padding="0.097cm" fo:border="0.05pt solid #000000"/>
    </style:style>
    <style:style style:name="Table22" style:family="table">
      <style:table-properties style:width="17cm" table:align="margins"/>
    </style:style>
    <style:style style:name="Table22.A" style:family="table-column">
      <style:table-column-properties style:column-width="3.605cm" style:rel-column-width="2044*"/>
    </style:style>
    <style:style style:name="Table22.B" style:family="table-column">
      <style:table-column-properties style:column-width="3.591cm" style:rel-column-width="2036*"/>
    </style:style>
    <style:style style:name="Table22.C" style:family="table-column">
      <style:table-column-properties style:column-width="5.817cm" style:rel-column-width="3298*"/>
    </style:style>
    <style:style style:name="Table22.D" style:family="table-column">
      <style:table-column-properties style:column-width="0.878cm" style:rel-column-width="498*"/>
    </style:style>
    <style:style style:name="Table22.E" style:family="table-column">
      <style:table-column-properties style:column-width="2.304cm" style:rel-column-width="1306*"/>
    </style:style>
    <style:style style:name="Table22.F" style:family="table-column">
      <style:table-column-properties style:column-width="0.804cm" style:rel-column-width="456*"/>
    </style:style>
    <style:style style:name="Table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2.F1" style:family="table-cell">
      <style:table-cell-properties fo:padding="0.097cm" fo:border="0.05pt solid #000000"/>
    </style:style>
    <style:style style:name="Table23" style:family="table">
      <style:table-properties style:width="17cm" table:align="margins"/>
    </style:style>
    <style:style style:name="Table23.A" style:family="table-column">
      <style:table-column-properties style:column-width="3.605cm" style:rel-column-width="2044*"/>
    </style:style>
    <style:style style:name="Table23.B" style:family="table-column">
      <style:table-column-properties style:column-width="3.607cm" style:rel-column-width="2045*"/>
    </style:style>
    <style:style style:name="Table23.C" style:family="table-column">
      <style:table-column-properties style:column-width="2.441cm" style:rel-column-width="1384*"/>
    </style:style>
    <style:style style:name="Table23.D" style:family="table-column">
      <style:table-column-properties style:column-width="3.36cm" style:rel-column-width="1905*"/>
    </style:style>
    <style:style style:name="Table23.E" style:family="table-column">
      <style:table-column-properties style:column-width="0.878cm" style:rel-column-width="498*"/>
    </style:style>
    <style:style style:name="Table23.F" style:family="table-column">
      <style:table-column-properties style:column-width="2.32cm" style:rel-column-width="1315*"/>
    </style:style>
    <style:style style:name="Table23.G" style:family="table-column">
      <style:table-column-properties style:column-width="0.788cm" style:rel-column-width="447*"/>
    </style:style>
    <style:style style:name="Table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3.G1" style:family="table-cell">
      <style:table-cell-properties fo:padding="0.097cm" fo:border="0.05pt solid #000000"/>
    </style:style>
    <style:style style:name="Table24" style:family="table">
      <style:table-properties style:width="17cm" table:align="margins"/>
    </style:style>
    <style:style style:name="Table24.A" style:family="table-column">
      <style:table-column-properties style:column-width="3.605cm" style:rel-column-width="2044*"/>
    </style:style>
    <style:style style:name="Table24.B" style:family="table-column">
      <style:table-column-properties style:column-width="3.607cm" style:rel-column-width="2045*"/>
    </style:style>
    <style:style style:name="Table24.C" style:family="table-column">
      <style:table-column-properties style:column-width="2.441cm" style:rel-column-width="1384*"/>
    </style:style>
    <style:style style:name="Table24.D" style:family="table-column">
      <style:table-column-properties style:column-width="3.36cm" style:rel-column-width="1905*"/>
    </style:style>
    <style:style style:name="Table24.E" style:family="table-column">
      <style:table-column-properties style:column-width="0.878cm" style:rel-column-width="498*"/>
    </style:style>
    <style:style style:name="Table24.F" style:family="table-column">
      <style:table-column-properties style:column-width="2.32cm" style:rel-column-width="1315*"/>
    </style:style>
    <style:style style:name="Table24.G" style:family="table-column">
      <style:table-column-properties style:column-width="0.788cm" style:rel-column-width="447*"/>
    </style:style>
    <style:style style:name="Table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4.G1" style:family="table-cell">
      <style:table-cell-properties fo:padding="0.097cm" fo:border="0.05pt solid #000000"/>
    </style:style>
    <style:style style:name="Table25" style:family="table">
      <style:table-properties style:width="17cm" table:align="margins"/>
    </style:style>
    <style:style style:name="Table25.A" style:family="table-column">
      <style:table-column-properties style:column-width="3.605cm" style:rel-column-width="2044*"/>
    </style:style>
    <style:style style:name="Table25.B" style:family="table-column">
      <style:table-column-properties style:column-width="3.607cm" style:rel-column-width="2045*"/>
    </style:style>
    <style:style style:name="Table25.C" style:family="table-column">
      <style:table-column-properties style:column-width="2.441cm" style:rel-column-width="1384*"/>
    </style:style>
    <style:style style:name="Table25.D" style:family="table-column">
      <style:table-column-properties style:column-width="3.36cm" style:rel-column-width="1905*"/>
    </style:style>
    <style:style style:name="Table25.E" style:family="table-column">
      <style:table-column-properties style:column-width="0.878cm" style:rel-column-width="498*"/>
    </style:style>
    <style:style style:name="Table25.F" style:family="table-column">
      <style:table-column-properties style:column-width="2.32cm" style:rel-column-width="1315*"/>
    </style:style>
    <style:style style:name="Table25.G" style:family="table-column">
      <style:table-column-properties style:column-width="0.788cm" style:rel-column-width="447*"/>
    </style:style>
    <style:style style:name="Table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5.G1" style:family="table-cell">
      <style:table-cell-properties fo:padding="0.097cm" fo:border="0.05pt solid #000000"/>
    </style:style>
    <style:style style:name="Table26" style:family="table">
      <style:table-properties style:width="17cm" table:align="margins"/>
    </style:style>
    <style:style style:name="Table26.A" style:family="table-column">
      <style:table-column-properties style:column-width="3.605cm" style:rel-column-width="2044*"/>
    </style:style>
    <style:style style:name="Table26.B" style:family="table-column">
      <style:table-column-properties style:column-width="3.607cm" style:rel-column-width="2045*"/>
    </style:style>
    <style:style style:name="Table26.C" style:family="table-column">
      <style:table-column-properties style:column-width="2.441cm" style:rel-column-width="1384*"/>
    </style:style>
    <style:style style:name="Table26.D" style:family="table-column">
      <style:table-column-properties style:column-width="3.36cm" style:rel-column-width="1905*"/>
    </style:style>
    <style:style style:name="Table26.E" style:family="table-column">
      <style:table-column-properties style:column-width="0.878cm" style:rel-column-width="498*"/>
    </style:style>
    <style:style style:name="Table26.F" style:family="table-column">
      <style:table-column-properties style:column-width="2.32cm" style:rel-column-width="1315*"/>
    </style:style>
    <style:style style:name="Table26.G" style:family="table-column">
      <style:table-column-properties style:column-width="0.788cm" style:rel-column-width="447*"/>
    </style:style>
    <style:style style:name="Table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6.G1" style:family="table-cell">
      <style:table-cell-properties fo:padding="0.097cm" fo:border="0.05pt solid #000000"/>
    </style:style>
    <style:style style:name="Table27" style:family="table">
      <style:table-properties style:width="17cm" table:align="margins"/>
    </style:style>
    <style:style style:name="Table27.A" style:family="table-column">
      <style:table-column-properties style:column-width="3.605cm" style:rel-column-width="2044*"/>
    </style:style>
    <style:style style:name="Table27.B" style:family="table-column">
      <style:table-column-properties style:column-width="9.409cm" style:rel-column-width="5334*"/>
    </style:style>
    <style:style style:name="Table27.C" style:family="table-column">
      <style:table-column-properties style:column-width="0.878cm" style:rel-column-width="498*"/>
    </style:style>
    <style:style style:name="Table27.D" style:family="table-column">
      <style:table-column-properties style:column-width="2.304cm" style:rel-column-width="1306*"/>
    </style:style>
    <style:style style:name="Table27.E" style:family="table-column">
      <style:table-column-properties style:column-width="0.804cm" style:rel-column-width="456*"/>
    </style:style>
    <style:style style:name="Table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7.E1" style:family="table-cell">
      <style:table-cell-properties fo:padding="0.097cm" fo:border="0.05pt solid #000000"/>
    </style:style>
    <style:style style:name="Table28" style:family="table">
      <style:table-properties style:width="17cm" table:align="margins"/>
    </style:style>
    <style:style style:name="Table28.A" style:family="table-column">
      <style:table-column-properties style:column-width="3.605cm" style:rel-column-width="2044*"/>
    </style:style>
    <style:style style:name="Table28.B" style:family="table-column">
      <style:table-column-properties style:column-width="11.007cm" style:rel-column-width="6240*"/>
    </style:style>
    <style:style style:name="Table28.C" style:family="table-column">
      <style:table-column-properties style:column-width="0.691cm" style:rel-column-width="392*"/>
    </style:style>
    <style:style style:name="Table28.D" style:family="table-column">
      <style:table-column-properties style:column-width="0.893cm" style:rel-column-width="506*"/>
    </style:style>
    <style:style style:name="Table28.E" style:family="table-column">
      <style:table-column-properties style:column-width="0.804cm" style:rel-column-width="456*"/>
    </style:style>
    <style:style style:name="Table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8.E1" style:family="table-cell">
      <style:table-cell-properties fo:padding="0.097cm" fo:border="0.05pt solid #000000"/>
    </style:style>
    <style:style style:name="Table29" style:family="table">
      <style:table-properties style:width="17cm" table:align="margins"/>
    </style:style>
    <style:style style:name="Table29.A" style:family="table-column">
      <style:table-column-properties style:column-width="13.797cm" style:rel-column-width="7822*"/>
    </style:style>
    <style:style style:name="Table29.B" style:family="table-column">
      <style:table-column-properties style:column-width="2.399cm" style:rel-column-width="1360*"/>
    </style:style>
    <style:style style:name="Table29.C" style:family="table-column">
      <style:table-column-properties style:column-width="0.804cm" style:rel-column-width="456*"/>
    </style:style>
    <style:style style:name="Table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9.C1" style:family="table-cell">
      <style:table-cell-properties fo:padding="0.097cm" fo:border="0.05pt solid #000000"/>
    </style:style>
    <style:style style:name="Table30" style:family="table">
      <style:table-properties style:width="17cm" table:align="margins"/>
    </style:style>
    <style:style style:name="Table30.A" style:family="table-column">
      <style:table-column-properties style:column-width="13.797cm" style:rel-column-width="7822*"/>
    </style:style>
    <style:style style:name="Table30.B" style:family="table-column">
      <style:table-column-properties style:column-width="2.399cm" style:rel-column-width="1360*"/>
    </style:style>
    <style:style style:name="Table30.C" style:family="table-column">
      <style:table-column-properties style:column-width="0.804cm" style:rel-column-width="456*"/>
    </style:style>
    <style:style style:name="Table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0.C1" style:family="table-cell">
      <style:table-cell-properties fo:padding="0.097cm" fo:border="0.05pt solid #000000"/>
    </style:style>
    <style:style style:name="Table31" style:family="table">
      <style:table-properties style:width="17cm" table:align="margins"/>
    </style:style>
    <style:style style:name="Table31.A" style:family="table-column">
      <style:table-column-properties style:column-width="3.612cm" style:rel-column-width="2048*"/>
    </style:style>
    <style:style style:name="Table31.B" style:family="table-column">
      <style:table-column-properties style:column-width="2.972cm" style:rel-column-width="1685*"/>
    </style:style>
    <style:style style:name="Table31.C" style:family="table-column">
      <style:table-column-properties style:column-width="7.225cm" style:rel-column-width="4096*"/>
    </style:style>
    <style:style style:name="Table31.D" style:family="table-column">
      <style:table-column-properties style:column-width="0.903cm" style:rel-column-width="512*"/>
    </style:style>
    <style:style style:name="Table31.E" style:family="table-column">
      <style:table-column-properties style:column-width="1.506cm" style:rel-column-width="854*"/>
    </style:style>
    <style:style style:name="Table31.F" style:family="table-column">
      <style:table-column-properties style:column-width="0.781cm" style:rel-column-width="443*"/>
    </style:style>
    <style:style style:name="Table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1.F1" style:family="table-cell">
      <style:table-cell-properties fo:padding="0.097cm" fo:border="0.05pt solid #000000"/>
    </style:style>
    <style:style style:name="Table32" style:family="table">
      <style:table-properties style:width="17cm" table:align="margins"/>
    </style:style>
    <style:style style:name="Table32.A" style:family="table-column">
      <style:table-column-properties style:column-width="3.612cm" style:rel-column-width="2048*"/>
    </style:style>
    <style:style style:name="Table32.B" style:family="table-column">
      <style:table-column-properties style:column-width="2.972cm" style:rel-column-width="1685*"/>
    </style:style>
    <style:style style:name="Table32.C" style:family="table-column">
      <style:table-column-properties style:column-width="6.398cm" style:rel-column-width="3627*"/>
    </style:style>
    <style:style style:name="Table32.D" style:family="table-column">
      <style:table-column-properties style:column-width="0.903cm" style:rel-column-width="512*"/>
    </style:style>
    <style:style style:name="Table32.F" style:family="table-column">
      <style:table-column-properties style:column-width="1.469cm" style:rel-column-width="833*"/>
    </style:style>
    <style:style style:name="Table32.G" style:family="table-column">
      <style:table-column-properties style:column-width="0.743cm" style:rel-column-width="421*"/>
    </style:style>
    <style:style style:name="Table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2.G1" style:family="table-cell">
      <style:table-cell-properties fo:padding="0.097cm" fo:border="0.05pt solid #000000"/>
    </style:style>
    <style:style style:name="Table33" style:family="table">
      <style:table-properties style:width="17cm" table:align="margins"/>
    </style:style>
    <style:style style:name="Table33.A" style:family="table-column">
      <style:table-column-properties style:column-width="3.612cm" style:rel-column-width="2048*"/>
    </style:style>
    <style:style style:name="Table33.B" style:family="table-column">
      <style:table-column-properties style:column-width="2.972cm" style:rel-column-width="1685*"/>
    </style:style>
    <style:style style:name="Table33.C" style:family="table-column">
      <style:table-column-properties style:column-width="8.204cm" style:rel-column-width="4651*"/>
    </style:style>
    <style:style style:name="Table33.D" style:family="table-column">
      <style:table-column-properties style:column-width="1.469cm" style:rel-column-width="833*"/>
    </style:style>
    <style:style style:name="Table33.E" style:family="table-column">
      <style:table-column-properties style:column-width="0.743cm" style:rel-column-width="421*"/>
    </style:style>
    <style:style style:name="Table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3.E1" style:family="table-cell">
      <style:table-cell-properties fo:padding="0.097cm" fo:border="0.05pt solid #000000"/>
    </style:style>
    <style:style style:name="Table34" style:family="table">
      <style:table-properties style:width="17cm" table:align="margins"/>
    </style:style>
    <style:style style:name="Table34.A" style:family="table-column">
      <style:table-column-properties style:column-width="3.612cm" style:rel-column-width="2048*"/>
    </style:style>
    <style:style style:name="Table34.B" style:family="table-column">
      <style:table-column-properties style:column-width="10.987cm" style:rel-column-width="6229*"/>
    </style:style>
    <style:style style:name="Table34.C" style:family="table-column">
      <style:table-column-properties style:column-width="0.716cm" style:rel-column-width="406*"/>
    </style:style>
    <style:style style:name="Table34.D" style:family="table-column">
      <style:table-column-properties style:column-width="0.903cm" style:rel-column-width="512*"/>
    </style:style>
    <style:style style:name="Table34.E" style:family="table-column">
      <style:table-column-properties style:column-width="0.781cm" style:rel-column-width="443*"/>
    </style:style>
    <style:style style:name="Table3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4.E1" style:family="table-cell">
      <style:table-cell-properties fo:padding="0.097cm" fo:border="0.05pt solid #000000"/>
    </style:style>
    <style:style style:name="Table35" style:family="table">
      <style:table-properties style:width="17cm" table:align="margins"/>
    </style:style>
    <style:style style:name="Table35.A" style:family="table-column">
      <style:table-column-properties style:column-width="3.612cm" style:rel-column-width="2048*"/>
    </style:style>
    <style:style style:name="Table35.B" style:family="table-column">
      <style:table-column-properties style:column-width="9.483cm" style:rel-column-width="5376*"/>
    </style:style>
    <style:style style:name="Table35.C" style:family="table-column">
      <style:table-column-properties style:column-width="1.505cm" style:rel-column-width="853*"/>
    </style:style>
    <style:style style:name="Table35.D" style:family="table-column">
      <style:table-column-properties style:column-width="0.79cm" style:rel-column-width="448*"/>
    </style:style>
    <style:style style:name="Table35.E" style:family="table-column">
      <style:table-column-properties style:column-width="0.903cm" style:rel-column-width="512*"/>
    </style:style>
    <style:style style:name="Table35.F" style:family="table-column">
      <style:table-column-properties style:column-width="0.707cm" style:rel-column-width="401*"/>
    </style:style>
    <style:style style:name="Table3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5.F1" style:family="table-cell">
      <style:table-cell-properties fo:padding="0.097cm" fo:border="0.05pt solid #000000"/>
    </style:style>
    <style:style style:name="Table36" style:family="table">
      <style:table-properties style:width="17cm" table:align="margins"/>
    </style:style>
    <style:style style:name="Table36.A" style:family="table-column">
      <style:table-column-properties style:column-width="3.612cm" style:rel-column-width="2048*"/>
    </style:style>
    <style:style style:name="Table36.B" style:family="table-column">
      <style:table-column-properties style:column-width="11.703cm" style:rel-column-width="6635*"/>
    </style:style>
    <style:style style:name="Table36.C" style:family="table-column">
      <style:table-column-properties style:column-width="0.977cm" style:rel-column-width="554*"/>
    </style:style>
    <style:style style:name="Table36.D" style:family="table-column">
      <style:table-column-properties style:column-width="0.707cm" style:rel-column-width="401*"/>
    </style:style>
    <style:style style:name="Table3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6.D1" style:family="table-cell">
      <style:table-cell-properties fo:padding="0.097cm" fo:border="0.05pt solid #000000"/>
    </style:style>
    <style:style style:name="Table37" style:family="table">
      <style:table-properties style:width="17cm" table:align="margins"/>
    </style:style>
    <style:style style:name="Table37.A" style:family="table-column">
      <style:table-column-properties style:column-width="8.317cm" style:rel-column-width="4715*"/>
    </style:style>
    <style:style style:name="Table37.B" style:family="table-column">
      <style:table-column-properties style:column-width="3.574cm" style:rel-column-width="2026*"/>
    </style:style>
    <style:style style:name="Table37.C" style:family="table-column">
      <style:table-column-properties style:column-width="4.306cm" style:rel-column-width="2441*"/>
    </style:style>
    <style:style style:name="Table37.D" style:family="table-column">
      <style:table-column-properties style:column-width="0.804cm" style:rel-column-width="456*"/>
    </style:style>
    <style:style style:name="Table3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7.D1" style:family="table-cell">
      <style:table-cell-properties fo:padding="0.097cm" fo:border="0.05pt solid #000000"/>
    </style:style>
    <style:style style:name="Table38" style:family="table">
      <style:table-properties style:width="17cm" table:align="margins"/>
    </style:style>
    <style:style style:name="Table38.A" style:family="table-column">
      <style:table-column-properties style:column-width="8.317cm" style:rel-column-width="4715*"/>
    </style:style>
    <style:style style:name="Table38.B" style:family="table-column">
      <style:table-column-properties style:column-width="3.574cm" style:rel-column-width="2026*"/>
    </style:style>
    <style:style style:name="Table38.C" style:family="table-column">
      <style:table-column-properties style:column-width="4.306cm" style:rel-column-width="2441*"/>
    </style:style>
    <style:style style:name="Table38.D" style:family="table-column">
      <style:table-column-properties style:column-width="0.804cm" style:rel-column-width="456*"/>
    </style:style>
    <style:style style:name="Table3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8.D1" style:family="table-cell">
      <style:table-cell-properties fo:padding="0.097cm" fo:border="0.05pt solid #000000"/>
    </style:style>
    <style:style style:name="Table39" style:family="table">
      <style:table-properties style:width="17cm" table:align="margins"/>
    </style:style>
    <style:style style:name="Table39.A" style:family="table-column">
      <style:table-column-properties style:column-width="8.317cm" style:rel-column-width="4715*"/>
    </style:style>
    <style:style style:name="Table39.B" style:family="table-column">
      <style:table-column-properties style:column-width="3.574cm" style:rel-column-width="2026*"/>
    </style:style>
    <style:style style:name="Table39.C" style:family="table-column">
      <style:table-column-properties style:column-width="4.306cm" style:rel-column-width="2441*"/>
    </style:style>
    <style:style style:name="Table39.D" style:family="table-column">
      <style:table-column-properties style:column-width="0.804cm" style:rel-column-width="456*"/>
    </style:style>
    <style:style style:name="Table3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9.D1" style:family="table-cell">
      <style:table-cell-properties fo:padding="0.097cm" fo:border="0.05pt solid #000000"/>
    </style:style>
    <style:style style:name="Table40" style:family="table">
      <style:table-properties style:width="17cm" table:align="margins"/>
    </style:style>
    <style:style style:name="Table40.A" style:family="table-column">
      <style:table-column-properties style:column-width="8.317cm" style:rel-column-width="4715*"/>
    </style:style>
    <style:style style:name="Table40.B" style:family="table-column">
      <style:table-column-properties style:column-width="3.574cm" style:rel-column-width="2026*"/>
    </style:style>
    <style:style style:name="Table40.C" style:family="table-column">
      <style:table-column-properties style:column-width="4.306cm" style:rel-column-width="2441*"/>
    </style:style>
    <style:style style:name="Table40.D" style:family="table-column">
      <style:table-column-properties style:column-width="0.804cm" style:rel-column-width="456*"/>
    </style:style>
    <style:style style:name="Table4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0.D1" style:family="table-cell">
      <style:table-cell-properties fo:padding="0.097cm" fo:border="0.05pt solid #000000"/>
    </style:style>
    <style:style style:name="Table41" style:family="table">
      <style:table-properties style:width="17cm" table:align="margins"/>
    </style:style>
    <style:style style:name="Table41.A" style:family="table-column">
      <style:table-column-properties style:column-width="8.317cm" style:rel-column-width="4715*"/>
    </style:style>
    <style:style style:name="Table41.B" style:family="table-column">
      <style:table-column-properties style:column-width="3.574cm" style:rel-column-width="2026*"/>
    </style:style>
    <style:style style:name="Table41.C" style:family="table-column">
      <style:table-column-properties style:column-width="4.306cm" style:rel-column-width="2441*"/>
    </style:style>
    <style:style style:name="Table41.D" style:family="table-column">
      <style:table-column-properties style:column-width="0.804cm" style:rel-column-width="456*"/>
    </style:style>
    <style:style style:name="Table4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1.D1" style:family="table-cell">
      <style:table-cell-properties fo:padding="0.097cm" fo:border="0.05pt solid #000000"/>
    </style:style>
    <style:style style:name="Table42" style:family="table">
      <style:table-properties style:width="17cm" table:align="margins"/>
    </style:style>
    <style:style style:name="Table42.A" style:family="table-column">
      <style:table-column-properties style:column-width="8.317cm" style:rel-column-width="4715*"/>
    </style:style>
    <style:style style:name="Table42.B" style:family="table-column">
      <style:table-column-properties style:column-width="3.574cm" style:rel-column-width="2026*"/>
    </style:style>
    <style:style style:name="Table42.C" style:family="table-column">
      <style:table-column-properties style:column-width="4.306cm" style:rel-column-width="2441*"/>
    </style:style>
    <style:style style:name="Table42.D" style:family="table-column">
      <style:table-column-properties style:column-width="0.804cm" style:rel-column-width="456*"/>
    </style:style>
    <style:style style:name="Table4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2.D1" style:family="table-cell">
      <style:table-cell-properties fo:padding="0.097cm" fo:border="0.05pt solid #000000"/>
    </style:style>
    <style:style style:name="Table43" style:family="table">
      <style:table-properties style:width="17cm" table:align="margins"/>
    </style:style>
    <style:style style:name="Table43.A" style:family="table-column">
      <style:table-column-properties style:column-width="8.317cm" style:rel-column-width="4715*"/>
    </style:style>
    <style:style style:name="Table43.B" style:family="table-column">
      <style:table-column-properties style:column-width="3.574cm" style:rel-column-width="2026*"/>
    </style:style>
    <style:style style:name="Table43.C" style:family="table-column">
      <style:table-column-properties style:column-width="4.306cm" style:rel-column-width="2441*"/>
    </style:style>
    <style:style style:name="Table43.D" style:family="table-column">
      <style:table-column-properties style:column-width="0.804cm" style:rel-column-width="456*"/>
    </style:style>
    <style:style style:name="Table4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3.D1" style:family="table-cell">
      <style:table-cell-properties fo:padding="0.097cm" fo:border="0.05pt solid #000000"/>
    </style:style>
    <style:style style:name="Table44" style:family="table">
      <style:table-properties style:width="17cm" table:align="margins"/>
    </style:style>
    <style:style style:name="Table44.A" style:family="table-column">
      <style:table-column-properties style:column-width="8.317cm" style:rel-column-width="4715*"/>
    </style:style>
    <style:style style:name="Table44.B" style:family="table-column">
      <style:table-column-properties style:column-width="3.574cm" style:rel-column-width="2026*"/>
    </style:style>
    <style:style style:name="Table44.C" style:family="table-column">
      <style:table-column-properties style:column-width="4.306cm" style:rel-column-width="2441*"/>
    </style:style>
    <style:style style:name="Table44.D" style:family="table-column">
      <style:table-column-properties style:column-width="0.804cm" style:rel-column-width="456*"/>
    </style:style>
    <style:style style:name="Table4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4.D1" style:family="table-cell">
      <style:table-cell-properties fo:padding="0.097cm" fo:border="0.05pt solid #000000"/>
    </style:style>
    <style:style style:name="Table45" style:family="table">
      <style:table-properties style:width="17cm" table:align="margins"/>
    </style:style>
    <style:style style:name="Table45.A" style:family="table-column">
      <style:table-column-properties style:column-width="8.317cm" style:rel-column-width="4715*"/>
    </style:style>
    <style:style style:name="Table45.B" style:family="table-column">
      <style:table-column-properties style:column-width="3.574cm" style:rel-column-width="2026*"/>
    </style:style>
    <style:style style:name="Table45.C" style:family="table-column">
      <style:table-column-properties style:column-width="4.306cm" style:rel-column-width="2441*"/>
    </style:style>
    <style:style style:name="Table45.D" style:family="table-column">
      <style:table-column-properties style:column-width="0.804cm" style:rel-column-width="456*"/>
    </style:style>
    <style:style style:name="Table4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5.D1" style:family="table-cell">
      <style:table-cell-properties fo:padding="0.097cm" fo:border="0.05pt solid #000000"/>
    </style:style>
    <style:style style:name="Table46" style:family="table">
      <style:table-properties style:width="17cm" table:align="margins"/>
    </style:style>
    <style:style style:name="Table46.A" style:family="table-column">
      <style:table-column-properties style:column-width="8.317cm" style:rel-column-width="4715*"/>
    </style:style>
    <style:style style:name="Table46.B" style:family="table-column">
      <style:table-column-properties style:column-width="3.574cm" style:rel-column-width="2026*"/>
    </style:style>
    <style:style style:name="Table46.C" style:family="table-column">
      <style:table-column-properties style:column-width="4.306cm" style:rel-column-width="2441*"/>
    </style:style>
    <style:style style:name="Table46.D" style:family="table-column">
      <style:table-column-properties style:column-width="0.804cm" style:rel-column-width="456*"/>
    </style:style>
    <style:style style:name="Table4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6.D1" style:family="table-cell">
      <style:table-cell-properties fo:padding="0.097cm" fo:border="0.05pt solid #000000"/>
    </style:style>
    <style:style style:name="Table47" style:family="table">
      <style:table-properties style:width="17cm" table:align="margins"/>
    </style:style>
    <style:style style:name="Table47.A" style:family="table-column">
      <style:table-column-properties style:column-width="8.317cm" style:rel-column-width="4715*"/>
    </style:style>
    <style:style style:name="Table47.B" style:family="table-column">
      <style:table-column-properties style:column-width="3.574cm" style:rel-column-width="2026*"/>
    </style:style>
    <style:style style:name="Table47.C" style:family="table-column">
      <style:table-column-properties style:column-width="4.306cm" style:rel-column-width="2441*"/>
    </style:style>
    <style:style style:name="Table47.D" style:family="table-column">
      <style:table-column-properties style:column-width="0.804cm" style:rel-column-width="456*"/>
    </style:style>
    <style:style style:name="Table4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7.D1" style:family="table-cell">
      <style:table-cell-properties fo:padding="0.097cm" fo:border="0.05pt solid #000000"/>
    </style:style>
    <style:style style:name="Table48" style:family="table">
      <style:table-properties style:width="17cm" table:align="margins"/>
    </style:style>
    <style:style style:name="Table48.A" style:family="table-column">
      <style:table-column-properties style:column-width="8.317cm" style:rel-column-width="4715*"/>
    </style:style>
    <style:style style:name="Table48.B" style:family="table-column">
      <style:table-column-properties style:column-width="3.574cm" style:rel-column-width="2026*"/>
    </style:style>
    <style:style style:name="Table48.C" style:family="table-column">
      <style:table-column-properties style:column-width="4.306cm" style:rel-column-width="2441*"/>
    </style:style>
    <style:style style:name="Table48.D" style:family="table-column">
      <style:table-column-properties style:column-width="0.804cm" style:rel-column-width="456*"/>
    </style:style>
    <style:style style:name="Table4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8.D1" style:family="table-cell">
      <style:table-cell-properties fo:padding="0.097cm" fo:border="0.05pt solid #000000"/>
    </style:style>
    <style:style style:name="Table49" style:family="table">
      <style:table-properties style:width="17cm" table:align="margins"/>
    </style:style>
    <style:style style:name="Table49.A" style:family="table-column">
      <style:table-column-properties style:column-width="8.317cm" style:rel-column-width="4715*"/>
    </style:style>
    <style:style style:name="Table49.B" style:family="table-column">
      <style:table-column-properties style:column-width="3.574cm" style:rel-column-width="2026*"/>
    </style:style>
    <style:style style:name="Table49.C" style:family="table-column">
      <style:table-column-properties style:column-width="4.306cm" style:rel-column-width="2441*"/>
    </style:style>
    <style:style style:name="Table49.D" style:family="table-column">
      <style:table-column-properties style:column-width="0.804cm" style:rel-column-width="456*"/>
    </style:style>
    <style:style style:name="Table4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9.D1" style:family="table-cell">
      <style:table-cell-properties fo:padding="0.097cm" fo:border="0.05pt solid #000000"/>
    </style:style>
    <style:style style:name="Table50" style:family="table">
      <style:table-properties style:width="17cm" table:align="margins"/>
    </style:style>
    <style:style style:name="Table50.A" style:family="table-column">
      <style:table-column-properties style:column-width="8.317cm" style:rel-column-width="4715*"/>
    </style:style>
    <style:style style:name="Table50.B" style:family="table-column">
      <style:table-column-properties style:column-width="3.574cm" style:rel-column-width="2026*"/>
    </style:style>
    <style:style style:name="Table50.C" style:family="table-column">
      <style:table-column-properties style:column-width="4.306cm" style:rel-column-width="2441*"/>
    </style:style>
    <style:style style:name="Table50.D" style:family="table-column">
      <style:table-column-properties style:column-width="0.804cm" style:rel-column-width="456*"/>
    </style:style>
    <style:style style:name="Table5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0.D1" style:family="table-cell">
      <style:table-cell-properties fo:padding="0.097cm" fo:border="0.05pt solid #000000"/>
    </style:style>
    <style:style style:name="Table51" style:family="table">
      <style:table-properties style:width="17cm" table:align="margins"/>
    </style:style>
    <style:style style:name="Table51.A" style:family="table-column">
      <style:table-column-properties style:column-width="13.797cm" style:rel-column-width="7822*"/>
    </style:style>
    <style:style style:name="Table51.B" style:family="table-column">
      <style:table-column-properties style:column-width="2.399cm" style:rel-column-width="1360*"/>
    </style:style>
    <style:style style:name="Table51.C" style:family="table-column">
      <style:table-column-properties style:column-width="0.804cm" style:rel-column-width="456*"/>
    </style:style>
    <style:style style:name="Table5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1.C1" style:family="table-cell">
      <style:table-cell-properties fo:padding="0.097cm" fo:border="0.05pt solid #000000"/>
    </style:style>
    <style:style style:name="Table52" style:family="table">
      <style:table-properties style:width="7.301cm" fo:margin-left="0.182cm" table:align="left"/>
    </style:style>
    <style:style style:name="Table52.A" style:family="table-column">
      <style:table-column-properties style:column-width="1.995cm"/>
    </style:style>
    <style:style style:name="Table52.B" style:family="table-column">
      <style:table-column-properties style:column-width="5.306cm"/>
    </style:style>
    <style:style style:name="Table5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2.B1" style:family="table-cell">
      <style:table-cell-properties fo:padding="0.097cm" fo:border="0.05pt solid #000000"/>
    </style:style>
    <style:style style:name="Table52.A2" style:family="table-cell">
      <style:table-cell-properties fo:padding="0.097cm" fo:border-left="0.05pt solid #000000" fo:border-right="none" fo:border-top="none" fo:border-bottom="0.05pt solid #000000"/>
    </style:style>
    <style:style style:name="Table5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3" style:family="table">
      <style:table-properties style:width="17cm" table:align="margins"/>
    </style:style>
    <style:style style:name="Table53.A" style:family="table-column">
      <style:table-column-properties style:column-width="3.605cm" style:rel-column-width="2044*"/>
    </style:style>
    <style:style style:name="Table53.B" style:family="table-column">
      <style:table-column-properties style:column-width="3.591cm" style:rel-column-width="2036*"/>
    </style:style>
    <style:style style:name="Table53.C" style:family="table-column">
      <style:table-column-properties style:column-width="6.613cm" style:rel-column-width="3749*"/>
    </style:style>
    <style:style style:name="Table53.D" style:family="table-column">
      <style:table-column-properties style:column-width="0.79cm" style:rel-column-width="448*"/>
    </style:style>
    <style:style style:name="Table53.E" style:family="table-column">
      <style:table-column-properties style:column-width="1.596cm" style:rel-column-width="905*"/>
    </style:style>
    <style:style style:name="Table53.F" style:family="table-column">
      <style:table-column-properties style:column-width="0.804cm" style:rel-column-width="456*"/>
    </style:style>
    <style:style style:name="Table5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3.F1" style:family="table-cell">
      <style:table-cell-properties fo:padding="0.097cm" fo:border="0.05pt solid #000000"/>
    </style:style>
    <style:style style:name="Table54" style:family="table">
      <style:table-properties style:width="17cm" table:align="margins"/>
    </style:style>
    <style:style style:name="Table54.A" style:family="table-column">
      <style:table-column-properties style:column-width="3.605cm" style:rel-column-width="2044*"/>
    </style:style>
    <style:style style:name="Table54.B" style:family="table-column">
      <style:table-column-properties style:column-width="3.591cm" style:rel-column-width="2036*"/>
    </style:style>
    <style:style style:name="Table54.C" style:family="table-column">
      <style:table-column-properties style:column-width="6.613cm" style:rel-column-width="3749*"/>
    </style:style>
    <style:style style:name="Table54.D" style:family="table-column">
      <style:table-column-properties style:column-width="0.79cm" style:rel-column-width="448*"/>
    </style:style>
    <style:style style:name="Table54.E" style:family="table-column">
      <style:table-column-properties style:column-width="1.596cm" style:rel-column-width="905*"/>
    </style:style>
    <style:style style:name="Table54.F" style:family="table-column">
      <style:table-column-properties style:column-width="0.804cm" style:rel-column-width="456*"/>
    </style:style>
    <style:style style:name="Table5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4.F1" style:family="table-cell">
      <style:table-cell-properties fo:padding="0.097cm" fo:border="0.05pt solid #000000"/>
    </style:style>
    <style:style style:name="Table55" style:family="table">
      <style:table-properties style:width="17cm" table:align="margins"/>
    </style:style>
    <style:style style:name="Table55.A" style:family="table-column">
      <style:table-column-properties style:column-width="3.605cm" style:rel-column-width="2044*"/>
    </style:style>
    <style:style style:name="Table55.B" style:family="table-column">
      <style:table-column-properties style:column-width="3.591cm" style:rel-column-width="2036*"/>
    </style:style>
    <style:style style:name="Table55.C" style:family="table-column">
      <style:table-column-properties style:column-width="6.613cm" style:rel-column-width="3749*"/>
    </style:style>
    <style:style style:name="Table55.D" style:family="table-column">
      <style:table-column-properties style:column-width="0.79cm" style:rel-column-width="448*"/>
    </style:style>
    <style:style style:name="Table55.E" style:family="table-column">
      <style:table-column-properties style:column-width="1.596cm" style:rel-column-width="905*"/>
    </style:style>
    <style:style style:name="Table55.F" style:family="table-column">
      <style:table-column-properties style:column-width="0.804cm" style:rel-column-width="456*"/>
    </style:style>
    <style:style style:name="Table5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5.F1" style:family="table-cell">
      <style:table-cell-properties fo:padding="0.097cm" fo:border="0.05pt solid #000000"/>
    </style:style>
    <style:style style:name="Table56" style:family="table">
      <style:table-properties style:width="17cm" table:align="margins"/>
    </style:style>
    <style:style style:name="Table56.A" style:family="table-column">
      <style:table-column-properties style:column-width="3.605cm" style:rel-column-width="2044*"/>
    </style:style>
    <style:style style:name="Table56.B" style:family="table-column">
      <style:table-column-properties style:column-width="3.591cm" style:rel-column-width="2036*"/>
    </style:style>
    <style:style style:name="Table56.C" style:family="table-column">
      <style:table-column-properties style:column-width="6.613cm" style:rel-column-width="3749*"/>
    </style:style>
    <style:style style:name="Table56.D" style:family="table-column">
      <style:table-column-properties style:column-width="0.79cm" style:rel-column-width="448*"/>
    </style:style>
    <style:style style:name="Table56.E" style:family="table-column">
      <style:table-column-properties style:column-width="1.596cm" style:rel-column-width="905*"/>
    </style:style>
    <style:style style:name="Table56.F" style:family="table-column">
      <style:table-column-properties style:column-width="0.804cm" style:rel-column-width="456*"/>
    </style:style>
    <style:style style:name="Table5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6.F1" style:family="table-cell">
      <style:table-cell-properties fo:padding="0.097cm" fo:border="0.05pt solid #000000"/>
    </style:style>
    <style:style style:name="Table57" style:family="table">
      <style:table-properties style:width="17cm" table:align="margins"/>
    </style:style>
    <style:style style:name="Table57.A" style:family="table-column">
      <style:table-column-properties style:column-width="3.612cm" style:rel-column-width="2048*"/>
    </style:style>
    <style:style style:name="Table57.B" style:family="table-column">
      <style:table-column-properties style:column-width="4.766cm" style:rel-column-width="2702*"/>
    </style:style>
    <style:style style:name="Table57.C" style:family="table-column">
      <style:table-column-properties style:column-width="4.604cm" style:rel-column-width="2610*"/>
    </style:style>
    <style:style style:name="Table57.D" style:family="table-column">
      <style:table-column-properties style:column-width="0.903cm" style:rel-column-width="512*"/>
    </style:style>
    <style:style style:name="Table57.E" style:family="table-column">
      <style:table-column-properties style:column-width="2.408cm" style:rel-column-width="1365*"/>
    </style:style>
    <style:style style:name="Table57.F" style:family="table-column">
      <style:table-column-properties style:column-width="0.707cm" style:rel-column-width="401*"/>
    </style:style>
    <style:style style:name="Table5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7.F1" style:family="table-cell">
      <style:table-cell-properties fo:padding="0.097cm" fo:border="0.05pt solid #000000"/>
    </style:style>
    <style:style style:name="Table58" style:family="table">
      <style:table-properties style:width="17cm" table:align="margins"/>
    </style:style>
    <style:style style:name="Table58.A" style:family="table-column">
      <style:table-column-properties style:column-width="3.612cm" style:rel-column-width="2048*"/>
    </style:style>
    <style:style style:name="Table58.B" style:family="table-column">
      <style:table-column-properties style:column-width="4.766cm" style:rel-column-width="2702*"/>
    </style:style>
    <style:style style:name="Table58.C" style:family="table-column">
      <style:table-column-properties style:column-width="4.604cm" style:rel-column-width="2610*"/>
    </style:style>
    <style:style style:name="Table58.D" style:family="table-column">
      <style:table-column-properties style:column-width="0.903cm" style:rel-column-width="512*"/>
    </style:style>
    <style:style style:name="Table58.E" style:family="table-column">
      <style:table-column-properties style:column-width="2.408cm" style:rel-column-width="1365*"/>
    </style:style>
    <style:style style:name="Table58.F" style:family="table-column">
      <style:table-column-properties style:column-width="0.707cm" style:rel-column-width="401*"/>
    </style:style>
    <style:style style:name="Table5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8.F1" style:family="table-cell">
      <style:table-cell-properties fo:padding="0.097cm" fo:border="0.05pt solid #000000"/>
    </style:style>
    <style:style style:name="Table59" style:family="table">
      <style:table-properties style:width="17cm" table:align="margins"/>
    </style:style>
    <style:style style:name="Table59.A" style:family="table-column">
      <style:table-column-properties style:column-width="4.817cm" style:rel-column-width="2731*"/>
    </style:style>
    <style:style style:name="Table59.B" style:family="table-column">
      <style:table-column-properties style:column-width="9.068cm" style:rel-column-width="5141*"/>
    </style:style>
    <style:style style:name="Table59.C" style:family="table-column">
      <style:table-column-properties style:column-width="2.408cm" style:rel-column-width="1365*"/>
    </style:style>
    <style:style style:name="Table59.D" style:family="table-column">
      <style:table-column-properties style:column-width="0.707cm" style:rel-column-width="401*"/>
    </style:style>
    <style:style style:name="Table5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9.D1" style:family="table-cell">
      <style:table-cell-properties fo:padding="0.097cm" fo:border="0.05pt solid #000000"/>
    </style:style>
    <style:style style:name="Table60" style:family="table">
      <style:table-properties style:width="17cm" table:align="margins"/>
    </style:style>
    <style:style style:name="Table60.A" style:family="table-column">
      <style:table-column-properties style:column-width="3.605cm" style:rel-column-width="2044*"/>
    </style:style>
    <style:style style:name="Table60.B" style:family="table-column">
      <style:table-column-properties style:column-width="1.813cm" style:rel-column-width="1028*"/>
    </style:style>
    <style:style style:name="Table60.C" style:family="table-column">
      <style:table-column-properties style:column-width="7.676cm" style:rel-column-width="4352*"/>
    </style:style>
    <style:style style:name="Table60.D" style:family="table-column">
      <style:table-column-properties style:column-width="0.79cm" style:rel-column-width="448*"/>
    </style:style>
    <style:style style:name="Table60.E" style:family="table-column">
      <style:table-column-properties style:column-width="2.311cm" style:rel-column-width="1310*"/>
    </style:style>
    <style:style style:name="Table60.F" style:family="table-column">
      <style:table-column-properties style:column-width="0.804cm" style:rel-column-width="456*"/>
    </style:style>
    <style:style style:name="Table6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0.F1" style:family="table-cell">
      <style:table-cell-properties fo:padding="0.097cm" fo:border="0.05pt solid #000000"/>
    </style:style>
    <style:style style:name="Table61" style:family="table">
      <style:table-properties style:width="17cm" table:align="margins"/>
    </style:style>
    <style:style style:name="Table61.A" style:family="table-column">
      <style:table-column-properties style:column-width="3.605cm" style:rel-column-width="2044*"/>
    </style:style>
    <style:style style:name="Table61.B" style:family="table-column">
      <style:table-column-properties style:column-width="1.813cm" style:rel-column-width="1028*"/>
    </style:style>
    <style:style style:name="Table61.C" style:family="table-column">
      <style:table-column-properties style:column-width="7.676cm" style:rel-column-width="4352*"/>
    </style:style>
    <style:style style:name="Table61.D" style:family="table-column">
      <style:table-column-properties style:column-width="0.79cm" style:rel-column-width="448*"/>
    </style:style>
    <style:style style:name="Table61.E" style:family="table-column">
      <style:table-column-properties style:column-width="2.311cm" style:rel-column-width="1310*"/>
    </style:style>
    <style:style style:name="Table61.F" style:family="table-column">
      <style:table-column-properties style:column-width="0.804cm" style:rel-column-width="456*"/>
    </style:style>
    <style:style style:name="Table6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1.F1" style:family="table-cell">
      <style:table-cell-properties fo:padding="0.097cm" fo:border="0.05pt solid #000000"/>
    </style:style>
    <style:style style:name="Table62" style:family="table">
      <style:table-properties style:width="17cm" table:align="margins"/>
    </style:style>
    <style:style style:name="Table62.A" style:family="table-column">
      <style:table-column-properties style:column-width="3.605cm" style:rel-column-width="2044*"/>
    </style:style>
    <style:style style:name="Table62.B" style:family="table-column">
      <style:table-column-properties style:column-width="1.813cm" style:rel-column-width="1028*"/>
    </style:style>
    <style:style style:name="Table62.C" style:family="table-column">
      <style:table-column-properties style:column-width="7.676cm" style:rel-column-width="4352*"/>
    </style:style>
    <style:style style:name="Table62.D" style:family="table-column">
      <style:table-column-properties style:column-width="0.79cm" style:rel-column-width="448*"/>
    </style:style>
    <style:style style:name="Table62.E" style:family="table-column">
      <style:table-column-properties style:column-width="2.311cm" style:rel-column-width="1310*"/>
    </style:style>
    <style:style style:name="Table62.F" style:family="table-column">
      <style:table-column-properties style:column-width="0.804cm" style:rel-column-width="456*"/>
    </style:style>
    <style:style style:name="Table6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2.F1" style:family="table-cell">
      <style:table-cell-properties fo:padding="0.097cm" fo:border="0.05pt solid #000000"/>
    </style:style>
    <style:style style:name="Table63" style:family="table">
      <style:table-properties style:width="17cm" table:align="margins"/>
    </style:style>
    <style:style style:name="Table63.A" style:family="table-column">
      <style:table-column-properties style:column-width="3.605cm" style:rel-column-width="2044*"/>
    </style:style>
    <style:style style:name="Table63.B" style:family="table-column">
      <style:table-column-properties style:column-width="1.813cm" style:rel-column-width="1028*"/>
    </style:style>
    <style:style style:name="Table63.C" style:family="table-column">
      <style:table-column-properties style:column-width="7.676cm" style:rel-column-width="4352*"/>
    </style:style>
    <style:style style:name="Table63.D" style:family="table-column">
      <style:table-column-properties style:column-width="0.79cm" style:rel-column-width="448*"/>
    </style:style>
    <style:style style:name="Table63.E" style:family="table-column">
      <style:table-column-properties style:column-width="2.311cm" style:rel-column-width="1310*"/>
    </style:style>
    <style:style style:name="Table63.F" style:family="table-column">
      <style:table-column-properties style:column-width="0.804cm" style:rel-column-width="456*"/>
    </style:style>
    <style:style style:name="Table6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3.F1" style:family="table-cell">
      <style:table-cell-properties fo:padding="0.097cm" fo:border="0.05pt solid #000000"/>
    </style:style>
    <style:style style:name="Table64" style:family="table">
      <style:table-properties style:width="17cm" table:align="margins"/>
    </style:style>
    <style:style style:name="Table64.A" style:family="table-column">
      <style:table-column-properties style:column-width="3.612cm" style:rel-column-width="2048*"/>
    </style:style>
    <style:style style:name="Table64.B" style:family="table-column">
      <style:table-column-properties style:column-width="3.5cm" style:rel-column-width="1984*"/>
    </style:style>
    <style:style style:name="Table64.C" style:family="table-column">
      <style:table-column-properties style:column-width="3.688cm" style:rel-column-width="2091*"/>
    </style:style>
    <style:style style:name="Table64.D" style:family="table-column">
      <style:table-column-properties style:column-width="1.09cm" style:rel-column-width="618*"/>
    </style:style>
    <style:style style:name="Table64.E" style:family="table-column">
      <style:table-column-properties style:column-width="1.205cm" style:rel-column-width="683*"/>
    </style:style>
    <style:style style:name="Table64.F" style:family="table-column">
      <style:table-column-properties style:column-width="3.154cm" style:rel-column-width="1788*"/>
    </style:style>
    <style:style style:name="Table64.G" style:family="table-column">
      <style:table-column-properties style:column-width="0.751cm" style:rel-column-width="426*"/>
    </style:style>
    <style:style style:name="Table6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4.G1" style:family="table-cell">
      <style:table-cell-properties fo:padding="0.097cm" fo:border="0.05pt solid #000000"/>
    </style:style>
    <style:style style:name="Table65" style:family="table">
      <style:table-properties style:width="17cm" table:align="margins"/>
    </style:style>
    <style:style style:name="Table65.A" style:family="table-column">
      <style:table-column-properties style:column-width="8.317cm" style:rel-column-width="4715*"/>
    </style:style>
    <style:style style:name="Table65.B" style:family="table-column">
      <style:table-column-properties style:column-width="3.574cm" style:rel-column-width="2026*"/>
    </style:style>
    <style:style style:name="Table65.C" style:family="table-column">
      <style:table-column-properties style:column-width="4.306cm" style:rel-column-width="2441*"/>
    </style:style>
    <style:style style:name="Table65.D" style:family="table-column">
      <style:table-column-properties style:column-width="0.804cm" style:rel-column-width="456*"/>
    </style:style>
    <style:style style:name="Table6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5.D1" style:family="table-cell">
      <style:table-cell-properties fo:padding="0.097cm" fo:border="0.05pt solid #000000"/>
    </style:style>
    <style:style style:name="Table66" style:family="table">
      <style:table-properties style:width="17cm" table:align="margins"/>
    </style:style>
    <style:style style:name="Table66.A" style:family="table-column">
      <style:table-column-properties style:column-width="3.612cm" style:rel-column-width="2048*"/>
    </style:style>
    <style:style style:name="Table66.B" style:family="table-column">
      <style:table-column-properties style:column-width="3.5cm" style:rel-column-width="1984*"/>
    </style:style>
    <style:style style:name="Table66.C" style:family="table-column">
      <style:table-column-properties style:column-width="3.688cm" style:rel-column-width="2091*"/>
    </style:style>
    <style:style style:name="Table66.D" style:family="table-column">
      <style:table-column-properties style:column-width="1.09cm" style:rel-column-width="618*"/>
    </style:style>
    <style:style style:name="Table66.E" style:family="table-column">
      <style:table-column-properties style:column-width="1.205cm" style:rel-column-width="683*"/>
    </style:style>
    <style:style style:name="Table66.F" style:family="table-column">
      <style:table-column-properties style:column-width="3.154cm" style:rel-column-width="1788*"/>
    </style:style>
    <style:style style:name="Table66.G" style:family="table-column">
      <style:table-column-properties style:column-width="0.751cm" style:rel-column-width="426*"/>
    </style:style>
    <style:style style:name="Table6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6.G1" style:family="table-cell">
      <style:table-cell-properties fo:padding="0.097cm" fo:border="0.05pt solid #000000"/>
    </style:style>
    <style:style style:name="Table67" style:family="table">
      <style:table-properties style:width="17cm" table:align="margins"/>
    </style:style>
    <style:style style:name="Table67.A" style:family="table-column">
      <style:table-column-properties style:column-width="3.612cm" style:rel-column-width="2048*"/>
    </style:style>
    <style:style style:name="Table67.B" style:family="table-column">
      <style:table-column-properties style:column-width="3.5cm" style:rel-column-width="1984*"/>
    </style:style>
    <style:style style:name="Table67.C" style:family="table-column">
      <style:table-column-properties style:column-width="3.688cm" style:rel-column-width="2091*"/>
    </style:style>
    <style:style style:name="Table67.D" style:family="table-column">
      <style:table-column-properties style:column-width="1.09cm" style:rel-column-width="618*"/>
    </style:style>
    <style:style style:name="Table67.E" style:family="table-column">
      <style:table-column-properties style:column-width="1.205cm" style:rel-column-width="683*"/>
    </style:style>
    <style:style style:name="Table67.F" style:family="table-column">
      <style:table-column-properties style:column-width="3.154cm" style:rel-column-width="1788*"/>
    </style:style>
    <style:style style:name="Table67.G" style:family="table-column">
      <style:table-column-properties style:column-width="0.751cm" style:rel-column-width="426*"/>
    </style:style>
    <style:style style:name="Table6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7.G1" style:family="table-cell">
      <style:table-cell-properties fo:padding="0.097cm" fo:border="0.05pt solid #000000"/>
    </style:style>
    <style:style style:name="Table68" style:family="table">
      <style:table-properties style:width="17cm" table:align="margins"/>
    </style:style>
    <style:style style:name="Table68.A" style:family="table-column">
      <style:table-column-properties style:column-width="3.612cm" style:rel-column-width="2048*"/>
    </style:style>
    <style:style style:name="Table68.B" style:family="table-column">
      <style:table-column-properties style:column-width="3.5cm" style:rel-column-width="1984*"/>
    </style:style>
    <style:style style:name="Table68.C" style:family="table-column">
      <style:table-column-properties style:column-width="3.688cm" style:rel-column-width="2091*"/>
    </style:style>
    <style:style style:name="Table68.D" style:family="table-column">
      <style:table-column-properties style:column-width="1.09cm" style:rel-column-width="618*"/>
    </style:style>
    <style:style style:name="Table68.E" style:family="table-column">
      <style:table-column-properties style:column-width="1.205cm" style:rel-column-width="683*"/>
    </style:style>
    <style:style style:name="Table68.F" style:family="table-column">
      <style:table-column-properties style:column-width="3.154cm" style:rel-column-width="1788*"/>
    </style:style>
    <style:style style:name="Table68.G" style:family="table-column">
      <style:table-column-properties style:column-width="0.751cm" style:rel-column-width="426*"/>
    </style:style>
    <style:style style:name="Table6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8.G1" style:family="table-cell">
      <style:table-cell-properties fo:padding="0.097cm" fo:border="0.05pt solid #000000"/>
    </style:style>
    <style:style style:name="Table69" style:family="table">
      <style:table-properties style:width="17cm" table:align="margins"/>
    </style:style>
    <style:style style:name="Table69.A" style:family="table-column">
      <style:table-column-properties style:column-width="3.612cm" style:rel-column-width="2048*"/>
    </style:style>
    <style:style style:name="Table69.B" style:family="table-column">
      <style:table-column-properties style:column-width="3.5cm" style:rel-column-width="1984*"/>
    </style:style>
    <style:style style:name="Table69.C" style:family="table-column">
      <style:table-column-properties style:column-width="3.688cm" style:rel-column-width="2091*"/>
    </style:style>
    <style:style style:name="Table69.D" style:family="table-column">
      <style:table-column-properties style:column-width="2.295cm" style:rel-column-width="1301*"/>
    </style:style>
    <style:style style:name="Table69.E" style:family="table-column">
      <style:table-column-properties style:column-width="3.154cm" style:rel-column-width="1788*"/>
    </style:style>
    <style:style style:name="Table69.F" style:family="table-column">
      <style:table-column-properties style:column-width="0.751cm" style:rel-column-width="426*"/>
    </style:style>
    <style:style style:name="Table6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9.F1" style:family="table-cell">
      <style:table-cell-properties fo:padding="0.097cm" fo:border="0.05pt solid #000000"/>
    </style:style>
    <style:style style:name="Table70" style:family="table">
      <style:table-properties style:width="17cm" table:align="margins"/>
    </style:style>
    <style:style style:name="Table70.A" style:family="table-column">
      <style:table-column-properties style:column-width="3.612cm" style:rel-column-width="2048*"/>
    </style:style>
    <style:style style:name="Table70.B" style:family="table-column">
      <style:table-column-properties style:column-width="3.5cm" style:rel-column-width="1984*"/>
    </style:style>
    <style:style style:name="Table70.C" style:family="table-column">
      <style:table-column-properties style:column-width="3.688cm" style:rel-column-width="2091*"/>
    </style:style>
    <style:style style:name="Table70.D" style:family="table-column">
      <style:table-column-properties style:column-width="2.295cm" style:rel-column-width="1301*"/>
    </style:style>
    <style:style style:name="Table70.E" style:family="table-column">
      <style:table-column-properties style:column-width="3.154cm" style:rel-column-width="1788*"/>
    </style:style>
    <style:style style:name="Table70.F" style:family="table-column">
      <style:table-column-properties style:column-width="0.751cm" style:rel-column-width="426*"/>
    </style:style>
    <style:style style:name="Table7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0.F1" style:family="table-cell">
      <style:table-cell-properties fo:padding="0.097cm" fo:border="0.05pt solid #000000"/>
    </style:style>
    <style:style style:name="Table71" style:family="table">
      <style:table-properties style:width="17cm" table:align="margins"/>
    </style:style>
    <style:style style:name="Table71.A" style:family="table-column">
      <style:table-column-properties style:column-width="3.612cm" style:rel-column-width="2048*"/>
    </style:style>
    <style:style style:name="Table71.B" style:family="table-column">
      <style:table-column-properties style:column-width="3.5cm" style:rel-column-width="1984*"/>
    </style:style>
    <style:style style:name="Table71.C" style:family="table-column">
      <style:table-column-properties style:column-width="3.688cm" style:rel-column-width="2091*"/>
    </style:style>
    <style:style style:name="Table71.D" style:family="table-column">
      <style:table-column-properties style:column-width="2.295cm" style:rel-column-width="1301*"/>
    </style:style>
    <style:style style:name="Table71.E" style:family="table-column">
      <style:table-column-properties style:column-width="3.154cm" style:rel-column-width="1788*"/>
    </style:style>
    <style:style style:name="Table71.F" style:family="table-column">
      <style:table-column-properties style:column-width="0.751cm" style:rel-column-width="426*"/>
    </style:style>
    <style:style style:name="Table7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1.F1" style:family="table-cell">
      <style:table-cell-properties fo:padding="0.097cm" fo:border="0.05pt solid #000000"/>
    </style:style>
    <style:style style:name="Table72" style:family="table">
      <style:table-properties style:width="17cm" table:align="margins"/>
    </style:style>
    <style:style style:name="Table72.A" style:family="table-column">
      <style:table-column-properties style:column-width="3.612cm" style:rel-column-width="2048*"/>
    </style:style>
    <style:style style:name="Table72.B" style:family="table-column">
      <style:table-column-properties style:column-width="3.5cm" style:rel-column-width="1984*"/>
    </style:style>
    <style:style style:name="Table72.C" style:family="table-column">
      <style:table-column-properties style:column-width="3.688cm" style:rel-column-width="2091*"/>
    </style:style>
    <style:style style:name="Table72.D" style:family="table-column">
      <style:table-column-properties style:column-width="2.295cm" style:rel-column-width="1301*"/>
    </style:style>
    <style:style style:name="Table72.E" style:family="table-column">
      <style:table-column-properties style:column-width="3.154cm" style:rel-column-width="1788*"/>
    </style:style>
    <style:style style:name="Table72.F" style:family="table-column">
      <style:table-column-properties style:column-width="0.751cm" style:rel-column-width="426*"/>
    </style:style>
    <style:style style:name="Table7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2.F1" style:family="table-cell">
      <style:table-cell-properties fo:padding="0.097cm" fo:border="0.05pt solid #000000"/>
    </style:style>
    <style:style style:name="Table74" style:family="table">
      <style:table-properties style:width="17cm" table:align="margins"/>
    </style:style>
    <style:style style:name="Table74.A" style:family="table-column">
      <style:table-column-properties style:column-width="3.612cm" style:rel-column-width="2048*"/>
    </style:style>
    <style:style style:name="Table74.B" style:family="table-column">
      <style:table-column-properties style:column-width="3.5cm" style:rel-column-width="1984*"/>
    </style:style>
    <style:style style:name="Table74.C" style:family="table-column">
      <style:table-column-properties style:column-width="3.688cm" style:rel-column-width="2091*"/>
    </style:style>
    <style:style style:name="Table74.D" style:family="table-column">
      <style:table-column-properties style:column-width="1.09cm" style:rel-column-width="618*"/>
    </style:style>
    <style:style style:name="Table74.E" style:family="table-column">
      <style:table-column-properties style:column-width="1.205cm" style:rel-column-width="683*"/>
    </style:style>
    <style:style style:name="Table74.F" style:family="table-column">
      <style:table-column-properties style:column-width="3.154cm" style:rel-column-width="1788*"/>
    </style:style>
    <style:style style:name="Table74.G" style:family="table-column">
      <style:table-column-properties style:column-width="0.751cm" style:rel-column-width="426*"/>
    </style:style>
    <style:style style:name="Table7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4.G1" style:family="table-cell">
      <style:table-cell-properties fo:padding="0.097cm" fo:border="0.05pt solid #000000"/>
    </style:style>
    <style:style style:name="Table73" style:family="table">
      <style:table-properties style:width="17cm" table:align="margins"/>
    </style:style>
    <style:style style:name="Table73.A" style:family="table-column">
      <style:table-column-properties style:column-width="3.612cm" style:rel-column-width="2048*"/>
    </style:style>
    <style:style style:name="Table73.B" style:family="table-column">
      <style:table-column-properties style:column-width="3.5cm" style:rel-column-width="1984*"/>
    </style:style>
    <style:style style:name="Table73.C" style:family="table-column">
      <style:table-column-properties style:column-width="3.688cm" style:rel-column-width="2091*"/>
    </style:style>
    <style:style style:name="Table73.D" style:family="table-column">
      <style:table-column-properties style:column-width="1.09cm" style:rel-column-width="618*"/>
    </style:style>
    <style:style style:name="Table73.E" style:family="table-column">
      <style:table-column-properties style:column-width="1.205cm" style:rel-column-width="683*"/>
    </style:style>
    <style:style style:name="Table73.F" style:family="table-column">
      <style:table-column-properties style:column-width="3.154cm" style:rel-column-width="1788*"/>
    </style:style>
    <style:style style:name="Table73.G" style:family="table-column">
      <style:table-column-properties style:column-width="0.751cm" style:rel-column-width="426*"/>
    </style:style>
    <style:style style:name="Table7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3.G1" style:family="table-cell">
      <style:table-cell-properties fo:padding="0.097cm" fo:border="0.05pt solid #000000"/>
    </style:style>
    <style:style style:name="Table75" style:family="table">
      <style:table-properties style:width="17cm" table:align="margins"/>
    </style:style>
    <style:style style:name="Table75.A" style:family="table-column">
      <style:table-column-properties style:column-width="3.612cm" style:rel-column-width="2048*"/>
    </style:style>
    <style:style style:name="Table75.B" style:family="table-column">
      <style:table-column-properties style:column-width="3.5cm" style:rel-column-width="1984*"/>
    </style:style>
    <style:style style:name="Table75.C" style:family="table-column">
      <style:table-column-properties style:column-width="3.688cm" style:rel-column-width="2091*"/>
    </style:style>
    <style:style style:name="Table75.D" style:family="table-column">
      <style:table-column-properties style:column-width="1.09cm" style:rel-column-width="618*"/>
    </style:style>
    <style:style style:name="Table75.E" style:family="table-column">
      <style:table-column-properties style:column-width="1.205cm" style:rel-column-width="683*"/>
    </style:style>
    <style:style style:name="Table75.F" style:family="table-column">
      <style:table-column-properties style:column-width="3.154cm" style:rel-column-width="1788*"/>
    </style:style>
    <style:style style:name="Table75.G" style:family="table-column">
      <style:table-column-properties style:column-width="0.751cm" style:rel-column-width="426*"/>
    </style:style>
    <style:style style:name="Table7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5.G1" style:family="table-cell">
      <style:table-cell-properties fo:padding="0.097cm" fo:border="0.05pt solid #000000"/>
    </style:style>
    <style:style style:name="Table77" style:family="table">
      <style:table-properties style:width="17cm" table:align="margins"/>
    </style:style>
    <style:style style:name="Table77.A" style:family="table-column">
      <style:table-column-properties style:column-width="3.612cm" style:rel-column-width="2048*"/>
    </style:style>
    <style:style style:name="Table77.B" style:family="table-column">
      <style:table-column-properties style:column-width="3.5cm" style:rel-column-width="1984*"/>
    </style:style>
    <style:style style:name="Table77.C" style:family="table-column">
      <style:table-column-properties style:column-width="3.688cm" style:rel-column-width="2091*"/>
    </style:style>
    <style:style style:name="Table77.D" style:family="table-column">
      <style:table-column-properties style:column-width="1.09cm" style:rel-column-width="618*"/>
    </style:style>
    <style:style style:name="Table77.E" style:family="table-column">
      <style:table-column-properties style:column-width="1.205cm" style:rel-column-width="683*"/>
    </style:style>
    <style:style style:name="Table77.F" style:family="table-column">
      <style:table-column-properties style:column-width="3.154cm" style:rel-column-width="1788*"/>
    </style:style>
    <style:style style:name="Table77.G" style:family="table-column">
      <style:table-column-properties style:column-width="0.751cm" style:rel-column-width="426*"/>
    </style:style>
    <style:style style:name="Table7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7.G1" style:family="table-cell">
      <style:table-cell-properties fo:padding="0.097cm" fo:border="0.05pt solid #000000"/>
    </style:style>
    <style:style style:name="Table78" style:family="table">
      <style:table-properties style:width="17cm" table:align="margins"/>
    </style:style>
    <style:style style:name="Table78.A" style:family="table-column">
      <style:table-column-properties style:column-width="3.612cm" style:rel-column-width="2048*"/>
    </style:style>
    <style:style style:name="Table78.B" style:family="table-column">
      <style:table-column-properties style:column-width="3.5cm" style:rel-column-width="1984*"/>
    </style:style>
    <style:style style:name="Table78.C" style:family="table-column">
      <style:table-column-properties style:column-width="3.688cm" style:rel-column-width="2091*"/>
    </style:style>
    <style:style style:name="Table78.D" style:family="table-column">
      <style:table-column-properties style:column-width="1.09cm" style:rel-column-width="618*"/>
    </style:style>
    <style:style style:name="Table78.E" style:family="table-column">
      <style:table-column-properties style:column-width="1.205cm" style:rel-column-width="683*"/>
    </style:style>
    <style:style style:name="Table78.F" style:family="table-column">
      <style:table-column-properties style:column-width="3.154cm" style:rel-column-width="1788*"/>
    </style:style>
    <style:style style:name="Table78.G" style:family="table-column">
      <style:table-column-properties style:column-width="0.751cm" style:rel-column-width="426*"/>
    </style:style>
    <style:style style:name="Table7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8.G1" style:family="table-cell">
      <style:table-cell-properties fo:padding="0.097cm" fo:border="0.05pt solid #000000"/>
    </style:style>
    <style:style style:name="Table76" style:family="table">
      <style:table-properties style:width="17cm" table:align="margins"/>
    </style:style>
    <style:style style:name="Table76.A" style:family="table-column">
      <style:table-column-properties style:column-width="3.612cm" style:rel-column-width="2048*"/>
    </style:style>
    <style:style style:name="Table76.B" style:family="table-column">
      <style:table-column-properties style:column-width="3.5cm" style:rel-column-width="1984*"/>
    </style:style>
    <style:style style:name="Table76.C" style:family="table-column">
      <style:table-column-properties style:column-width="3.688cm" style:rel-column-width="2091*"/>
    </style:style>
    <style:style style:name="Table76.D" style:family="table-column">
      <style:table-column-properties style:column-width="1.09cm" style:rel-column-width="618*"/>
    </style:style>
    <style:style style:name="Table76.E" style:family="table-column">
      <style:table-column-properties style:column-width="1.205cm" style:rel-column-width="683*"/>
    </style:style>
    <style:style style:name="Table76.F" style:family="table-column">
      <style:table-column-properties style:column-width="3.154cm" style:rel-column-width="1788*"/>
    </style:style>
    <style:style style:name="Table76.G" style:family="table-column">
      <style:table-column-properties style:column-width="0.751cm" style:rel-column-width="426*"/>
    </style:style>
    <style:style style:name="Table7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6.G1" style:family="table-cell">
      <style:table-cell-properties fo:padding="0.097cm" fo:border="0.05pt solid #000000"/>
    </style:style>
    <style:style style:name="Table79" style:family="table">
      <style:table-properties style:width="17cm" table:align="margins"/>
    </style:style>
    <style:style style:name="Table79.A" style:family="table-column">
      <style:table-column-properties style:column-width="3.612cm" style:rel-column-width="2048*"/>
    </style:style>
    <style:style style:name="Table79.B" style:family="table-column">
      <style:table-column-properties style:column-width="3.5cm" style:rel-column-width="1984*"/>
    </style:style>
    <style:style style:name="Table79.C" style:family="table-column">
      <style:table-column-properties style:column-width="4.778cm" style:rel-column-width="2709*"/>
    </style:style>
    <style:style style:name="Table79.D" style:family="table-column">
      <style:table-column-properties style:column-width="1.205cm" style:rel-column-width="683*"/>
    </style:style>
    <style:style style:name="Table79.E" style:family="table-column">
      <style:table-column-properties style:column-width="3.154cm" style:rel-column-width="1788*"/>
    </style:style>
    <style:style style:name="Table79.F" style:family="table-column">
      <style:table-column-properties style:column-width="0.751cm" style:rel-column-width="426*"/>
    </style:style>
    <style:style style:name="Table7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9.F1" style:family="table-cell">
      <style:table-cell-properties fo:padding="0.097cm" fo:border="0.05pt solid #000000"/>
    </style:style>
    <style:style style:name="Table80" style:family="table">
      <style:table-properties style:width="17cm" table:align="margins"/>
    </style:style>
    <style:style style:name="Table80.A" style:family="table-column">
      <style:table-column-properties style:column-width="3.612cm" style:rel-column-width="2048*"/>
    </style:style>
    <style:style style:name="Table80.B" style:family="table-column">
      <style:table-column-properties style:column-width="9.37cm" style:rel-column-width="5312*"/>
    </style:style>
    <style:style style:name="Table80.C" style:family="table-column">
      <style:table-column-properties style:column-width="0.903cm" style:rel-column-width="512*"/>
    </style:style>
    <style:style style:name="Table80.D" style:family="table-column">
      <style:table-column-properties style:column-width="2.364cm" style:rel-column-width="1340*"/>
    </style:style>
    <style:style style:name="Table80.E" style:family="table-column">
      <style:table-column-properties style:column-width="0.751cm" style:rel-column-width="426*"/>
    </style:style>
    <style:style style:name="Table8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0.E1" style:family="table-cell">
      <style:table-cell-properties fo:padding="0.097cm" fo:border="0.05pt solid #000000"/>
    </style:style>
    <style:style style:name="Table81" style:family="table">
      <style:table-properties style:width="17cm" table:align="margins"/>
    </style:style>
    <style:style style:name="Table81.A" style:family="table-column">
      <style:table-column-properties style:column-width="3.612cm" style:rel-column-width="2048*"/>
    </style:style>
    <style:style style:name="Table81.B" style:family="table-column">
      <style:table-column-properties style:column-width="10.273cm" style:rel-column-width="5824*"/>
    </style:style>
    <style:style style:name="Table81.C" style:family="table-column">
      <style:table-column-properties style:column-width="2.364cm" style:rel-column-width="1340*"/>
    </style:style>
    <style:style style:name="Table81.D" style:family="table-column">
      <style:table-column-properties style:column-width="0.751cm" style:rel-column-width="426*"/>
    </style:style>
    <style:style style:name="Table8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1.D1" style:family="table-cell">
      <style:table-cell-properties fo:padding="0.097cm" fo:border="0.05pt solid #000000"/>
    </style:style>
    <style:style style:name="Table82" style:family="table">
      <style:table-properties style:width="17cm" table:align="margins"/>
    </style:style>
    <style:style style:name="Table82.A" style:family="table-column">
      <style:table-column-properties style:column-width="3.612cm" style:rel-column-width="2048*"/>
    </style:style>
    <style:style style:name="Table82.B" style:family="table-column">
      <style:table-column-properties style:column-width="9.37cm" style:rel-column-width="5312*"/>
    </style:style>
    <style:style style:name="Table82.C" style:family="table-column">
      <style:table-column-properties style:column-width="0.903cm" style:rel-column-width="512*"/>
    </style:style>
    <style:style style:name="Table82.D" style:family="table-column">
      <style:table-column-properties style:column-width="2.364cm" style:rel-column-width="1340*"/>
    </style:style>
    <style:style style:name="Table82.E" style:family="table-column">
      <style:table-column-properties style:column-width="0.751cm" style:rel-column-width="426*"/>
    </style:style>
    <style:style style:name="Table8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2.E1" style:family="table-cell">
      <style:table-cell-properties fo:padding="0.097cm" fo:border="0.05pt solid #000000"/>
    </style:style>
    <style:style style:name="Table83" style:family="table">
      <style:table-properties style:width="17cm" table:align="margins"/>
    </style:style>
    <style:style style:name="Table83.A" style:family="table-column">
      <style:table-column-properties style:column-width="3.612cm" style:rel-column-width="2048*"/>
    </style:style>
    <style:style style:name="Table83.B" style:family="table-column">
      <style:table-column-properties style:column-width="3.5cm" style:rel-column-width="1984*"/>
    </style:style>
    <style:style style:name="Table83.C" style:family="table-column">
      <style:table-column-properties style:column-width="4.778cm" style:rel-column-width="2709*"/>
    </style:style>
    <style:style style:name="Table83.D" style:family="table-column">
      <style:table-column-properties style:column-width="1.205cm" style:rel-column-width="683*"/>
    </style:style>
    <style:style style:name="Table83.E" style:family="table-column">
      <style:table-column-properties style:column-width="3.154cm" style:rel-column-width="1788*"/>
    </style:style>
    <style:style style:name="Table83.F" style:family="table-column">
      <style:table-column-properties style:column-width="0.751cm" style:rel-column-width="426*"/>
    </style:style>
    <style:style style:name="Table8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3.F1" style:family="table-cell">
      <style:table-cell-properties fo:padding="0.097cm" fo:border="0.05pt solid #000000"/>
    </style:style>
    <style:style style:name="Table84" style:family="table">
      <style:table-properties style:width="17cm" table:align="margins"/>
    </style:style>
    <style:style style:name="Table84.A" style:family="table-column">
      <style:table-column-properties style:column-width="3.612cm" style:rel-column-width="2048*"/>
    </style:style>
    <style:style style:name="Table84.B" style:family="table-column">
      <style:table-column-properties style:column-width="3.5cm" style:rel-column-width="1984*"/>
    </style:style>
    <style:style style:name="Table84.C" style:family="table-column">
      <style:table-column-properties style:column-width="4.778cm" style:rel-column-width="2709*"/>
    </style:style>
    <style:style style:name="Table84.D" style:family="table-column">
      <style:table-column-properties style:column-width="1.205cm" style:rel-column-width="683*"/>
    </style:style>
    <style:style style:name="Table84.E" style:family="table-column">
      <style:table-column-properties style:column-width="3.154cm" style:rel-column-width="1788*"/>
    </style:style>
    <style:style style:name="Table84.F" style:family="table-column">
      <style:table-column-properties style:column-width="0.751cm" style:rel-column-width="426*"/>
    </style:style>
    <style:style style:name="Table8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4.F1" style:family="table-cell">
      <style:table-cell-properties fo:padding="0.097cm" fo:border="0.05pt solid #000000"/>
    </style:style>
    <style:style style:name="Table85" style:family="table">
      <style:table-properties style:width="17cm" table:align="margins"/>
    </style:style>
    <style:style style:name="Table85.A" style:family="table-column">
      <style:table-column-properties style:column-width="3.612cm" style:rel-column-width="2048*"/>
    </style:style>
    <style:style style:name="Table85.B" style:family="table-column">
      <style:table-column-properties style:column-width="3.5cm" style:rel-column-width="1984*"/>
    </style:style>
    <style:style style:name="Table85.C" style:family="table-column">
      <style:table-column-properties style:column-width="3.688cm" style:rel-column-width="2091*"/>
    </style:style>
    <style:style style:name="Table85.D" style:family="table-column">
      <style:table-column-properties style:column-width="2.295cm" style:rel-column-width="1301*"/>
    </style:style>
    <style:style style:name="Table85.E" style:family="table-column">
      <style:table-column-properties style:column-width="3.154cm" style:rel-column-width="1788*"/>
    </style:style>
    <style:style style:name="Table85.F" style:family="table-column">
      <style:table-column-properties style:column-width="0.751cm" style:rel-column-width="426*"/>
    </style:style>
    <style:style style:name="Table8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5.F1" style:family="table-cell">
      <style:table-cell-properties fo:padding="0.097cm" fo:border="0.05pt solid #000000"/>
    </style:style>
    <style:style style:name="Table86" style:family="table">
      <style:table-properties style:width="17cm" table:align="margins"/>
    </style:style>
    <style:style style:name="Table86.A" style:family="table-column">
      <style:table-column-properties style:column-width="3.612cm" style:rel-column-width="2048*"/>
    </style:style>
    <style:style style:name="Table86.B" style:family="table-column">
      <style:table-column-properties style:column-width="3.5cm" style:rel-column-width="1984*"/>
    </style:style>
    <style:style style:name="Table86.C" style:family="table-column">
      <style:table-column-properties style:column-width="3.688cm" style:rel-column-width="2091*"/>
    </style:style>
    <style:style style:name="Table86.D" style:family="table-column">
      <style:table-column-properties style:column-width="1.09cm" style:rel-column-width="618*"/>
    </style:style>
    <style:style style:name="Table86.E" style:family="table-column">
      <style:table-column-properties style:column-width="1.205cm" style:rel-column-width="683*"/>
    </style:style>
    <style:style style:name="Table86.F" style:family="table-column">
      <style:table-column-properties style:column-width="3.154cm" style:rel-column-width="1788*"/>
    </style:style>
    <style:style style:name="Table86.G" style:family="table-column">
      <style:table-column-properties style:column-width="0.751cm" style:rel-column-width="426*"/>
    </style:style>
    <style:style style:name="Table8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6.G1" style:family="table-cell">
      <style:table-cell-properties fo:padding="0.097cm" fo:border="0.05pt solid #000000"/>
    </style:style>
    <style:style style:name="Table87" style:family="table">
      <style:table-properties style:width="17cm" table:align="margins"/>
    </style:style>
    <style:style style:name="Table87.A" style:family="table-column">
      <style:table-column-properties style:column-width="3.373cm" style:rel-column-width="1912*"/>
    </style:style>
    <style:style style:name="Table87.B" style:family="table-column">
      <style:table-column-properties style:column-width="3.268cm" style:rel-column-width="1853*"/>
    </style:style>
    <style:style style:name="Table87.C" style:family="table-column">
      <style:table-column-properties style:column-width="4.046cm" style:rel-column-width="2294*"/>
    </style:style>
    <style:style style:name="Table87.D" style:family="table-column">
      <style:table-column-properties style:column-width="1.316cm" style:rel-column-width="746*"/>
    </style:style>
    <style:style style:name="Table87.E" style:family="table-column">
      <style:table-column-properties style:column-width="1.092cm" style:rel-column-width="619*"/>
    </style:style>
    <style:style style:name="Table87.F" style:family="table-column">
      <style:table-column-properties style:column-width="3.203cm" style:rel-column-width="1816*"/>
    </style:style>
    <style:style style:name="Table87.G" style:family="table-column">
      <style:table-column-properties style:column-width="0.702cm" style:rel-column-width="398*"/>
    </style:style>
    <style:style style:name="Table8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7.G1" style:family="table-cell">
      <style:table-cell-properties fo:padding="0.097cm" fo:border="0.05pt solid #000000"/>
    </style:style>
    <style:style style:name="Table88" style:family="table">
      <style:table-properties style:width="17cm" table:align="margins"/>
    </style:style>
    <style:style style:name="Table88.A" style:family="table-column">
      <style:table-column-properties style:column-width="3.373cm" style:rel-column-width="1912*"/>
    </style:style>
    <style:style style:name="Table88.B" style:family="table-column">
      <style:table-column-properties style:column-width="3.268cm" style:rel-column-width="1853*"/>
    </style:style>
    <style:style style:name="Table88.C" style:family="table-column">
      <style:table-column-properties style:column-width="5.362cm" style:rel-column-width="3040*"/>
    </style:style>
    <style:style style:name="Table88.D" style:family="table-column">
      <style:table-column-properties style:column-width="1.092cm" style:rel-column-width="619*"/>
    </style:style>
    <style:style style:name="Table88.E" style:family="table-column">
      <style:table-column-properties style:column-width="3.203cm" style:rel-column-width="1816*"/>
    </style:style>
    <style:style style:name="Table88.F" style:family="table-column">
      <style:table-column-properties style:column-width="0.702cm" style:rel-column-width="398*"/>
    </style:style>
    <style:style style:name="Table8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8.F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f5ebd" officeooo:paragraph-rsid="001b44bb"/>
    </style:style>
    <style:style style:name="P2" style:family="paragraph" style:parent-style-name="Standard">
      <style:text-properties officeooo:rsid="000f5ebd" officeooo:paragraph-rsid="001baea2"/>
    </style:style>
    <style:style style:name="P3" style:family="paragraph" style:parent-style-name="Standard">
      <style:text-properties officeooo:rsid="000f5ebd" officeooo:paragraph-rsid="00203e19"/>
    </style:style>
    <style:style style:name="P4" style:family="paragraph" style:parent-style-name="Standard">
      <style:text-properties officeooo:rsid="000f5ebd" officeooo:paragraph-rsid="002259ac"/>
    </style:style>
    <style:style style:name="P5" style:family="paragraph" style:parent-style-name="Standard">
      <style:text-properties officeooo:rsid="000f5ebd" officeooo:paragraph-rsid="002460f5"/>
    </style:style>
    <style:style style:name="P6" style:family="paragraph" style:parent-style-name="Standard">
      <style:text-properties officeooo:rsid="000f5ebd" officeooo:paragraph-rsid="00249ec8"/>
    </style:style>
    <style:style style:name="P7" style:family="paragraph" style:parent-style-name="Standard">
      <style:text-properties officeooo:rsid="000f5ebd" officeooo:paragraph-rsid="0025f119"/>
    </style:style>
    <style:style style:name="P8" style:family="paragraph" style:parent-style-name="Standard">
      <style:text-properties officeooo:rsid="000f5ebd" officeooo:paragraph-rsid="002a8f81"/>
    </style:style>
    <style:style style:name="P9" style:family="paragraph" style:parent-style-name="Standard">
      <style:text-properties officeooo:rsid="000f5ebd" officeooo:paragraph-rsid="002a9a6e"/>
    </style:style>
    <style:style style:name="P10" style:family="paragraph" style:parent-style-name="Standard">
      <style:text-properties officeooo:rsid="000f5ebd" officeooo:paragraph-rsid="002f3095"/>
    </style:style>
    <style:style style:name="P11" style:family="paragraph" style:parent-style-name="Standard">
      <style:text-properties officeooo:rsid="000f5ebd" officeooo:paragraph-rsid="003a02b5"/>
    </style:style>
    <style:style style:name="P12" style:family="paragraph" style:parent-style-name="Standard">
      <style:text-properties officeooo:rsid="000f5ebd" officeooo:paragraph-rsid="003ace77"/>
    </style:style>
    <style:style style:name="P13" style:family="paragraph" style:parent-style-name="Standard">
      <style:text-properties officeooo:rsid="000f5ebd" officeooo:paragraph-rsid="003bdd16"/>
    </style:style>
    <style:style style:name="P14" style:family="paragraph" style:parent-style-name="Standard">
      <style:text-properties officeooo:rsid="000f5ebd" officeooo:paragraph-rsid="003fc114"/>
    </style:style>
    <style:style style:name="P15" style:family="paragraph" style:parent-style-name="Standard">
      <style:text-properties officeooo:rsid="000f5ebd" officeooo:paragraph-rsid="00434d46"/>
    </style:style>
    <style:style style:name="P16" style:family="paragraph" style:parent-style-name="Standard">
      <style:text-properties officeooo:rsid="000f5ebd" officeooo:paragraph-rsid="0045cb8d"/>
    </style:style>
    <style:style style:name="P17" style:family="paragraph" style:parent-style-name="Standard">
      <style:text-properties officeooo:rsid="000f5ebd" officeooo:paragraph-rsid="00488567"/>
    </style:style>
    <style:style style:name="P18" style:family="paragraph" style:parent-style-name="Standard">
      <style:text-properties officeooo:rsid="000f5ebd" officeooo:paragraph-rsid="005d7d25"/>
    </style:style>
    <style:style style:name="P19" style:family="paragraph" style:parent-style-name="Standard">
      <style:text-properties officeooo:rsid="000f5ebd" officeooo:paragraph-rsid="005fe43e"/>
    </style:style>
    <style:style style:name="P20" style:family="paragraph" style:parent-style-name="Standard">
      <style:text-properties officeooo:rsid="000f5ebd" officeooo:paragraph-rsid="00616323"/>
    </style:style>
    <style:style style:name="P21" style:family="paragraph" style:parent-style-name="Standard">
      <style:text-properties officeooo:rsid="000f5ebd" officeooo:paragraph-rsid="0061f59d"/>
    </style:style>
    <style:style style:name="P22" style:family="paragraph" style:parent-style-name="Standard">
      <style:text-properties officeooo:rsid="000f5ebd" officeooo:paragraph-rsid="00643a5a"/>
    </style:style>
    <style:style style:name="P23" style:family="paragraph" style:parent-style-name="Standard">
      <style:text-properties officeooo:rsid="000f5ebd" officeooo:paragraph-rsid="00654c70"/>
    </style:style>
    <style:style style:name="P24" style:family="paragraph" style:parent-style-name="Standard">
      <style:text-properties officeooo:rsid="000f5ebd" officeooo:paragraph-rsid="006621dc"/>
    </style:style>
    <style:style style:name="P25" style:family="paragraph" style:parent-style-name="Standard">
      <style:text-properties officeooo:rsid="00128636" officeooo:paragraph-rsid="001555ca"/>
    </style:style>
    <style:style style:name="P26" style:family="paragraph" style:parent-style-name="Standard">
      <style:text-properties officeooo:rsid="00128636" officeooo:paragraph-rsid="0015fd66"/>
    </style:style>
    <style:style style:name="P27" style:family="paragraph" style:parent-style-name="Standard">
      <style:text-properties officeooo:rsid="00128636" officeooo:paragraph-rsid="00171ec2"/>
    </style:style>
    <style:style style:name="P28" style:family="paragraph" style:parent-style-name="Standard">
      <style:text-properties officeooo:rsid="00128636" officeooo:paragraph-rsid="00189fe9"/>
    </style:style>
    <style:style style:name="P29" style:family="paragraph" style:parent-style-name="Standard">
      <style:text-properties officeooo:rsid="00128636" officeooo:paragraph-rsid="001a1fed"/>
    </style:style>
    <style:style style:name="P30" style:family="paragraph" style:parent-style-name="Standard">
      <style:text-properties officeooo:rsid="00128636" officeooo:paragraph-rsid="001b44bb"/>
    </style:style>
    <style:style style:name="P31" style:family="paragraph" style:parent-style-name="Standard">
      <style:text-properties officeooo:rsid="00128636" officeooo:paragraph-rsid="001baea2"/>
    </style:style>
    <style:style style:name="P32" style:family="paragraph" style:parent-style-name="Standard">
      <style:text-properties officeooo:rsid="00128636" officeooo:paragraph-rsid="001f8ae5"/>
    </style:style>
    <style:style style:name="P33" style:family="paragraph" style:parent-style-name="Standard">
      <style:text-properties officeooo:rsid="00128636" officeooo:paragraph-rsid="00203e19"/>
    </style:style>
    <style:style style:name="P34" style:family="paragraph" style:parent-style-name="Standard">
      <style:text-properties officeooo:rsid="00128636" officeooo:paragraph-rsid="002259ac"/>
    </style:style>
    <style:style style:name="P35" style:family="paragraph" style:parent-style-name="Standard">
      <style:text-properties officeooo:rsid="00128636" officeooo:paragraph-rsid="002460f5"/>
    </style:style>
    <style:style style:name="P36" style:family="paragraph" style:parent-style-name="Standard">
      <style:text-properties officeooo:rsid="00128636" officeooo:paragraph-rsid="00249ec8"/>
    </style:style>
    <style:style style:name="P37" style:family="paragraph" style:parent-style-name="Standard">
      <style:text-properties officeooo:rsid="00128636" officeooo:paragraph-rsid="0025f119"/>
    </style:style>
    <style:style style:name="P38" style:family="paragraph" style:parent-style-name="Standard">
      <style:text-properties officeooo:rsid="00128636" officeooo:paragraph-rsid="00269d46"/>
    </style:style>
    <style:style style:name="P39" style:family="paragraph" style:parent-style-name="Standard">
      <style:text-properties officeooo:rsid="00128636" officeooo:paragraph-rsid="00295dcc"/>
    </style:style>
    <style:style style:name="P40" style:family="paragraph" style:parent-style-name="Standard">
      <style:text-properties officeooo:rsid="00128636" officeooo:paragraph-rsid="002a8f81"/>
    </style:style>
    <style:style style:name="P41" style:family="paragraph" style:parent-style-name="Standard">
      <style:text-properties officeooo:rsid="00128636" officeooo:paragraph-rsid="002a9a6e"/>
    </style:style>
    <style:style style:name="P42" style:family="paragraph" style:parent-style-name="Standard">
      <style:text-properties officeooo:rsid="00128636" officeooo:paragraph-rsid="0030d244"/>
    </style:style>
    <style:style style:name="P43" style:family="paragraph" style:parent-style-name="Standard">
      <style:text-properties officeooo:rsid="00128636" officeooo:paragraph-rsid="003220ff"/>
    </style:style>
    <style:style style:name="P44" style:family="paragraph" style:parent-style-name="Standard">
      <style:text-properties officeooo:rsid="00128636" officeooo:paragraph-rsid="0032b727"/>
    </style:style>
    <style:style style:name="P45" style:family="paragraph" style:parent-style-name="Standard">
      <style:text-properties officeooo:rsid="00128636" officeooo:paragraph-rsid="0034f091"/>
    </style:style>
    <style:style style:name="P46" style:family="paragraph" style:parent-style-name="Standard">
      <style:text-properties officeooo:rsid="00128636" officeooo:paragraph-rsid="00369c0f"/>
    </style:style>
    <style:style style:name="P47" style:family="paragraph" style:parent-style-name="Standard">
      <style:text-properties officeooo:rsid="00128636" officeooo:paragraph-rsid="0038d679"/>
    </style:style>
    <style:style style:name="P48" style:family="paragraph" style:parent-style-name="Standard">
      <style:text-properties officeooo:rsid="00128636" officeooo:paragraph-rsid="003a02b5"/>
    </style:style>
    <style:style style:name="P49" style:family="paragraph" style:parent-style-name="Standard">
      <style:text-properties officeooo:rsid="00128636" officeooo:paragraph-rsid="003ace77"/>
    </style:style>
    <style:style style:name="P50" style:family="paragraph" style:parent-style-name="Standard">
      <style:text-properties officeooo:rsid="00128636" officeooo:paragraph-rsid="003bdd16"/>
    </style:style>
    <style:style style:name="P51" style:family="paragraph" style:parent-style-name="Standard">
      <style:text-properties officeooo:rsid="00128636" officeooo:paragraph-rsid="003e7155"/>
    </style:style>
    <style:style style:name="P52" style:family="paragraph" style:parent-style-name="Standard">
      <style:text-properties officeooo:rsid="00128636" officeooo:paragraph-rsid="003fc114"/>
    </style:style>
    <style:style style:name="P53" style:family="paragraph" style:parent-style-name="Standard">
      <style:text-properties officeooo:rsid="00128636" officeooo:paragraph-rsid="00433de6"/>
    </style:style>
    <style:style style:name="P54" style:family="paragraph" style:parent-style-name="Standard">
      <style:text-properties officeooo:rsid="00128636" officeooo:paragraph-rsid="00434d46"/>
    </style:style>
    <style:style style:name="P55" style:family="paragraph" style:parent-style-name="Standard">
      <style:text-properties officeooo:rsid="00128636" officeooo:paragraph-rsid="0044e0e4"/>
    </style:style>
    <style:style style:name="P56" style:family="paragraph" style:parent-style-name="Standard">
      <style:text-properties officeooo:rsid="00128636" officeooo:paragraph-rsid="0045cb8d"/>
    </style:style>
    <style:style style:name="P57" style:family="paragraph" style:parent-style-name="Standard">
      <style:text-properties officeooo:rsid="00128636" officeooo:paragraph-rsid="0046a77b"/>
    </style:style>
    <style:style style:name="P58" style:family="paragraph" style:parent-style-name="Standard">
      <style:text-properties officeooo:rsid="00128636" officeooo:paragraph-rsid="00488567"/>
    </style:style>
    <style:style style:name="P59" style:family="paragraph" style:parent-style-name="Standard">
      <style:text-properties officeooo:rsid="00128636" officeooo:paragraph-rsid="004976a6"/>
    </style:style>
    <style:style style:name="P60" style:family="paragraph" style:parent-style-name="Standard">
      <style:text-properties officeooo:rsid="00128636" officeooo:paragraph-rsid="004b4f64"/>
    </style:style>
    <style:style style:name="P61" style:family="paragraph" style:parent-style-name="Standard">
      <style:text-properties officeooo:rsid="00128636" officeooo:paragraph-rsid="004f75fd"/>
    </style:style>
    <style:style style:name="P62" style:family="paragraph" style:parent-style-name="Standard">
      <style:text-properties officeooo:rsid="00128636" officeooo:paragraph-rsid="00502054"/>
    </style:style>
    <style:style style:name="P63" style:family="paragraph" style:parent-style-name="Standard">
      <style:text-properties officeooo:rsid="00128636" officeooo:paragraph-rsid="0053ebab"/>
    </style:style>
    <style:style style:name="P64" style:family="paragraph" style:parent-style-name="Standard">
      <style:text-properties officeooo:rsid="00128636" officeooo:paragraph-rsid="005766cd"/>
    </style:style>
    <style:style style:name="P65" style:family="paragraph" style:parent-style-name="Standard">
      <style:text-properties officeooo:rsid="00128636" officeooo:paragraph-rsid="005c1877"/>
    </style:style>
    <style:style style:name="P66" style:family="paragraph" style:parent-style-name="Standard">
      <style:text-properties officeooo:rsid="00128636" officeooo:paragraph-rsid="005d7d25"/>
    </style:style>
    <style:style style:name="P67" style:family="paragraph" style:parent-style-name="Standard">
      <style:text-properties officeooo:rsid="00128636" officeooo:paragraph-rsid="005fe43e"/>
    </style:style>
    <style:style style:name="P68" style:family="paragraph" style:parent-style-name="Standard">
      <style:text-properties officeooo:rsid="00128636" officeooo:paragraph-rsid="00616323"/>
    </style:style>
    <style:style style:name="P69" style:family="paragraph" style:parent-style-name="Standard">
      <style:text-properties officeooo:rsid="00128636" officeooo:paragraph-rsid="0061ad9b"/>
    </style:style>
    <style:style style:name="P70" style:family="paragraph" style:parent-style-name="Standard">
      <style:text-properties officeooo:rsid="00128636" officeooo:paragraph-rsid="0061f59d"/>
    </style:style>
    <style:style style:name="P71" style:family="paragraph" style:parent-style-name="Standard">
      <style:text-properties officeooo:rsid="00128636" officeooo:paragraph-rsid="00635eab"/>
    </style:style>
    <style:style style:name="P72" style:family="paragraph" style:parent-style-name="Standard">
      <style:text-properties officeooo:rsid="00128636" officeooo:paragraph-rsid="00654c70"/>
    </style:style>
    <style:style style:name="P73" style:family="paragraph" style:parent-style-name="Standard">
      <style:text-properties officeooo:rsid="00128636" officeooo:paragraph-rsid="006621dc"/>
    </style:style>
    <style:style style:name="P74" style:family="paragraph" style:parent-style-name="Standard">
      <style:text-properties officeooo:rsid="00146320" officeooo:paragraph-rsid="00146320"/>
    </style:style>
    <style:style style:name="P75" style:family="paragraph" style:parent-style-name="Standard">
      <style:text-properties officeooo:rsid="00146320" officeooo:paragraph-rsid="001555ca"/>
    </style:style>
    <style:style style:name="P76" style:family="paragraph" style:parent-style-name="Standard">
      <style:text-properties officeooo:rsid="00146320" officeooo:paragraph-rsid="0015fd66"/>
    </style:style>
    <style:style style:name="P77" style:family="paragraph" style:parent-style-name="Standard">
      <style:text-properties officeooo:rsid="00146320" officeooo:paragraph-rsid="00171ec2"/>
    </style:style>
    <style:style style:name="P78" style:family="paragraph" style:parent-style-name="Standard">
      <style:text-properties officeooo:rsid="00146320" officeooo:paragraph-rsid="00189fe9"/>
    </style:style>
    <style:style style:name="P79" style:family="paragraph" style:parent-style-name="Standard">
      <style:text-properties officeooo:rsid="00146320" officeooo:paragraph-rsid="001a1fed"/>
    </style:style>
    <style:style style:name="P80" style:family="paragraph" style:parent-style-name="Standard">
      <style:text-properties officeooo:rsid="00146320" officeooo:paragraph-rsid="001b44bb"/>
    </style:style>
    <style:style style:name="P81" style:family="paragraph" style:parent-style-name="Standard">
      <style:text-properties officeooo:rsid="00146320" officeooo:paragraph-rsid="001baea2"/>
    </style:style>
    <style:style style:name="P82" style:family="paragraph" style:parent-style-name="Standard">
      <style:text-properties officeooo:rsid="00146320" officeooo:paragraph-rsid="001f8ae5"/>
    </style:style>
    <style:style style:name="P83" style:family="paragraph" style:parent-style-name="Standard">
      <style:text-properties officeooo:rsid="00146320" officeooo:paragraph-rsid="00203e19"/>
    </style:style>
    <style:style style:name="P84" style:family="paragraph" style:parent-style-name="Standard">
      <style:text-properties officeooo:rsid="00146320" officeooo:paragraph-rsid="002259ac"/>
    </style:style>
    <style:style style:name="P85" style:family="paragraph" style:parent-style-name="Standard">
      <style:text-properties officeooo:rsid="00146320" officeooo:paragraph-rsid="002460f5"/>
    </style:style>
    <style:style style:name="P86" style:family="paragraph" style:parent-style-name="Standard">
      <style:text-properties officeooo:rsid="00146320" officeooo:paragraph-rsid="00249ec8"/>
    </style:style>
    <style:style style:name="P87" style:family="paragraph" style:parent-style-name="Standard">
      <style:text-properties officeooo:rsid="00146320" officeooo:paragraph-rsid="0025f119"/>
    </style:style>
    <style:style style:name="P88" style:family="paragraph" style:parent-style-name="Standard">
      <style:text-properties officeooo:rsid="00146320" officeooo:paragraph-rsid="00269d46"/>
    </style:style>
    <style:style style:name="P89" style:family="paragraph" style:parent-style-name="Standard">
      <style:text-properties officeooo:rsid="00146320" officeooo:paragraph-rsid="00295dcc"/>
    </style:style>
    <style:style style:name="P90" style:family="paragraph" style:parent-style-name="Standard">
      <style:text-properties officeooo:rsid="00146320" officeooo:paragraph-rsid="002a8f81"/>
    </style:style>
    <style:style style:name="P91" style:family="paragraph" style:parent-style-name="Standard">
      <style:text-properties officeooo:rsid="00146320" officeooo:paragraph-rsid="002a9a6e"/>
    </style:style>
    <style:style style:name="P92" style:family="paragraph" style:parent-style-name="Standard">
      <style:text-properties officeooo:rsid="00146320" officeooo:paragraph-rsid="0030d244"/>
    </style:style>
    <style:style style:name="P93" style:family="paragraph" style:parent-style-name="Standard">
      <style:text-properties officeooo:rsid="00146320" officeooo:paragraph-rsid="003220ff"/>
    </style:style>
    <style:style style:name="P94" style:family="paragraph" style:parent-style-name="Standard">
      <style:text-properties officeooo:rsid="00146320" officeooo:paragraph-rsid="0032b727"/>
    </style:style>
    <style:style style:name="P95" style:family="paragraph" style:parent-style-name="Standard">
      <style:text-properties officeooo:rsid="00146320" officeooo:paragraph-rsid="0034f091"/>
    </style:style>
    <style:style style:name="P96" style:family="paragraph" style:parent-style-name="Standard">
      <style:text-properties officeooo:rsid="00146320" officeooo:paragraph-rsid="00369c0f"/>
    </style:style>
    <style:style style:name="P97" style:family="paragraph" style:parent-style-name="Standard">
      <style:text-properties officeooo:rsid="00146320" officeooo:paragraph-rsid="0038d679"/>
    </style:style>
    <style:style style:name="P98" style:family="paragraph" style:parent-style-name="Standard">
      <style:text-properties officeooo:rsid="00146320" officeooo:paragraph-rsid="003a02b5"/>
    </style:style>
    <style:style style:name="P99" style:family="paragraph" style:parent-style-name="Standard">
      <style:text-properties officeooo:rsid="00146320" officeooo:paragraph-rsid="003ace77"/>
    </style:style>
    <style:style style:name="P100" style:family="paragraph" style:parent-style-name="Standard">
      <style:text-properties officeooo:rsid="00146320" officeooo:paragraph-rsid="003bdd16"/>
    </style:style>
    <style:style style:name="P101" style:family="paragraph" style:parent-style-name="Standard">
      <style:text-properties officeooo:rsid="00146320" officeooo:paragraph-rsid="003e7155"/>
    </style:style>
    <style:style style:name="P102" style:family="paragraph" style:parent-style-name="Standard">
      <style:text-properties officeooo:rsid="00146320" officeooo:paragraph-rsid="003fc114"/>
    </style:style>
    <style:style style:name="P103" style:family="paragraph" style:parent-style-name="Standard">
      <style:text-properties officeooo:rsid="00146320" officeooo:paragraph-rsid="00433de6"/>
    </style:style>
    <style:style style:name="P104" style:family="paragraph" style:parent-style-name="Standard">
      <style:text-properties officeooo:rsid="00146320" officeooo:paragraph-rsid="00434d46"/>
    </style:style>
    <style:style style:name="P105" style:family="paragraph" style:parent-style-name="Standard">
      <style:text-properties officeooo:rsid="00146320" officeooo:paragraph-rsid="0044e0e4"/>
    </style:style>
    <style:style style:name="P106" style:family="paragraph" style:parent-style-name="Standard">
      <style:text-properties officeooo:rsid="00146320" officeooo:paragraph-rsid="0045cb8d"/>
    </style:style>
    <style:style style:name="P107" style:family="paragraph" style:parent-style-name="Standard">
      <style:text-properties officeooo:rsid="00146320" officeooo:paragraph-rsid="0046a77b"/>
    </style:style>
    <style:style style:name="P108" style:family="paragraph" style:parent-style-name="Standard">
      <style:text-properties officeooo:rsid="00146320" officeooo:paragraph-rsid="00488567"/>
    </style:style>
    <style:style style:name="P109" style:family="paragraph" style:parent-style-name="Standard">
      <style:text-properties officeooo:rsid="00146320" officeooo:paragraph-rsid="004976a6"/>
    </style:style>
    <style:style style:name="P110" style:family="paragraph" style:parent-style-name="Standard">
      <style:text-properties officeooo:rsid="00146320" officeooo:paragraph-rsid="004b4f64"/>
    </style:style>
    <style:style style:name="P111" style:family="paragraph" style:parent-style-name="Standard">
      <style:text-properties officeooo:rsid="00146320" officeooo:paragraph-rsid="004f75fd"/>
    </style:style>
    <style:style style:name="P112" style:family="paragraph" style:parent-style-name="Standard">
      <style:text-properties officeooo:rsid="00146320" officeooo:paragraph-rsid="00502054"/>
    </style:style>
    <style:style style:name="P113" style:family="paragraph" style:parent-style-name="Standard">
      <style:text-properties officeooo:rsid="00146320" officeooo:paragraph-rsid="0053ebab"/>
    </style:style>
    <style:style style:name="P114" style:family="paragraph" style:parent-style-name="Standard">
      <style:text-properties officeooo:rsid="00146320" officeooo:paragraph-rsid="00553194"/>
    </style:style>
    <style:style style:name="P115" style:family="paragraph" style:parent-style-name="Standard">
      <style:text-properties officeooo:rsid="00146320" officeooo:paragraph-rsid="005766cd"/>
    </style:style>
    <style:style style:name="P116" style:family="paragraph" style:parent-style-name="Standard">
      <style:text-properties officeooo:rsid="00146320" officeooo:paragraph-rsid="005c1877"/>
    </style:style>
    <style:style style:name="P117" style:family="paragraph" style:parent-style-name="Standard">
      <style:text-properties officeooo:rsid="00146320" officeooo:paragraph-rsid="005d7d25"/>
    </style:style>
    <style:style style:name="P118" style:family="paragraph" style:parent-style-name="Standard">
      <style:text-properties officeooo:rsid="00146320" officeooo:paragraph-rsid="005fe43e"/>
    </style:style>
    <style:style style:name="P119" style:family="paragraph" style:parent-style-name="Standard">
      <style:text-properties officeooo:rsid="00146320" officeooo:paragraph-rsid="00616323"/>
    </style:style>
    <style:style style:name="P120" style:family="paragraph" style:parent-style-name="Standard">
      <style:text-properties officeooo:rsid="00146320" officeooo:paragraph-rsid="0061ad9b"/>
    </style:style>
    <style:style style:name="P121" style:family="paragraph" style:parent-style-name="Standard">
      <style:text-properties officeooo:rsid="00146320" officeooo:paragraph-rsid="0061f59d"/>
    </style:style>
    <style:style style:name="P122" style:family="paragraph" style:parent-style-name="Standard">
      <style:text-properties officeooo:rsid="00146320" officeooo:paragraph-rsid="00635eab"/>
    </style:style>
    <style:style style:name="P123" style:family="paragraph" style:parent-style-name="Standard">
      <style:text-properties officeooo:rsid="00146320" officeooo:paragraph-rsid="00654c70"/>
    </style:style>
    <style:style style:name="P124" style:family="paragraph" style:parent-style-name="Standard">
      <style:text-properties officeooo:rsid="00146320" officeooo:paragraph-rsid="006621dc"/>
    </style:style>
    <style:style style:name="P125" style:family="paragraph" style:parent-style-name="Standard">
      <style:text-properties fo:font-size="10pt" officeooo:rsid="00128636" officeooo:paragraph-rsid="00146320" style:font-size-asian="10pt" style:font-size-complex="10pt"/>
    </style:style>
    <style:style style:name="P126" style:family="paragraph" style:parent-style-name="Standard">
      <style:text-properties fo:font-size="10pt" officeooo:rsid="00128636" officeooo:paragraph-rsid="001555ca" style:font-size-asian="10pt" style:font-size-complex="10pt"/>
    </style:style>
    <style:style style:name="P127" style:family="paragraph" style:parent-style-name="Standard">
      <style:text-properties fo:font-size="10pt" officeooo:rsid="00128636" officeooo:paragraph-rsid="0015fd66" style:font-size-asian="10pt" style:font-size-complex="10pt"/>
    </style:style>
    <style:style style:name="P128" style:family="paragraph" style:parent-style-name="Standard">
      <style:text-properties fo:font-size="10pt" officeooo:rsid="00128636" officeooo:paragraph-rsid="00171ec2" style:font-size-asian="10pt" style:font-size-complex="10pt"/>
    </style:style>
    <style:style style:name="P129" style:family="paragraph" style:parent-style-name="Standard">
      <style:text-properties fo:font-size="10pt" officeooo:rsid="00128636" officeooo:paragraph-rsid="00189fe9" style:font-size-asian="10pt" style:font-size-complex="10pt"/>
    </style:style>
    <style:style style:name="P130" style:family="paragraph" style:parent-style-name="Standard">
      <style:text-properties fo:font-size="10pt" officeooo:rsid="00128636" officeooo:paragraph-rsid="001a1fed" style:font-size-asian="10pt" style:font-size-complex="10pt"/>
    </style:style>
    <style:style style:name="P131" style:family="paragraph" style:parent-style-name="Standard">
      <style:text-properties fo:font-size="10pt" officeooo:rsid="00128636" officeooo:paragraph-rsid="001baea2" style:font-size-asian="10pt" style:font-size-complex="10pt"/>
    </style:style>
    <style:style style:name="P132" style:family="paragraph" style:parent-style-name="Standard">
      <style:text-properties fo:font-size="10pt" officeooo:rsid="00128636" officeooo:paragraph-rsid="001f8ae5" style:font-size-asian="10pt" style:font-size-complex="10pt"/>
    </style:style>
    <style:style style:name="P133" style:family="paragraph" style:parent-style-name="Standard">
      <style:text-properties fo:font-size="10pt" officeooo:rsid="00128636" officeooo:paragraph-rsid="00203e19" style:font-size-asian="10pt" style:font-size-complex="10pt"/>
    </style:style>
    <style:style style:name="P134" style:family="paragraph" style:parent-style-name="Standard">
      <style:text-properties fo:font-size="10pt" officeooo:rsid="00128636" officeooo:paragraph-rsid="002259ac" style:font-size-asian="10pt" style:font-size-complex="10pt"/>
    </style:style>
    <style:style style:name="P135" style:family="paragraph" style:parent-style-name="Standard">
      <style:text-properties fo:font-size="10pt" officeooo:rsid="00128636" officeooo:paragraph-rsid="00249ec8" style:font-size-asian="10pt" style:font-size-complex="10pt"/>
    </style:style>
    <style:style style:name="P136" style:family="paragraph" style:parent-style-name="Standard">
      <style:text-properties fo:font-size="10pt" officeooo:rsid="00128636" officeooo:paragraph-rsid="0025f119" style:font-size-asian="10pt" style:font-size-complex="10pt"/>
    </style:style>
    <style:style style:name="P137" style:family="paragraph" style:parent-style-name="Standard">
      <style:text-properties fo:font-size="10pt" officeooo:rsid="00128636" officeooo:paragraph-rsid="00269d46" style:font-size-asian="10pt" style:font-size-complex="10pt"/>
    </style:style>
    <style:style style:name="P138" style:family="paragraph" style:parent-style-name="Standard">
      <style:text-properties fo:font-size="10pt" officeooo:rsid="00128636" officeooo:paragraph-rsid="00295dcc" style:font-size-asian="10pt" style:font-size-complex="10pt"/>
    </style:style>
    <style:style style:name="P139" style:family="paragraph" style:parent-style-name="Standard">
      <style:text-properties fo:font-size="10pt" officeooo:rsid="00128636" officeooo:paragraph-rsid="002a8f81" style:font-size-asian="10pt" style:font-size-complex="10pt"/>
    </style:style>
    <style:style style:name="P140" style:family="paragraph" style:parent-style-name="Standard">
      <style:text-properties fo:font-size="10pt" officeooo:rsid="00128636" officeooo:paragraph-rsid="002cf49b" style:font-size-asian="10pt" style:font-size-complex="10pt"/>
    </style:style>
    <style:style style:name="P141" style:family="paragraph" style:parent-style-name="Standard">
      <style:text-properties fo:font-size="10pt" officeooo:rsid="00128636" officeooo:paragraph-rsid="0030d244" style:font-size-asian="10pt" style:font-size-complex="10pt"/>
    </style:style>
    <style:style style:name="P142" style:family="paragraph" style:parent-style-name="Standard">
      <style:text-properties fo:font-size="10pt" officeooo:rsid="00128636" officeooo:paragraph-rsid="0032b727" style:font-size-asian="10pt" style:font-size-complex="10pt"/>
    </style:style>
    <style:style style:name="P143" style:family="paragraph" style:parent-style-name="Standard">
      <style:text-properties fo:font-size="10pt" officeooo:rsid="00128636" officeooo:paragraph-rsid="00369c0f" style:font-size-asian="10pt" style:font-size-complex="10pt"/>
    </style:style>
    <style:style style:name="P144" style:family="paragraph" style:parent-style-name="Standard">
      <style:text-properties fo:font-size="10pt" officeooo:rsid="00128636" officeooo:paragraph-rsid="0038d679" style:font-size-asian="10pt" style:font-size-complex="10pt"/>
    </style:style>
    <style:style style:name="P145" style:family="paragraph" style:parent-style-name="Standard">
      <style:text-properties fo:font-size="10pt" officeooo:rsid="00128636" officeooo:paragraph-rsid="003a02b5" style:font-size-asian="10pt" style:font-size-complex="10pt"/>
    </style:style>
    <style:style style:name="P146" style:family="paragraph" style:parent-style-name="Standard">
      <style:text-properties fo:font-size="10pt" officeooo:rsid="00128636" officeooo:paragraph-rsid="003ace77" style:font-size-asian="10pt" style:font-size-complex="10pt"/>
    </style:style>
    <style:style style:name="P147" style:family="paragraph" style:parent-style-name="Standard">
      <style:text-properties fo:font-size="10pt" officeooo:rsid="00128636" officeooo:paragraph-rsid="003bdd16" style:font-size-asian="10pt" style:font-size-complex="10pt"/>
    </style:style>
    <style:style style:name="P148" style:family="paragraph" style:parent-style-name="Standard">
      <style:text-properties fo:font-size="10pt" officeooo:rsid="00128636" officeooo:paragraph-rsid="003e7155" style:font-size-asian="10pt" style:font-size-complex="10pt"/>
    </style:style>
    <style:style style:name="P149" style:family="paragraph" style:parent-style-name="Standard">
      <style:text-properties fo:font-size="10pt" officeooo:rsid="00128636" officeooo:paragraph-rsid="003fc114" style:font-size-asian="10pt" style:font-size-complex="10pt"/>
    </style:style>
    <style:style style:name="P150" style:family="paragraph" style:parent-style-name="Standard">
      <style:text-properties fo:font-size="10pt" officeooo:rsid="00128636" officeooo:paragraph-rsid="00434d46" style:font-size-asian="10pt" style:font-size-complex="10pt"/>
    </style:style>
    <style:style style:name="P151" style:family="paragraph" style:parent-style-name="Standard">
      <style:text-properties fo:font-size="10pt" officeooo:rsid="00128636" officeooo:paragraph-rsid="00440dd5" style:font-size-asian="10pt" style:font-size-complex="10pt"/>
    </style:style>
    <style:style style:name="P152" style:family="paragraph" style:parent-style-name="Standard">
      <style:text-properties fo:font-size="10pt" officeooo:rsid="00128636" officeooo:paragraph-rsid="0044e0e4" style:font-size-asian="10pt" style:font-size-complex="10pt"/>
    </style:style>
    <style:style style:name="P153" style:family="paragraph" style:parent-style-name="Standard">
      <style:text-properties fo:font-size="10pt" officeooo:rsid="00128636" officeooo:paragraph-rsid="0045cb8d" style:font-size-asian="10pt" style:font-size-complex="10pt"/>
    </style:style>
    <style:style style:name="P154" style:family="paragraph" style:parent-style-name="Standard">
      <style:text-properties fo:font-size="10pt" officeooo:rsid="00128636" officeooo:paragraph-rsid="0046a77b" style:font-size-asian="10pt" style:font-size-complex="10pt"/>
    </style:style>
    <style:style style:name="P155" style:family="paragraph" style:parent-style-name="Standard">
      <style:text-properties fo:font-size="10pt" officeooo:rsid="00128636" officeooo:paragraph-rsid="00488567" style:font-size-asian="10pt" style:font-size-complex="10pt"/>
    </style:style>
    <style:style style:name="P156" style:family="paragraph" style:parent-style-name="Standard">
      <style:text-properties fo:font-size="10pt" officeooo:rsid="00128636" officeooo:paragraph-rsid="004b4f64" style:font-size-asian="10pt" style:font-size-complex="10pt"/>
    </style:style>
    <style:style style:name="P157" style:family="paragraph" style:parent-style-name="Standard">
      <style:text-properties fo:font-size="10pt" officeooo:rsid="00128636" officeooo:paragraph-rsid="00502054" style:font-size-asian="10pt" style:font-size-complex="10pt"/>
    </style:style>
    <style:style style:name="P158" style:family="paragraph" style:parent-style-name="Standard">
      <style:text-properties fo:font-size="10pt" officeooo:rsid="00128636" officeooo:paragraph-rsid="0053ebab" style:font-size-asian="10pt" style:font-size-complex="10pt"/>
    </style:style>
    <style:style style:name="P159" style:family="paragraph" style:parent-style-name="Standard">
      <style:text-properties fo:font-size="10pt" officeooo:rsid="00128636" officeooo:paragraph-rsid="005638eb" style:font-size-asian="10pt" style:font-size-complex="10pt"/>
    </style:style>
    <style:style style:name="P160" style:family="paragraph" style:parent-style-name="Standard">
      <style:text-properties fo:font-size="10pt" officeooo:rsid="00128636" officeooo:paragraph-rsid="005766cd" style:font-size-asian="10pt" style:font-size-complex="10pt"/>
    </style:style>
    <style:style style:name="P161" style:family="paragraph" style:parent-style-name="Standard">
      <style:text-properties fo:font-size="10pt" officeooo:rsid="00128636" officeooo:paragraph-rsid="005c1877" style:font-size-asian="10pt" style:font-size-complex="10pt"/>
    </style:style>
    <style:style style:name="P162" style:family="paragraph" style:parent-style-name="Standard">
      <style:text-properties fo:font-size="10pt" officeooo:rsid="00128636" officeooo:paragraph-rsid="005d7d25" style:font-size-asian="10pt" style:font-size-complex="10pt"/>
    </style:style>
    <style:style style:name="P163" style:family="paragraph" style:parent-style-name="Standard">
      <style:text-properties fo:font-size="10pt" officeooo:rsid="00128636" officeooo:paragraph-rsid="005fe43e" style:font-size-asian="10pt" style:font-size-complex="10pt"/>
    </style:style>
    <style:style style:name="P164" style:family="paragraph" style:parent-style-name="Standard">
      <style:text-properties fo:font-size="10pt" officeooo:rsid="00128636" officeooo:paragraph-rsid="00616323" style:font-size-asian="10pt" style:font-size-complex="10pt"/>
    </style:style>
    <style:style style:name="P165" style:family="paragraph" style:parent-style-name="Standard">
      <style:text-properties fo:font-size="10pt" officeooo:rsid="00128636" officeooo:paragraph-rsid="0061ad9b" style:font-size-asian="10pt" style:font-size-complex="10pt"/>
    </style:style>
    <style:style style:name="P166" style:family="paragraph" style:parent-style-name="Standard">
      <style:text-properties fo:font-size="10pt" officeooo:rsid="00128636" officeooo:paragraph-rsid="0061f59d" style:font-size-asian="10pt" style:font-size-complex="10pt"/>
    </style:style>
    <style:style style:name="P167" style:family="paragraph" style:parent-style-name="Standard">
      <style:text-properties fo:font-size="10pt" officeooo:rsid="00128636" officeooo:paragraph-rsid="00635eab" style:font-size-asian="10pt" style:font-size-complex="10pt"/>
    </style:style>
    <style:style style:name="P168" style:family="paragraph" style:parent-style-name="Standard">
      <style:text-properties fo:font-size="10pt" officeooo:rsid="00128636" officeooo:paragraph-rsid="00654c70" style:font-size-asian="10pt" style:font-size-complex="10pt"/>
    </style:style>
    <style:style style:name="P169" style:family="paragraph" style:parent-style-name="Standard">
      <style:text-properties fo:font-size="10pt" officeooo:rsid="00128636" officeooo:paragraph-rsid="006621dc" style:font-size-asian="10pt" style:font-size-complex="10pt"/>
    </style:style>
    <style:style style:name="P170" style:family="paragraph" style:parent-style-name="Standard">
      <style:text-properties officeooo:rsid="001555ca" officeooo:paragraph-rsid="001555ca"/>
    </style:style>
    <style:style style:name="P171" style:family="paragraph" style:parent-style-name="Standard">
      <style:text-properties officeooo:rsid="001555ca" officeooo:paragraph-rsid="0015fd66"/>
    </style:style>
    <style:style style:name="P172" style:family="paragraph" style:parent-style-name="Standard">
      <style:text-properties officeooo:rsid="001555ca" officeooo:paragraph-rsid="00171ec2"/>
    </style:style>
    <style:style style:name="P173" style:family="paragraph" style:parent-style-name="Standard">
      <style:text-properties officeooo:rsid="001555ca" officeooo:paragraph-rsid="00189fe9"/>
    </style:style>
    <style:style style:name="P174" style:family="paragraph" style:parent-style-name="Standard">
      <style:text-properties officeooo:rsid="001555ca" officeooo:paragraph-rsid="001a1fed"/>
    </style:style>
    <style:style style:name="P175" style:family="paragraph" style:parent-style-name="Standard">
      <style:text-properties officeooo:rsid="001555ca" officeooo:paragraph-rsid="001b44bb"/>
    </style:style>
    <style:style style:name="P176" style:family="paragraph" style:parent-style-name="Standard">
      <style:text-properties officeooo:rsid="001555ca" officeooo:paragraph-rsid="001baea2"/>
    </style:style>
    <style:style style:name="P177" style:family="paragraph" style:parent-style-name="Standard">
      <style:text-properties officeooo:rsid="001555ca" officeooo:paragraph-rsid="001f8ae5"/>
    </style:style>
    <style:style style:name="P178" style:family="paragraph" style:parent-style-name="Standard">
      <style:text-properties officeooo:rsid="001555ca" officeooo:paragraph-rsid="00203e19"/>
    </style:style>
    <style:style style:name="P179" style:family="paragraph" style:parent-style-name="Standard">
      <style:text-properties officeooo:rsid="001555ca" officeooo:paragraph-rsid="002259ac"/>
    </style:style>
    <style:style style:name="P180" style:family="paragraph" style:parent-style-name="Standard">
      <style:text-properties officeooo:rsid="001555ca" officeooo:paragraph-rsid="002460f5"/>
    </style:style>
    <style:style style:name="P181" style:family="paragraph" style:parent-style-name="Standard">
      <style:text-properties officeooo:rsid="001555ca" officeooo:paragraph-rsid="00249ec8"/>
    </style:style>
    <style:style style:name="P182" style:family="paragraph" style:parent-style-name="Standard">
      <style:text-properties officeooo:rsid="001555ca" officeooo:paragraph-rsid="0025f119"/>
    </style:style>
    <style:style style:name="P183" style:family="paragraph" style:parent-style-name="Standard">
      <style:text-properties officeooo:rsid="001555ca" officeooo:paragraph-rsid="00269d46"/>
    </style:style>
    <style:style style:name="P184" style:family="paragraph" style:parent-style-name="Standard">
      <style:text-properties officeooo:rsid="001555ca" officeooo:paragraph-rsid="00295dcc"/>
    </style:style>
    <style:style style:name="P185" style:family="paragraph" style:parent-style-name="Standard">
      <style:text-properties officeooo:rsid="001555ca" officeooo:paragraph-rsid="002a8f81"/>
    </style:style>
    <style:style style:name="P186" style:family="paragraph" style:parent-style-name="Standard">
      <style:text-properties officeooo:rsid="001555ca" officeooo:paragraph-rsid="002a9a6e"/>
    </style:style>
    <style:style style:name="P187" style:family="paragraph" style:parent-style-name="Standard">
      <style:text-properties officeooo:rsid="001555ca" officeooo:paragraph-rsid="0030d244"/>
    </style:style>
    <style:style style:name="P188" style:family="paragraph" style:parent-style-name="Standard">
      <style:text-properties officeooo:rsid="001555ca" officeooo:paragraph-rsid="0032b727"/>
    </style:style>
    <style:style style:name="P189" style:family="paragraph" style:parent-style-name="Standard">
      <style:text-properties officeooo:rsid="001555ca" officeooo:paragraph-rsid="003e7155"/>
    </style:style>
    <style:style style:name="P190" style:family="paragraph" style:parent-style-name="Standard">
      <style:text-properties officeooo:rsid="001555ca" officeooo:paragraph-rsid="003f4259"/>
    </style:style>
    <style:style style:name="P191" style:family="paragraph" style:parent-style-name="Standard">
      <style:text-properties officeooo:rsid="001555ca" officeooo:paragraph-rsid="003fc114"/>
    </style:style>
    <style:style style:name="P192" style:family="paragraph" style:parent-style-name="Standard">
      <style:text-properties officeooo:rsid="001555ca" officeooo:paragraph-rsid="00433de6"/>
    </style:style>
    <style:style style:name="P193" style:family="paragraph" style:parent-style-name="Standard">
      <style:text-properties officeooo:rsid="001555ca" officeooo:paragraph-rsid="00434d46"/>
    </style:style>
    <style:style style:name="P194" style:family="paragraph" style:parent-style-name="Standard">
      <style:text-properties officeooo:rsid="001555ca" officeooo:paragraph-rsid="0045cb8d"/>
    </style:style>
    <style:style style:name="P195" style:family="paragraph" style:parent-style-name="Standard">
      <style:text-properties officeooo:rsid="001555ca" officeooo:paragraph-rsid="0046a77b"/>
    </style:style>
    <style:style style:name="P196" style:family="paragraph" style:parent-style-name="Standard">
      <style:text-properties officeooo:rsid="001555ca" officeooo:paragraph-rsid="00488567"/>
    </style:style>
    <style:style style:name="P197" style:family="paragraph" style:parent-style-name="Standard">
      <style:text-properties officeooo:rsid="001555ca" officeooo:paragraph-rsid="004976a6"/>
    </style:style>
    <style:style style:name="P198" style:family="paragraph" style:parent-style-name="Standard">
      <style:text-properties officeooo:rsid="001555ca" officeooo:paragraph-rsid="004b4f64"/>
    </style:style>
    <style:style style:name="P199" style:family="paragraph" style:parent-style-name="Standard">
      <style:text-properties officeooo:rsid="001555ca" officeooo:paragraph-rsid="004f75fd"/>
    </style:style>
    <style:style style:name="P200" style:family="paragraph" style:parent-style-name="Standard">
      <style:text-properties officeooo:rsid="001555ca" officeooo:paragraph-rsid="00502054"/>
    </style:style>
    <style:style style:name="P201" style:family="paragraph" style:parent-style-name="Standard">
      <style:text-properties officeooo:rsid="001555ca" officeooo:paragraph-rsid="0053ebab"/>
    </style:style>
    <style:style style:name="P202" style:family="paragraph" style:parent-style-name="Standard">
      <style:text-properties officeooo:rsid="001555ca" officeooo:paragraph-rsid="005c1877"/>
    </style:style>
    <style:style style:name="P203" style:family="paragraph" style:parent-style-name="Standard">
      <style:text-properties officeooo:rsid="001555ca" officeooo:paragraph-rsid="005d7d25"/>
    </style:style>
    <style:style style:name="P204" style:family="paragraph" style:parent-style-name="Standard">
      <style:text-properties officeooo:rsid="001555ca" officeooo:paragraph-rsid="005f3312"/>
    </style:style>
    <style:style style:name="P205" style:family="paragraph" style:parent-style-name="Standard">
      <style:text-properties officeooo:rsid="001555ca" officeooo:paragraph-rsid="005fe43e"/>
    </style:style>
    <style:style style:name="P206" style:family="paragraph" style:parent-style-name="Standard">
      <style:text-properties officeooo:rsid="001555ca" officeooo:paragraph-rsid="00616323"/>
    </style:style>
    <style:style style:name="P207" style:family="paragraph" style:parent-style-name="Standard">
      <style:text-properties officeooo:rsid="001555ca" officeooo:paragraph-rsid="0061ad9b"/>
    </style:style>
    <style:style style:name="P208" style:family="paragraph" style:parent-style-name="Standard">
      <style:text-properties officeooo:rsid="001555ca" officeooo:paragraph-rsid="0061f59d"/>
    </style:style>
    <style:style style:name="P209" style:family="paragraph" style:parent-style-name="Standard">
      <style:text-properties officeooo:rsid="001555ca" officeooo:paragraph-rsid="00635eab"/>
    </style:style>
    <style:style style:name="P210" style:family="paragraph" style:parent-style-name="Standard">
      <style:text-properties officeooo:rsid="001555ca" officeooo:paragraph-rsid="00654c70"/>
    </style:style>
    <style:style style:name="P211" style:family="paragraph" style:parent-style-name="Standard">
      <style:text-properties officeooo:rsid="001555ca" officeooo:paragraph-rsid="006621dc"/>
    </style:style>
    <style:style style:name="P212" style:family="paragraph" style:parent-style-name="Standard">
      <style:text-properties officeooo:rsid="001555ca" officeooo:paragraph-rsid="00675ce3"/>
    </style:style>
    <style:style style:name="P213" style:family="paragraph" style:parent-style-name="Standard">
      <style:text-properties officeooo:paragraph-rsid="001555ca"/>
    </style:style>
    <style:style style:name="P214" style:family="paragraph" style:parent-style-name="Standard">
      <style:text-properties officeooo:paragraph-rsid="0015fd66"/>
    </style:style>
    <style:style style:name="P215" style:family="paragraph" style:parent-style-name="Standard">
      <style:text-properties officeooo:paragraph-rsid="00171ec2"/>
    </style:style>
    <style:style style:name="P216" style:family="paragraph" style:parent-style-name="Standard">
      <style:text-properties officeooo:paragraph-rsid="00189fe9"/>
    </style:style>
    <style:style style:name="P217" style:family="paragraph" style:parent-style-name="Standard">
      <style:text-properties officeooo:paragraph-rsid="00193193"/>
    </style:style>
    <style:style style:name="P218" style:family="paragraph" style:parent-style-name="Standard">
      <style:text-properties officeooo:paragraph-rsid="001b44bb"/>
    </style:style>
    <style:style style:name="P219" style:family="paragraph" style:parent-style-name="Standard">
      <style:text-properties officeooo:paragraph-rsid="003220ff"/>
    </style:style>
    <style:style style:name="P220" style:family="paragraph" style:parent-style-name="Standard">
      <style:text-properties officeooo:paragraph-rsid="0032b727"/>
    </style:style>
    <style:style style:name="P221" style:family="paragraph" style:parent-style-name="Standard">
      <style:text-properties officeooo:paragraph-rsid="0034f091"/>
    </style:style>
    <style:style style:name="P222" style:family="paragraph" style:parent-style-name="Standard">
      <style:text-properties officeooo:paragraph-rsid="00369c0f"/>
    </style:style>
    <style:style style:name="P223" style:family="paragraph" style:parent-style-name="Standard">
      <style:paragraph-properties fo:text-align="center" style:justify-single-word="false"/>
      <style:text-properties fo:font-weight="bold" officeooo:rsid="0038d679" officeooo:paragraph-rsid="0038d679" style:font-weight-asian="bold" style:font-weight-complex="bold"/>
    </style:style>
    <style:style style:name="P224" style:family="paragraph" style:parent-style-name="Standard">
      <style:paragraph-properties fo:text-align="start" style:justify-single-word="false"/>
      <style:text-properties fo:font-weight="bold" officeooo:rsid="0038d679" officeooo:paragraph-rsid="0038d679" style:font-weight-asian="bold" style:font-weight-complex="bold"/>
    </style:style>
    <style:style style:name="P225" style:family="paragraph" style:parent-style-name="Standard">
      <style:text-properties officeooo:paragraph-rsid="004b4f64"/>
    </style:style>
    <style:style style:name="P226" style:family="paragraph" style:parent-style-name="Standard">
      <style:text-properties officeooo:paragraph-rsid="004f75fd"/>
    </style:style>
    <style:style style:name="P227" style:family="paragraph" style:parent-style-name="Standard">
      <style:text-properties officeooo:paragraph-rsid="00502054"/>
    </style:style>
    <style:style style:name="P228" style:family="paragraph" style:parent-style-name="Standard">
      <style:text-properties officeooo:paragraph-rsid="0053ebab"/>
    </style:style>
    <style:style style:name="P229" style:family="paragraph" style:parent-style-name="Standard">
      <style:text-properties officeooo:paragraph-rsid="005fe43e"/>
    </style:style>
    <style:style style:name="P230" style:family="paragraph" style:parent-style-name="Standard">
      <style:paragraph-properties fo:break-before="page"/>
      <style:text-properties officeooo:rsid="000f5ebd" officeooo:paragraph-rsid="000f5ebd"/>
    </style:style>
    <style:style style:name="P231" style:family="paragraph" style:parent-style-name="Standard">
      <style:paragraph-properties fo:break-before="page"/>
      <style:text-properties officeooo:rsid="000f5ebd" officeooo:paragraph-rsid="00203e19"/>
    </style:style>
    <style:style style:name="P232" style:family="paragraph" style:parent-style-name="Standard">
      <style:paragraph-properties fo:break-before="page"/>
      <style:text-properties officeooo:rsid="000f5ebd" officeooo:paragraph-rsid="0025f119"/>
    </style:style>
    <style:style style:name="P233" style:family="paragraph" style:parent-style-name="Standard">
      <style:paragraph-properties fo:break-before="page"/>
      <style:text-properties officeooo:rsid="000f5ebd" officeooo:paragraph-rsid="00295dcc"/>
    </style:style>
    <style:style style:name="P234" style:family="paragraph" style:parent-style-name="Standard">
      <style:paragraph-properties fo:break-before="page"/>
      <style:text-properties officeooo:rsid="000f5ebd" officeooo:paragraph-rsid="0038d679"/>
    </style:style>
    <style:style style:name="P235" style:family="paragraph" style:parent-style-name="Standard">
      <style:paragraph-properties fo:break-before="page"/>
      <style:text-properties officeooo:rsid="000f5ebd" officeooo:paragraph-rsid="003bdd16"/>
    </style:style>
    <style:style style:name="P236" style:family="paragraph" style:parent-style-name="Standard">
      <style:paragraph-properties fo:break-before="page"/>
      <style:text-properties officeooo:rsid="000f5ebd" officeooo:paragraph-rsid="003fc114"/>
    </style:style>
    <style:style style:name="P237" style:family="paragraph" style:parent-style-name="Standard">
      <style:paragraph-properties fo:break-before="page"/>
      <style:text-properties officeooo:rsid="000f5ebd" officeooo:paragraph-rsid="00433de6"/>
    </style:style>
    <style:style style:name="P238" style:family="paragraph" style:parent-style-name="Standard">
      <style:paragraph-properties fo:break-before="page"/>
      <style:text-properties officeooo:rsid="000f5ebd" officeooo:paragraph-rsid="00434d46"/>
    </style:style>
    <style:style style:name="P239" style:family="paragraph" style:parent-style-name="Standard">
      <style:paragraph-properties fo:break-before="page"/>
      <style:text-properties officeooo:rsid="000f5ebd" officeooo:paragraph-rsid="0044e0e4"/>
    </style:style>
    <style:style style:name="P240" style:family="paragraph" style:parent-style-name="Standard">
      <style:paragraph-properties fo:break-before="page"/>
      <style:text-properties officeooo:rsid="000f5ebd" officeooo:paragraph-rsid="00488567"/>
    </style:style>
    <style:style style:name="P241" style:family="paragraph" style:parent-style-name="Standard">
      <style:paragraph-properties fo:break-before="page"/>
      <style:text-properties officeooo:rsid="000f5ebd" officeooo:paragraph-rsid="004976a6"/>
    </style:style>
    <style:style style:name="P242" style:family="paragraph" style:parent-style-name="Standard">
      <style:paragraph-properties fo:break-before="page"/>
      <style:text-properties officeooo:rsid="000f5ebd" officeooo:paragraph-rsid="0053ebab"/>
    </style:style>
    <style:style style:name="P243" style:family="paragraph" style:parent-style-name="Standard">
      <style:paragraph-properties fo:break-before="page"/>
      <style:text-properties officeooo:rsid="000f5ebd" officeooo:paragraph-rsid="005766cd"/>
    </style:style>
    <style:style style:name="P244" style:family="paragraph" style:parent-style-name="Standard">
      <style:paragraph-properties fo:break-before="page"/>
      <style:text-properties officeooo:rsid="000f5ebd" officeooo:paragraph-rsid="005c1877"/>
    </style:style>
    <style:style style:name="P245" style:family="paragraph" style:parent-style-name="Standard">
      <style:paragraph-properties fo:break-before="page"/>
      <style:text-properties officeooo:rsid="000f5ebd" officeooo:paragraph-rsid="005fe43e"/>
    </style:style>
    <style:style style:name="P246" style:family="paragraph" style:parent-style-name="Standard">
      <style:paragraph-properties fo:break-before="page"/>
      <style:text-properties officeooo:rsid="000f5ebd" officeooo:paragraph-rsid="0061ad9b"/>
    </style:style>
    <style:style style:name="P247" style:family="paragraph" style:parent-style-name="Standard">
      <style:paragraph-properties fo:break-before="page"/>
      <style:text-properties officeooo:rsid="000f5ebd" officeooo:paragraph-rsid="00654c70"/>
    </style:style>
    <style:style style:name="P248" style:family="paragraph" style:parent-style-name="Standard">
      <style:paragraph-properties fo:break-before="page"/>
      <style:text-properties officeooo:rsid="000f5ebd" officeooo:paragraph-rsid="006621dc"/>
    </style:style>
    <style:style style:name="P249" style:family="paragraph" style:parent-style-name="Standard">
      <style:paragraph-properties fo:break-before="page"/>
      <style:text-properties officeooo:paragraph-rsid="0015fd66"/>
    </style:style>
    <style:style style:name="P250" style:family="paragraph" style:parent-style-name="Standard">
      <style:paragraph-properties fo:break-before="page"/>
      <style:text-properties officeooo:paragraph-rsid="00189fe9"/>
    </style:style>
    <style:style style:name="P251" style:family="paragraph" style:parent-style-name="Standard">
      <style:paragraph-properties fo:break-before="page"/>
      <style:text-properties officeooo:paragraph-rsid="001a1fed"/>
    </style:style>
    <style:style style:name="P252" style:family="paragraph" style:parent-style-name="Standard">
      <style:paragraph-properties fo:break-before="page"/>
      <style:text-properties officeooo:paragraph-rsid="0030d244"/>
    </style:style>
    <style:style style:name="P253" style:family="paragraph" style:parent-style-name="Standard">
      <style:paragraph-properties fo:break-before="page"/>
      <style:text-properties officeooo:paragraph-rsid="0034f091"/>
    </style:style>
    <style:style style:name="P254" style:family="paragraph" style:parent-style-name="Standard">
      <style:paragraph-properties fo:break-before="page"/>
      <style:text-properties officeooo:paragraph-rsid="00502054"/>
    </style:style>
    <style:style style:name="P255" style:family="paragraph" style:parent-style-name="Standard">
      <style:paragraph-properties fo:break-before="page"/>
      <style:text-properties officeooo:paragraph-rsid="0053ebab"/>
    </style:style>
    <style:style style:name="P256" style:family="paragraph" style:parent-style-name="Table_20_Contents">
      <style:text-properties fo:font-size="10pt" officeooo:rsid="00128636" officeooo:paragraph-rsid="00128636" style:font-size-asian="10pt" style:font-size-complex="10pt"/>
    </style:style>
    <style:style style:name="P257" style:family="paragraph" style:parent-style-name="Table_20_Contents">
      <style:text-properties fo:font-size="10pt" officeooo:rsid="00128636" officeooo:paragraph-rsid="001555ca" style:font-size-asian="10pt" style:font-size-complex="10pt"/>
    </style:style>
    <style:style style:name="P258" style:family="paragraph" style:parent-style-name="Table_20_Contents">
      <style:text-properties fo:font-size="10pt" officeooo:rsid="00128636" officeooo:paragraph-rsid="0015fd66" style:font-size-asian="10pt" style:font-size-complex="10pt"/>
    </style:style>
    <style:style style:name="P259" style:family="paragraph" style:parent-style-name="Table_20_Contents">
      <style:text-properties fo:font-size="10pt" officeooo:rsid="00128636" officeooo:paragraph-rsid="00171ec2" style:font-size-asian="10pt" style:font-size-complex="10pt"/>
    </style:style>
    <style:style style:name="P260" style:family="paragraph" style:parent-style-name="Table_20_Contents">
      <style:text-properties fo:font-size="10pt" officeooo:rsid="00128636" officeooo:paragraph-rsid="00189fe9" style:font-size-asian="10pt" style:font-size-complex="10pt"/>
    </style:style>
    <style:style style:name="P261" style:family="paragraph" style:parent-style-name="Table_20_Contents">
      <style:text-properties fo:font-size="10pt" officeooo:rsid="00128636" officeooo:paragraph-rsid="001a1fed" style:font-size-asian="10pt" style:font-size-complex="10pt"/>
    </style:style>
    <style:style style:name="P262" style:family="paragraph" style:parent-style-name="Table_20_Contents">
      <style:text-properties fo:font-size="10pt" officeooo:rsid="00128636" officeooo:paragraph-rsid="001b44bb" style:font-size-asian="10pt" style:font-size-complex="10pt"/>
    </style:style>
    <style:style style:name="P263" style:family="paragraph" style:parent-style-name="Table_20_Contents">
      <style:text-properties fo:font-size="10pt" officeooo:rsid="00128636" officeooo:paragraph-rsid="001baea2" style:font-size-asian="10pt" style:font-size-complex="10pt"/>
    </style:style>
    <style:style style:name="P264" style:family="paragraph" style:parent-style-name="Table_20_Contents">
      <style:text-properties fo:font-size="10pt" officeooo:rsid="00128636" officeooo:paragraph-rsid="001f8ae5" style:font-size-asian="10pt" style:font-size-complex="10pt"/>
    </style:style>
    <style:style style:name="P265" style:family="paragraph" style:parent-style-name="Table_20_Contents">
      <style:text-properties fo:font-size="10pt" officeooo:rsid="00128636" officeooo:paragraph-rsid="00203e19" style:font-size-asian="10pt" style:font-size-complex="10pt"/>
    </style:style>
    <style:style style:name="P266" style:family="paragraph" style:parent-style-name="Table_20_Contents">
      <style:text-properties fo:font-size="10pt" officeooo:rsid="00128636" officeooo:paragraph-rsid="002259ac" style:font-size-asian="10pt" style:font-size-complex="10pt"/>
    </style:style>
    <style:style style:name="P267" style:family="paragraph" style:parent-style-name="Table_20_Contents">
      <style:text-properties fo:font-size="10pt" officeooo:rsid="00128636" officeooo:paragraph-rsid="002460f5" style:font-size-asian="10pt" style:font-size-complex="10pt"/>
    </style:style>
    <style:style style:name="P268" style:family="paragraph" style:parent-style-name="Table_20_Contents">
      <style:text-properties fo:font-size="10pt" officeooo:rsid="00128636" officeooo:paragraph-rsid="00249ec8" style:font-size-asian="10pt" style:font-size-complex="10pt"/>
    </style:style>
    <style:style style:name="P269" style:family="paragraph" style:parent-style-name="Table_20_Contents">
      <style:text-properties fo:font-size="10pt" officeooo:rsid="00128636" officeooo:paragraph-rsid="0025f119" style:font-size-asian="10pt" style:font-size-complex="10pt"/>
    </style:style>
    <style:style style:name="P270" style:family="paragraph" style:parent-style-name="Table_20_Contents">
      <style:text-properties fo:font-size="10pt" officeooo:rsid="00128636" officeooo:paragraph-rsid="00269d46" style:font-size-asian="10pt" style:font-size-complex="10pt"/>
    </style:style>
    <style:style style:name="P271" style:family="paragraph" style:parent-style-name="Table_20_Contents">
      <style:text-properties fo:font-size="10pt" officeooo:rsid="00128636" officeooo:paragraph-rsid="00295dcc" style:font-size-asian="10pt" style:font-size-complex="10pt"/>
    </style:style>
    <style:style style:name="P272" style:family="paragraph" style:parent-style-name="Table_20_Contents">
      <style:text-properties fo:font-size="10pt" officeooo:rsid="00128636" officeooo:paragraph-rsid="002a8f81" style:font-size-asian="10pt" style:font-size-complex="10pt"/>
    </style:style>
    <style:style style:name="P273" style:family="paragraph" style:parent-style-name="Table_20_Contents">
      <style:text-properties fo:font-size="10pt" officeooo:rsid="00128636" officeooo:paragraph-rsid="002a9a6e" style:font-size-asian="10pt" style:font-size-complex="10pt"/>
    </style:style>
    <style:style style:name="P274" style:family="paragraph" style:parent-style-name="Table_20_Contents">
      <style:text-properties fo:font-size="10pt" officeooo:rsid="00128636" officeooo:paragraph-rsid="0030d244" style:font-size-asian="10pt" style:font-size-complex="10pt"/>
    </style:style>
    <style:style style:name="P275" style:family="paragraph" style:parent-style-name="Table_20_Contents">
      <style:text-properties fo:font-size="10pt" officeooo:rsid="00128636" officeooo:paragraph-rsid="003220ff" style:font-size-asian="10pt" style:font-size-complex="10pt"/>
    </style:style>
    <style:style style:name="P276" style:family="paragraph" style:parent-style-name="Table_20_Contents">
      <style:text-properties fo:font-size="10pt" officeooo:rsid="00128636" officeooo:paragraph-rsid="0032b727" style:font-size-asian="10pt" style:font-size-complex="10pt"/>
    </style:style>
    <style:style style:name="P277" style:family="paragraph" style:parent-style-name="Table_20_Contents">
      <style:text-properties fo:font-size="10pt" officeooo:rsid="00128636" officeooo:paragraph-rsid="0034f091" style:font-size-asian="10pt" style:font-size-complex="10pt"/>
    </style:style>
    <style:style style:name="P278" style:family="paragraph" style:parent-style-name="Table_20_Contents">
      <style:text-properties fo:font-size="10pt" officeooo:rsid="00128636" officeooo:paragraph-rsid="00369c0f" style:font-size-asian="10pt" style:font-size-complex="10pt"/>
    </style:style>
    <style:style style:name="P279" style:family="paragraph" style:parent-style-name="Table_20_Contents">
      <style:text-properties fo:font-size="10pt" officeooo:rsid="00128636" officeooo:paragraph-rsid="0038d679" style:font-size-asian="10pt" style:font-size-complex="10pt"/>
    </style:style>
    <style:style style:name="P280" style:family="paragraph" style:parent-style-name="Table_20_Contents">
      <style:text-properties fo:font-size="10pt" officeooo:rsid="00128636" officeooo:paragraph-rsid="003a02b5" style:font-size-asian="10pt" style:font-size-complex="10pt"/>
    </style:style>
    <style:style style:name="P281" style:family="paragraph" style:parent-style-name="Table_20_Contents">
      <style:text-properties fo:font-size="10pt" officeooo:rsid="00128636" officeooo:paragraph-rsid="003ace77" style:font-size-asian="10pt" style:font-size-complex="10pt"/>
    </style:style>
    <style:style style:name="P282" style:family="paragraph" style:parent-style-name="Table_20_Contents">
      <style:text-properties fo:font-size="10pt" officeooo:rsid="00128636" officeooo:paragraph-rsid="003bdd16" style:font-size-asian="10pt" style:font-size-complex="10pt"/>
    </style:style>
    <style:style style:name="P283" style:family="paragraph" style:parent-style-name="Table_20_Contents">
      <style:text-properties fo:font-size="10pt" officeooo:rsid="00128636" officeooo:paragraph-rsid="003e7155" style:font-size-asian="10pt" style:font-size-complex="10pt"/>
    </style:style>
    <style:style style:name="P284" style:family="paragraph" style:parent-style-name="Table_20_Contents">
      <style:text-properties fo:font-size="10pt" officeooo:rsid="00128636" officeooo:paragraph-rsid="003fc114" style:font-size-asian="10pt" style:font-size-complex="10pt"/>
    </style:style>
    <style:style style:name="P285" style:family="paragraph" style:parent-style-name="Table_20_Contents">
      <style:text-properties fo:font-size="10pt" officeooo:rsid="00128636" officeooo:paragraph-rsid="00433de6" style:font-size-asian="10pt" style:font-size-complex="10pt"/>
    </style:style>
    <style:style style:name="P286" style:family="paragraph" style:parent-style-name="Table_20_Contents">
      <style:text-properties fo:font-size="10pt" officeooo:rsid="00128636" officeooo:paragraph-rsid="00434d46" style:font-size-asian="10pt" style:font-size-complex="10pt"/>
    </style:style>
    <style:style style:name="P287" style:family="paragraph" style:parent-style-name="Table_20_Contents">
      <style:text-properties fo:font-size="10pt" officeooo:rsid="00128636" officeooo:paragraph-rsid="0044e0e4" style:font-size-asian="10pt" style:font-size-complex="10pt"/>
    </style:style>
    <style:style style:name="P288" style:family="paragraph" style:parent-style-name="Table_20_Contents">
      <style:text-properties fo:font-size="10pt" officeooo:rsid="00128636" officeooo:paragraph-rsid="0045cb8d" style:font-size-asian="10pt" style:font-size-complex="10pt"/>
    </style:style>
    <style:style style:name="P289" style:family="paragraph" style:parent-style-name="Table_20_Contents">
      <style:text-properties fo:font-size="10pt" officeooo:rsid="00128636" officeooo:paragraph-rsid="0046a77b" style:font-size-asian="10pt" style:font-size-complex="10pt"/>
    </style:style>
    <style:style style:name="P290" style:family="paragraph" style:parent-style-name="Table_20_Contents">
      <style:text-properties fo:font-size="10pt" officeooo:rsid="00128636" officeooo:paragraph-rsid="00488567" style:font-size-asian="10pt" style:font-size-complex="10pt"/>
    </style:style>
    <style:style style:name="P291" style:family="paragraph" style:parent-style-name="Table_20_Contents">
      <style:text-properties fo:font-size="10pt" officeooo:rsid="00128636" officeooo:paragraph-rsid="004976a6" style:font-size-asian="10pt" style:font-size-complex="10pt"/>
    </style:style>
    <style:style style:name="P292" style:family="paragraph" style:parent-style-name="Table_20_Contents">
      <style:text-properties fo:font-size="10pt" officeooo:rsid="00128636" officeooo:paragraph-rsid="004b4f64" style:font-size-asian="10pt" style:font-size-complex="10pt"/>
    </style:style>
    <style:style style:name="P293" style:family="paragraph" style:parent-style-name="Table_20_Contents">
      <style:text-properties fo:font-size="10pt" officeooo:rsid="00128636" officeooo:paragraph-rsid="004f75fd" style:font-size-asian="10pt" style:font-size-complex="10pt"/>
    </style:style>
    <style:style style:name="P294" style:family="paragraph" style:parent-style-name="Table_20_Contents">
      <style:text-properties fo:font-size="10pt" officeooo:rsid="00128636" officeooo:paragraph-rsid="00502054" style:font-size-asian="10pt" style:font-size-complex="10pt"/>
    </style:style>
    <style:style style:name="P295" style:family="paragraph" style:parent-style-name="Table_20_Contents">
      <style:text-properties fo:font-size="10pt" officeooo:rsid="00128636" officeooo:paragraph-rsid="0053ebab" style:font-size-asian="10pt" style:font-size-complex="10pt"/>
    </style:style>
    <style:style style:name="P296" style:family="paragraph" style:parent-style-name="Table_20_Contents">
      <style:text-properties fo:font-size="10pt" officeooo:rsid="00128636" officeooo:paragraph-rsid="005766cd" style:font-size-asian="10pt" style:font-size-complex="10pt"/>
    </style:style>
    <style:style style:name="P297" style:family="paragraph" style:parent-style-name="Table_20_Contents">
      <style:text-properties fo:font-size="10pt" officeooo:rsid="00128636" officeooo:paragraph-rsid="005c1877" style:font-size-asian="10pt" style:font-size-complex="10pt"/>
    </style:style>
    <style:style style:name="P298" style:family="paragraph" style:parent-style-name="Table_20_Contents">
      <style:text-properties fo:font-size="10pt" officeooo:rsid="00128636" officeooo:paragraph-rsid="005d7d25" style:font-size-asian="10pt" style:font-size-complex="10pt"/>
    </style:style>
    <style:style style:name="P299" style:family="paragraph" style:parent-style-name="Table_20_Contents">
      <style:text-properties fo:font-size="10pt" officeooo:rsid="00128636" officeooo:paragraph-rsid="005fe43e" style:font-size-asian="10pt" style:font-size-complex="10pt"/>
    </style:style>
    <style:style style:name="P300" style:family="paragraph" style:parent-style-name="Table_20_Contents">
      <style:text-properties fo:font-size="10pt" officeooo:rsid="00128636" officeooo:paragraph-rsid="00616323" style:font-size-asian="10pt" style:font-size-complex="10pt"/>
    </style:style>
    <style:style style:name="P301" style:family="paragraph" style:parent-style-name="Table_20_Contents">
      <style:text-properties fo:font-size="10pt" officeooo:rsid="00128636" officeooo:paragraph-rsid="0061ad9b" style:font-size-asian="10pt" style:font-size-complex="10pt"/>
    </style:style>
    <style:style style:name="P302" style:family="paragraph" style:parent-style-name="Table_20_Contents">
      <style:text-properties fo:font-size="10pt" officeooo:rsid="00128636" officeooo:paragraph-rsid="0061f59d" style:font-size-asian="10pt" style:font-size-complex="10pt"/>
    </style:style>
    <style:style style:name="P303" style:family="paragraph" style:parent-style-name="Table_20_Contents">
      <style:text-properties fo:font-size="10pt" officeooo:rsid="00128636" officeooo:paragraph-rsid="00635eab" style:font-size-asian="10pt" style:font-size-complex="10pt"/>
    </style:style>
    <style:style style:name="P304" style:family="paragraph" style:parent-style-name="Table_20_Contents">
      <style:text-properties fo:font-size="10pt" officeooo:rsid="00128636" officeooo:paragraph-rsid="00654c70" style:font-size-asian="10pt" style:font-size-complex="10pt"/>
    </style:style>
    <style:style style:name="P305" style:family="paragraph" style:parent-style-name="Table_20_Contents">
      <style:text-properties fo:font-size="10pt" officeooo:rsid="00128636" officeooo:paragraph-rsid="006621dc" style:font-size-asian="10pt" style:font-size-complex="10pt"/>
    </style:style>
    <style:style style:name="P306" style:family="paragraph" style:parent-style-name="Table_20_Contents">
      <style:text-properties fo:font-size="10pt" officeooo:rsid="0012b8ab" officeooo:paragraph-rsid="0025f119" style:font-size-asian="10pt" style:font-size-complex="10pt"/>
    </style:style>
    <style:style style:name="P307" style:family="paragraph" style:parent-style-name="Table_20_Contents">
      <style:paragraph-properties fo:text-align="center" style:justify-single-word="false"/>
      <style:text-properties fo:font-size="10pt" officeooo:rsid="0012b8ab" officeooo:paragraph-rsid="004e0053" style:font-size-asian="10pt" style:font-size-complex="10pt"/>
    </style:style>
    <style:style style:name="P308" style:family="paragraph" style:parent-style-name="Table_20_Contents">
      <style:paragraph-properties fo:text-align="center" style:justify-single-word="false"/>
      <style:text-properties fo:font-size="10pt" officeooo:rsid="0012b8ab" officeooo:paragraph-rsid="004f75fd" style:font-size-asian="10pt" style:font-size-complex="10pt"/>
    </style:style>
    <style:style style:name="P309" style:family="paragraph" style:parent-style-name="Table_20_Contents">
      <style:paragraph-properties fo:text-align="center" style:justify-single-word="false"/>
      <style:text-properties fo:font-size="10pt" officeooo:rsid="0012b8ab" officeooo:paragraph-rsid="00502054" style:font-size-asian="10pt" style:font-size-complex="10pt"/>
    </style:style>
    <style:style style:name="P310" style:family="paragraph" style:parent-style-name="Table_20_Contents">
      <style:paragraph-properties fo:text-align="center" style:justify-single-word="false"/>
      <style:text-properties fo:font-size="10pt" officeooo:rsid="0012b8ab" officeooo:paragraph-rsid="005766cd" style:font-size-asian="10pt" style:font-size-complex="10pt"/>
    </style:style>
    <style:style style:name="P311" style:family="paragraph" style:parent-style-name="Table_20_Contents">
      <style:paragraph-properties fo:text-align="center" style:justify-single-word="false"/>
      <style:text-properties fo:font-size="10pt" officeooo:rsid="0012b8ab" officeooo:paragraph-rsid="005c1877" style:font-size-asian="10pt" style:font-size-complex="10pt"/>
    </style:style>
    <style:style style:name="P312" style:family="paragraph" style:parent-style-name="Table_20_Contents">
      <style:paragraph-properties fo:text-align="center" style:justify-single-word="false"/>
      <style:text-properties fo:font-size="10pt" officeooo:rsid="0012b8ab" officeooo:paragraph-rsid="005d7d25" style:font-size-asian="10pt" style:font-size-complex="10pt"/>
    </style:style>
    <style:style style:name="P313" style:family="paragraph" style:parent-style-name="Table_20_Contents">
      <style:paragraph-properties fo:text-align="center" style:justify-single-word="false"/>
      <style:text-properties fo:font-size="10pt" officeooo:rsid="0012b8ab" officeooo:paragraph-rsid="005fe43e" style:font-size-asian="10pt" style:font-size-complex="10pt"/>
    </style:style>
    <style:style style:name="P314" style:family="paragraph" style:parent-style-name="Table_20_Contents">
      <style:paragraph-properties fo:text-align="center" style:justify-single-word="false"/>
      <style:text-properties fo:font-size="10pt" officeooo:rsid="0012b8ab" officeooo:paragraph-rsid="00616323" style:font-size-asian="10pt" style:font-size-complex="10pt"/>
    </style:style>
    <style:style style:name="P315" style:family="paragraph" style:parent-style-name="Table_20_Contents">
      <style:paragraph-properties fo:text-align="center" style:justify-single-word="false"/>
      <style:text-properties fo:font-size="10pt" officeooo:rsid="0012b8ab" officeooo:paragraph-rsid="0061ad9b" style:font-size-asian="10pt" style:font-size-complex="10pt"/>
    </style:style>
    <style:style style:name="P316" style:family="paragraph" style:parent-style-name="Table_20_Contents">
      <style:paragraph-properties fo:text-align="center" style:justify-single-word="false"/>
      <style:text-properties fo:font-size="10pt" officeooo:rsid="0012b8ab" officeooo:paragraph-rsid="0061f59d" style:font-size-asian="10pt" style:font-size-complex="10pt"/>
    </style:style>
    <style:style style:name="P317" style:family="paragraph" style:parent-style-name="Table_20_Contents">
      <style:paragraph-properties fo:text-align="center" style:justify-single-word="false"/>
      <style:text-properties fo:font-size="10pt" officeooo:rsid="0012b8ab" officeooo:paragraph-rsid="00635eab" style:font-size-asian="10pt" style:font-size-complex="10pt"/>
    </style:style>
    <style:style style:name="P318" style:family="paragraph" style:parent-style-name="Table_20_Contents">
      <style:paragraph-properties fo:text-align="center" style:justify-single-word="false"/>
      <style:text-properties fo:font-size="10pt" officeooo:rsid="0012b8ab" officeooo:paragraph-rsid="00654c70" style:font-size-asian="10pt" style:font-size-complex="10pt"/>
    </style:style>
    <style:style style:name="P319" style:family="paragraph" style:parent-style-name="Table_20_Contents">
      <style:paragraph-properties fo:text-align="center" style:justify-single-word="false"/>
      <style:text-properties fo:font-size="10pt" officeooo:rsid="0012b8ab" officeooo:paragraph-rsid="006621dc" style:font-size-asian="10pt" style:font-size-complex="10pt"/>
    </style:style>
    <style:style style:name="P320" style:family="paragraph" style:parent-style-name="Table_20_Contents">
      <style:paragraph-properties fo:text-align="center" style:justify-single-word="false"/>
      <style:text-properties fo:font-size="10pt" officeooo:rsid="0012b8ab" officeooo:paragraph-rsid="00675ce3" style:font-size-asian="10pt" style:font-size-complex="10pt"/>
    </style:style>
    <style:style style:name="P321" style:family="paragraph" style:parent-style-name="Table_20_Contents">
      <style:paragraph-properties fo:text-align="center" style:justify-single-word="false"/>
      <style:text-properties fo:font-size="10pt" officeooo:rsid="001baea2" officeooo:paragraph-rsid="0046a77b" style:font-size-asian="10pt" style:font-size-complex="10pt"/>
    </style:style>
    <style:style style:name="P322" style:family="paragraph" style:parent-style-name="Table_20_Contents">
      <style:paragraph-properties fo:text-align="center" style:justify-single-word="false"/>
      <style:text-properties fo:font-size="10pt" officeooo:rsid="001baea2" officeooo:paragraph-rsid="00488567" style:font-size-asian="10pt" style:font-size-complex="10pt"/>
    </style:style>
    <style:style style:name="P323" style:family="paragraph" style:parent-style-name="Table_20_Contents">
      <style:paragraph-properties fo:text-align="center" style:justify-single-word="false"/>
      <style:text-properties fo:font-size="10pt" officeooo:rsid="00433de6" officeooo:paragraph-rsid="0046a77b" style:font-size-asian="10pt" style:font-size-complex="10pt"/>
    </style:style>
    <style:style style:name="P324" style:family="paragraph" style:parent-style-name="Table_20_Contents">
      <style:paragraph-properties fo:text-align="center" style:justify-single-word="false"/>
      <style:text-properties fo:font-size="10pt" officeooo:rsid="00433de6" officeooo:paragraph-rsid="00488567" style:font-size-asian="10pt" style:font-size-complex="10pt"/>
    </style:style>
    <style:style style:name="P325" style:family="paragraph" style:parent-style-name="Table_20_Contents">
      <style:paragraph-properties fo:text-align="center" style:justify-single-word="false"/>
      <style:text-properties fo:font-size="10pt" officeooo:rsid="005a322c" officeooo:paragraph-rsid="005a322c" style:font-size-asian="10pt" style:font-size-complex="10pt"/>
    </style:style>
    <style:style style:name="P326" style:family="paragraph" style:parent-style-name="Table_20_Contents">
      <style:paragraph-properties fo:text-align="center" style:justify-single-word="false"/>
      <style:text-properties fo:font-size="10pt" officeooo:rsid="005a322c" officeooo:paragraph-rsid="005d7d25" style:font-size-asian="10pt" style:font-size-complex="10pt"/>
    </style:style>
    <style:style style:name="P327" style:family="paragraph" style:parent-style-name="Table_20_Contents">
      <style:paragraph-properties fo:text-align="center" style:justify-single-word="false"/>
      <style:text-properties fo:font-size="10pt" officeooo:rsid="005a322c" officeooo:paragraph-rsid="005fe43e" style:font-size-asian="10pt" style:font-size-complex="10pt"/>
    </style:style>
    <style:style style:name="P328" style:family="paragraph" style:parent-style-name="Table_20_Contents">
      <style:text-properties fo:font-size="10pt" fo:font-weight="normal" officeooo:rsid="0012b8ab" officeooo:paragraph-rsid="0034f091" style:font-size-asian="10pt" style:font-weight-asian="normal" style:font-size-complex="10pt" style:font-weight-complex="normal"/>
    </style:style>
    <style:style style:name="P329" style:family="paragraph" style:parent-style-name="Table_20_Contents">
      <style:text-properties fo:font-size="12pt" officeooo:rsid="0012b8ab" officeooo:paragraph-rsid="0012b8ab" style:font-size-asian="12pt" style:font-size-complex="12pt"/>
    </style:style>
    <style:style style:name="P330" style:family="paragraph" style:parent-style-name="Table_20_Contents">
      <style:text-properties fo:font-size="12pt" officeooo:rsid="0012b8ab" officeooo:paragraph-rsid="001555ca" style:font-size-asian="12pt" style:font-size-complex="12pt"/>
    </style:style>
    <style:style style:name="P331" style:family="paragraph" style:parent-style-name="Table_20_Contents">
      <style:text-properties fo:font-size="12pt" officeooo:rsid="0012b8ab" officeooo:paragraph-rsid="0015fd66" style:font-size-asian="12pt" style:font-size-complex="12pt"/>
    </style:style>
    <style:style style:name="P332" style:family="paragraph" style:parent-style-name="Table_20_Contents">
      <style:text-properties fo:font-size="12pt" officeooo:rsid="0012b8ab" officeooo:paragraph-rsid="00171ec2" style:font-size-asian="12pt" style:font-size-complex="12pt"/>
    </style:style>
    <style:style style:name="P333" style:family="paragraph" style:parent-style-name="Table_20_Contents">
      <style:text-properties fo:font-size="12pt" officeooo:rsid="0012b8ab" officeooo:paragraph-rsid="00189fe9" style:font-size-asian="12pt" style:font-size-complex="12pt"/>
    </style:style>
    <style:style style:name="P334" style:family="paragraph" style:parent-style-name="Table_20_Contents">
      <style:text-properties fo:font-size="12pt" officeooo:rsid="0012b8ab" officeooo:paragraph-rsid="001a1fed" style:font-size-asian="12pt" style:font-size-complex="12pt"/>
    </style:style>
    <style:style style:name="P335" style:family="paragraph" style:parent-style-name="Table_20_Contents">
      <style:text-properties fo:font-size="12pt" officeooo:rsid="0012b8ab" officeooo:paragraph-rsid="002460f5" style:font-size-asian="12pt" style:font-size-complex="12pt"/>
    </style:style>
    <style:style style:name="P336" style:family="paragraph" style:parent-style-name="Table_20_Contents">
      <style:text-properties fo:font-size="12pt" officeooo:rsid="0012b8ab" officeooo:paragraph-rsid="00249ec8" style:font-size-asian="12pt" style:font-size-complex="12pt"/>
    </style:style>
    <style:style style:name="P337" style:family="paragraph" style:parent-style-name="Table_20_Contents">
      <style:text-properties fo:font-size="12pt" officeooo:rsid="0012b8ab" officeooo:paragraph-rsid="0025f119" style:font-size-asian="12pt" style:font-size-complex="12pt"/>
    </style:style>
    <style:style style:name="P338" style:family="paragraph" style:parent-style-name="Table_20_Contents">
      <style:text-properties fo:font-size="12pt" officeooo:rsid="0012b8ab" officeooo:paragraph-rsid="002a8f81" style:font-size-asian="12pt" style:font-size-complex="12pt"/>
    </style:style>
    <style:style style:name="P339" style:family="paragraph" style:parent-style-name="Table_20_Contents">
      <style:text-properties fo:font-size="12pt" officeooo:rsid="0012b8ab" officeooo:paragraph-rsid="002a9a6e" style:font-size-asian="12pt" style:font-size-complex="12pt"/>
    </style:style>
    <style:style style:name="P340" style:family="paragraph" style:parent-style-name="Table_20_Contents">
      <style:text-properties fo:font-size="12pt" officeooo:rsid="0012b8ab" officeooo:paragraph-rsid="003220ff" style:font-size-asian="12pt" style:font-size-complex="12pt"/>
    </style:style>
    <style:style style:name="P341" style:family="paragraph" style:parent-style-name="Table_20_Contents">
      <style:text-properties fo:font-size="12pt" officeooo:rsid="0012b8ab" officeooo:paragraph-rsid="0038d679" style:font-size-asian="12pt" style:font-size-complex="12pt"/>
    </style:style>
    <style:style style:name="P342" style:family="paragraph" style:parent-style-name="Table_20_Contents">
      <style:text-properties fo:font-size="12pt" officeooo:rsid="0012b8ab" officeooo:paragraph-rsid="003a02b5" style:font-size-asian="12pt" style:font-size-complex="12pt"/>
    </style:style>
    <style:style style:name="P343" style:family="paragraph" style:parent-style-name="Table_20_Contents">
      <style:text-properties fo:font-size="12pt" officeooo:rsid="0012b8ab" officeooo:paragraph-rsid="003ace77" style:font-size-asian="12pt" style:font-size-complex="12pt"/>
    </style:style>
    <style:style style:name="P344" style:family="paragraph" style:parent-style-name="Table_20_Contents">
      <style:text-properties fo:font-size="12pt" officeooo:rsid="0012b8ab" officeooo:paragraph-rsid="003bdd16" style:font-size-asian="12pt" style:font-size-complex="12pt"/>
    </style:style>
    <style:style style:name="P345" style:family="paragraph" style:parent-style-name="Table_20_Contents">
      <style:text-properties fo:font-size="12pt" officeooo:rsid="0012b8ab" officeooo:paragraph-rsid="003e7155" style:font-size-asian="12pt" style:font-size-complex="12pt"/>
    </style:style>
    <style:style style:name="P346" style:family="paragraph" style:parent-style-name="Table_20_Contents">
      <style:text-properties fo:font-size="12pt" officeooo:rsid="0012b8ab" officeooo:paragraph-rsid="003fc114" style:font-size-asian="12pt" style:font-size-complex="12pt"/>
    </style:style>
    <style:style style:name="P347" style:family="paragraph" style:parent-style-name="Table_20_Contents">
      <style:paragraph-properties fo:text-align="center" style:justify-single-word="false"/>
      <style:text-properties fo:font-size="12pt" officeooo:rsid="0012b8ab" officeooo:paragraph-rsid="003fc114" style:font-size-asian="12pt" style:font-size-complex="12pt"/>
    </style:style>
    <style:style style:name="P348" style:family="paragraph" style:parent-style-name="Table_20_Contents">
      <style:paragraph-properties fo:text-align="center" style:justify-single-word="false"/>
      <style:text-properties fo:font-size="12pt" officeooo:rsid="0012b8ab" officeooo:paragraph-rsid="0044e0e4" style:font-size-asian="12pt" style:font-size-complex="12pt"/>
    </style:style>
    <style:style style:name="P349" style:family="paragraph" style:parent-style-name="Table_20_Contents">
      <style:paragraph-properties fo:text-align="center" style:justify-single-word="false"/>
      <style:text-properties fo:font-size="12pt" officeooo:rsid="0012b8ab" officeooo:paragraph-rsid="0045cb8d" style:font-size-asian="12pt" style:font-size-complex="12pt"/>
    </style:style>
    <style:style style:name="P350" style:family="paragraph" style:parent-style-name="Table_20_Contents">
      <style:paragraph-properties fo:text-align="center" style:justify-single-word="false"/>
      <style:text-properties fo:font-size="12pt" officeooo:rsid="0012b8ab" officeooo:paragraph-rsid="004e0053" style:font-size-asian="12pt" style:font-size-complex="12pt"/>
    </style:style>
    <style:style style:name="P351" style:family="paragraph" style:parent-style-name="Table_20_Contents">
      <style:paragraph-properties fo:text-align="center" style:justify-single-word="false"/>
      <style:text-properties fo:font-size="12pt" officeooo:rsid="0012b8ab" officeooo:paragraph-rsid="004976a6" style:font-size-asian="12pt" style:font-size-complex="12pt"/>
    </style:style>
    <style:style style:name="P352" style:family="paragraph" style:parent-style-name="Table_20_Contents">
      <style:paragraph-properties fo:text-align="center" style:justify-single-word="false"/>
      <style:text-properties fo:font-size="12pt" officeooo:rsid="0012b8ab" officeooo:paragraph-rsid="004f75fd" style:font-size-asian="12pt" style:font-size-complex="12pt"/>
    </style:style>
    <style:style style:name="P353" style:family="paragraph" style:parent-style-name="Table_20_Contents">
      <style:paragraph-properties fo:text-align="center" style:justify-single-word="false"/>
      <style:text-properties fo:font-size="12pt" officeooo:rsid="0012b8ab" officeooo:paragraph-rsid="00502054" style:font-size-asian="12pt" style:font-size-complex="12pt"/>
    </style:style>
    <style:style style:name="P354" style:family="paragraph" style:parent-style-name="Table_20_Contents">
      <style:paragraph-properties fo:text-align="center" style:justify-single-word="false"/>
      <style:text-properties fo:font-size="12pt" officeooo:rsid="0012b8ab" officeooo:paragraph-rsid="0053ebab" style:font-size-asian="12pt" style:font-size-complex="12pt"/>
    </style:style>
    <style:style style:name="P355" style:family="paragraph" style:parent-style-name="Table_20_Contents">
      <style:paragraph-properties fo:text-align="center" style:justify-single-word="false"/>
      <style:text-properties fo:font-size="12pt" officeooo:rsid="0012b8ab" officeooo:paragraph-rsid="005766cd" style:font-size-asian="12pt" style:font-size-complex="12pt"/>
    </style:style>
    <style:style style:name="P356" style:family="paragraph" style:parent-style-name="Table_20_Contents">
      <style:paragraph-properties fo:text-align="center" style:justify-single-word="false"/>
      <style:text-properties fo:font-size="12pt" officeooo:rsid="0012b8ab" officeooo:paragraph-rsid="005c1877" style:font-size-asian="12pt" style:font-size-complex="12pt"/>
    </style:style>
    <style:style style:name="P357" style:family="paragraph" style:parent-style-name="Table_20_Contents">
      <style:paragraph-properties fo:text-align="center" style:justify-single-word="false"/>
      <style:text-properties fo:font-size="12pt" officeooo:rsid="0012b8ab" officeooo:paragraph-rsid="005d7d25" style:font-size-asian="12pt" style:font-size-complex="12pt"/>
    </style:style>
    <style:style style:name="P358" style:family="paragraph" style:parent-style-name="Table_20_Contents">
      <style:paragraph-properties fo:text-align="center" style:justify-single-word="false"/>
      <style:text-properties fo:font-size="12pt" officeooo:rsid="0012b8ab" officeooo:paragraph-rsid="005fe43e" style:font-size-asian="12pt" style:font-size-complex="12pt"/>
    </style:style>
    <style:style style:name="P359" style:family="paragraph" style:parent-style-name="Table_20_Contents">
      <style:paragraph-properties fo:text-align="center" style:justify-single-word="false"/>
      <style:text-properties fo:font-size="12pt" officeooo:rsid="0012b8ab" officeooo:paragraph-rsid="00616323" style:font-size-asian="12pt" style:font-size-complex="12pt"/>
    </style:style>
    <style:style style:name="P360" style:family="paragraph" style:parent-style-name="Table_20_Contents">
      <style:paragraph-properties fo:text-align="center" style:justify-single-word="false"/>
      <style:text-properties fo:font-size="12pt" officeooo:rsid="0012b8ab" officeooo:paragraph-rsid="0061ad9b" style:font-size-asian="12pt" style:font-size-complex="12pt"/>
    </style:style>
    <style:style style:name="P361" style:family="paragraph" style:parent-style-name="Table_20_Contents">
      <style:paragraph-properties fo:text-align="center" style:justify-single-word="false"/>
      <style:text-properties fo:font-size="12pt" officeooo:rsid="0012b8ab" officeooo:paragraph-rsid="0061f59d" style:font-size-asian="12pt" style:font-size-complex="12pt"/>
    </style:style>
    <style:style style:name="P362" style:family="paragraph" style:parent-style-name="Table_20_Contents">
      <style:paragraph-properties fo:text-align="center" style:justify-single-word="false"/>
      <style:text-properties fo:font-size="12pt" officeooo:rsid="0012b8ab" officeooo:paragraph-rsid="006231d6" style:font-size-asian="12pt" style:font-size-complex="12pt"/>
    </style:style>
    <style:style style:name="P363" style:family="paragraph" style:parent-style-name="Table_20_Contents">
      <style:paragraph-properties fo:text-align="center" style:justify-single-word="false"/>
      <style:text-properties fo:font-size="12pt" officeooo:rsid="0012b8ab" officeooo:paragraph-rsid="00635eab" style:font-size-asian="12pt" style:font-size-complex="12pt"/>
    </style:style>
    <style:style style:name="P364" style:family="paragraph" style:parent-style-name="Table_20_Contents">
      <style:paragraph-properties fo:text-align="center" style:justify-single-word="false"/>
      <style:text-properties fo:font-size="12pt" officeooo:rsid="0012b8ab" officeooo:paragraph-rsid="00654c70" style:font-size-asian="12pt" style:font-size-complex="12pt"/>
    </style:style>
    <style:style style:name="P365" style:family="paragraph" style:parent-style-name="Table_20_Contents">
      <style:paragraph-properties fo:text-align="center" style:justify-single-word="false"/>
      <style:text-properties fo:font-size="12pt" officeooo:rsid="0012b8ab" officeooo:paragraph-rsid="006621dc" style:font-size-asian="12pt" style:font-size-complex="12pt"/>
    </style:style>
    <style:style style:name="P366" style:family="paragraph" style:parent-style-name="Table_20_Contents">
      <style:text-properties fo:font-size="12pt" officeooo:rsid="0012b8ab" officeooo:paragraph-rsid="004b4f64" style:font-size-asian="12pt" style:font-size-complex="12pt"/>
    </style:style>
    <style:style style:name="P367" style:family="paragraph" style:parent-style-name="Table_20_Contents">
      <style:paragraph-properties fo:text-align="center" style:justify-single-word="false"/>
      <style:text-properties fo:font-size="12pt" officeooo:rsid="001baea2" officeooo:paragraph-rsid="0044e0e4" style:font-size-asian="12pt" style:font-size-complex="12pt"/>
    </style:style>
    <style:style style:name="P368" style:family="paragraph" style:parent-style-name="Table_20_Contents">
      <style:paragraph-properties fo:text-align="center" style:justify-single-word="false"/>
      <style:text-properties fo:font-size="12pt" officeooo:rsid="001baea2" officeooo:paragraph-rsid="0045cb8d" style:font-size-asian="12pt" style:font-size-complex="12pt"/>
    </style:style>
    <style:style style:name="P369" style:family="paragraph" style:parent-style-name="Table_20_Contents">
      <style:paragraph-properties fo:text-align="center" style:justify-single-word="false"/>
      <style:text-properties fo:font-size="12pt" officeooo:paragraph-rsid="0046a77b" style:font-size-asian="12pt" style:font-size-complex="12pt"/>
    </style:style>
    <style:style style:name="P370" style:family="paragraph" style:parent-style-name="Table_20_Contents">
      <style:paragraph-properties fo:text-align="center" style:justify-single-word="false"/>
      <style:text-properties fo:font-size="12pt" officeooo:paragraph-rsid="00488567" style:font-size-asian="12pt" style:font-size-complex="12pt"/>
    </style:style>
    <style:style style:name="P371" style:family="paragraph" style:parent-style-name="Table_20_Contents">
      <style:paragraph-properties fo:text-align="center" style:justify-single-word="false"/>
      <style:text-properties fo:font-size="12pt" officeooo:rsid="0053ebab" officeooo:paragraph-rsid="0053ebab" style:font-size-asian="12pt" style:font-size-complex="12pt"/>
    </style:style>
    <style:style style:name="P372" style:family="paragraph" style:parent-style-name="Table_20_Contents">
      <style:paragraph-properties fo:text-align="center" style:justify-single-word="false"/>
      <style:text-properties fo:font-size="12pt" officeooo:rsid="0053ebab" officeooo:paragraph-rsid="00654c70" style:font-size-asian="12pt" style:font-size-complex="12pt"/>
    </style:style>
    <style:style style:name="P373" style:family="paragraph" style:parent-style-name="Table_20_Contents">
      <style:text-properties fo:font-size="7pt" fo:font-weight="bold" officeooo:rsid="0012b8ab" officeooo:paragraph-rsid="0034f091" style:font-size-asian="7pt" style:font-weight-asian="bold" style:font-size-complex="7pt" style:font-weight-complex="bold"/>
    </style:style>
    <style:style style:name="P374" style:family="paragraph" style:parent-style-name="Table_20_Contents">
      <style:text-properties fo:font-size="8pt" officeooo:rsid="0012b8ab" officeooo:paragraph-rsid="0012b8ab" style:font-size-asian="8pt" style:font-size-complex="8pt"/>
    </style:style>
    <style:style style:name="P375" style:family="paragraph" style:parent-style-name="Table_20_Contents">
      <style:text-properties fo:font-size="8pt" officeooo:rsid="0012b8ab" officeooo:paragraph-rsid="001555ca" style:font-size-asian="8pt" style:font-size-complex="8pt"/>
    </style:style>
    <style:style style:name="P376" style:family="paragraph" style:parent-style-name="Table_20_Contents">
      <style:text-properties fo:font-size="8pt" officeooo:rsid="0012b8ab" officeooo:paragraph-rsid="0015fd66" style:font-size-asian="8pt" style:font-size-complex="8pt"/>
    </style:style>
    <style:style style:name="P377" style:family="paragraph" style:parent-style-name="Table_20_Contents">
      <style:text-properties fo:font-size="8pt" officeooo:rsid="0012b8ab" officeooo:paragraph-rsid="00171ec2" style:font-size-asian="8pt" style:font-size-complex="8pt"/>
    </style:style>
    <style:style style:name="P378" style:family="paragraph" style:parent-style-name="Table_20_Contents">
      <style:text-properties fo:font-size="8pt" officeooo:rsid="0012b8ab" officeooo:paragraph-rsid="00189fe9" style:font-size-asian="8pt" style:font-size-complex="8pt"/>
    </style:style>
    <style:style style:name="P379" style:family="paragraph" style:parent-style-name="Table_20_Contents">
      <style:text-properties fo:font-size="8pt" officeooo:rsid="0012b8ab" officeooo:paragraph-rsid="001a1fed" style:font-size-asian="8pt" style:font-size-complex="8pt"/>
    </style:style>
    <style:style style:name="P380" style:family="paragraph" style:parent-style-name="Table_20_Contents">
      <style:text-properties fo:font-size="8pt" officeooo:rsid="0012b8ab" officeooo:paragraph-rsid="001b44bb" style:font-size-asian="8pt" style:font-size-complex="8pt"/>
    </style:style>
    <style:style style:name="P381" style:family="paragraph" style:parent-style-name="Table_20_Contents">
      <style:text-properties fo:font-size="8pt" officeooo:rsid="0012b8ab" officeooo:paragraph-rsid="001baea2" style:font-size-asian="8pt" style:font-size-complex="8pt"/>
    </style:style>
    <style:style style:name="P382" style:family="paragraph" style:parent-style-name="Table_20_Contents">
      <style:text-properties fo:font-size="8pt" officeooo:rsid="0012b8ab" officeooo:paragraph-rsid="001f8ae5" style:font-size-asian="8pt" style:font-size-complex="8pt"/>
    </style:style>
    <style:style style:name="P383" style:family="paragraph" style:parent-style-name="Table_20_Contents">
      <style:text-properties fo:font-size="8pt" officeooo:rsid="0012b8ab" officeooo:paragraph-rsid="00203e19" style:font-size-asian="8pt" style:font-size-complex="8pt"/>
    </style:style>
    <style:style style:name="P384" style:family="paragraph" style:parent-style-name="Table_20_Contents">
      <style:text-properties fo:font-size="8pt" officeooo:rsid="0012b8ab" officeooo:paragraph-rsid="002259ac" style:font-size-asian="8pt" style:font-size-complex="8pt"/>
    </style:style>
    <style:style style:name="P385" style:family="paragraph" style:parent-style-name="Table_20_Contents">
      <style:text-properties fo:font-size="8pt" officeooo:rsid="0012b8ab" officeooo:paragraph-rsid="002460f5" style:font-size-asian="8pt" style:font-size-complex="8pt"/>
    </style:style>
    <style:style style:name="P386" style:family="paragraph" style:parent-style-name="Table_20_Contents">
      <style:text-properties fo:font-size="8pt" officeooo:rsid="0012b8ab" officeooo:paragraph-rsid="00249ec8" style:font-size-asian="8pt" style:font-size-complex="8pt"/>
    </style:style>
    <style:style style:name="P387" style:family="paragraph" style:parent-style-name="Table_20_Contents">
      <style:text-properties fo:font-size="8pt" officeooo:rsid="0012b8ab" officeooo:paragraph-rsid="0025f119" style:font-size-asian="8pt" style:font-size-complex="8pt"/>
    </style:style>
    <style:style style:name="P388" style:family="paragraph" style:parent-style-name="Table_20_Contents">
      <style:text-properties fo:font-size="8pt" officeooo:rsid="0012b8ab" officeooo:paragraph-rsid="00269d46" style:font-size-asian="8pt" style:font-size-complex="8pt"/>
    </style:style>
    <style:style style:name="P389" style:family="paragraph" style:parent-style-name="Table_20_Contents">
      <style:text-properties fo:font-size="8pt" officeooo:rsid="0012b8ab" officeooo:paragraph-rsid="00295dcc" style:font-size-asian="8pt" style:font-size-complex="8pt"/>
    </style:style>
    <style:style style:name="P390" style:family="paragraph" style:parent-style-name="Table_20_Contents">
      <style:text-properties fo:font-size="8pt" officeooo:rsid="0012b8ab" officeooo:paragraph-rsid="002a8f81" style:font-size-asian="8pt" style:font-size-complex="8pt"/>
    </style:style>
    <style:style style:name="P391" style:family="paragraph" style:parent-style-name="Table_20_Contents">
      <style:text-properties fo:font-size="8pt" officeooo:rsid="0012b8ab" officeooo:paragraph-rsid="002a9a6e" style:font-size-asian="8pt" style:font-size-complex="8pt"/>
    </style:style>
    <style:style style:name="P392" style:family="paragraph" style:parent-style-name="Table_20_Contents">
      <style:text-properties fo:font-size="8pt" officeooo:rsid="0012b8ab" officeooo:paragraph-rsid="0030d244" style:font-size-asian="8pt" style:font-size-complex="8pt"/>
    </style:style>
    <style:style style:name="P393" style:family="paragraph" style:parent-style-name="Table_20_Contents">
      <style:text-properties fo:font-size="8pt" officeooo:rsid="0012b8ab" officeooo:paragraph-rsid="003220ff" style:font-size-asian="8pt" style:font-size-complex="8pt"/>
    </style:style>
    <style:style style:name="P394" style:family="paragraph" style:parent-style-name="Table_20_Contents">
      <style:text-properties fo:font-size="8pt" officeooo:rsid="0012b8ab" officeooo:paragraph-rsid="0032b727" style:font-size-asian="8pt" style:font-size-complex="8pt"/>
    </style:style>
    <style:style style:name="P395" style:family="paragraph" style:parent-style-name="Table_20_Contents">
      <style:text-properties fo:font-size="8pt" officeooo:rsid="0012b8ab" officeooo:paragraph-rsid="0034f091" style:font-size-asian="8pt" style:font-size-complex="8pt"/>
    </style:style>
    <style:style style:name="P396" style:family="paragraph" style:parent-style-name="Table_20_Contents">
      <style:text-properties fo:font-size="8pt" officeooo:rsid="0012b8ab" officeooo:paragraph-rsid="00369c0f" style:font-size-asian="8pt" style:font-size-complex="8pt"/>
    </style:style>
    <style:style style:name="P397" style:family="paragraph" style:parent-style-name="Table_20_Contents">
      <style:text-properties fo:font-size="8pt" officeooo:rsid="0012b8ab" officeooo:paragraph-rsid="0038d679" style:font-size-asian="8pt" style:font-size-complex="8pt"/>
    </style:style>
    <style:style style:name="P398" style:family="paragraph" style:parent-style-name="Table_20_Contents">
      <style:text-properties fo:font-size="8pt" officeooo:rsid="0012b8ab" officeooo:paragraph-rsid="003a02b5" style:font-size-asian="8pt" style:font-size-complex="8pt"/>
    </style:style>
    <style:style style:name="P399" style:family="paragraph" style:parent-style-name="Table_20_Contents">
      <style:text-properties fo:font-size="8pt" officeooo:rsid="0012b8ab" officeooo:paragraph-rsid="003ace77" style:font-size-asian="8pt" style:font-size-complex="8pt"/>
    </style:style>
    <style:style style:name="P400" style:family="paragraph" style:parent-style-name="Table_20_Contents">
      <style:text-properties fo:font-size="8pt" officeooo:rsid="0012b8ab" officeooo:paragraph-rsid="003bdd16" style:font-size-asian="8pt" style:font-size-complex="8pt"/>
    </style:style>
    <style:style style:name="P401" style:family="paragraph" style:parent-style-name="Table_20_Contents">
      <style:text-properties fo:font-size="8pt" officeooo:rsid="0012b8ab" officeooo:paragraph-rsid="003e7155" style:font-size-asian="8pt" style:font-size-complex="8pt"/>
    </style:style>
    <style:style style:name="P402" style:family="paragraph" style:parent-style-name="Table_20_Contents">
      <style:text-properties fo:font-size="8pt" officeooo:rsid="0012b8ab" officeooo:paragraph-rsid="003fc114" style:font-size-asian="8pt" style:font-size-complex="8pt"/>
    </style:style>
    <style:style style:name="P403" style:family="paragraph" style:parent-style-name="Table_20_Contents">
      <style:text-properties fo:font-size="8pt" officeooo:rsid="0012b8ab" officeooo:paragraph-rsid="00433de6" style:font-size-asian="8pt" style:font-size-complex="8pt"/>
    </style:style>
    <style:style style:name="P404" style:family="paragraph" style:parent-style-name="Table_20_Contents">
      <style:text-properties fo:font-size="8pt" officeooo:rsid="0012b8ab" officeooo:paragraph-rsid="00434d46" style:font-size-asian="8pt" style:font-size-complex="8pt"/>
    </style:style>
    <style:style style:name="P405" style:family="paragraph" style:parent-style-name="Table_20_Contents">
      <style:text-properties fo:font-size="8pt" officeooo:rsid="0012b8ab" officeooo:paragraph-rsid="0044e0e4" style:font-size-asian="8pt" style:font-size-complex="8pt"/>
    </style:style>
    <style:style style:name="P406" style:family="paragraph" style:parent-style-name="Table_20_Contents">
      <style:text-properties fo:font-size="8pt" officeooo:rsid="0012b8ab" officeooo:paragraph-rsid="0045cb8d" style:font-size-asian="8pt" style:font-size-complex="8pt"/>
    </style:style>
    <style:style style:name="P407" style:family="paragraph" style:parent-style-name="Table_20_Contents">
      <style:text-properties fo:font-size="8pt" officeooo:rsid="0012b8ab" officeooo:paragraph-rsid="0046a77b" style:font-size-asian="8pt" style:font-size-complex="8pt"/>
    </style:style>
    <style:style style:name="P408" style:family="paragraph" style:parent-style-name="Table_20_Contents">
      <style:text-properties fo:font-size="8pt" officeooo:rsid="0012b8ab" officeooo:paragraph-rsid="00488567" style:font-size-asian="8pt" style:font-size-complex="8pt"/>
    </style:style>
    <style:style style:name="P409" style:family="paragraph" style:parent-style-name="Table_20_Contents">
      <style:text-properties fo:font-size="8pt" officeooo:rsid="0012b8ab" officeooo:paragraph-rsid="004976a6" style:font-size-asian="8pt" style:font-size-complex="8pt"/>
    </style:style>
    <style:style style:name="P410" style:family="paragraph" style:parent-style-name="Table_20_Contents">
      <style:text-properties fo:font-size="8pt" officeooo:rsid="0012b8ab" officeooo:paragraph-rsid="004b4f64" style:font-size-asian="8pt" style:font-size-complex="8pt"/>
    </style:style>
    <style:style style:name="P411" style:family="paragraph" style:parent-style-name="Table_20_Contents">
      <style:text-properties fo:font-size="8pt" officeooo:rsid="0012b8ab" officeooo:paragraph-rsid="004f75fd" style:font-size-asian="8pt" style:font-size-complex="8pt"/>
    </style:style>
    <style:style style:name="P412" style:family="paragraph" style:parent-style-name="Table_20_Contents">
      <style:text-properties fo:font-size="8pt" officeooo:rsid="0012b8ab" officeooo:paragraph-rsid="00502054" style:font-size-asian="8pt" style:font-size-complex="8pt"/>
    </style:style>
    <style:style style:name="P413" style:family="paragraph" style:parent-style-name="Table_20_Contents">
      <style:text-properties fo:font-size="8pt" officeooo:rsid="0012b8ab" officeooo:paragraph-rsid="0053ebab" style:font-size-asian="8pt" style:font-size-complex="8pt"/>
    </style:style>
    <style:style style:name="P414" style:family="paragraph" style:parent-style-name="Table_20_Contents">
      <style:text-properties fo:font-size="8pt" officeooo:rsid="0012b8ab" officeooo:paragraph-rsid="005766cd" style:font-size-asian="8pt" style:font-size-complex="8pt"/>
    </style:style>
    <style:style style:name="P415" style:family="paragraph" style:parent-style-name="Table_20_Contents">
      <style:text-properties fo:font-size="8pt" officeooo:rsid="0012b8ab" officeooo:paragraph-rsid="005c1877" style:font-size-asian="8pt" style:font-size-complex="8pt"/>
    </style:style>
    <style:style style:name="P416" style:family="paragraph" style:parent-style-name="Table_20_Contents">
      <style:text-properties fo:font-size="8pt" officeooo:rsid="0012b8ab" officeooo:paragraph-rsid="005d7d25" style:font-size-asian="8pt" style:font-size-complex="8pt"/>
    </style:style>
    <style:style style:name="P417" style:family="paragraph" style:parent-style-name="Table_20_Contents">
      <style:text-properties fo:font-size="8pt" officeooo:rsid="0012b8ab" officeooo:paragraph-rsid="005fe43e" style:font-size-asian="8pt" style:font-size-complex="8pt"/>
    </style:style>
    <style:style style:name="P418" style:family="paragraph" style:parent-style-name="Table_20_Contents">
      <style:text-properties fo:font-size="8pt" officeooo:rsid="0012b8ab" officeooo:paragraph-rsid="00616323" style:font-size-asian="8pt" style:font-size-complex="8pt"/>
    </style:style>
    <style:style style:name="P419" style:family="paragraph" style:parent-style-name="Table_20_Contents">
      <style:text-properties fo:font-size="8pt" officeooo:rsid="0012b8ab" officeooo:paragraph-rsid="0061ad9b" style:font-size-asian="8pt" style:font-size-complex="8pt"/>
    </style:style>
    <style:style style:name="P420" style:family="paragraph" style:parent-style-name="Table_20_Contents">
      <style:text-properties fo:font-size="8pt" officeooo:rsid="0012b8ab" officeooo:paragraph-rsid="0061f59d" style:font-size-asian="8pt" style:font-size-complex="8pt"/>
    </style:style>
    <style:style style:name="P421" style:family="paragraph" style:parent-style-name="Table_20_Contents">
      <style:text-properties fo:font-size="8pt" officeooo:rsid="0012b8ab" officeooo:paragraph-rsid="00635eab" style:font-size-asian="8pt" style:font-size-complex="8pt"/>
    </style:style>
    <style:style style:name="P422" style:family="paragraph" style:parent-style-name="Table_20_Contents">
      <style:text-properties fo:font-size="8pt" officeooo:rsid="0012b8ab" officeooo:paragraph-rsid="00654c70" style:font-size-asian="8pt" style:font-size-complex="8pt"/>
    </style:style>
    <style:style style:name="P423" style:family="paragraph" style:parent-style-name="Table_20_Contents">
      <style:text-properties fo:font-size="8pt" officeooo:rsid="0012b8ab" officeooo:paragraph-rsid="006621dc" style:font-size-asian="8pt" style:font-size-complex="8pt"/>
    </style:style>
    <style:style style:name="P424" style:family="paragraph" style:parent-style-name="Table_20_Contents">
      <style:text-properties fo:font-size="8pt" officeooo:rsid="00295dcc" officeooo:paragraph-rsid="00295dcc" style:font-size-asian="8pt" style:font-size-complex="8pt"/>
    </style:style>
    <style:style style:name="P425" style:family="paragraph" style:parent-style-name="Table_20_Contents">
      <style:text-properties fo:font-size="8pt" fo:font-weight="bold" officeooo:rsid="0012b8ab" officeooo:paragraph-rsid="0034f091" style:font-size-asian="8pt" style:font-weight-asian="bold" style:font-size-complex="8pt" style:font-weight-complex="bold"/>
    </style:style>
    <style:style style:name="P426" style:family="paragraph" style:parent-style-name="Table_20_Contents">
      <style:text-properties fo:font-size="8pt" fo:font-weight="bold" officeooo:rsid="0012b8ab" officeooo:paragraph-rsid="00369c0f" style:font-size-asian="8pt" style:font-weight-asian="bold" style:font-size-complex="8pt" style:font-weight-complex="bold"/>
    </style:style>
    <style:style style:name="P427" style:family="paragraph" style:parent-style-name="Table_20_Contents">
      <style:text-properties officeooo:rsid="0012b8ab" officeooo:paragraph-rsid="0012b8ab"/>
    </style:style>
    <style:style style:name="P428" style:family="paragraph" style:parent-style-name="Table_20_Contents">
      <style:text-properties officeooo:rsid="0012b8ab" officeooo:paragraph-rsid="001555ca"/>
    </style:style>
    <style:style style:name="P429" style:family="paragraph" style:parent-style-name="Table_20_Contents">
      <style:text-properties officeooo:rsid="0012b8ab" officeooo:paragraph-rsid="0015fd66"/>
    </style:style>
    <style:style style:name="P430" style:family="paragraph" style:parent-style-name="Table_20_Contents">
      <style:text-properties officeooo:rsid="0012b8ab" officeooo:paragraph-rsid="00171ec2"/>
    </style:style>
    <style:style style:name="P431" style:family="paragraph" style:parent-style-name="Table_20_Contents">
      <style:text-properties officeooo:rsid="0012b8ab" officeooo:paragraph-rsid="00189fe9"/>
    </style:style>
    <style:style style:name="P432" style:family="paragraph" style:parent-style-name="Table_20_Contents">
      <style:text-properties officeooo:rsid="0012b8ab" officeooo:paragraph-rsid="001a1fed"/>
    </style:style>
    <style:style style:name="P433" style:family="paragraph" style:parent-style-name="Table_20_Contents">
      <style:text-properties officeooo:rsid="0012b8ab" officeooo:paragraph-rsid="001b44bb"/>
    </style:style>
    <style:style style:name="P434" style:family="paragraph" style:parent-style-name="Table_20_Contents">
      <style:text-properties officeooo:rsid="0012b8ab" officeooo:paragraph-rsid="001baea2"/>
    </style:style>
    <style:style style:name="P435" style:family="paragraph" style:parent-style-name="Table_20_Contents">
      <style:text-properties officeooo:rsid="0012b8ab" officeooo:paragraph-rsid="001f8ae5"/>
    </style:style>
    <style:style style:name="P436" style:family="paragraph" style:parent-style-name="Table_20_Contents">
      <style:text-properties officeooo:rsid="0012b8ab" officeooo:paragraph-rsid="00203e19"/>
    </style:style>
    <style:style style:name="P437" style:family="paragraph" style:parent-style-name="Table_20_Contents">
      <style:text-properties officeooo:rsid="0012b8ab" officeooo:paragraph-rsid="002259ac"/>
    </style:style>
    <style:style style:name="P438" style:family="paragraph" style:parent-style-name="Table_20_Contents">
      <style:text-properties officeooo:rsid="0012b8ab" officeooo:paragraph-rsid="00269d46"/>
    </style:style>
    <style:style style:name="P439" style:family="paragraph" style:parent-style-name="Table_20_Contents">
      <style:text-properties officeooo:rsid="0012b8ab" officeooo:paragraph-rsid="002a8f81"/>
    </style:style>
    <style:style style:name="P440" style:family="paragraph" style:parent-style-name="Table_20_Contents">
      <style:text-properties officeooo:rsid="0012b8ab" officeooo:paragraph-rsid="002a9a6e"/>
    </style:style>
    <style:style style:name="P441" style:family="paragraph" style:parent-style-name="Table_20_Contents">
      <style:text-properties officeooo:rsid="0012b8ab" officeooo:paragraph-rsid="0030d244"/>
    </style:style>
    <style:style style:name="P442" style:family="paragraph" style:parent-style-name="Table_20_Contents">
      <style:text-properties officeooo:rsid="0012b8ab" officeooo:paragraph-rsid="003220ff"/>
    </style:style>
    <style:style style:name="P443" style:family="paragraph" style:parent-style-name="Table_20_Contents">
      <style:text-properties officeooo:rsid="0012b8ab" officeooo:paragraph-rsid="0032b727"/>
    </style:style>
    <style:style style:name="P444" style:family="paragraph" style:parent-style-name="Table_20_Contents">
      <style:text-properties officeooo:rsid="0012b8ab" officeooo:paragraph-rsid="003fc114"/>
    </style:style>
    <style:style style:name="P445" style:family="paragraph" style:parent-style-name="Table_20_Contents">
      <style:paragraph-properties fo:text-align="center" style:justify-single-word="false"/>
      <style:text-properties officeooo:rsid="0012b8ab" officeooo:paragraph-rsid="0044e0e4"/>
    </style:style>
    <style:style style:name="P446" style:family="paragraph" style:parent-style-name="Table_20_Contents">
      <style:paragraph-properties fo:text-align="center" style:justify-single-word="false"/>
      <style:text-properties officeooo:rsid="0012b8ab" officeooo:paragraph-rsid="0045cb8d"/>
    </style:style>
    <style:style style:name="P447" style:family="paragraph" style:parent-style-name="Table_20_Contents">
      <style:text-properties officeooo:paragraph-rsid="0013430c"/>
    </style:style>
    <style:style style:name="P448" style:family="paragraph" style:parent-style-name="Table_20_Contents">
      <style:text-properties officeooo:paragraph-rsid="001555ca"/>
    </style:style>
    <style:style style:name="P449" style:family="paragraph" style:parent-style-name="Table_20_Contents">
      <style:text-properties officeooo:paragraph-rsid="0015fd66"/>
    </style:style>
    <style:style style:name="P450" style:family="paragraph" style:parent-style-name="Table_20_Contents">
      <style:text-properties officeooo:paragraph-rsid="00171ec2"/>
    </style:style>
    <style:style style:name="P451" style:family="paragraph" style:parent-style-name="Table_20_Contents">
      <style:text-properties officeooo:paragraph-rsid="00189fe9"/>
    </style:style>
    <style:style style:name="P452" style:family="paragraph" style:parent-style-name="Table_20_Contents">
      <style:text-properties officeooo:paragraph-rsid="001a1fed"/>
    </style:style>
    <style:style style:name="P453" style:family="paragraph" style:parent-style-name="Table_20_Contents">
      <style:text-properties officeooo:paragraph-rsid="001b44bb"/>
    </style:style>
    <style:style style:name="P454" style:family="paragraph" style:parent-style-name="Table_20_Contents">
      <style:text-properties officeooo:paragraph-rsid="001baea2"/>
    </style:style>
    <style:style style:name="P455" style:family="paragraph" style:parent-style-name="Table_20_Contents">
      <style:text-properties fo:font-size="9pt" officeooo:rsid="001baea2" officeooo:paragraph-rsid="001baea2" style:font-size-asian="9pt" style:font-size-complex="9pt"/>
    </style:style>
    <style:style style:name="P456" style:family="paragraph" style:parent-style-name="Table_20_Contents">
      <style:text-properties fo:font-size="9pt" officeooo:rsid="001baea2" officeooo:paragraph-rsid="001f8ae5" style:font-size-asian="9pt" style:font-size-complex="9pt"/>
    </style:style>
    <style:style style:name="P457" style:family="paragraph" style:parent-style-name="Table_20_Contents">
      <style:text-properties fo:font-size="9pt" officeooo:rsid="001baea2" officeooo:paragraph-rsid="00203e19" style:font-size-asian="9pt" style:font-size-complex="9pt"/>
    </style:style>
    <style:style style:name="P458" style:family="paragraph" style:parent-style-name="Table_20_Contents">
      <style:text-properties fo:font-size="9pt" officeooo:rsid="001baea2" officeooo:paragraph-rsid="002259ac" style:font-size-asian="9pt" style:font-size-complex="9pt"/>
    </style:style>
    <style:style style:name="P459" style:family="paragraph" style:parent-style-name="Table_20_Contents">
      <style:text-properties fo:font-size="9pt" officeooo:rsid="001baea2" officeooo:paragraph-rsid="0025f119" style:font-size-asian="9pt" style:font-size-complex="9pt"/>
    </style:style>
    <style:style style:name="P460" style:family="paragraph" style:parent-style-name="Table_20_Contents">
      <style:text-properties fo:font-size="9pt" officeooo:rsid="001baea2" officeooo:paragraph-rsid="00269d46" style:font-size-asian="9pt" style:font-size-complex="9pt"/>
    </style:style>
    <style:style style:name="P461" style:family="paragraph" style:parent-style-name="Table_20_Contents">
      <style:paragraph-properties fo:text-align="center" style:justify-single-word="false"/>
      <style:text-properties fo:font-size="9pt" officeooo:rsid="001baea2" officeooo:paragraph-rsid="00433de6" style:font-size-asian="9pt" style:font-size-complex="9pt"/>
    </style:style>
    <style:style style:name="P462" style:family="paragraph" style:parent-style-name="Table_20_Contents">
      <style:paragraph-properties fo:text-align="center" style:justify-single-word="false"/>
      <style:text-properties fo:font-size="9pt" officeooo:rsid="001baea2" officeooo:paragraph-rsid="00434d46" style:font-size-asian="9pt" style:font-size-complex="9pt"/>
    </style:style>
    <style:style style:name="P463" style:family="paragraph" style:parent-style-name="Table_20_Contents">
      <style:paragraph-properties fo:text-align="center" style:justify-single-word="false"/>
      <style:text-properties fo:font-size="9pt" officeooo:rsid="0012b8ab" officeooo:paragraph-rsid="00433de6" style:font-size-asian="9pt" style:font-size-complex="9pt"/>
    </style:style>
    <style:style style:name="P464" style:family="paragraph" style:parent-style-name="Table_20_Contents">
      <style:paragraph-properties fo:text-align="center" style:justify-single-word="false"/>
      <style:text-properties fo:font-size="9pt" officeooo:rsid="0012b8ab" officeooo:paragraph-rsid="00434d46" style:font-size-asian="9pt" style:font-size-complex="9pt"/>
    </style:style>
    <style:style style:name="P465" style:family="paragraph" style:parent-style-name="Table_20_Contents">
      <style:paragraph-properties fo:text-align="center" style:justify-single-word="false"/>
      <style:text-properties fo:font-size="9pt" officeooo:rsid="0012b8ab" officeooo:paragraph-rsid="0046a77b" style:font-size-asian="9pt" style:font-size-complex="9pt"/>
    </style:style>
    <style:style style:name="P466" style:family="paragraph" style:parent-style-name="Table_20_Contents">
      <style:paragraph-properties fo:text-align="center" style:justify-single-word="false"/>
      <style:text-properties fo:font-size="9pt" officeooo:rsid="0012b8ab" officeooo:paragraph-rsid="00488567" style:font-size-asian="9pt" style:font-size-complex="9pt"/>
    </style:style>
    <style:style style:name="P467" style:family="paragraph" style:parent-style-name="Table_20_Contents">
      <style:paragraph-properties fo:text-align="center" style:justify-single-word="false"/>
      <style:text-properties fo:font-size="9pt" officeooo:rsid="00433de6" officeooo:paragraph-rsid="00433de6" style:font-size-asian="9pt" style:font-size-complex="9pt"/>
    </style:style>
    <style:style style:name="P468" style:family="paragraph" style:parent-style-name="Table_20_Contents">
      <style:paragraph-properties fo:text-align="center" style:justify-single-word="false"/>
      <style:text-properties fo:font-size="9pt" officeooo:rsid="00433de6" officeooo:paragraph-rsid="00434d46" style:font-size-asian="9pt" style:font-size-complex="9pt"/>
    </style:style>
    <style:style style:name="P469" style:family="paragraph" style:parent-style-name="Table_20_Contents">
      <style:text-properties fo:font-size="9pt" fo:font-weight="normal" officeooo:rsid="0012b8ab" officeooo:paragraph-rsid="00369c0f" style:font-size-asian="9pt" style:font-weight-asian="normal" style:font-size-complex="9pt" style:font-weight-complex="normal"/>
    </style:style>
    <style:style style:name="P470" style:family="paragraph" style:parent-style-name="Table_20_Contents">
      <style:text-properties fo:font-size="9pt" fo:font-weight="normal" officeooo:rsid="0012b8ab" officeooo:paragraph-rsid="0034f091" style:font-size-asian="9pt" style:font-weight-asian="normal" style:font-size-complex="9pt" style:font-weight-complex="normal"/>
    </style:style>
    <style:style style:name="P471" style:family="paragraph" style:parent-style-name="Table_20_Contents">
      <style:text-properties officeooo:paragraph-rsid="001f8ae5"/>
    </style:style>
    <style:style style:name="P472" style:family="paragraph" style:parent-style-name="Table_20_Contents">
      <style:text-properties officeooo:paragraph-rsid="00203e19"/>
    </style:style>
    <style:style style:name="P473" style:family="paragraph" style:parent-style-name="Table_20_Contents">
      <style:text-properties officeooo:paragraph-rsid="002259ac"/>
    </style:style>
    <style:style style:name="P474" style:family="paragraph" style:parent-style-name="Table_20_Contents">
      <style:text-properties officeooo:paragraph-rsid="002460f5"/>
    </style:style>
    <style:style style:name="P475" style:family="paragraph" style:parent-style-name="Table_20_Contents">
      <style:text-properties officeooo:paragraph-rsid="00249ec8"/>
    </style:style>
    <style:style style:name="P476" style:family="paragraph" style:parent-style-name="Table_20_Contents">
      <style:text-properties officeooo:paragraph-rsid="0025f119"/>
    </style:style>
    <style:style style:name="P477" style:family="paragraph" style:parent-style-name="Table_20_Contents">
      <style:text-properties officeooo:paragraph-rsid="00269d46"/>
    </style:style>
    <style:style style:name="P478" style:family="paragraph" style:parent-style-name="Table_20_Contents">
      <style:text-properties officeooo:paragraph-rsid="00295dcc"/>
    </style:style>
    <style:style style:name="P479" style:family="paragraph" style:parent-style-name="Table_20_Contents">
      <style:text-properties officeooo:paragraph-rsid="0030d244"/>
    </style:style>
    <style:style style:name="P480" style:family="paragraph" style:parent-style-name="Table_20_Contents">
      <style:text-properties officeooo:paragraph-rsid="003220ff"/>
    </style:style>
    <style:style style:name="P481" style:family="paragraph" style:parent-style-name="Table_20_Contents">
      <style:text-properties officeooo:paragraph-rsid="0032b727"/>
    </style:style>
    <style:style style:name="P482" style:family="paragraph" style:parent-style-name="Table_20_Contents">
      <style:text-properties fo:font-size="11pt" officeooo:rsid="0012b8ab" officeooo:paragraph-rsid="001baea2" style:font-size-asian="11pt" style:font-size-complex="11pt"/>
    </style:style>
    <style:style style:name="P483" style:family="paragraph" style:parent-style-name="Table_20_Contents">
      <style:text-properties fo:font-size="11pt" officeooo:rsid="0012b8ab" officeooo:paragraph-rsid="001b44bb" style:font-size-asian="11pt" style:font-size-complex="11pt"/>
    </style:style>
    <style:style style:name="P484" style:family="paragraph" style:parent-style-name="Table_20_Contents">
      <style:text-properties fo:font-size="11pt" officeooo:rsid="0012b8ab" officeooo:paragraph-rsid="001f8ae5" style:font-size-asian="11pt" style:font-size-complex="11pt"/>
    </style:style>
    <style:style style:name="P485" style:family="paragraph" style:parent-style-name="Table_20_Contents">
      <style:text-properties fo:font-size="11pt" officeooo:rsid="0012b8ab" officeooo:paragraph-rsid="00203e19" style:font-size-asian="11pt" style:font-size-complex="11pt"/>
    </style:style>
    <style:style style:name="P486" style:family="paragraph" style:parent-style-name="Table_20_Contents">
      <style:text-properties fo:font-size="11pt" officeooo:rsid="0012b8ab" officeooo:paragraph-rsid="002259ac" style:font-size-asian="11pt" style:font-size-complex="11pt"/>
    </style:style>
    <style:style style:name="P487" style:family="paragraph" style:parent-style-name="Table_20_Contents">
      <style:text-properties fo:font-size="11pt" officeooo:rsid="0012b8ab" officeooo:paragraph-rsid="002460f5" style:font-size-asian="11pt" style:font-size-complex="11pt"/>
    </style:style>
    <style:style style:name="P488" style:family="paragraph" style:parent-style-name="Table_20_Contents">
      <style:text-properties fo:font-size="11pt" officeooo:rsid="0012b8ab" officeooo:paragraph-rsid="00249ec8" style:font-size-asian="11pt" style:font-size-complex="11pt"/>
    </style:style>
    <style:style style:name="P489" style:family="paragraph" style:parent-style-name="Table_20_Contents">
      <style:text-properties fo:font-size="11pt" officeooo:rsid="0012b8ab" officeooo:paragraph-rsid="0025f119" style:font-size-asian="11pt" style:font-size-complex="11pt"/>
    </style:style>
    <style:style style:name="P490" style:family="paragraph" style:parent-style-name="Table_20_Contents">
      <style:text-properties fo:font-size="11pt" officeooo:rsid="0012b8ab" officeooo:paragraph-rsid="00269d46" style:font-size-asian="11pt" style:font-size-complex="11pt"/>
    </style:style>
    <style:style style:name="P491" style:family="paragraph" style:parent-style-name="Table_20_Contents">
      <style:text-properties fo:font-size="11pt" officeooo:rsid="001baea2" officeooo:paragraph-rsid="001baea2" style:font-size-asian="11pt" style:font-size-complex="11pt"/>
    </style:style>
    <style:style style:name="P492" style:family="paragraph" style:parent-style-name="Table_20_Contents">
      <style:text-properties fo:font-size="11pt" officeooo:rsid="001baea2" officeooo:paragraph-rsid="001f8ae5" style:font-size-asian="11pt" style:font-size-complex="11pt"/>
    </style:style>
    <style:style style:name="P493" style:family="paragraph" style:parent-style-name="Table_20_Contents">
      <style:text-properties fo:font-size="11pt" officeooo:rsid="001baea2" officeooo:paragraph-rsid="00203e19" style:font-size-asian="11pt" style:font-size-complex="11pt"/>
    </style:style>
    <style:style style:name="P494" style:family="paragraph" style:parent-style-name="Table_20_Contents">
      <style:text-properties fo:font-size="11pt" officeooo:rsid="001baea2" officeooo:paragraph-rsid="002259ac" style:font-size-asian="11pt" style:font-size-complex="11pt"/>
    </style:style>
    <style:style style:name="P495" style:family="paragraph" style:parent-style-name="Table_20_Contents">
      <style:text-properties fo:font-size="11pt" officeooo:rsid="001baea2" officeooo:paragraph-rsid="002460f5" style:font-size-asian="11pt" style:font-size-complex="11pt"/>
    </style:style>
    <style:style style:name="P496" style:family="paragraph" style:parent-style-name="Table_20_Contents">
      <style:text-properties fo:font-size="11pt" officeooo:rsid="001baea2" officeooo:paragraph-rsid="00249ec8" style:font-size-asian="11pt" style:font-size-complex="11pt"/>
    </style:style>
    <style:style style:name="P497" style:family="paragraph" style:parent-style-name="Table_20_Contents">
      <style:text-properties fo:font-size="11pt" officeooo:rsid="001baea2" officeooo:paragraph-rsid="0025f119" style:font-size-asian="11pt" style:font-size-complex="11pt"/>
    </style:style>
    <style:style style:name="P498" style:family="paragraph" style:parent-style-name="Table_20_Contents">
      <style:text-properties fo:font-size="11pt" officeooo:rsid="001baea2" officeooo:paragraph-rsid="00269d46" style:font-size-asian="11pt" style:font-size-complex="11pt"/>
    </style:style>
    <style:style style:name="P499" style:family="paragraph" style:parent-style-name="Table_20_Contents">
      <style:text-properties fo:font-size="10.5pt" officeooo:rsid="0012b8ab" officeooo:paragraph-rsid="003220ff" style:font-size-asian="10.5pt" style:font-size-complex="10.5pt"/>
    </style:style>
    <style:style style:name="P500" style:family="paragraph" style:parent-style-name="Table_20_Contents">
      <style:text-properties fo:font-size="10.5pt" officeooo:rsid="0012b8ab" officeooo:paragraph-rsid="0032b727" style:font-size-asian="10.5pt" style:font-size-complex="10.5pt"/>
    </style:style>
    <style:style style:name="P501" style:family="paragraph" style:parent-style-name="Table_20_Contents">
      <style:text-properties officeooo:paragraph-rsid="0034f091"/>
    </style:style>
    <style:style style:name="P502" style:family="paragraph" style:parent-style-name="Table_20_Contents">
      <style:paragraph-properties fo:text-align="center" style:justify-single-word="false"/>
      <style:text-properties officeooo:paragraph-rsid="0034f091"/>
    </style:style>
    <style:style style:name="P503" style:family="paragraph" style:parent-style-name="Table_20_Contents">
      <style:paragraph-properties fo:text-align="center" style:justify-single-word="false"/>
      <style:text-properties officeooo:paragraph-rsid="00369c0f"/>
    </style:style>
    <style:style style:name="P504" style:family="paragraph" style:parent-style-name="Table_20_Contents">
      <style:paragraph-properties fo:text-align="center" style:justify-single-word="false"/>
      <style:text-properties officeooo:paragraph-rsid="0038d679"/>
    </style:style>
    <style:style style:name="P505" style:family="paragraph" style:parent-style-name="Table_20_Contents">
      <style:paragraph-properties fo:text-align="center" style:justify-single-word="false"/>
      <style:text-properties officeooo:paragraph-rsid="003a02b5"/>
    </style:style>
    <style:style style:name="P506" style:family="paragraph" style:parent-style-name="Table_20_Contents">
      <style:paragraph-properties fo:text-align="center" style:justify-single-word="false"/>
      <style:text-properties officeooo:paragraph-rsid="003ace77"/>
    </style:style>
    <style:style style:name="P507" style:family="paragraph" style:parent-style-name="Table_20_Contents">
      <style:paragraph-properties fo:text-align="center" style:justify-single-word="false"/>
      <style:text-properties officeooo:paragraph-rsid="003bdd16"/>
    </style:style>
    <style:style style:name="P508" style:family="paragraph" style:parent-style-name="Table_20_Contents">
      <style:paragraph-properties fo:text-align="center" style:justify-single-word="false"/>
      <style:text-properties officeooo:paragraph-rsid="003e7155"/>
    </style:style>
    <style:style style:name="P509" style:family="paragraph" style:parent-style-name="Table_20_Contents">
      <style:paragraph-properties fo:text-align="center" style:justify-single-word="false"/>
      <style:text-properties officeooo:paragraph-rsid="003fc114"/>
    </style:style>
    <style:style style:name="P510" style:family="paragraph" style:parent-style-name="Table_20_Contents">
      <style:paragraph-properties fo:text-align="center" style:justify-single-word="false"/>
      <style:text-properties officeooo:paragraph-rsid="00434d46"/>
    </style:style>
    <style:style style:name="P511" style:family="paragraph" style:parent-style-name="Table_20_Contents">
      <style:paragraph-properties fo:text-align="center" style:justify-single-word="false"/>
      <style:text-properties officeooo:paragraph-rsid="0044e0e4"/>
    </style:style>
    <style:style style:name="P512" style:family="paragraph" style:parent-style-name="Table_20_Contents">
      <style:paragraph-properties fo:text-align="center" style:justify-single-word="false"/>
      <style:text-properties officeooo:paragraph-rsid="0045cb8d"/>
    </style:style>
    <style:style style:name="P513" style:family="paragraph" style:parent-style-name="Table_20_Contents">
      <style:paragraph-properties fo:text-align="center" style:justify-single-word="false"/>
      <style:text-properties officeooo:paragraph-rsid="0046a77b"/>
    </style:style>
    <style:style style:name="P514" style:family="paragraph" style:parent-style-name="Table_20_Contents">
      <style:paragraph-properties fo:text-align="center" style:justify-single-word="false"/>
      <style:text-properties officeooo:paragraph-rsid="00488567"/>
    </style:style>
    <style:style style:name="P515" style:family="paragraph" style:parent-style-name="Table_20_Contents">
      <style:paragraph-properties fo:text-align="center" style:justify-single-word="false"/>
      <style:text-properties officeooo:paragraph-rsid="004b4f64"/>
    </style:style>
    <style:style style:name="P516" style:family="paragraph" style:parent-style-name="Table_20_Contents">
      <style:paragraph-properties fo:text-align="center" style:justify-single-word="false"/>
      <style:text-properties officeooo:paragraph-rsid="004e0053"/>
    </style:style>
    <style:style style:name="P517" style:family="paragraph" style:parent-style-name="Table_20_Contents">
      <style:paragraph-properties fo:text-align="center" style:justify-single-word="false"/>
      <style:text-properties officeooo:paragraph-rsid="004976a6"/>
    </style:style>
    <style:style style:name="P518" style:family="paragraph" style:parent-style-name="Table_20_Contents">
      <style:paragraph-properties fo:text-align="center" style:justify-single-word="false"/>
      <style:text-properties officeooo:paragraph-rsid="004f75fd"/>
    </style:style>
    <style:style style:name="P519" style:family="paragraph" style:parent-style-name="Table_20_Contents">
      <style:paragraph-properties fo:text-align="center" style:justify-single-word="false"/>
      <style:text-properties officeooo:paragraph-rsid="00502054"/>
    </style:style>
    <style:style style:name="P520" style:family="paragraph" style:parent-style-name="Table_20_Contents">
      <style:paragraph-properties fo:text-align="center" style:justify-single-word="false"/>
      <style:text-properties officeooo:paragraph-rsid="0053ebab"/>
    </style:style>
    <style:style style:name="P521" style:family="paragraph" style:parent-style-name="Table_20_Contents">
      <style:paragraph-properties fo:text-align="center" style:justify-single-word="false"/>
      <style:text-properties officeooo:paragraph-rsid="005766cd"/>
    </style:style>
    <style:style style:name="P522" style:family="paragraph" style:parent-style-name="Table_20_Contents">
      <style:paragraph-properties fo:text-align="center" style:justify-single-word="false"/>
      <style:text-properties officeooo:paragraph-rsid="005c1877"/>
    </style:style>
    <style:style style:name="P523" style:family="paragraph" style:parent-style-name="Table_20_Contents">
      <style:paragraph-properties fo:text-align="center" style:justify-single-word="false"/>
      <style:text-properties officeooo:paragraph-rsid="005d7d25"/>
    </style:style>
    <style:style style:name="P524" style:family="paragraph" style:parent-style-name="Table_20_Contents">
      <style:paragraph-properties fo:text-align="center" style:justify-single-word="false"/>
      <style:text-properties officeooo:paragraph-rsid="005fe43e"/>
    </style:style>
    <style:style style:name="P525" style:family="paragraph" style:parent-style-name="Table_20_Contents">
      <style:paragraph-properties fo:text-align="center" style:justify-single-word="false"/>
      <style:text-properties officeooo:paragraph-rsid="00616323"/>
    </style:style>
    <style:style style:name="P526" style:family="paragraph" style:parent-style-name="Table_20_Contents">
      <style:paragraph-properties fo:text-align="center" style:justify-single-word="false"/>
      <style:text-properties officeooo:paragraph-rsid="0061ad9b"/>
    </style:style>
    <style:style style:name="P527" style:family="paragraph" style:parent-style-name="Table_20_Contents">
      <style:paragraph-properties fo:text-align="center" style:justify-single-word="false"/>
      <style:text-properties officeooo:paragraph-rsid="0061f59d"/>
    </style:style>
    <style:style style:name="P528" style:family="paragraph" style:parent-style-name="Table_20_Contents">
      <style:paragraph-properties fo:text-align="center" style:justify-single-word="false"/>
      <style:text-properties officeooo:paragraph-rsid="00635eab"/>
    </style:style>
    <style:style style:name="P529" style:family="paragraph" style:parent-style-name="Table_20_Contents">
      <style:paragraph-properties fo:text-align="center" style:justify-single-word="false"/>
      <style:text-properties officeooo:paragraph-rsid="00654c70"/>
    </style:style>
    <style:style style:name="P530" style:family="paragraph" style:parent-style-name="Table_20_Contents">
      <style:paragraph-properties fo:text-align="center" style:justify-single-word="false"/>
      <style:text-properties officeooo:paragraph-rsid="006621dc"/>
    </style:style>
    <style:style style:name="P531" style:family="paragraph" style:parent-style-name="Table_20_Contents">
      <style:paragraph-properties fo:text-align="center" style:justify-single-word="false"/>
      <style:text-properties officeooo:rsid="0034f091" officeooo:paragraph-rsid="0034f091"/>
    </style:style>
    <style:style style:name="P532" style:family="paragraph" style:parent-style-name="Table_20_Contents">
      <style:text-properties officeooo:paragraph-rsid="0038d679"/>
    </style:style>
    <style:style style:name="P533" style:family="paragraph" style:parent-style-name="Table_20_Contents">
      <style:paragraph-properties fo:text-align="center" style:justify-single-word="false"/>
      <style:text-properties officeooo:rsid="003975e4" officeooo:paragraph-rsid="003975e4"/>
    </style:style>
    <style:style style:name="P534" style:family="paragraph" style:parent-style-name="Table_20_Contents">
      <style:paragraph-properties fo:text-align="center" style:justify-single-word="false"/>
      <style:text-properties officeooo:rsid="003975e4" officeooo:paragraph-rsid="003a02b5"/>
    </style:style>
    <style:style style:name="P535" style:family="paragraph" style:parent-style-name="Table_20_Contents">
      <style:paragraph-properties fo:text-align="center" style:justify-single-word="false"/>
      <style:text-properties officeooo:rsid="003975e4" officeooo:paragraph-rsid="003ace77"/>
    </style:style>
    <style:style style:name="P536" style:family="paragraph" style:parent-style-name="Table_20_Contents">
      <style:paragraph-properties fo:text-align="center" style:justify-single-word="false"/>
      <style:text-properties officeooo:rsid="003975e4" officeooo:paragraph-rsid="003bdd16"/>
    </style:style>
    <style:style style:name="P537" style:family="paragraph" style:parent-style-name="Table_20_Contents">
      <style:paragraph-properties fo:text-align="center" style:justify-single-word="false"/>
      <style:text-properties officeooo:rsid="003975e4" officeooo:paragraph-rsid="003e7155"/>
    </style:style>
    <style:style style:name="P538" style:family="paragraph" style:parent-style-name="Table_20_Contents">
      <style:paragraph-properties fo:text-align="center" style:justify-single-word="false"/>
      <style:text-properties officeooo:rsid="003975e4" officeooo:paragraph-rsid="003fc114"/>
    </style:style>
    <style:style style:name="P539" style:family="paragraph" style:parent-style-name="Table_20_Contents">
      <style:paragraph-properties fo:text-align="center" style:justify-single-word="false"/>
      <style:text-properties officeooo:rsid="003975e4" officeooo:paragraph-rsid="004b4f64"/>
    </style:style>
    <style:style style:name="P540" style:family="paragraph" style:parent-style-name="Table_20_Contents">
      <style:text-properties officeooo:paragraph-rsid="003a02b5"/>
    </style:style>
    <style:style style:name="P541" style:family="paragraph" style:parent-style-name="Table_20_Contents">
      <style:text-properties officeooo:paragraph-rsid="003ace77"/>
    </style:style>
    <style:style style:name="P542" style:family="paragraph" style:parent-style-name="Table_20_Contents">
      <style:text-properties officeooo:paragraph-rsid="003bdd16"/>
    </style:style>
    <style:style style:name="P543" style:family="paragraph" style:parent-style-name="Table_20_Contents">
      <style:text-properties officeooo:paragraph-rsid="003e7155"/>
    </style:style>
    <style:style style:name="P544" style:family="paragraph" style:parent-style-name="Table_20_Contents">
      <style:text-properties officeooo:paragraph-rsid="003fc114"/>
    </style:style>
    <style:style style:name="P545" style:family="paragraph" style:parent-style-name="Table_20_Contents">
      <style:paragraph-properties fo:text-align="center" style:justify-single-word="false"/>
      <style:text-properties fo:font-size="14pt" officeooo:rsid="0040e1be" officeooo:paragraph-rsid="0040e1be" style:font-size-asian="14pt" style:font-size-complex="14pt"/>
    </style:style>
    <style:style style:name="P546" style:family="paragraph" style:parent-style-name="Table_20_Contents">
      <style:text-properties officeooo:paragraph-rsid="00433de6"/>
    </style:style>
    <style:style style:name="P547" style:family="paragraph" style:parent-style-name="Table_20_Contents">
      <style:text-properties officeooo:paragraph-rsid="00434d46"/>
    </style:style>
    <style:style style:name="P548" style:family="paragraph" style:parent-style-name="Table_20_Contents">
      <style:paragraph-properties fo:text-align="center" style:justify-single-word="false"/>
      <style:text-properties officeooo:rsid="0044e0e4" officeooo:paragraph-rsid="0044e0e4"/>
    </style:style>
    <style:style style:name="P549" style:family="paragraph" style:parent-style-name="Table_20_Contents">
      <style:paragraph-properties fo:text-align="center" style:justify-single-word="false"/>
      <style:text-properties officeooo:rsid="0044e0e4" officeooo:paragraph-rsid="0045cb8d"/>
    </style:style>
    <style:style style:name="P550" style:family="paragraph" style:parent-style-name="Table_20_Contents">
      <style:paragraph-properties fo:text-align="center" style:justify-single-word="false"/>
      <style:text-properties officeooo:rsid="0045cb8d" officeooo:paragraph-rsid="0045cb8d"/>
    </style:style>
    <style:style style:name="P551" style:family="paragraph" style:parent-style-name="Table_20_Contents">
      <style:text-properties officeooo:paragraph-rsid="004b4f64"/>
    </style:style>
    <style:style style:name="P552" style:family="paragraph" style:parent-style-name="Table_20_Contents">
      <style:paragraph-properties fo:text-align="center" style:justify-single-word="false"/>
      <style:text-properties officeooo:rsid="00616323" officeooo:paragraph-rsid="00616323"/>
    </style:style>
    <style:style style:name="P553" style:family="paragraph" style:parent-style-name="Table_20_Contents">
      <style:paragraph-properties fo:text-align="center" style:justify-single-word="false"/>
      <style:text-properties officeooo:rsid="00616323" officeooo:paragraph-rsid="00635eab"/>
    </style:style>
    <style:style style:name="P554" style:family="paragraph" style:parent-style-name="Table_20_Contents">
      <style:paragraph-properties fo:text-align="center" style:justify-single-word="false"/>
      <style:text-properties officeooo:rsid="00616323" officeooo:paragraph-rsid="006621dc"/>
    </style:style>
    <style:style style:name="P555" style:family="paragraph" style:parent-style-name="Table_20_Contents">
      <style:paragraph-properties fo:text-align="center" style:justify-single-word="false"/>
      <style:text-properties officeooo:rsid="0061f59d" officeooo:paragraph-rsid="0061f59d"/>
    </style:style>
    <style:style style:name="P556" style:family="paragraph">
      <style:paragraph-properties fo:text-align="center"/>
      <style:text-properties fo:font-size="12pt"/>
    </style:style>
    <style:style style:name="T1" style:family="text">
      <style:text-properties officeooo:rsid="000f5eb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28636" style:font-weight-asian="bold" style:font-weight-complex="bold"/>
    </style:style>
    <style:style style:name="T4" style:family="text">
      <style:text-properties fo:font-weight="bold" officeooo:rsid="001555ca" style:font-weight-asian="bold" style:font-weight-complex="bold"/>
    </style:style>
    <style:style style:name="T5" style:family="text">
      <style:text-properties fo:font-weight="bold" officeooo:rsid="0015fd66" style:font-weight-asian="bold" style:font-weight-complex="bold"/>
    </style:style>
    <style:style style:name="T6" style:family="text">
      <style:text-properties fo:font-weight="bold" officeooo:rsid="00171ec2" style:font-weight-asian="bold" style:font-weight-complex="bold"/>
    </style:style>
    <style:style style:name="T7" style:family="text">
      <style:text-properties fo:font-weight="bold" officeooo:rsid="00189fe9" style:font-weight-asian="bold" style:font-weight-complex="bold"/>
    </style:style>
    <style:style style:name="T8" style:family="text">
      <style:text-properties fo:font-weight="bold" officeooo:rsid="00193193" style:font-weight-asian="bold" style:font-weight-complex="bold"/>
    </style:style>
    <style:style style:name="T9" style:family="text">
      <style:text-properties fo:font-weight="bold" officeooo:rsid="001a1fed" style:font-weight-asian="bold" style:font-weight-complex="bold"/>
    </style:style>
    <style:style style:name="T10" style:family="text">
      <style:text-properties fo:font-weight="bold" officeooo:rsid="001b44bb" style:font-weight-asian="bold" style:font-weight-complex="bold"/>
    </style:style>
    <style:style style:name="T11" style:family="text">
      <style:text-properties fo:font-weight="bold" officeooo:rsid="00146320" style:font-weight-asian="bold" style:font-weight-complex="bold"/>
    </style:style>
    <style:style style:name="T12" style:family="text">
      <style:text-properties fo:font-weight="bold" officeooo:rsid="001baea2" style:font-weight-asian="bold" style:font-weight-complex="bold"/>
    </style:style>
    <style:style style:name="T13" style:family="text">
      <style:text-properties fo:font-weight="bold" officeooo:rsid="00203e19" style:font-weight-asian="bold" style:font-weight-complex="bold"/>
    </style:style>
    <style:style style:name="T14" style:family="text">
      <style:text-properties fo:font-weight="bold" officeooo:rsid="002259ac" style:font-weight-asian="bold" style:font-weight-complex="bold"/>
    </style:style>
    <style:style style:name="T15" style:family="text">
      <style:text-properties fo:font-weight="bold" officeooo:rsid="002460f5" style:font-weight-asian="bold" style:font-weight-complex="bold"/>
    </style:style>
    <style:style style:name="T16" style:family="text">
      <style:text-properties fo:font-weight="bold" officeooo:rsid="00249ec8" style:font-weight-asian="bold" style:font-weight-complex="bold"/>
    </style:style>
    <style:style style:name="T17" style:family="text">
      <style:text-properties fo:font-weight="bold" officeooo:rsid="0025f119" style:font-weight-asian="bold" style:font-weight-complex="bold"/>
    </style:style>
    <style:style style:name="T18" style:family="text">
      <style:text-properties fo:font-weight="bold" officeooo:rsid="00269d46" style:font-weight-asian="bold" style:font-weight-complex="bold"/>
    </style:style>
    <style:style style:name="T19" style:family="text">
      <style:text-properties fo:font-weight="bold" officeooo:rsid="00295dcc" style:font-weight-asian="bold" style:font-weight-complex="bold"/>
    </style:style>
    <style:style style:name="T20" style:family="text">
      <style:text-properties fo:font-weight="bold" officeooo:rsid="002a8f81" style:font-weight-asian="bold" style:font-weight-complex="bold"/>
    </style:style>
    <style:style style:name="T21" style:family="text">
      <style:text-properties fo:font-weight="bold" officeooo:rsid="002a9a6e" style:font-weight-asian="bold" style:font-weight-complex="bold"/>
    </style:style>
    <style:style style:name="T22" style:family="text">
      <style:text-properties fo:font-weight="bold" officeooo:rsid="002f3095" style:font-weight-asian="bold" style:font-weight-complex="bold"/>
    </style:style>
    <style:style style:name="T23" style:family="text">
      <style:text-properties fo:font-weight="bold" officeooo:rsid="0030d244" style:font-weight-asian="bold" style:font-weight-complex="bold"/>
    </style:style>
    <style:style style:name="T24" style:family="text">
      <style:text-properties fo:font-weight="bold" officeooo:rsid="003220ff" style:font-weight-asian="bold" style:font-weight-complex="bold"/>
    </style:style>
    <style:style style:name="T25" style:family="text">
      <style:text-properties fo:font-weight="bold" officeooo:rsid="0032b727" style:font-weight-asian="bold" style:font-weight-complex="bold"/>
    </style:style>
    <style:style style:name="T26" style:family="text">
      <style:text-properties fo:font-weight="bold" officeooo:rsid="0034f091" style:font-weight-asian="bold" style:font-weight-complex="bold"/>
    </style:style>
    <style:style style:name="T27" style:family="text">
      <style:text-properties fo:font-weight="bold" officeooo:rsid="00369c0f" style:font-weight-asian="bold" style:font-weight-complex="bold"/>
    </style:style>
    <style:style style:name="T28" style:family="text">
      <style:text-properties fo:font-weight="bold" officeooo:rsid="0038d679" style:font-weight-asian="bold" style:font-weight-complex="bold"/>
    </style:style>
    <style:style style:name="T29" style:family="text">
      <style:text-properties fo:font-weight="bold" officeooo:rsid="003a02b5" style:font-weight-asian="bold" style:font-weight-complex="bold"/>
    </style:style>
    <style:style style:name="T30" style:family="text">
      <style:text-properties fo:font-weight="bold" officeooo:rsid="003ace77" style:font-weight-asian="bold" style:font-weight-complex="bold"/>
    </style:style>
    <style:style style:name="T31" style:family="text">
      <style:text-properties fo:font-weight="bold" officeooo:rsid="003bdd16" style:font-weight-asian="bold" style:font-weight-complex="bold"/>
    </style:style>
    <style:style style:name="T32" style:family="text">
      <style:text-properties fo:font-weight="bold" officeooo:rsid="003e7155" style:font-weight-asian="bold" style:font-weight-complex="bold"/>
    </style:style>
    <style:style style:name="T33" style:family="text">
      <style:text-properties fo:font-weight="bold" officeooo:rsid="003fc114" style:font-weight-asian="bold" style:font-weight-complex="bold"/>
    </style:style>
    <style:style style:name="T34" style:family="text">
      <style:text-properties fo:font-weight="bold" officeooo:rsid="00433de6" style:font-weight-asian="bold" style:font-weight-complex="bold"/>
    </style:style>
    <style:style style:name="T35" style:family="text">
      <style:text-properties fo:font-weight="bold" officeooo:rsid="00434d46" style:font-weight-asian="bold" style:font-weight-complex="bold"/>
    </style:style>
    <style:style style:name="T36" style:family="text">
      <style:text-properties fo:font-weight="bold" officeooo:rsid="0044e0e4" style:font-weight-asian="bold" style:font-weight-complex="bold"/>
    </style:style>
    <style:style style:name="T37" style:family="text">
      <style:text-properties fo:font-weight="bold" officeooo:rsid="0045cb8d" style:font-weight-asian="bold" style:font-weight-complex="bold"/>
    </style:style>
    <style:style style:name="T38" style:family="text">
      <style:text-properties fo:font-weight="bold" officeooo:rsid="0046a77b" style:font-weight-asian="bold" style:font-weight-complex="bold"/>
    </style:style>
    <style:style style:name="T39" style:family="text">
      <style:text-properties fo:font-weight="bold" officeooo:rsid="00488567" style:font-weight-asian="bold" style:font-weight-complex="bold"/>
    </style:style>
    <style:style style:name="T40" style:family="text">
      <style:text-properties fo:font-weight="bold" officeooo:rsid="004976a6" style:font-weight-asian="bold" style:font-weight-complex="bold"/>
    </style:style>
    <style:style style:name="T41" style:family="text">
      <style:text-properties fo:font-weight="bold" officeooo:rsid="004f75fd" style:font-weight-asian="bold" style:font-weight-complex="bold"/>
    </style:style>
    <style:style style:name="T42" style:family="text">
      <style:text-properties fo:font-weight="bold" officeooo:rsid="00502054" style:font-weight-asian="bold" style:font-weight-complex="bold"/>
    </style:style>
    <style:style style:name="T43" style:family="text">
      <style:text-properties fo:font-weight="bold" officeooo:rsid="0053ebab" style:font-weight-asian="bold" style:font-weight-complex="bold"/>
    </style:style>
    <style:style style:name="T44" style:family="text">
      <style:text-properties fo:font-weight="bold" officeooo:rsid="005a322c" style:font-weight-asian="bold" style:font-weight-complex="bold"/>
    </style:style>
    <style:style style:name="T45" style:family="text">
      <style:text-properties fo:font-weight="bold" officeooo:rsid="005c1877" style:font-weight-asian="bold" style:font-weight-complex="bold"/>
    </style:style>
    <style:style style:name="T46" style:family="text">
      <style:text-properties fo:font-weight="bold" officeooo:rsid="005d7d25" style:font-weight-asian="bold" style:font-weight-complex="bold"/>
    </style:style>
    <style:style style:name="T47" style:family="text">
      <style:text-properties fo:font-weight="bold" officeooo:rsid="005f3312" style:font-weight-asian="bold" style:font-weight-complex="bold"/>
    </style:style>
    <style:style style:name="T48" style:family="text">
      <style:text-properties fo:font-weight="bold" officeooo:rsid="005fe43e" style:font-weight-asian="bold" style:font-weight-complex="bold"/>
    </style:style>
    <style:style style:name="T49" style:family="text">
      <style:text-properties fo:font-weight="bold" officeooo:rsid="00616323" style:font-weight-asian="bold" style:font-weight-complex="bold"/>
    </style:style>
    <style:style style:name="T50" style:family="text">
      <style:text-properties fo:font-weight="bold" officeooo:rsid="0061ad9b" style:font-weight-asian="bold" style:font-weight-complex="bold"/>
    </style:style>
    <style:style style:name="T51" style:family="text">
      <style:text-properties fo:font-weight="bold" officeooo:rsid="0061f59d" style:font-weight-asian="bold" style:font-weight-complex="bold"/>
    </style:style>
    <style:style style:name="T52" style:family="text">
      <style:text-properties fo:font-weight="bold" officeooo:rsid="00635eab" style:font-weight-asian="bold" style:font-weight-complex="bold"/>
    </style:style>
    <style:style style:name="T53" style:family="text">
      <style:text-properties fo:font-weight="bold" officeooo:rsid="00643a5a" style:font-weight-asian="bold" style:font-weight-complex="bold"/>
    </style:style>
    <style:style style:name="T54" style:family="text">
      <style:text-properties fo:font-weight="bold" officeooo:rsid="00654c70" style:font-weight-asian="bold" style:font-weight-complex="bold"/>
    </style:style>
    <style:style style:name="T55" style:family="text">
      <style:text-properties fo:font-weight="bold" officeooo:rsid="006621dc" style:font-weight-asian="bold" style:font-weight-complex="bold"/>
    </style:style>
    <style:style style:name="T56" style:family="text">
      <style:text-properties fo:font-size="10pt" style:font-size-asian="10pt" style:font-size-complex="10pt"/>
    </style:style>
    <style:style style:name="T57" style:family="text">
      <style:text-properties fo:font-size="10pt" officeooo:rsid="0012b8ab" style:font-size-asian="10pt" style:font-size-complex="10pt"/>
    </style:style>
    <style:style style:name="T58" style:family="text">
      <style:text-properties fo:font-size="10pt" officeooo:rsid="001b44bb" style:font-size-asian="10pt" style:font-size-complex="10pt"/>
    </style:style>
    <style:style style:name="T59" style:family="text">
      <style:text-properties fo:font-size="10pt" officeooo:rsid="00433de6" style:font-size-asian="10pt" style:font-size-complex="10pt"/>
    </style:style>
    <style:style style:name="T60" style:family="text">
      <style:text-properties fo:font-size="10pt" officeooo:rsid="00434d46" style:font-size-asian="10pt" style:font-size-complex="10pt"/>
    </style:style>
    <style:style style:name="T61" style:family="text">
      <style:text-properties fo:font-size="11pt" style:font-size-asian="11pt" style:font-size-complex="11pt"/>
    </style:style>
    <style:style style:name="T62" style:family="text">
      <style:text-properties fo:font-size="11pt" officeooo:rsid="002a8f81" style:font-size-asian="11pt" style:font-size-complex="11pt"/>
    </style:style>
    <style:style style:name="T63" style:family="text">
      <style:text-properties fo:font-size="11pt" officeooo:rsid="002f3095" style:font-size-asian="11pt" style:font-size-complex="11pt"/>
    </style:style>
    <style:style style:name="T64" style:family="text">
      <style:text-properties fo:font-size="11pt" officeooo:rsid="003fc114" style:font-size-asian="11pt" style:font-size-complex="11pt"/>
    </style:style>
    <style:style style:name="T65" style:family="text">
      <style:text-properties fo:font-size="11pt" officeooo:rsid="00203e19" style:font-size-asian="11pt" style:font-size-complex="11pt"/>
    </style:style>
    <style:style style:name="T66" style:family="text">
      <style:text-properties fo:font-size="11pt" officeooo:rsid="0021700c" style:font-size-asian="11pt" style:font-size-complex="11pt"/>
    </style:style>
    <style:style style:name="T67" style:family="text">
      <style:text-properties fo:font-size="11pt" officeooo:rsid="002259ac" style:font-size-asian="11pt" style:font-size-complex="11pt"/>
    </style:style>
    <style:style style:name="T68" style:family="text">
      <style:text-properties fo:font-size="11pt" officeooo:rsid="0025f119" style:font-size-asian="11pt" style:font-size-complex="11pt"/>
    </style:style>
    <style:style style:name="T69" style:family="text">
      <style:text-properties fo:font-size="11pt" officeooo:rsid="002460f5" style:font-size-asian="11pt" style:font-size-complex="11pt"/>
    </style:style>
    <style:style style:name="T70" style:family="text">
      <style:text-properties fo:font-size="11pt" officeooo:rsid="00269d46" style:font-size-asian="11pt" style:font-size-complex="11pt"/>
    </style:style>
    <style:style style:name="T71" style:family="text">
      <style:text-properties fo:font-size="11pt" fo:font-weight="normal" officeooo:rsid="002a9a6e" style:font-size-asian="11pt" style:font-weight-asian="normal" style:font-size-complex="11pt" style:font-weight-complex="normal"/>
    </style:style>
    <style:style style:name="T72" style:family="text">
      <style:text-properties officeooo:rsid="0012b8ab"/>
    </style:style>
    <style:style style:name="T73" style:family="text">
      <style:text-properties fo:font-size="11.1999998092651pt" style:font-size-asian="11.1999998092651pt" style:font-size-complex="11.1999998092651pt"/>
    </style:style>
    <style:style style:name="T74" style:family="text">
      <style:text-properties fo:font-size="11.1999998092651pt" officeooo:rsid="0012b8ab" style:font-size-asian="11.1999998092651pt" style:font-size-complex="11.1999998092651pt"/>
    </style:style>
    <style:style style:name="T75" style:family="text">
      <style:text-properties fo:font-size="11.1999998092651pt" officeooo:rsid="00146320" style:font-size-asian="11.1999998092651pt" style:font-size-complex="11.1999998092651pt"/>
    </style:style>
    <style:style style:name="T76" style:family="text">
      <style:text-properties fo:font-size="11.1999998092651pt" officeooo:rsid="0053ebab" style:font-size-asian="11.1999998092651pt" style:font-size-complex="11.1999998092651pt"/>
    </style:style>
    <style:style style:name="T77" style:family="text">
      <style:text-properties fo:font-size="11.1999998092651pt" officeooo:rsid="004e0053" style:font-size-asian="11.1999998092651pt" style:font-size-complex="11.1999998092651pt"/>
    </style:style>
    <style:style style:name="T78" style:family="text">
      <style:text-properties fo:font-size="11.1999998092651pt" officeooo:rsid="00616323" style:font-size-asian="11.1999998092651pt" style:font-size-complex="11.1999998092651pt"/>
    </style:style>
    <style:style style:name="T79" style:family="text">
      <style:text-properties fo:font-size="11.1999998092651pt" officeooo:rsid="0061f59d" style:font-size-asian="11.1999998092651pt" style:font-size-complex="11.1999998092651pt"/>
    </style:style>
    <style:style style:name="T80" style:family="text">
      <style:text-properties officeooo:rsid="0013430c"/>
    </style:style>
    <style:style style:name="T81" style:family="text">
      <style:text-properties officeooo:rsid="00146320"/>
    </style:style>
    <style:style style:name="T82" style:family="text">
      <style:text-properties officeooo:rsid="001555ca"/>
    </style:style>
    <style:style style:name="T83" style:family="text">
      <style:text-properties fo:font-weight="normal" style:font-weight-asian="normal" style:font-weight-complex="normal"/>
    </style:style>
    <style:style style:name="T84" style:family="text">
      <style:text-properties fo:font-weight="normal" officeooo:rsid="001555ca" style:font-weight-asian="normal" style:font-weight-complex="normal"/>
    </style:style>
    <style:style style:name="T85" style:family="text">
      <style:text-properties fo:font-weight="normal" officeooo:rsid="0015fd66" style:font-weight-asian="normal" style:font-weight-complex="normal"/>
    </style:style>
    <style:style style:name="T86" style:family="text">
      <style:text-properties fo:font-weight="normal" officeooo:rsid="00171ec2" style:font-weight-asian="normal" style:font-weight-complex="normal"/>
    </style:style>
    <style:style style:name="T87" style:family="text">
      <style:text-properties fo:font-weight="normal" officeooo:rsid="001772f3" style:font-weight-asian="normal" style:font-weight-complex="normal"/>
    </style:style>
    <style:style style:name="T88" style:family="text">
      <style:text-properties fo:font-weight="normal" officeooo:rsid="00189fe9" style:font-weight-asian="normal" style:font-weight-complex="normal"/>
    </style:style>
    <style:style style:name="T89" style:family="text">
      <style:text-properties fo:font-weight="normal" officeooo:rsid="00193193" style:font-weight-asian="normal" style:font-weight-complex="normal"/>
    </style:style>
    <style:style style:name="T90" style:family="text">
      <style:text-properties fo:font-weight="normal" officeooo:rsid="001a1fed" style:font-weight-asian="normal" style:font-weight-complex="normal"/>
    </style:style>
    <style:style style:name="T91" style:family="text">
      <style:text-properties fo:font-weight="normal" officeooo:rsid="001b44bb" style:font-weight-asian="normal" style:font-weight-complex="normal"/>
    </style:style>
    <style:style style:name="T92" style:family="text">
      <style:text-properties fo:font-weight="normal" officeooo:rsid="00203e19" style:font-weight-asian="normal" style:font-weight-complex="normal"/>
    </style:style>
    <style:style style:name="T93" style:family="text">
      <style:text-properties fo:font-weight="normal" officeooo:rsid="002259ac" style:font-weight-asian="normal" style:font-weight-complex="normal"/>
    </style:style>
    <style:style style:name="T94" style:family="text">
      <style:text-properties fo:font-weight="normal" officeooo:rsid="00249ec8" style:font-weight-asian="normal" style:font-weight-complex="normal"/>
    </style:style>
    <style:style style:name="T95" style:family="text">
      <style:text-properties fo:font-weight="normal" officeooo:rsid="0025f119" style:font-weight-asian="normal" style:font-weight-complex="normal"/>
    </style:style>
    <style:style style:name="T96" style:family="text">
      <style:text-properties fo:font-weight="normal" officeooo:rsid="00295dcc" style:font-weight-asian="normal" style:font-weight-complex="normal"/>
    </style:style>
    <style:style style:name="T97" style:family="text">
      <style:text-properties fo:font-weight="normal" officeooo:rsid="002a8f81" style:font-weight-asian="normal" style:font-weight-complex="normal"/>
    </style:style>
    <style:style style:name="T98" style:family="text">
      <style:text-properties fo:font-weight="normal" officeooo:rsid="002a9a6e" style:font-weight-asian="normal" style:font-weight-complex="normal"/>
    </style:style>
    <style:style style:name="T99" style:family="text">
      <style:text-properties fo:font-weight="normal" officeooo:rsid="002ad496" style:font-weight-asian="normal" style:font-weight-complex="normal"/>
    </style:style>
    <style:style style:name="T100" style:family="text">
      <style:text-properties fo:font-weight="normal" officeooo:rsid="002bd37d" style:font-weight-asian="normal" style:font-weight-complex="normal"/>
    </style:style>
    <style:style style:name="T101" style:family="text">
      <style:text-properties fo:font-weight="normal" officeooo:rsid="002cf49b" style:font-weight-asian="normal" style:font-weight-complex="normal"/>
    </style:style>
    <style:style style:name="T102" style:family="text">
      <style:text-properties fo:font-weight="normal" officeooo:rsid="002e039e" style:font-weight-asian="normal" style:font-weight-complex="normal"/>
    </style:style>
    <style:style style:name="T103" style:family="text">
      <style:text-properties fo:font-weight="normal" officeooo:rsid="003220ff" style:font-weight-asian="normal" style:font-weight-complex="normal"/>
    </style:style>
    <style:style style:name="T104" style:family="text">
      <style:text-properties fo:font-weight="normal" officeooo:rsid="0032b727" style:font-weight-asian="normal" style:font-weight-complex="normal"/>
    </style:style>
    <style:style style:name="T105" style:family="text">
      <style:text-properties fo:font-weight="normal" officeooo:rsid="0034f091" style:font-weight-asian="normal" style:font-weight-complex="normal"/>
    </style:style>
    <style:style style:name="T106" style:family="text">
      <style:text-properties fo:font-weight="normal" officeooo:rsid="00369c0f" style:font-weight-asian="normal" style:font-weight-complex="normal"/>
    </style:style>
    <style:style style:name="T107" style:family="text">
      <style:text-properties fo:font-weight="normal" officeooo:rsid="003a02b5" style:font-weight-asian="normal" style:font-weight-complex="normal"/>
    </style:style>
    <style:style style:name="T108" style:family="text">
      <style:text-properties fo:font-weight="normal" officeooo:rsid="003bdd16" style:font-weight-asian="normal" style:font-weight-complex="normal"/>
    </style:style>
    <style:style style:name="T109" style:family="text">
      <style:text-properties fo:font-weight="normal" officeooo:rsid="003e7155" style:font-weight-asian="normal" style:font-weight-complex="normal"/>
    </style:style>
    <style:style style:name="T110" style:family="text">
      <style:text-properties fo:font-weight="normal" officeooo:rsid="003fc114" style:font-weight-asian="normal" style:font-weight-complex="normal"/>
    </style:style>
    <style:style style:name="T111" style:family="text">
      <style:text-properties fo:font-weight="normal" officeooo:rsid="00433de6" style:font-weight-asian="normal" style:font-weight-complex="normal"/>
    </style:style>
    <style:style style:name="T112" style:family="text">
      <style:text-properties fo:font-weight="normal" officeooo:rsid="00434d46" style:font-weight-asian="normal" style:font-weight-complex="normal"/>
    </style:style>
    <style:style style:name="T113" style:family="text">
      <style:text-properties fo:font-weight="normal" officeooo:rsid="0045cb8d" style:font-weight-asian="normal" style:font-weight-complex="normal"/>
    </style:style>
    <style:style style:name="T114" style:family="text">
      <style:text-properties fo:font-weight="normal" officeooo:rsid="0046a77b" style:font-weight-asian="normal" style:font-weight-complex="normal"/>
    </style:style>
    <style:style style:name="T115" style:family="text">
      <style:text-properties fo:font-weight="normal" officeooo:rsid="00488567" style:font-weight-asian="normal" style:font-weight-complex="normal"/>
    </style:style>
    <style:style style:name="T116" style:family="text">
      <style:text-properties fo:font-weight="normal" officeooo:rsid="004976a6" style:font-weight-asian="normal" style:font-weight-complex="normal"/>
    </style:style>
    <style:style style:name="T117" style:family="text">
      <style:text-properties fo:font-weight="normal" officeooo:rsid="004f75fd" style:font-weight-asian="normal" style:font-weight-complex="normal"/>
    </style:style>
    <style:style style:name="T118" style:family="text">
      <style:text-properties fo:font-weight="normal" officeooo:rsid="0051eaa8" style:font-weight-asian="normal" style:font-weight-complex="normal"/>
    </style:style>
    <style:style style:name="T119" style:family="text">
      <style:text-properties fo:font-weight="normal" officeooo:rsid="0052a8a3" style:font-weight-asian="normal" style:font-weight-complex="normal"/>
    </style:style>
    <style:style style:name="T120" style:family="text">
      <style:text-properties fo:font-weight="normal" officeooo:rsid="0053ebab" style:font-weight-asian="normal" style:font-weight-complex="normal"/>
    </style:style>
    <style:style style:name="T121" style:family="text">
      <style:text-properties fo:font-weight="normal" officeooo:rsid="00553194" style:font-weight-asian="normal" style:font-weight-complex="normal"/>
    </style:style>
    <style:style style:name="T122" style:family="text">
      <style:text-properties fo:font-weight="normal" officeooo:rsid="0055441a" style:font-weight-asian="normal" style:font-weight-complex="normal"/>
    </style:style>
    <style:style style:name="T123" style:family="text">
      <style:text-properties fo:font-weight="normal" officeooo:rsid="005a322c" style:font-weight-asian="normal" style:font-weight-complex="normal"/>
    </style:style>
    <style:style style:name="T124" style:family="text">
      <style:text-properties fo:font-weight="normal" officeooo:rsid="005c1877" style:font-weight-asian="normal" style:font-weight-complex="normal"/>
    </style:style>
    <style:style style:name="T125" style:family="text">
      <style:text-properties fo:font-weight="normal" officeooo:rsid="005d7d25" style:font-weight-asian="normal" style:font-weight-complex="normal"/>
    </style:style>
    <style:style style:name="T126" style:family="text">
      <style:text-properties fo:font-weight="normal" officeooo:rsid="005f3312" style:font-weight-asian="normal" style:font-weight-complex="normal"/>
    </style:style>
    <style:style style:name="T127" style:family="text">
      <style:text-properties fo:font-weight="normal" officeooo:rsid="005fe43e" style:font-weight-asian="normal" style:font-weight-complex="normal"/>
    </style:style>
    <style:style style:name="T128" style:family="text">
      <style:text-properties fo:font-weight="normal" officeooo:rsid="00607c9d" style:font-weight-asian="normal" style:font-weight-complex="normal"/>
    </style:style>
    <style:style style:name="T129" style:family="text">
      <style:text-properties fo:font-weight="normal" officeooo:rsid="00616323" style:font-weight-asian="normal" style:font-weight-complex="normal"/>
    </style:style>
    <style:style style:name="T130" style:family="text">
      <style:text-properties fo:font-weight="normal" officeooo:rsid="0061f59d" style:font-weight-asian="normal" style:font-weight-complex="normal"/>
    </style:style>
    <style:style style:name="T131" style:family="text">
      <style:text-properties fo:font-weight="normal" officeooo:rsid="00635eab" style:font-weight-asian="normal" style:font-weight-complex="normal"/>
    </style:style>
    <style:style style:name="T132" style:family="text">
      <style:text-properties fo:font-weight="normal" officeooo:rsid="00654c70" style:font-weight-asian="normal" style:font-weight-complex="normal"/>
    </style:style>
    <style:style style:name="T133" style:family="text">
      <style:text-properties fo:font-weight="normal" officeooo:rsid="006621dc" style:font-weight-asian="normal" style:font-weight-complex="normal"/>
    </style:style>
    <style:style style:name="T134" style:family="text">
      <style:text-properties officeooo:rsid="0015fd66"/>
    </style:style>
    <style:style style:name="T135" style:family="text">
      <style:text-properties officeooo:rsid="00171ec2"/>
    </style:style>
    <style:style style:name="T136" style:family="text">
      <style:text-properties officeooo:rsid="00189fe9"/>
    </style:style>
    <style:style style:name="T137" style:family="text">
      <style:text-properties officeooo:rsid="00193193"/>
    </style:style>
    <style:style style:name="T138" style:family="text">
      <style:text-properties officeooo:rsid="001a1fed"/>
    </style:style>
    <style:style style:name="T139" style:family="text">
      <style:text-properties officeooo:rsid="001b44bb"/>
    </style:style>
    <style:style style:name="T140" style:family="text">
      <style:text-properties officeooo:rsid="001baea2"/>
    </style:style>
    <style:style style:name="T141" style:family="text">
      <style:text-properties fo:font-size="9pt" style:font-size-asian="9pt" style:font-size-complex="9pt"/>
    </style:style>
    <style:style style:name="T142" style:family="text">
      <style:text-properties fo:font-size="9pt" officeooo:rsid="0032b727" style:font-size-asian="9pt" style:font-size-complex="9pt"/>
    </style:style>
    <style:style style:name="T143" style:family="text">
      <style:text-properties fo:font-size="9pt" officeooo:rsid="00146320" style:font-size-asian="9pt" style:font-size-complex="9pt"/>
    </style:style>
    <style:style style:name="T144" style:family="text">
      <style:text-properties fo:font-size="9pt" officeooo:rsid="00295dcc" style:font-size-asian="9pt" style:font-size-complex="9pt"/>
    </style:style>
    <style:style style:name="T145" style:family="text">
      <style:text-properties officeooo:rsid="001e46e6"/>
    </style:style>
    <style:style style:name="T146" style:family="text">
      <style:text-properties officeooo:rsid="00203e19"/>
    </style:style>
    <style:style style:name="T147" style:family="text">
      <style:text-properties officeooo:rsid="002259ac"/>
    </style:style>
    <style:style style:name="T148" style:family="text">
      <style:text-properties officeooo:rsid="002460f5"/>
    </style:style>
    <style:style style:name="T149" style:family="text">
      <style:text-properties officeooo:rsid="00249ec8"/>
    </style:style>
    <style:style style:name="T150" style:family="text">
      <style:text-properties officeooo:rsid="0025f119"/>
    </style:style>
    <style:style style:name="T151" style:family="text">
      <style:text-properties officeooo:rsid="00269d46"/>
    </style:style>
    <style:style style:name="T152" style:family="text">
      <style:text-properties officeooo:rsid="00274627"/>
    </style:style>
    <style:style style:name="T153" style:family="text">
      <style:text-properties officeooo:rsid="00284745"/>
    </style:style>
    <style:style style:name="T154" style:family="text">
      <style:text-properties officeooo:rsid="00295dcc"/>
    </style:style>
    <style:style style:name="T155" style:family="text">
      <style:text-properties officeooo:rsid="002a8f81"/>
    </style:style>
    <style:style style:name="T156" style:family="text">
      <style:text-properties officeooo:rsid="002cf49b"/>
    </style:style>
    <style:style style:name="T157" style:family="text">
      <style:text-properties officeooo:rsid="003220ff"/>
    </style:style>
    <style:style style:name="T158" style:family="text">
      <style:text-properties officeooo:rsid="0032b727"/>
    </style:style>
    <style:style style:name="T159" style:family="text">
      <style:text-properties officeooo:rsid="0034a4c9"/>
    </style:style>
    <style:style style:name="T160" style:family="text">
      <style:text-properties officeooo:rsid="0034f091"/>
    </style:style>
    <style:style style:name="T161" style:family="text">
      <style:text-properties officeooo:rsid="00369c0f"/>
    </style:style>
    <style:style style:name="T162" style:family="text">
      <style:text-properties officeooo:rsid="003812aa"/>
    </style:style>
    <style:style style:name="T163" style:family="text">
      <style:text-properties officeooo:rsid="003975e4"/>
    </style:style>
    <style:style style:name="T164" style:family="text">
      <style:text-properties officeooo:rsid="0039c284"/>
    </style:style>
    <style:style style:name="T165" style:family="text">
      <style:text-properties officeooo:rsid="003a02b5"/>
    </style:style>
    <style:style style:name="T166" style:family="text">
      <style:text-properties officeooo:rsid="003bdd16"/>
    </style:style>
    <style:style style:name="T167" style:family="text">
      <style:text-properties officeooo:rsid="003e7155"/>
    </style:style>
    <style:style style:name="T168" style:family="text">
      <style:text-properties officeooo:rsid="003f4259"/>
    </style:style>
    <style:style style:name="T169" style:family="text">
      <style:text-properties officeooo:rsid="003fc114"/>
    </style:style>
    <style:style style:name="T170" style:family="text">
      <style:text-properties officeooo:rsid="0040e1be"/>
    </style:style>
    <style:style style:name="T171" style:family="text">
      <style:text-properties officeooo:rsid="00433de6"/>
    </style:style>
    <style:style style:name="T172" style:family="text">
      <style:text-properties officeooo:rsid="00434d46"/>
    </style:style>
    <style:style style:name="T173" style:family="text">
      <style:text-properties officeooo:rsid="00440dd5"/>
    </style:style>
    <style:style style:name="T174" style:family="text">
      <style:text-properties officeooo:rsid="0044e0e4"/>
    </style:style>
    <style:style style:name="T175" style:family="text">
      <style:text-properties officeooo:rsid="0045cb8d"/>
    </style:style>
    <style:style style:name="T176" style:family="text">
      <style:text-properties officeooo:rsid="0046a77b"/>
    </style:style>
    <style:style style:name="T177" style:family="text">
      <style:text-properties officeooo:rsid="00488567"/>
    </style:style>
    <style:style style:name="T178" style:family="text">
      <style:text-properties fo:language="en" fo:country="US" fo:font-weight="bold" officeooo:rsid="004b4f64" style:font-weight-asian="bold" style:font-weight-complex="bold"/>
    </style:style>
    <style:style style:name="T179" style:family="text">
      <style:text-properties officeooo:rsid="004cd8d1"/>
    </style:style>
    <style:style style:name="T180" style:family="text">
      <style:text-properties officeooo:rsid="004e0053"/>
    </style:style>
    <style:style style:name="T181" style:family="text">
      <style:text-properties officeooo:rsid="004f75fd"/>
    </style:style>
    <style:style style:name="T182" style:family="text">
      <style:text-properties officeooo:rsid="00502054"/>
    </style:style>
    <style:style style:name="T183" style:family="text">
      <style:text-properties officeooo:rsid="0052a8a3"/>
    </style:style>
    <style:style style:name="T184" style:family="text">
      <style:text-properties officeooo:rsid="0053ebab"/>
    </style:style>
    <style:style style:name="T185" style:family="text">
      <style:text-properties officeooo:rsid="00585551"/>
    </style:style>
    <style:style style:name="T186" style:family="text">
      <style:text-properties officeooo:rsid="005a322c"/>
    </style:style>
    <style:style style:name="T187" style:family="text">
      <style:text-properties officeooo:rsid="005c1877"/>
    </style:style>
    <style:style style:name="T188" style:family="text">
      <style:text-properties officeooo:rsid="005d7d25"/>
    </style:style>
    <style:style style:name="T189" style:family="text">
      <style:text-properties officeooo:rsid="005f3312"/>
    </style:style>
    <style:style style:name="T190" style:family="text">
      <style:text-properties officeooo:rsid="005fe43e"/>
    </style:style>
    <style:style style:name="T191" style:family="text">
      <style:text-properties officeooo:rsid="00616323"/>
    </style:style>
    <style:style style:name="T192" style:family="text">
      <style:text-properties officeooo:rsid="0061ad9b"/>
    </style:style>
    <style:style style:name="T193" style:family="text">
      <style:text-properties officeooo:rsid="0061f59d"/>
    </style:style>
    <style:style style:name="T194" style:family="text">
      <style:text-properties officeooo:rsid="006231d6"/>
    </style:style>
    <style:style style:name="T195" style:family="text">
      <style:text-properties officeooo:rsid="00635eab"/>
    </style:style>
    <style:style style:name="T196" style:family="text">
      <style:text-properties officeooo:rsid="00654c70"/>
    </style:style>
    <style:style style:name="T197" style:family="text">
      <style:text-properties officeooo:rsid="006621dc"/>
    </style:style>
    <style:style style:name="T198" style:family="text">
      <style:text-properties officeooo:rsid="00675ce3"/>
    </style:style>
    <style:style style:name="gr1" style:family="graphic">
      <style:graphic-properties svg:stroke-width="0.101cm" svg:stroke-color="#000000" draw:marker-start-width="0.499cm" draw:marker-end-width="0.499cm" draw:stroke-linejoin="none" svg:stroke-linecap="butt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4">SOMMAIRE<text:line-break/><text:line-break/><text:line-break/><text:span text:style-name="T170">UNIT :<text:line-break/></text:span></text:p>
      <table:table table:name="Table52" table:style-name="Table52">
        <table:table-column table:style-name="Table52.A"/>
        <table:table-column table:style-name="Table52.B"/>
        <table:table-row table:style-name="TableLine93919143627040">
          <table:table-cell table:style-name="Table52.A1" office:value-type="string">
            <text:p text:style-name="P545">Unit ID</text:p>
          </table:table-cell>
          <table:table-cell table:style-name="Table52.B1" office:value-type="string">
            <text:p text:style-name="P545">Unit Name</text:p>
          </table:table-cell>
        </table:table-row>
        <table:table-row table:style-name="TableLine93919143627040">
          <table:table-cell table:style-name="Table52.A2" office:value-type="string">
            <text:p text:style-name="P545">0</text:p>
          </table:table-cell>
          <table:table-cell table:style-name="Table52.B2" office:value-type="string">
            <text:p text:style-name="P545">BRU/CMP or AGU</text:p>
          </table:table-cell>
        </table:table-row>
        <table:table-row table:style-name="TableLine93919143627040">
          <table:table-cell table:style-name="Table52.A2" office:value-type="string">
            <text:p text:style-name="P545">1</text:p>
          </table:table-cell>
          <table:table-cell table:style-name="Table52.B2" office:value-type="string">
            <text:p text:style-name="P545">LSU</text:p>
          </table:table-cell>
        </table:table-row>
        <table:table-row table:style-name="TableLine93919143627040">
          <table:table-cell table:style-name="Table52.A2" office:value-type="string">
            <text:p text:style-name="P545">2</text:p>
          </table:table-cell>
          <table:table-cell table:style-name="Table52.B2" office:value-type="string">
            <text:p text:style-name="P545">ALU</text:p>
          </table:table-cell>
        </table:table-row>
        <table:table-row table:style-name="TableLine93919143627040">
          <table:table-cell table:style-name="Table52.A2" office:value-type="string">
            <text:p text:style-name="P545">3</text:p>
          </table:table-cell>
          <table:table-cell table:style-name="Table52.B2" office:value-type="string">
            <text:p text:style-name="P545">VPU/PDIV</text:p>
          </table:table-cell>
        </table:table-row>
      </table:table>
      <text:p text:style-name="P223"/>
      <text:p text:style-name="P230"><draw:line text:anchor-type="paragraph" draw:z-index="29" draw:name="Shape1_30" draw:style-name="gr1" draw:text-style-name="P556" svg:x1="0.054cm" svg:y1="0.591cm" svg:x2="15.882cm" svg:y2="0.591cm"><text:p/></draw:line><text:span text:style-name="T3">ADD : Addition</text:span><text:line-break/></text:p>
      <text:p text:style-name="P25">description...</text:p>
      <text:p text:style-name="P25">description...<text:line-break/></text:p>
      <text:p text:style-name="P25"><text:span text:style-name="T4">Operation Code :</text:span></text:p>
      <text:p text:style-name="P25"><text:line-break/> <text:span text:style-name="T73">31 <text:s/>30 <text:s/>29 <text:s/>28 <text:s/>27 <text:s/>26 <text:s/>25 <text:s/>24 <text:s/>23 <text:s/>22 <text:s/>21 <text:s/>20 <text:s/>19 <text:s/>18 <text:s/>17 <text:s/>16 <text:s/>15 <text:s/>14 <text:s/>13 <text:s/>12 <text:s/>11 <text:s/>10 <text:s/>9 <text:s/>8 <text:s/>7 <text:s/>6 <text:s/>5 <text:s/>4 <text:s/>3 <text:s/>2 <text:s/>1 <text:s/></text:span><text:span text:style-name="T74">0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Line93919108956944">
          <table:table-cell table:style-name="Table1.A1" office:value-type="string">
            <text:p text:style-name="Table_20_Contents"><text:s text:c="6"/><text:span text:style-name="T80">Destination</text:span></text:p>
            <text:p text:style-name="Table_20_Contents"><text:s text:c="8"/><text:span text:style-name="T80">Register</text:span></text:p>
          </table:table-cell>
          <table:table-cell table:style-name="Table1.A1" office:value-type="string">
            <text:p text:style-name="Table_20_Contents"><text:s text:c="9"/><text:span text:style-name="T80">Source 2</text:span></text:p>
            <text:p text:style-name="P447"><text:s text:c="9"/><text:span text:style-name="T80">Register</text:span></text:p>
          </table:table-cell>
          <table:table-cell table:style-name="Table1.A1" office:value-type="string">
            <text:p text:style-name="Table_20_Contents"><text:s text:c="9"/><text:span text:style-name="T80">Source 1</text:span></text:p>
            <text:p text:style-name="P447"><text:s text:c="9"/><text:span text:style-name="T80">Register</text:span></text:p>
          </table:table-cell>
          <table:table-cell table:style-name="Table1.A1" office:value-type="string">
            <text:p text:style-name="P427"><text:s/>Size</text:p>
            <text:p text:style-name="P427"><text:s text:c="2"/>----</text:p>
          </table:table-cell>
          <table:table-cell table:style-name="Table1.A1" office:value-type="string">
            <text:p text:style-name="P329"><text:s text:c="9"/>ADD : 0x000</text:p>
            <text:p text:style-name="P329"><text:s text:c="9"/>0000 0000 00</text:p>
          </table:table-cell>
          <table:table-cell table:style-name="Table1.F1" office:value-type="string">
            <text:p text:style-name="P374">Unit</text:p>
            <text:p text:style-name="P374"/>
            <text:p text:style-name="P256">----</text:p>
          </table:table-cell>
        </table:table-row>
      </table:table>
      <text:p text:style-name="P125"><text:s text:c="15"/><text:span text:style-name="T81">6 bits <text:s text:c="31"/>6 bits <text:s text:c="32"/>6 bits <text:s text:c="16"/>2 bits <text:s text:c="23"/>10 bits <text:s text:c="16"/>2 bits</text:span></text:p>
      <text:p text:style-name="P74"/>
      <text:p text:style-name="P170"><text:span text:style-name="T2">Operation :<text:tab/></text:span>RD.size = RS1 + RS2</text:p>
      <text:p text:style-name="P75"><text:span text:style-name="T2">Latency :<text:tab/></text:span>3 cycles<text:line-break/><text:span text:style-name="T4">Example :<text:tab/></text:span><text:span text:style-name="T84">add.w r0,r1,r2</text:span></text:p>
      <text:p text:style-name="P75"><text:span text:style-name="T84"/></text:p>
      <text:p text:style-name="P75"><text:span text:style-name="T84"/></text:p>
      <text:p text:style-name="P75"><text:span text:style-name="T84"/></text:p>
      <text:p text:style-name="P213"><draw:line text:anchor-type="paragraph" draw:z-index="0" draw:name="Shape1_0" draw:style-name="gr1" draw:text-style-name="P556" svg:x1="0.063cm" svg:y1="0.575cm" svg:x2="15.799cm" svg:y2="0.575cm"><text:p/></draw:line><text:span text:style-name="T4">SUB</text:span><text:span text:style-name="T3"> : Substraction</text:span><text:span text:style-name="T1"><text:line-break/></text:span></text:p>
      <text:p text:style-name="P25">description...</text:p>
      <text:p text:style-name="P25">description...<text:line-break/></text:p>
      <text:p text:style-name="P25"><text:span text:style-name="T4">Operation Code :</text:span></text:p>
      <text:p text:style-name="P25"><text:line-break/> <text:span text:style-name="T73">31 <text:s/>30 <text:s/>29 <text:s/>28 <text:s/>27 <text:s/>26 <text:s/>25 <text:s/>24 <text:s/>23 <text:s/>22 <text:s/>21 <text:s/>20 <text:s/>19 <text:s/>18 <text:s/>17 <text:s/>16 <text:s/>15 <text:s/>14 <text:s/>13 <text:s/>12 <text:s/>11 <text:s/>10 <text:s/>9 <text:s/>8 <text:s/>7 <text:s/>6 <text:s/>5 <text:s/>4 <text:s/>3 <text:s/>2 <text:s/>1 <text:s/></text:span><text:span text:style-name="T74">0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Line93919121958912">
          <table:table-cell table:style-name="Table2.A1" office:value-type="string">
            <text:p text:style-name="P448"><text:s text:c="6"/><text:span text:style-name="T80">Destination</text:span></text:p>
            <text:p text:style-name="P448"><text:s text:c="8"/><text:span text:style-name="T80">Register</text:span></text:p>
          </table:table-cell>
          <table:table-cell table:style-name="Table2.A1" office:value-type="string">
            <text:p text:style-name="P448"><text:s text:c="9"/><text:span text:style-name="T80">Source 2</text:span></text:p>
            <text:p text:style-name="P448"><text:s text:c="9"/><text:span text:style-name="T80">Register</text:span></text:p>
          </table:table-cell>
          <table:table-cell table:style-name="Table2.A1" office:value-type="string">
            <text:p text:style-name="P448"><text:s text:c="9"/><text:span text:style-name="T80">Source 1</text:span></text:p>
            <text:p text:style-name="P448"><text:s text:c="9"/><text:span text:style-name="T80">Register</text:span></text:p>
          </table:table-cell>
          <table:table-cell table:style-name="Table2.A1" office:value-type="string">
            <text:p text:style-name="P428"><text:s/>Size</text:p>
            <text:p text:style-name="P428"><text:s text:c="2"/>----</text:p>
          </table:table-cell>
          <table:table-cell table:style-name="Table2.A1" office:value-type="string">
            <text:p text:style-name="P330"><text:s text:c="9"/><text:span text:style-name="T134">SUB </text:span>: 0x0<text:span text:style-name="T82">4</text:span>0</text:p>
            <text:p text:style-name="P330"><text:s text:c="9"/>000<text:span text:style-name="T82">1</text:span> 0000 00</text:p>
          </table:table-cell>
          <table:table-cell table:style-name="Table2.F1" office:value-type="string">
            <text:p text:style-name="P375">Unit</text:p>
            <text:p text:style-name="P375"/>
            <text:p text:style-name="P257">----</text:p>
          </table:table-cell>
        </table:table-row>
      </table:table>
      <text:p text:style-name="P126"><text:s text:c="15"/><text:span text:style-name="T81">6 bits <text:s text:c="31"/>6 bits <text:s text:c="32"/>6 bits <text:s text:c="16"/>2 bits <text:s text:c="23"/>10 bits <text:s text:c="16"/>2 bits</text:span></text:p>
      <text:p text:style-name="P75"/>
      <text:p text:style-name="P170"><text:span text:style-name="T2">Operation :<text:tab/></text:span>RD.size = RS1 - RS2</text:p>
      <text:p text:style-name="P75"><text:span text:style-name="T2">Latency :<text:tab/></text:span><text:span text:style-name="T83">3 cycles<text:line-break/></text:span><text:span text:style-name="T4">Example :<text:tab/></text:span><text:span text:style-name="T84">sub.w r0,r1,r2</text:span><text:line-break/></text:p>
      <text:p text:style-name="P75"/>
      <text:p text:style-name="P75"/>
      <text:p text:style-name="P214"><draw:line text:anchor-type="paragraph" draw:z-index="1" draw:name="Shape1_1" draw:style-name="gr1" draw:text-style-name="P556" svg:x1="0.063cm" svg:y1="0.575cm" svg:x2="15.799cm" svg:y2="0.575cm"><text:p/></draw:line><text:span text:style-name="T5">MULS</text:span><text:span text:style-name="T3"> : Multiplication </text:span><text:span text:style-name="T5">Signed</text:span><text:span text:style-name="T1"><text:line-break/></text:span></text:p>
      <text:p text:style-name="P25">description...</text:p>
      <text:p text:style-name="P25">description...<text:line-break/></text:p>
      <text:p text:style-name="P25"><text:span text:style-name="T4">Operation Code :</text:span></text:p>
      <text:p text:style-name="P25"><text:line-break/> <text:span text:style-name="T73">31 <text:s/>30 <text:s/>29 <text:s/>28 <text:s/>27 <text:s/>26 <text:s/>25 <text:s/>24 <text:s/>23 <text:s/>22 <text:s/>21 <text:s/>20 <text:s/>19 <text:s/>18 <text:s/>17 <text:s/>16 <text:s/>15 <text:s/>14 <text:s/>13 <text:s/>12 <text:s/>11 <text:s/>10 <text:s/>9 <text:s/>8 <text:s/>7 <text:s/>6 <text:s/>5 <text:s/>4 <text:s/>3 <text:s/>2 <text:s/>1 <text:s/></text:span><text:span text:style-name="T74">0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Line93919124254416">
          <table:table-cell table:style-name="Table3.A1" office:value-type="string">
            <text:p text:style-name="P448"><text:s text:c="6"/><text:span text:style-name="T80">Destination</text:span></text:p>
            <text:p text:style-name="P448"><text:s text:c="8"/><text:span text:style-name="T80">Register</text:span></text:p>
          </table:table-cell>
          <table:table-cell table:style-name="Table3.A1" office:value-type="string">
            <text:p text:style-name="P448"><text:s text:c="9"/><text:span text:style-name="T80">Source 2</text:span></text:p>
            <text:p text:style-name="P448"><text:s text:c="9"/><text:span text:style-name="T80">Register</text:span></text:p>
          </table:table-cell>
          <table:table-cell table:style-name="Table3.A1" office:value-type="string">
            <text:p text:style-name="P448"><text:s text:c="9"/><text:span text:style-name="T80">Source 1</text:span></text:p>
            <text:p text:style-name="P448"><text:s text:c="9"/><text:span text:style-name="T80">Register</text:span></text:p>
          </table:table-cell>
          <table:table-cell table:style-name="Table3.A1" office:value-type="string">
            <text:p text:style-name="P428"><text:s/>Size</text:p>
            <text:p text:style-name="P428"><text:s text:c="2"/>----</text:p>
          </table:table-cell>
          <table:table-cell table:style-name="Table3.A1" office:value-type="string">
            <text:p text:style-name="P330"><text:s text:c="8"/><text:span text:style-name="T134">MULS </text:span>: 0x0<text:span text:style-name="T134">8</text:span>0</text:p>
            <text:p text:style-name="P330"><text:s text:c="9"/>00<text:span text:style-name="T134">1</text:span>0 0000 00</text:p>
          </table:table-cell>
          <table:table-cell table:style-name="Table3.F1" office:value-type="string">
            <text:p text:style-name="P375">Unit</text:p>
            <text:p text:style-name="P375"/>
            <text:p text:style-name="P257">----</text:p>
          </table:table-cell>
        </table:table-row>
      </table:table>
      <text:p text:style-name="P126"><text:s text:c="15"/><text:span text:style-name="T81">6 bits <text:s text:c="31"/>6 bits <text:s text:c="32"/>6 bits <text:s text:c="16"/>2 bits <text:s text:c="23"/>10 bits <text:s text:c="16"/>2 bits</text:span></text:p>
      <text:p text:style-name="P75"/>
      <text:p text:style-name="P170"><text:span text:style-name="T2">Operation :<text:tab/></text:span>RD.size = RS1 <text:span text:style-name="T134">x</text:span> RS2</text:p>
      <text:p text:style-name="P75"><text:span text:style-name="T2">Latency :<text:tab/></text:span><text:span text:style-name="T83">3/</text:span><text:span text:style-name="T85">3/4/5</text:span><text:span text:style-name="T83"> cycles<text:line-break/></text:span><text:span text:style-name="T4">Example :<text:tab/></text:span><text:span text:style-name="T85">muls</text:span><text:span text:style-name="T84">.w r0,r1,r2</text:span></text:p>
      <text:p text:style-name="P249"><draw:line text:anchor-type="paragraph" draw:z-index="2" draw:name="Shape1_2" draw:style-name="gr1" draw:text-style-name="P556" svg:x1="0.063cm" svg:y1="0.575cm" svg:x2="15.799cm" svg:y2="0.575cm"><text:p/></draw:line><text:span text:style-name="T5">MULU</text:span><text:span text:style-name="T3"> : Multiplication </text:span><text:span text:style-name="T5">Unsigned</text:span><text:span text:style-name="T1"><text:line-break/></text:span></text:p>
      <text:p text:style-name="P26">description...</text:p>
      <text:p text:style-name="P26">description...<text:line-break/></text:p>
      <text:p text:style-name="P26"><text:span text:style-name="T4">Operation Code :</text:span></text:p>
      <text:p text:style-name="P26"><text:line-break/> <text:span text:style-name="T73">31 <text:s/>30 <text:s/>29 <text:s/>28 <text:s/>27 <text:s/>26 <text:s/>25 <text:s/>24 <text:s/>23 <text:s/>22 <text:s/>21 <text:s/>20 <text:s/>19 <text:s/>18 <text:s/>17 <text:s/>16 <text:s/>15 <text:s/>14 <text:s/>13 <text:s/>12 <text:s/>11 <text:s/>10 <text:s/>9 <text:s/>8 <text:s/>7 <text:s/>6 <text:s/>5 <text:s/>4 <text:s/>3 <text:s/>2 <text:s/>1 <text:s/></text:span><text:span text:style-name="T74">0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Line93919122217312">
          <table:table-cell table:style-name="Table4.A1" office:value-type="string">
            <text:p text:style-name="P449"><text:s text:c="6"/><text:span text:style-name="T80">Destination</text:span></text:p>
            <text:p text:style-name="P449"><text:s text:c="8"/><text:span text:style-name="T80">Register</text:span></text:p>
          </table:table-cell>
          <table:table-cell table:style-name="Table4.A1" office:value-type="string">
            <text:p text:style-name="P449"><text:s text:c="9"/><text:span text:style-name="T80">Source 2</text:span></text:p>
            <text:p text:style-name="P449"><text:s text:c="9"/><text:span text:style-name="T80">Register</text:span></text:p>
          </table:table-cell>
          <table:table-cell table:style-name="Table4.A1" office:value-type="string">
            <text:p text:style-name="P449"><text:s text:c="9"/><text:span text:style-name="T80">Source 1</text:span></text:p>
            <text:p text:style-name="P449"><text:s text:c="9"/><text:span text:style-name="T80">Register</text:span></text:p>
          </table:table-cell>
          <table:table-cell table:style-name="Table4.A1" office:value-type="string">
            <text:p text:style-name="P429"><text:s/>Size</text:p>
            <text:p text:style-name="P429"><text:s text:c="2"/>----</text:p>
          </table:table-cell>
          <table:table-cell table:style-name="Table4.A1" office:value-type="string">
            <text:p text:style-name="P331"><text:s text:c="8"/><text:span text:style-name="T134">MULU </text:span>: 0x<text:span text:style-name="T134">C</text:span>00</text:p>
            <text:p text:style-name="P331"><text:s text:c="9"/>00<text:span text:style-name="T134">11</text:span> 0000 00</text:p>
          </table:table-cell>
          <table:table-cell table:style-name="Table4.F1" office:value-type="string">
            <text:p text:style-name="P376">Unit</text:p>
            <text:p text:style-name="P376"/>
            <text:p text:style-name="P258">----</text:p>
          </table:table-cell>
        </table:table-row>
      </table:table>
      <text:p text:style-name="P127"><text:s text:c="15"/><text:span text:style-name="T81">6 bits <text:s text:c="31"/>6 bits <text:s text:c="32"/>6 bits <text:s text:c="16"/>2 bits <text:s text:c="23"/>10 bits <text:s text:c="16"/>2 bits</text:span></text:p>
      <text:p text:style-name="P76"/>
      <text:p text:style-name="P171"><text:span text:style-name="T2">Operation :<text:tab/></text:span>RD.size = RS1 <text:span text:style-name="T134">x</text:span> RS2</text:p>
      <text:p text:style-name="P76"><text:span text:style-name="T2">Latency :<text:tab/></text:span><text:span text:style-name="T83">3/</text:span><text:span text:style-name="T85">3/4/5</text:span><text:span text:style-name="T83"> cycles<text:line-break/></text:span><text:span text:style-name="T4">Example :<text:tab/></text:span><text:span text:style-name="T85">mulu</text:span><text:span text:style-name="T84">.w r0,r1,r2</text:span></text:p>
      <text:p text:style-name="P76"><text:span text:style-name="T84"/></text:p>
      <text:p text:style-name="P76"><text:span text:style-name="T84"/></text:p>
      <text:p text:style-name="P76"><text:span text:style-name="T84"/></text:p>
      <text:p text:style-name="P214"><draw:line text:anchor-type="paragraph" draw:z-index="3" draw:name="Shape1_3" draw:style-name="gr1" draw:text-style-name="P556" svg:x1="0.063cm" svg:y1="0.575cm" svg:x2="15.799cm" svg:y2="0.575cm"><text:p/></draw:line><text:span text:style-name="T5">DIVS</text:span><text:span text:style-name="T3"> : Division </text:span><text:span text:style-name="T5">Signed</text:span><text:span text:style-name="T1"><text:line-break/></text:span></text:p>
      <text:p text:style-name="P26">description...</text:p>
      <text:p text:style-name="P26">description...<text:line-break/></text:p>
      <text:p text:style-name="P26"><text:span text:style-name="T4">Operation Code :</text:span></text:p>
      <text:p text:style-name="P26"><text:line-break/> <text:span text:style-name="T73">31 <text:s/>30 <text:s/>29 <text:s/>28 <text:s/>27 <text:s/>26 <text:s/>25 <text:s/>24 <text:s/>23 <text:s/>22 <text:s/>21 <text:s/>20 <text:s/>19 <text:s/>18 <text:s/>17 <text:s/>16 <text:s/>15 <text:s/>14 <text:s/>13 <text:s/>12 <text:s/>11 <text:s/>10 <text:s/>9 <text:s/>8 <text:s/>7 <text:s/>6 <text:s/>5 <text:s/>4 <text:s/>3 <text:s/>2 <text:s/>1 <text:s/></text:span><text:span text:style-name="T74">0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Line93919122283520">
          <table:table-cell table:style-name="Table5.A1" office:value-type="string">
            <text:p text:style-name="P449"><text:s text:c="6"/><text:span text:style-name="T80">Destination</text:span></text:p>
            <text:p text:style-name="P449"><text:s text:c="8"/><text:span text:style-name="T80">Register</text:span></text:p>
          </table:table-cell>
          <table:table-cell table:style-name="Table5.A1" office:value-type="string">
            <text:p text:style-name="P449"><text:s text:c="9"/><text:span text:style-name="T80">Source 2</text:span></text:p>
            <text:p text:style-name="P449"><text:s text:c="9"/><text:span text:style-name="T80">Register</text:span></text:p>
          </table:table-cell>
          <table:table-cell table:style-name="Table5.A1" office:value-type="string">
            <text:p text:style-name="P449"><text:s text:c="9"/><text:span text:style-name="T80">Source 1</text:span></text:p>
            <text:p text:style-name="P449"><text:s text:c="9"/><text:span text:style-name="T80">Register</text:span></text:p>
          </table:table-cell>
          <table:table-cell table:style-name="Table5.A1" office:value-type="string">
            <text:p text:style-name="P429"><text:s/>Size</text:p>
            <text:p text:style-name="P429"><text:s text:c="2"/>----</text:p>
          </table:table-cell>
          <table:table-cell table:style-name="Table5.A1" office:value-type="string">
            <text:p text:style-name="P331"><text:s text:c="9"/><text:span text:style-name="T134">DIVS </text:span>: 0x<text:span text:style-name="T134">10</text:span>0</text:p>
            <text:p text:style-name="P331"><text:s text:c="9"/>0<text:span text:style-name="T135">1</text:span>0<text:span text:style-name="T135">0</text:span> 0000 00</text:p>
          </table:table-cell>
          <table:table-cell table:style-name="Table5.F1" office:value-type="string">
            <text:p text:style-name="P376">Unit</text:p>
            <text:p text:style-name="P376"/>
            <text:p text:style-name="P258">----</text:p>
          </table:table-cell>
        </table:table-row>
      </table:table>
      <text:p text:style-name="P127"><text:s text:c="15"/><text:span text:style-name="T81">6 bits <text:s text:c="31"/>6 bits <text:s text:c="32"/>6 bits <text:s text:c="16"/>2 bits <text:s text:c="23"/>10 bits <text:s text:c="16"/>2 bits</text:span></text:p>
      <text:p text:style-name="P76"/>
      <text:p text:style-name="P171"><text:span text:style-name="T2">Operation :<text:tab/></text:span>RD.size = RS1 / RS2</text:p>
      <text:p text:style-name="P76"><text:span text:style-name="T2">Latency :<text:tab/></text:span><text:span text:style-name="T86">3/3/5/10</text:span><text:span text:style-name="T83"> cycles<text:line-break/></text:span><text:span text:style-name="T4">Example :<text:tab/></text:span><text:span text:style-name="T87">divs</text:span><text:span text:style-name="T84">.</text:span><text:span text:style-name="T87">l</text:span><text:span text:style-name="T84"> r0,r1,r2</text:span></text:p>
      <text:p text:style-name="P76"><text:span text:style-name="T84"/></text:p>
      <text:p text:style-name="P76"><text:span text:style-name="T84"/></text:p>
      <text:p text:style-name="P76"><text:span text:style-name="T84"/></text:p>
      <text:p text:style-name="P215"><draw:line text:anchor-type="paragraph" draw:z-index="4" draw:name="Shape1_4" draw:style-name="gr1" draw:text-style-name="P556" svg:x1="0.063cm" svg:y1="0.575cm" svg:x2="15.799cm" svg:y2="0.575cm"><text:p/></draw:line><text:span text:style-name="T5">DIV</text:span><text:span text:style-name="T6">U</text:span><text:span text:style-name="T3"> : Division </text:span><text:span text:style-name="T5">Unsigned</text:span><text:span text:style-name="T1"><text:line-break/></text:span></text:p>
      <text:p text:style-name="P27">description...</text:p>
      <text:p text:style-name="P27">description...<text:line-break/></text:p>
      <text:p text:style-name="P27"><text:span text:style-name="T4">Operation Code :</text:span></text:p>
      <text:p text:style-name="P27"><text:line-break/> <text:span text:style-name="T73">31 <text:s/>30 <text:s/>29 <text:s/>28 <text:s/>27 <text:s/>26 <text:s/>25 <text:s/>24 <text:s/>23 <text:s/>22 <text:s/>21 <text:s/>20 <text:s/>19 <text:s/>18 <text:s/>17 <text:s/>16 <text:s/>15 <text:s/>14 <text:s/>13 <text:s/>12 <text:s/>11 <text:s/>10 <text:s/>9 <text:s/>8 <text:s/>7 <text:s/>6 <text:s/>5 <text:s/>4 <text:s/>3 <text:s/>2 <text:s/>1 <text:s/></text:span><text:span text:style-name="T74">0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 table:style-name="TableLine93919123197984">
          <table:table-cell table:style-name="Table6.A1" office:value-type="string">
            <text:p text:style-name="P450"><text:s text:c="6"/><text:span text:style-name="T80">Destination</text:span></text:p>
            <text:p text:style-name="P450"><text:s text:c="8"/><text:span text:style-name="T80">Register</text:span></text:p>
          </table:table-cell>
          <table:table-cell table:style-name="Table6.A1" office:value-type="string">
            <text:p text:style-name="P450"><text:s text:c="9"/><text:span text:style-name="T80">Source 2</text:span></text:p>
            <text:p text:style-name="P450"><text:s text:c="9"/><text:span text:style-name="T80">Register</text:span></text:p>
          </table:table-cell>
          <table:table-cell table:style-name="Table6.A1" office:value-type="string">
            <text:p text:style-name="P450"><text:s text:c="9"/><text:span text:style-name="T80">Source 1</text:span></text:p>
            <text:p text:style-name="P450"><text:s text:c="9"/><text:span text:style-name="T80">Register</text:span></text:p>
          </table:table-cell>
          <table:table-cell table:style-name="Table6.A1" office:value-type="string">
            <text:p text:style-name="P430"><text:s/>Size</text:p>
            <text:p text:style-name="P430"><text:s text:c="2"/>----</text:p>
          </table:table-cell>
          <table:table-cell table:style-name="Table6.A1" office:value-type="string">
            <text:p text:style-name="P332"><text:s text:c="9"/><text:span text:style-name="T134">DIV</text:span><text:span text:style-name="T135">U</text:span><text:span text:style-name="T134"> </text:span>: 0x<text:span text:style-name="T134">1</text:span><text:span text:style-name="T135">4</text:span>0</text:p>
            <text:p text:style-name="P332"><text:s text:c="9"/>0<text:span text:style-name="T135">1</text:span>0<text:span text:style-name="T82">1</text:span> 0000 00</text:p>
          </table:table-cell>
          <table:table-cell table:style-name="Table6.F1" office:value-type="string">
            <text:p text:style-name="P377">Unit</text:p>
            <text:p text:style-name="P377"/>
            <text:p text:style-name="P259">----</text:p>
          </table:table-cell>
        </table:table-row>
      </table:table>
      <text:p text:style-name="P128"><text:s text:c="15"/><text:span text:style-name="T81">6 bits <text:s text:c="31"/>6 bits <text:s text:c="32"/>6 bits <text:s text:c="16"/>2 bits <text:s text:c="23"/>10 bits <text:s text:c="16"/>2 bits</text:span></text:p>
      <text:p text:style-name="P77"/>
      <text:p text:style-name="P172"><text:span text:style-name="T2">Operation :<text:tab/></text:span>RD.size = RS1 / RS2</text:p>
      <text:p text:style-name="P77"><text:span text:style-name="T4">Latency :<text:tab/></text:span><text:span text:style-name="T86">3/3/5/10</text:span><text:span text:style-name="T84"> cycles<text:line-break/></text:span><text:span text:style-name="T4">Example :<text:tab/></text:span><text:span text:style-name="T87">divu</text:span><text:span text:style-name="T84">.</text:span><text:span text:style-name="T87">b</text:span><text:span text:style-name="T84"> r0,r1,r2</text:span></text:p>
      <text:p text:style-name="P250"><draw:line text:anchor-type="paragraph" draw:z-index="5" draw:name="Shape1_5" draw:style-name="gr1" draw:text-style-name="P556" svg:x1="0.063cm" svg:y1="0.575cm" svg:x2="15.799cm" svg:y2="0.575cm"><text:p/></draw:line><text:span text:style-name="T7">AND</text:span><text:span text:style-name="T3"> : </text:span><text:span text:style-name="T7">And</text:span><text:span text:style-name="T1"><text:line-break/></text:span></text:p>
      <text:p text:style-name="P28">description...</text:p>
      <text:p text:style-name="P28">description...<text:line-break/></text:p>
      <text:p text:style-name="P28"><text:span text:style-name="T4">Operation Code :</text:span></text:p>
      <text:p text:style-name="P28"><text:line-break/> <text:span text:style-name="T73">31 <text:s/>30 <text:s/>29 <text:s/>28 <text:s/>27 <text:s/>26 <text:s/>25 <text:s/>24 <text:s/>23 <text:s/>22 <text:s/>21 <text:s/>20 <text:s/>19 <text:s/>18 <text:s/>17 <text:s/>16 <text:s/>15 <text:s/>14 <text:s/>13 <text:s/>12 <text:s/>11 <text:s/>10 <text:s/>9 <text:s/>8 <text:s/>7 <text:s/>6 <text:s/>5 <text:s/>4 <text:s/>3 <text:s/>2 <text:s/>1 <text:s/></text:span><text:span text:style-name="T74">0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row table:style-name="TableLine93919124856464">
          <table:table-cell table:style-name="Table7.A1" office:value-type="string">
            <text:p text:style-name="P451"><text:s text:c="6"/><text:span text:style-name="T80">Destination</text:span></text:p>
            <text:p text:style-name="P451"><text:s text:c="8"/><text:span text:style-name="T80">Register</text:span></text:p>
          </table:table-cell>
          <table:table-cell table:style-name="Table7.A1" office:value-type="string">
            <text:p text:style-name="P451"><text:s text:c="9"/><text:span text:style-name="T80">Source 2</text:span></text:p>
            <text:p text:style-name="P451"><text:s text:c="9"/><text:span text:style-name="T80">Register</text:span></text:p>
          </table:table-cell>
          <table:table-cell table:style-name="Table7.A1" office:value-type="string">
            <text:p text:style-name="P451"><text:s text:c="9"/><text:span text:style-name="T80">Source 1</text:span></text:p>
            <text:p text:style-name="P451"><text:s text:c="9"/><text:span text:style-name="T80">Register</text:span></text:p>
          </table:table-cell>
          <table:table-cell table:style-name="Table7.A1" office:value-type="string">
            <text:p text:style-name="P431"><text:s/>Size</text:p>
            <text:p text:style-name="P431"><text:s text:c="2"/>----</text:p>
          </table:table-cell>
          <table:table-cell table:style-name="Table7.A1" office:value-type="string">
            <text:p text:style-name="P333"><text:s text:c="9"/><text:span text:style-name="T136">AND</text:span><text:span text:style-name="T134"> </text:span>: 0x<text:span text:style-name="T134">1</text:span><text:span text:style-name="T136">8</text:span>0</text:p>
            <text:p text:style-name="P333"><text:s text:c="9"/>0<text:span text:style-name="T135">1</text:span><text:span text:style-name="T136">1</text:span><text:span text:style-name="T135">0</text:span> 0000 00</text:p>
          </table:table-cell>
          <table:table-cell table:style-name="Table7.F1" office:value-type="string">
            <text:p text:style-name="P378">Unit</text:p>
            <text:p text:style-name="P378"/>
            <text:p text:style-name="P260">----</text:p>
          </table:table-cell>
        </table:table-row>
      </table:table>
      <text:p text:style-name="P129"><text:s text:c="15"/><text:span text:style-name="T81">6 bits <text:s text:c="31"/>6 bits <text:s text:c="32"/>6 bits <text:s text:c="16"/>2 bits <text:s text:c="23"/>10 bits <text:s text:c="16"/>2 bits</text:span></text:p>
      <text:p text:style-name="P78"/>
      <text:p text:style-name="P173"><text:span text:style-name="T2">Operation :<text:tab/></text:span>RD.size = RS1 <text:span text:style-name="T136">&amp;</text:span> RS2</text:p>
      <text:p text:style-name="P78"><text:span text:style-name="T4">Latency :<text:tab/></text:span><text:span text:style-name="T86">3</text:span><text:span text:style-name="T84"> cycles<text:line-break/></text:span><text:span text:style-name="T4">Example :<text:tab/></text:span><text:span text:style-name="T88">and</text:span><text:span text:style-name="T84">.</text:span><text:span text:style-name="T88">b</text:span><text:span text:style-name="T84"> r0,r1,r2</text:span></text:p>
      <text:p text:style-name="P78"><text:span text:style-name="T84"/></text:p>
      <text:p text:style-name="P78"/>
      <text:p text:style-name="P216"><draw:line text:anchor-type="paragraph" draw:z-index="6" draw:name="Shape1_6" draw:style-name="gr1" draw:text-style-name="P556" svg:x1="0.063cm" svg:y1="0.575cm" svg:x2="15.799cm" svg:y2="0.575cm"><text:p/></draw:line><text:span text:style-name="T7">OR</text:span><text:span text:style-name="T3"> : </text:span><text:span text:style-name="T7">Or</text:span><text:span text:style-name="T1"><text:line-break/></text:span></text:p>
      <text:p text:style-name="P28">description...</text:p>
      <text:p text:style-name="P28">description...<text:line-break/></text:p>
      <text:p text:style-name="P28"><text:span text:style-name="T4">Operation Code :</text:span></text:p>
      <text:p text:style-name="P28"><text:line-break/> <text:span text:style-name="T73">31 <text:s/>30 <text:s/>29 <text:s/>28 <text:s/>27 <text:s/>26 <text:s/>25 <text:s/>24 <text:s/>23 <text:s/>22 <text:s/>21 <text:s/>20 <text:s/>19 <text:s/>18 <text:s/>17 <text:s/>16 <text:s/>15 <text:s/>14 <text:s/>13 <text:s/>12 <text:s/>11 <text:s/>10 <text:s/>9 <text:s/>8 <text:s/>7 <text:s/>6 <text:s/>5 <text:s/>4 <text:s/>3 <text:s/>2 <text:s/>1 <text:s/></text:span><text:span text:style-name="T74">0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row table:style-name="TableLine93919109030048">
          <table:table-cell table:style-name="Table8.A1" office:value-type="string">
            <text:p text:style-name="P451"><text:s text:c="6"/><text:span text:style-name="T80">Destination</text:span></text:p>
            <text:p text:style-name="P451"><text:s text:c="8"/><text:span text:style-name="T80">Register</text:span></text:p>
          </table:table-cell>
          <table:table-cell table:style-name="Table8.A1" office:value-type="string">
            <text:p text:style-name="P451"><text:s text:c="9"/><text:span text:style-name="T80">Source 2</text:span></text:p>
            <text:p text:style-name="P451"><text:s text:c="9"/><text:span text:style-name="T80">Register</text:span></text:p>
          </table:table-cell>
          <table:table-cell table:style-name="Table8.A1" office:value-type="string">
            <text:p text:style-name="P451"><text:s text:c="9"/><text:span text:style-name="T80">Source 1</text:span></text:p>
            <text:p text:style-name="P451"><text:s text:c="9"/><text:span text:style-name="T80">Register</text:span></text:p>
          </table:table-cell>
          <table:table-cell table:style-name="Table8.A1" office:value-type="string">
            <text:p text:style-name="P431"><text:s/>Size</text:p>
            <text:p text:style-name="P431"><text:s text:c="2"/>----</text:p>
          </table:table-cell>
          <table:table-cell table:style-name="Table8.A1" office:value-type="string">
            <text:p text:style-name="P333"><text:s text:c="10"/><text:span text:style-name="T136">OR</text:span><text:span text:style-name="T134"> </text:span>: 0x<text:span text:style-name="T136">1C</text:span>0</text:p>
            <text:p text:style-name="P333"><text:s text:c="8"/><text:span text:style-name="T136">0111</text:span> 0000 00</text:p>
          </table:table-cell>
          <table:table-cell table:style-name="Table8.F1" office:value-type="string">
            <text:p text:style-name="P378">Unit</text:p>
            <text:p text:style-name="P378"/>
            <text:p text:style-name="P260">----</text:p>
          </table:table-cell>
        </table:table-row>
      </table:table>
      <text:p text:style-name="P129"><text:s text:c="15"/><text:span text:style-name="T81">6 bits <text:s text:c="31"/>6 bits <text:s text:c="32"/>6 bits <text:s text:c="16"/>2 bits <text:s text:c="23"/>10 bits <text:s text:c="16"/>2 bits</text:span></text:p>
      <text:p text:style-name="P78"/>
      <text:p text:style-name="P173"><text:span text:style-name="T2">Operation :<text:tab/></text:span>RD.size = RS1 <text:span text:style-name="T136">| </text:span>RS2</text:p>
      <text:p text:style-name="P78"><text:span text:style-name="T2">Latency :<text:tab/></text:span><text:span text:style-name="T86">3</text:span><text:span text:style-name="T83"> cycles<text:line-break/></text:span><text:span text:style-name="T4">Example :<text:tab/></text:span><text:span text:style-name="T88">or</text:span><text:span text:style-name="T84">.</text:span><text:span text:style-name="T87">l</text:span><text:span text:style-name="T84"> r0,r1,r2</text:span></text:p>
      <text:p text:style-name="P78"><text:span text:style-name="T84"/></text:p>
      <text:p text:style-name="P216"><draw:line text:anchor-type="paragraph" draw:z-index="7" draw:name="Shape1_7" draw:style-name="gr1" draw:text-style-name="P556" svg:x1="0.063cm" svg:y1="0.575cm" svg:x2="15.799cm" svg:y2="0.575cm"><text:p/></draw:line><text:span text:style-name="T7">XOR</text:span><text:span text:style-name="T3"> : </text:span><text:span text:style-name="T7">Ex</text:span><text:span text:style-name="T5">clus</text:span><text:span text:style-name="T7">i</text:span><text:span text:style-name="T5">ve O</text:span><text:span text:style-name="T7">r</text:span><text:span text:style-name="T1"><text:line-break/></text:span></text:p>
      <text:p text:style-name="P28">description...</text:p>
      <text:p text:style-name="P28">description...<text:line-break/></text:p>
      <text:p text:style-name="P28"><text:span text:style-name="T4">Operation Code :</text:span></text:p>
      <text:p text:style-name="P28"><text:line-break/> <text:span text:style-name="T73">31 <text:s/>30 <text:s/>29 <text:s/>28 <text:s/>27 <text:s/>26 <text:s/>25 <text:s/>24 <text:s/>23 <text:s/>22 <text:s/>21 <text:s/>20 <text:s/>19 <text:s/>18 <text:s/>17 <text:s/>16 <text:s/>15 <text:s/>14 <text:s/>13 <text:s/>12 <text:s/>11 <text:s/>10 <text:s/>9 <text:s/>8 <text:s/>7 <text:s/>6 <text:s/>5 <text:s/>4 <text:s/>3 <text:s/>2 <text:s/>1 <text:s/></text:span><text:span text:style-name="T74">0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row table:style-name="TableLine93919109223696">
          <table:table-cell table:style-name="Table9.A1" office:value-type="string">
            <text:p text:style-name="P451"><text:s text:c="6"/><text:span text:style-name="T80">Destination</text:span></text:p>
            <text:p text:style-name="P451"><text:s text:c="8"/><text:span text:style-name="T80">Register</text:span></text:p>
          </table:table-cell>
          <table:table-cell table:style-name="Table9.A1" office:value-type="string">
            <text:p text:style-name="P451"><text:s text:c="9"/><text:span text:style-name="T80">Source 2</text:span></text:p>
            <text:p text:style-name="P451"><text:s text:c="9"/><text:span text:style-name="T80">Register</text:span></text:p>
          </table:table-cell>
          <table:table-cell table:style-name="Table9.A1" office:value-type="string">
            <text:p text:style-name="P451"><text:s text:c="9"/><text:span text:style-name="T80">Source 1</text:span></text:p>
            <text:p text:style-name="P451"><text:s text:c="9"/><text:span text:style-name="T80">Register</text:span></text:p>
          </table:table-cell>
          <table:table-cell table:style-name="Table9.A1" office:value-type="string">
            <text:p text:style-name="P431"><text:s/>Size</text:p>
            <text:p text:style-name="P431"><text:s text:c="2"/>----</text:p>
          </table:table-cell>
          <table:table-cell table:style-name="Table9.A1" office:value-type="string">
            <text:p text:style-name="P333"><text:s text:c="9"/><text:span text:style-name="T136">XOR</text:span><text:span text:style-name="T134"> </text:span>: 0x<text:span text:style-name="T136">20</text:span>0</text:p>
            <text:p text:style-name="P333"><text:s text:c="9"/><text:span text:style-name="T136">10</text:span>0<text:span text:style-name="T136">0</text:span> 0000 00</text:p>
          </table:table-cell>
          <table:table-cell table:style-name="Table9.F1" office:value-type="string">
            <text:p text:style-name="P378">Unit</text:p>
            <text:p text:style-name="P378"/>
            <text:p text:style-name="P260">----</text:p>
          </table:table-cell>
        </table:table-row>
      </table:table>
      <text:p text:style-name="P129"><text:s text:c="15"/><text:span text:style-name="T81">6 bits <text:s text:c="31"/>6 bits <text:s text:c="32"/>6 bits <text:s text:c="16"/>2 bits <text:s text:c="23"/>10 bits <text:s text:c="16"/>2 bits</text:span></text:p>
      <text:p text:style-name="P78"/>
      <text:p text:style-name="P173"><text:span text:style-name="T2">Operation :<text:tab/></text:span>RD.size = RS1 <text:span text:style-name="T136">~ </text:span>RS2</text:p>
      <text:p text:style-name="P78"><text:span text:style-name="T4">Latency :<text:tab/></text:span><text:span text:style-name="T86">3</text:span><text:span text:style-name="T84"> cycles<text:line-break/></text:span><text:span text:style-name="T4">Example :<text:tab/></text:span><text:span text:style-name="T88">xor</text:span><text:span text:style-name="T84">.</text:span><text:span text:style-name="T88">q</text:span><text:span text:style-name="T84"> r0,r1,r2</text:span></text:p>
      <text:p text:style-name="P250"><draw:line text:anchor-type="paragraph" draw:z-index="8" draw:name="Shape1_8" draw:style-name="gr1" draw:text-style-name="P556" svg:x1="0.063cm" svg:y1="0.575cm" svg:x2="15.799cm" svg:y2="0.575cm"><text:p/></draw:line><text:span text:style-name="T7">ASL</text:span><text:span text:style-name="T3"> : </text:span><text:span text:style-name="T7">Arithmetic Shift Left</text:span><text:span text:style-name="T1"><text:line-break/></text:span></text:p>
      <text:p text:style-name="P28">description...</text:p>
      <text:p text:style-name="P28">description...<text:line-break/></text:p>
      <text:p text:style-name="P28"><text:span text:style-name="T4">Operation Code :</text:span></text:p>
      <text:p text:style-name="P28"><text:line-break/> <text:span text:style-name="T73">31 <text:s/>30 <text:s/>29 <text:s/>28 <text:s/>27 <text:s/>26 <text:s/>25 <text:s/>24 <text:s/>23 <text:s/>22 <text:s/>21 <text:s/>20 <text:s/>19 <text:s/>18 <text:s/>17 <text:s/>16 <text:s/>15 <text:s/>14 <text:s/>13 <text:s/>12 <text:s/>11 <text:s/>10 <text:s/>9 <text:s/>8 <text:s/>7 <text:s/>6 <text:s/>5 <text:s/>4 <text:s/>3 <text:s/>2 <text:s/>1 <text:s/></text:span><text:span text:style-name="T74">0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93919124374272">
          <table:table-cell table:style-name="Table10.A1" office:value-type="string">
            <text:p text:style-name="P451"><text:s text:c="6"/><text:span text:style-name="T80">Destination</text:span></text:p>
            <text:p text:style-name="P451"><text:s text:c="8"/><text:span text:style-name="T80">Register</text:span></text:p>
          </table:table-cell>
          <table:table-cell table:style-name="Table10.A1" office:value-type="string">
            <text:p text:style-name="P451"><text:s text:c="9"/><text:span text:style-name="T80">Source 2</text:span></text:p>
            <text:p text:style-name="P451"><text:s text:c="9"/><text:span text:style-name="T80">Register</text:span></text:p>
          </table:table-cell>
          <table:table-cell table:style-name="Table10.A1" office:value-type="string">
            <text:p text:style-name="P451"><text:s text:c="9"/><text:span text:style-name="T80">Source 1</text:span></text:p>
            <text:p text:style-name="P451"><text:s text:c="9"/><text:span text:style-name="T80">Register</text:span></text:p>
          </table:table-cell>
          <table:table-cell table:style-name="Table10.A1" office:value-type="string">
            <text:p text:style-name="P431"><text:s/>Size</text:p>
            <text:p text:style-name="P431"><text:s text:c="2"/>----</text:p>
          </table:table-cell>
          <table:table-cell table:style-name="Table10.A1" office:value-type="string">
            <text:p text:style-name="P333"><text:s text:c="9"/><text:span text:style-name="T136">AND</text:span><text:span text:style-name="T134"> </text:span>: 0x<text:span text:style-name="T137">24</text:span>0</text:p>
            <text:p text:style-name="P333"><text:s text:c="9"/><text:span text:style-name="T137">1001</text:span> 0000 00</text:p>
          </table:table-cell>
          <table:table-cell table:style-name="Table10.F1" office:value-type="string">
            <text:p text:style-name="P378">Unit</text:p>
            <text:p text:style-name="P378"/>
            <text:p text:style-name="P260">----</text:p>
          </table:table-cell>
        </table:table-row>
      </table:table>
      <text:p text:style-name="P129"><text:s text:c="15"/><text:span text:style-name="T81">6 bits <text:s text:c="31"/>6 bits <text:s text:c="32"/>6 bits <text:s text:c="16"/>2 bits <text:s text:c="23"/>10 bits <text:s text:c="16"/>2 bits</text:span></text:p>
      <text:p text:style-name="P78"/>
      <text:p text:style-name="P173"><text:span text:style-name="T2">Operation :<text:tab/></text:span>RD.size = RS1 &lt;&lt; RS2</text:p>
      <text:p text:style-name="P78"><text:span text:style-name="T4">Latency :<text:tab/></text:span><text:span text:style-name="T86">3</text:span><text:span text:style-name="T84"> cycles<text:line-break/></text:span><text:span text:style-name="T4">Example :<text:tab/></text:span><text:span text:style-name="T89">asl</text:span><text:span text:style-name="T84">.</text:span><text:span text:style-name="T88">b</text:span><text:span text:style-name="T84"> r0,r1,r2</text:span></text:p>
      <text:p text:style-name="P78"><text:span text:style-name="T84"/></text:p>
      <text:p text:style-name="P78"/>
      <text:p text:style-name="P217"><draw:line text:anchor-type="paragraph" draw:z-index="9" draw:name="Shape1_9" draw:style-name="gr1" draw:text-style-name="P556" svg:x1="0.063cm" svg:y1="0.575cm" svg:x2="15.799cm" svg:y2="0.575cm"><text:p/></draw:line><text:span text:style-name="T7">LSL</text:span><text:span text:style-name="T3"> : Logical</text:span><text:span text:style-name="T7"> Shift Left</text:span><text:span text:style-name="T1"><text:line-break/></text:span></text:p>
      <text:p text:style-name="P28">description...</text:p>
      <text:p text:style-name="P28">description...<text:line-break/></text:p>
      <text:p text:style-name="P28"><text:span text:style-name="T4">Operation Code :</text:span></text:p>
      <text:p text:style-name="P28"><text:line-break/> <text:span text:style-name="T73">31 <text:s/>30 <text:s/>29 <text:s/>28 <text:s/>27 <text:s/>26 <text:s/>25 <text:s/>24 <text:s/>23 <text:s/>22 <text:s/>21 <text:s/>20 <text:s/>19 <text:s/>18 <text:s/>17 <text:s/>16 <text:s/>15 <text:s/>14 <text:s/>13 <text:s/>12 <text:s/>11 <text:s/>10 <text:s/>9 <text:s/>8 <text:s/>7 <text:s/>6 <text:s/>5 <text:s/>4 <text:s/>3 <text:s/>2 <text:s/>1 <text:s/></text:span><text:span text:style-name="T74">0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F"/>
        <table:table-row table:style-name="TableLine93919122295488">
          <table:table-cell table:style-name="Table11.A1" office:value-type="string">
            <text:p text:style-name="P451"><text:s text:c="6"/><text:span text:style-name="T80">Destination</text:span></text:p>
            <text:p text:style-name="P451"><text:s text:c="8"/><text:span text:style-name="T80">Register</text:span></text:p>
          </table:table-cell>
          <table:table-cell table:style-name="Table11.A1" office:value-type="string">
            <text:p text:style-name="P451"><text:s text:c="9"/><text:span text:style-name="T80">Source 2</text:span></text:p>
            <text:p text:style-name="P451"><text:s text:c="9"/><text:span text:style-name="T80">Register</text:span></text:p>
          </table:table-cell>
          <table:table-cell table:style-name="Table11.A1" office:value-type="string">
            <text:p text:style-name="P451"><text:s text:c="9"/><text:span text:style-name="T80">Source 1</text:span></text:p>
            <text:p text:style-name="P451"><text:s text:c="9"/><text:span text:style-name="T80">Register</text:span></text:p>
          </table:table-cell>
          <table:table-cell table:style-name="Table11.A1" office:value-type="string">
            <text:p text:style-name="P431"><text:s/>Size</text:p>
            <text:p text:style-name="P431"><text:s text:c="2"/>----</text:p>
          </table:table-cell>
          <table:table-cell table:style-name="Table11.A1" office:value-type="string">
            <text:p text:style-name="P333"><text:s text:c="10"/><text:span text:style-name="T136">OR</text:span><text:span text:style-name="T134"> </text:span>: 0x<text:span text:style-name="T137">28</text:span>0</text:p>
            <text:p text:style-name="P333"><text:s text:c="8"/><text:span text:style-name="T137">1010</text:span> 0000 00</text:p>
          </table:table-cell>
          <table:table-cell table:style-name="Table11.F1" office:value-type="string">
            <text:p text:style-name="P378">Unit</text:p>
            <text:p text:style-name="P378"/>
            <text:p text:style-name="P260">----</text:p>
          </table:table-cell>
        </table:table-row>
      </table:table>
      <text:p text:style-name="P129"><text:s text:c="15"/><text:span text:style-name="T81">6 bits <text:s text:c="31"/>6 bits <text:s text:c="32"/>6 bits <text:s text:c="16"/>2 bits <text:s text:c="23"/>10 bits <text:s text:c="16"/>2 bits</text:span></text:p>
      <text:p text:style-name="P78"/>
      <text:p text:style-name="P173"><text:span text:style-name="T2">Operation :<text:tab/></text:span>RD.size = RS1 &lt;&lt;<text:span text:style-name="T136"> </text:span>RS2</text:p>
      <text:p text:style-name="P78"><text:span text:style-name="T2">Latency :<text:tab/></text:span><text:span text:style-name="T86">3</text:span><text:span text:style-name="T83"> cycles<text:line-break/></text:span><text:span text:style-name="T4">Example :<text:tab/></text:span><text:span text:style-name="T89">lsl</text:span><text:span text:style-name="T84">.</text:span><text:span text:style-name="T87">l</text:span><text:span text:style-name="T84"> r0,r1,r2</text:span></text:p>
      <text:p text:style-name="P78"><text:span text:style-name="T84"/></text:p>
      <text:p text:style-name="P217"><draw:line text:anchor-type="paragraph" draw:z-index="10" draw:name="Shape1_10" draw:style-name="gr1" draw:text-style-name="P556" svg:x1="0.063cm" svg:y1="0.575cm" svg:x2="15.799cm" svg:y2="0.575cm"><text:p/></draw:line><text:span text:style-name="T7">ASR</text:span><text:span text:style-name="T3"> : </text:span><text:span text:style-name="T7">Arithmetic Shift </text:span><text:span text:style-name="T8">R</text:span><text:span text:style-name="T7">ight</text:span><text:span text:style-name="T1"><text:line-break/></text:span></text:p>
      <text:p text:style-name="P28">description...</text:p>
      <text:p text:style-name="P28">description...<text:line-break/></text:p>
      <text:p text:style-name="P28"><text:span text:style-name="T4">Operation Code :</text:span></text:p>
      <text:p text:style-name="P28"><text:line-break/> <text:span text:style-name="T73">31 <text:s/>30 <text:s/>29 <text:s/>28 <text:s/>27 <text:s/>26 <text:s/>25 <text:s/>24 <text:s/>23 <text:s/>22 <text:s/>21 <text:s/>20 <text:s/>19 <text:s/>18 <text:s/>17 <text:s/>16 <text:s/>15 <text:s/>14 <text:s/>13 <text:s/>12 <text:s/>11 <text:s/>10 <text:s/>9 <text:s/>8 <text:s/>7 <text:s/>6 <text:s/>5 <text:s/>4 <text:s/>3 <text:s/>2 <text:s/>1 <text:s/></text:span><text:span text:style-name="T74">0</text:span>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row table:style-name="TableLine93919109410528">
          <table:table-cell table:style-name="Table12.A1" office:value-type="string">
            <text:p text:style-name="P451"><text:s text:c="6"/><text:span text:style-name="T80">Destination</text:span></text:p>
            <text:p text:style-name="P451"><text:s text:c="8"/><text:span text:style-name="T80">Register</text:span></text:p>
          </table:table-cell>
          <table:table-cell table:style-name="Table12.A1" office:value-type="string">
            <text:p text:style-name="P451"><text:s text:c="9"/><text:span text:style-name="T80">Source 2</text:span></text:p>
            <text:p text:style-name="P451"><text:s text:c="9"/><text:span text:style-name="T80">Register</text:span></text:p>
          </table:table-cell>
          <table:table-cell table:style-name="Table12.A1" office:value-type="string">
            <text:p text:style-name="P451"><text:s text:c="9"/><text:span text:style-name="T80">Source 1</text:span></text:p>
            <text:p text:style-name="P451"><text:s text:c="9"/><text:span text:style-name="T80">Register</text:span></text:p>
          </table:table-cell>
          <table:table-cell table:style-name="Table12.A1" office:value-type="string">
            <text:p text:style-name="P431"><text:s/>Size</text:p>
            <text:p text:style-name="P431"><text:s text:c="2"/>----</text:p>
          </table:table-cell>
          <table:table-cell table:style-name="Table12.A1" office:value-type="string">
            <text:p text:style-name="P333"><text:s text:c="9"/><text:span text:style-name="T136">XOR</text:span><text:span text:style-name="T134"> </text:span>: 0x<text:span text:style-name="T136">2</text:span><text:span text:style-name="T137">C</text:span>0</text:p>
            <text:p text:style-name="P333"><text:s text:c="9"/><text:span text:style-name="T136">10</text:span><text:span text:style-name="T137">11</text:span> 0000 00</text:p>
          </table:table-cell>
          <table:table-cell table:style-name="Table12.F1" office:value-type="string">
            <text:p text:style-name="P378">Unit</text:p>
            <text:p text:style-name="P378"/>
            <text:p text:style-name="P260">----</text:p>
          </table:table-cell>
        </table:table-row>
      </table:table>
      <text:p text:style-name="P129"><text:s text:c="15"/><text:span text:style-name="T81">6 bits <text:s text:c="31"/>6 bits <text:s text:c="32"/>6 bits <text:s text:c="16"/>2 bits <text:s text:c="23"/>10 bits <text:s text:c="16"/>2 bits</text:span></text:p>
      <text:p text:style-name="P78"/>
      <text:p text:style-name="P173"><text:span text:style-name="T2">Operation :<text:tab/></text:span>RD.size = RS1 &gt;&gt;<text:span text:style-name="T136"> </text:span>RS2</text:p>
      <text:p text:style-name="P78"><text:span text:style-name="T4">Latency :<text:tab/></text:span><text:span text:style-name="T86">3</text:span><text:span text:style-name="T84"> cycles<text:line-break/></text:span><text:span text:style-name="T4">Example :<text:tab/></text:span><text:span text:style-name="T89">asr</text:span><text:span text:style-name="T84">.</text:span><text:span text:style-name="T88">q</text:span><text:span text:style-name="T84"> r0,r1,r2</text:span></text:p>
      <text:p text:style-name="P251"><draw:line text:anchor-type="paragraph" draw:z-index="11" draw:name="Shape1_11" draw:style-name="gr1" draw:text-style-name="P556" svg:x1="0.063cm" svg:y1="0.575cm" svg:x2="15.799cm" svg:y2="0.575cm"><text:p/></draw:line><text:span text:style-name="T9">L</text:span><text:span text:style-name="T7">SR</text:span><text:span text:style-name="T3"> : Logical</text:span><text:span text:style-name="T7"> Shift </text:span><text:span text:style-name="T8">R</text:span><text:span text:style-name="T7">ight</text:span><text:span text:style-name="T1"><text:line-break/></text:span></text:p>
      <text:p text:style-name="P29">description...</text:p>
      <text:p text:style-name="P29">description...<text:line-break/></text:p>
      <text:p text:style-name="P29"><text:span text:style-name="T4">Operation Code :</text:span></text:p>
      <text:p text:style-name="P29"><text:line-break/> <text:span text:style-name="T73">31 <text:s/>30 <text:s/>29 <text:s/>28 <text:s/>27 <text:s/>26 <text:s/>25 <text:s/>24 <text:s/>23 <text:s/>22 <text:s/>21 <text:s/>20 <text:s/>19 <text:s/>18 <text:s/>17 <text:s/>16 <text:s/>15 <text:s/>14 <text:s/>13 <text:s/>12 <text:s/>11 <text:s/>10 <text:s/>9 <text:s/>8 <text:s/>7 <text:s/>6 <text:s/>5 <text:s/>4 <text:s/>3 <text:s/>2 <text:s/>1 <text:s/></text:span><text:span text:style-name="T74">0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column table:style-name="Table13.F"/>
        <table:table-row table:style-name="TableLine93919125960640">
          <table:table-cell table:style-name="Table13.A1" office:value-type="string">
            <text:p text:style-name="P452"><text:s text:c="6"/><text:span text:style-name="T80">Destination</text:span></text:p>
            <text:p text:style-name="P452"><text:s text:c="8"/><text:span text:style-name="T80">Register</text:span></text:p>
          </table:table-cell>
          <table:table-cell table:style-name="Table13.A1" office:value-type="string">
            <text:p text:style-name="P452"><text:s text:c="9"/><text:span text:style-name="T80">Source 2</text:span></text:p>
            <text:p text:style-name="P452"><text:s text:c="9"/><text:span text:style-name="T80">Register</text:span></text:p>
          </table:table-cell>
          <table:table-cell table:style-name="Table13.A1" office:value-type="string">
            <text:p text:style-name="P452"><text:s text:c="9"/><text:span text:style-name="T80">Source 1</text:span></text:p>
            <text:p text:style-name="P452"><text:s text:c="9"/><text:span text:style-name="T80">Register</text:span></text:p>
          </table:table-cell>
          <table:table-cell table:style-name="Table13.A1" office:value-type="string">
            <text:p text:style-name="P432"><text:s/>Size</text:p>
            <text:p text:style-name="P432"><text:s text:c="2"/>----</text:p>
          </table:table-cell>
          <table:table-cell table:style-name="Table13.A1" office:value-type="string">
            <text:p text:style-name="P334"><text:s text:c="9"/><text:span text:style-name="T136">XOR</text:span><text:span text:style-name="T134"> </text:span>: 0x<text:span text:style-name="T138">30</text:span>0</text:p>
            <text:p text:style-name="P334"><text:s text:c="9"/><text:span text:style-name="T136">1</text:span><text:span text:style-name="T138">100</text:span> 0000 00</text:p>
          </table:table-cell>
          <table:table-cell table:style-name="Table13.F1" office:value-type="string">
            <text:p text:style-name="P379">Unit</text:p>
            <text:p text:style-name="P379"/>
            <text:p text:style-name="P261">----</text:p>
          </table:table-cell>
        </table:table-row>
      </table:table>
      <text:p text:style-name="P130"><text:s text:c="15"/><text:span text:style-name="T81">6 bits <text:s text:c="31"/>6 bits <text:s text:c="32"/>6 bits <text:s text:c="16"/>2 bits <text:s text:c="23"/>10 bits <text:s text:c="16"/>2 bits</text:span></text:p>
      <text:p text:style-name="P79"/>
      <text:p text:style-name="P174"><text:span text:style-name="T2">Operation :<text:tab/></text:span>RD.size = RS1 &gt;&gt;<text:span text:style-name="T136"> </text:span>RS2</text:p>
      <text:p text:style-name="P79"><text:span text:style-name="T4">Latency :<text:tab/></text:span><text:span text:style-name="T86">3</text:span><text:span text:style-name="T84"> cycles<text:line-break/></text:span><text:span text:style-name="T4">Example :<text:tab/></text:span><text:span text:style-name="T90">ls</text:span><text:span text:style-name="T89">r</text:span><text:span text:style-name="T84">.</text:span><text:span text:style-name="T90">b</text:span><text:span text:style-name="T84"> r0,r1,r2</text:span></text:p>
      <text:p text:style-name="P79"><text:span text:style-name="T84"/></text:p>
      <text:p text:style-name="P79"><text:span text:style-name="T84"/></text:p>
      <text:p text:style-name="P79"><text:span text:style-name="T84"/></text:p>
      <text:p text:style-name="P1"><draw:line text:anchor-type="paragraph" draw:z-index="12" draw:name="Shape1_12" draw:style-name="gr1" draw:text-style-name="P556" svg:x1="0.063cm" svg:y1="0.575cm" svg:x2="15.799cm" svg:y2="0.575cm"><text:p/></draw:line><text:span text:style-name="T3">ADD</text:span><text:span text:style-name="T10">I</text:span><text:span text:style-name="T3"> : Addition </text:span><text:span text:style-name="T10">Immediate</text:span><text:line-break/></text:p>
      <text:p text:style-name="P30">description...</text:p>
      <text:p text:style-name="P30">description...<text:line-break/></text:p>
      <text:p text:style-name="P30"><text:span text:style-name="T4">Operation Code :</text:span></text:p>
      <text:p text:style-name="P30"><text:line-break/> <text:span text:style-name="T73">31 <text:s/>30 <text:s/>29 <text:s/>28 <text:s/>27 <text:s/>26 <text:s/>25 <text:s/>24 <text:s/>23 <text:s/>22 <text:s/>21 <text:s/>20 <text:s/>19 <text:s/>18 <text:s/>17 <text:s/>16 <text:s/>15 <text:s/>14 <text:s/>13 <text:s/>12 <text:s/>11 <text:s/>10 <text:s/>9 <text:s/>8 <text:s/>7 <text:s/>6 <text:s/>5 <text:s/>4 <text:s/>3 <text:s/>2 <text:s/>1 <text:s/></text:span><text:span text:style-name="T74">0</text:span></text:p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column table:style-name="Table14.F"/>
        <table:table-row table:style-name="TableLine93919126154032">
          <table:table-cell table:style-name="Table14.A1" office:value-type="string">
            <text:p text:style-name="P453"><text:s text:c="6"/><text:span text:style-name="T80">Destination</text:span></text:p>
            <text:p text:style-name="P453"><text:s text:c="8"/><text:span text:style-name="T80">Register</text:span></text:p>
          </table:table-cell>
          <table:table-cell table:style-name="Table14.A1" office:value-type="string">
            <text:p text:style-name="P453"><text:s text:c="9"/><text:span text:style-name="T80">Source </text:span><text:span text:style-name="T140">2</text:span></text:p>
            <text:p text:style-name="P453"><text:s text:c="9"/><text:span text:style-name="T80">Register</text:span></text:p>
          </table:table-cell>
          <table:table-cell table:style-name="Table14.A1" office:value-type="string">
            <text:p text:style-name="P453"><text:s text:c="22"/><text:span text:style-name="T80">Source 1</text:span></text:p>
            <text:p text:style-name="P453"><text:s text:c="21"/><text:span text:style-name="T140">Immediate</text:span></text:p>
          </table:table-cell>
          <table:table-cell table:style-name="Table14.A1" office:value-type="string">
            <text:p text:style-name="P433"><text:span text:style-name="T56">Size</text:span></text:p>
            <text:p text:style-name="P433"><text:s text:c="2"/>----</text:p>
          </table:table-cell>
          <table:table-cell table:style-name="Table14.A1" office:value-type="string">
            <text:p text:style-name="P491"><text:s text:c="5"/>ADDI:</text:p>
            <text:p text:style-name="P491"><text:s text:c="5"/>0x001</text:p>
            <text:p text:style-name="P483"><text:s text:c="3"/>0000 0<text:span text:style-name="T139">1</text:span></text:p>
          </table:table-cell>
          <table:table-cell table:style-name="Table14.F1" office:value-type="string">
            <text:p text:style-name="P380">Unit</text:p>
            <text:p text:style-name="P380"/>
            <text:p text:style-name="P262">----</text:p>
          </table:table-cell>
        </table:table-row>
      </table:table>
      <text:p text:style-name="P131"><text:s text:c="15"/><text:span text:style-name="T81">6 bits <text:s text:c="31"/>6 bits <text:s text:c="46"/></text:span><text:span text:style-name="T140">10</text:span><text:span text:style-name="T81"> bits <text:s text:c="25"/>2 bits <text:s text:c="9"/></text:span><text:span text:style-name="T140">6</text:span><text:span text:style-name="T81"> bits <text:s text:c="7"/>2 bits</text:span></text:p>
      <text:p text:style-name="P80"/>
      <text:p text:style-name="P175"><text:span text:style-name="T2">Operation :<text:tab/></text:span>RD.size = RS<text:span text:style-name="T140">2</text:span> + <text:span text:style-name="T139">IMM</text:span></text:p>
      <text:p text:style-name="P218"><text:span text:style-name="T11">Latency :<text:tab/></text:span><text:span text:style-name="T81">3 cycles<text:line-break/></text:span><text:span text:style-name="T4">Example :<text:tab/></text:span><text:span text:style-name="T84">add</text:span><text:span text:style-name="T91">i</text:span><text:span text:style-name="T84">.w r0,r1,</text:span><text:span text:style-name="T91">100</text:span></text:p>
      <text:p text:style-name="P80"><text:span text:style-name="T84"/></text:p>
      <text:p text:style-name="P80"><text:span text:style-name="T84"/></text:p>
      <text:p text:style-name="P2"><draw:line text:anchor-type="paragraph" draw:z-index="13" draw:name="Shape1_13" draw:style-name="gr1" draw:text-style-name="P556" svg:x1="0.063cm" svg:y1="0.575cm" svg:x2="15.799cm" svg:y2="0.575cm"><text:p/></draw:line><text:span text:style-name="T12">SUB</text:span><text:span text:style-name="T10">I</text:span><text:span text:style-name="T3"> : Substraction </text:span><text:span text:style-name="T10">Immediate</text:span><text:line-break/></text:p>
      <text:p text:style-name="P31">description...</text:p>
      <text:p text:style-name="P31">description...<text:line-break/></text:p>
      <text:p text:style-name="P31"><text:span text:style-name="T4">Operation Code :</text:span></text:p>
      <text:p text:style-name="P31"><text:line-break/> <text:span text:style-name="T73">31 <text:s/>30 <text:s/>29 <text:s/>28 <text:s/>27 <text:s/>26 <text:s/>25 <text:s/>24 <text:s/>23 <text:s/>22 <text:s/>21 <text:s/>20 <text:s/>19 <text:s/>18 <text:s/>17 <text:s/>16 <text:s/>15 <text:s/>14 <text:s/>13 <text:s/>12 <text:s/>11 <text:s/>10 <text:s/>9 <text:s/>8 <text:s/>7 <text:s/>6 <text:s/>5 <text:s/>4 <text:s/>3 <text:s/>2 <text:s/>1 <text:s/></text:span><text:span text:style-name="T74">0</text:span></text:p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column table:style-name="Table15.F"/>
        <table:table-row table:style-name="TableLine93919126661536">
          <table:table-cell table:style-name="Table15.A1" office:value-type="string">
            <text:p text:style-name="P454"><text:s text:c="6"/><text:span text:style-name="T80">Destination</text:span></text:p>
            <text:p text:style-name="P454"><text:s text:c="8"/><text:span text:style-name="T80">Register</text:span></text:p>
          </table:table-cell>
          <table:table-cell table:style-name="Table15.A1" office:value-type="string">
            <text:p text:style-name="P454"><text:s text:c="9"/><text:span text:style-name="T80">Source </text:span><text:span text:style-name="T140">2</text:span></text:p>
            <text:p text:style-name="P454"><text:s text:c="9"/><text:span text:style-name="T80">Register</text:span></text:p>
          </table:table-cell>
          <table:table-cell table:style-name="Table15.A1" office:value-type="string">
            <text:p text:style-name="P454"><text:s text:c="22"/><text:span text:style-name="T80">Source 1</text:span></text:p>
            <text:p text:style-name="P454"><text:s text:c="21"/><text:span text:style-name="T140">Immediate</text:span></text:p>
          </table:table-cell>
          <table:table-cell table:style-name="Table15.A1" office:value-type="string">
            <text:p text:style-name="P434"><text:span text:style-name="T56">Size</text:span></text:p>
            <text:p text:style-name="P434"><text:s/>----</text:p>
          </table:table-cell>
          <table:table-cell table:style-name="Table15.A1" office:value-type="string">
            <text:p text:style-name="P455"><text:s/><text:span text:style-name="T61"><text:s text:c="4"/>SUBI:</text:span></text:p>
            <text:p text:style-name="P491"><text:s text:c="5"/>0x00<text:span text:style-name="T147">5</text:span></text:p>
            <text:p text:style-name="P482"><text:s text:c="3"/>000<text:span text:style-name="T145">1</text:span> 0<text:span text:style-name="T139">1</text:span></text:p>
          </table:table-cell>
          <table:table-cell table:style-name="Table15.F1" office:value-type="string">
            <text:p text:style-name="P381">Unit</text:p>
            <text:p text:style-name="P381"/>
            <text:p text:style-name="P263">----</text:p>
          </table:table-cell>
        </table:table-row>
      </table:table>
      <text:p text:style-name="P131"><text:s text:c="15"/><text:span text:style-name="T81">6 bits <text:s text:c="31"/>6 bits <text:s text:c="46"/></text:span><text:span text:style-name="T140">10</text:span><text:span text:style-name="T81"> bits <text:s text:c="25"/>2 bits <text:s text:c="9"/></text:span><text:span text:style-name="T140">6</text:span><text:span text:style-name="T81"> bits <text:s text:c="7"/>2 bits</text:span></text:p>
      <text:p text:style-name="P81"/>
      <text:p text:style-name="P176"><text:span text:style-name="T2">Operation :<text:tab/></text:span>RD.size = RS<text:span text:style-name="T140">2 -</text:span> <text:span text:style-name="T139">IMM</text:span></text:p>
      <text:p text:style-name="P81"><text:span text:style-name="T2">Latency :<text:tab/></text:span><text:span text:style-name="T83">3 cycles<text:line-break/></text:span><text:span text:style-name="T4">Example :<text:tab/></text:span><text:span text:style-name="T84">add</text:span><text:span text:style-name="T91">i</text:span><text:span text:style-name="T84">.w r0,r1,</text:span><text:span text:style-name="T91">100</text:span></text:p>
      <text:p text:style-name="P3"><draw:line text:anchor-type="paragraph" draw:z-index="14" draw:name="Shape1_14" draw:style-name="gr1" draw:text-style-name="P556" svg:x1="0.063cm" svg:y1="0.575cm" svg:x2="15.799cm" svg:y2="0.575cm"><text:p/></draw:line><text:soft-page-break/><text:span text:style-name="T5">MULS</text:span><text:span text:style-name="T13">I</text:span><text:span text:style-name="T3"> : Multiplication </text:span><text:span text:style-name="T5">Signed </text:span><text:span text:style-name="T10">Immediate</text:span><text:line-break/></text:p>
      <text:p text:style-name="P32">description...</text:p>
      <text:p text:style-name="P32">description...<text:line-break/></text:p>
      <text:p text:style-name="P32"><text:span text:style-name="T4">Operation Code :</text:span></text:p>
      <text:p text:style-name="P32"><text:line-break/> <text:span text:style-name="T73">31 <text:s/>30 <text:s/>29 <text:s/>28 <text:s/>27 <text:s/>26 <text:s/>25 <text:s/>24 <text:s/>23 <text:s/>22 <text:s/>21 <text:s/>20 <text:s/>19 <text:s/>18 <text:s/>17 <text:s/>16 <text:s/>15 <text:s/>14 <text:s/>13 <text:s/>12 <text:s/>11 <text:s/>10 <text:s/>9 <text:s/>8 <text:s/>7 <text:s/>6 <text:s/>5 <text:s/>4 <text:s/>3 <text:s/>2 <text:s/>1 <text:s/></text:span><text:span text:style-name="T74">0</text:span></text:p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column table:style-name="Table16.F"/>
        <table:table-row table:style-name="TableLine93919127046096">
          <table:table-cell table:style-name="Table16.A1" office:value-type="string">
            <text:p text:style-name="P471"><text:s text:c="6"/><text:span text:style-name="T80">Destination</text:span></text:p>
            <text:p text:style-name="P471"><text:s text:c="8"/><text:span text:style-name="T80">Register</text:span></text:p>
          </table:table-cell>
          <table:table-cell table:style-name="Table16.A1" office:value-type="string">
            <text:p text:style-name="P471"><text:s text:c="9"/><text:span text:style-name="T80">Source </text:span><text:span text:style-name="T140">2</text:span></text:p>
            <text:p text:style-name="P471"><text:s text:c="9"/><text:span text:style-name="T80">Register</text:span></text:p>
          </table:table-cell>
          <table:table-cell table:style-name="Table16.A1" office:value-type="string">
            <text:p text:style-name="P471"><text:s text:c="22"/><text:span text:style-name="T80">Source 1</text:span></text:p>
            <text:p text:style-name="P471"><text:s text:c="21"/><text:span text:style-name="T140">Immediate</text:span></text:p>
          </table:table-cell>
          <table:table-cell table:style-name="Table16.A1" office:value-type="string">
            <text:p text:style-name="P435"><text:span text:style-name="T56">Size</text:span></text:p>
            <text:p text:style-name="P435"><text:s text:c="2"/>----</text:p>
          </table:table-cell>
          <table:table-cell table:style-name="Table16.A1" office:value-type="string">
            <text:p text:style-name="P456"><text:s/><text:span text:style-name="T61"><text:s text:c="4"/></text:span><text:span text:style-name="T65">MULS</text:span><text:span text:style-name="T61">I:</text:span></text:p>
            <text:p text:style-name="P492"><text:s text:c="6"/><text:span text:style-name="T146">0</text:span>x00<text:span text:style-name="T146">9</text:span></text:p>
            <text:p text:style-name="P484"><text:s text:c="3"/>00<text:span text:style-name="T146">1</text:span>0 0<text:span text:style-name="T139">1</text:span></text:p>
          </table:table-cell>
          <table:table-cell table:style-name="Table16.F1" office:value-type="string">
            <text:p text:style-name="P382">Unit</text:p>
            <text:p text:style-name="P382"/>
            <text:p text:style-name="P264">----</text:p>
          </table:table-cell>
        </table:table-row>
      </table:table>
      <text:p text:style-name="P132"><text:s text:c="15"/><text:span text:style-name="T81">6 bits <text:s text:c="31"/>6 bits <text:s text:c="46"/></text:span><text:span text:style-name="T140">10</text:span><text:span text:style-name="T81"> bits <text:s text:c="25"/>2 bits <text:s text:c="9"/></text:span><text:span text:style-name="T140">6</text:span><text:span text:style-name="T81"> bits <text:s text:c="7"/>2 bits</text:span></text:p>
      <text:p text:style-name="P82"/>
      <text:p text:style-name="P177"><text:span text:style-name="T2">Operation :<text:tab/></text:span>RD.size = RS<text:span text:style-name="T140">2</text:span> <text:span text:style-name="T146">x</text:span> <text:span text:style-name="T139">IMM</text:span></text:p>
      <text:p text:style-name="P82"><text:span text:style-name="T2">Latency :<text:tab/></text:span><text:span text:style-name="T83">3/3/4/5 cycles<text:line-break/></text:span><text:span text:style-name="T4">Example :<text:tab/></text:span><text:span text:style-name="T92">muls</text:span><text:span text:style-name="T91">i</text:span><text:span text:style-name="T84">.</text:span><text:span text:style-name="T92">b</text:span><text:span text:style-name="T84"> r0,r1,</text:span><text:span text:style-name="T91">100</text:span></text:p>
      <text:p text:style-name="P82"><text:span text:style-name="T91"/></text:p>
      <text:p text:style-name="P82"><text:span text:style-name="T91"/></text:p>
      <text:p text:style-name="P3"><draw:line text:anchor-type="paragraph" draw:z-index="15" draw:name="Shape1_15" draw:style-name="gr1" draw:text-style-name="P556" svg:x1="0.063cm" svg:y1="0.575cm" svg:x2="15.799cm" svg:y2="0.575cm"><text:p/></draw:line><text:span text:style-name="T10">MULU</text:span><text:span text:style-name="T13">I</text:span><text:span text:style-name="T10"> : Multiplication Unsigned Immediate</text:span><text:line-break/></text:p>
      <text:p text:style-name="P32">description...</text:p>
      <text:p text:style-name="P32">description...<text:line-break/></text:p>
      <text:p text:style-name="P32"><text:span text:style-name="T4">Operation Code :</text:span></text:p>
      <text:p text:style-name="P32"><text:line-break/> <text:span text:style-name="T73">31 <text:s/>30 <text:s/>29 <text:s/>28 <text:s/>27 <text:s/>26 <text:s/>25 <text:s/>24 <text:s/>23 <text:s/>22 <text:s/>21 <text:s/>20 <text:s/>19 <text:s/>18 <text:s/>17 <text:s/>16 <text:s/>15 <text:s/>14 <text:s/>13 <text:s/>12 <text:s/>11 <text:s/>10 <text:s/>9 <text:s/>8 <text:s/>7 <text:s/>6 <text:s/>5 <text:s/>4 <text:s/>3 <text:s/>2 <text:s/>1 <text:s/></text:span><text:span text:style-name="T74">0</text:span></text:p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E"/>
        <table:table-column table:style-name="Table17.F"/>
        <table:table-row table:style-name="TableLine93919127604608">
          <table:table-cell table:style-name="Table17.A1" office:value-type="string">
            <text:p text:style-name="P471"><text:s text:c="6"/><text:span text:style-name="T80">Destination</text:span></text:p>
            <text:p text:style-name="P471"><text:s text:c="8"/><text:span text:style-name="T80">Register</text:span></text:p>
          </table:table-cell>
          <table:table-cell table:style-name="Table17.A1" office:value-type="string">
            <text:p text:style-name="P471"><text:s text:c="9"/><text:span text:style-name="T80">Source </text:span><text:span text:style-name="T140">2</text:span></text:p>
            <text:p text:style-name="P471"><text:s text:c="9"/><text:span text:style-name="T80">Register</text:span></text:p>
          </table:table-cell>
          <table:table-cell table:style-name="Table17.A1" office:value-type="string">
            <text:p text:style-name="P471"><text:s text:c="22"/><text:span text:style-name="T80">Source 1</text:span></text:p>
            <text:p text:style-name="P471"><text:s text:c="21"/><text:span text:style-name="T140">Immediate</text:span></text:p>
          </table:table-cell>
          <table:table-cell table:style-name="Table17.A1" office:value-type="string">
            <text:p text:style-name="P435"><text:span text:style-name="T56">Size</text:span></text:p>
            <text:p text:style-name="P435"><text:s text:c="2"/>----</text:p>
          </table:table-cell>
          <table:table-cell table:style-name="Table17.A1" office:value-type="string">
            <text:p text:style-name="P493"><text:s text:c="5"/><text:span text:style-name="T146">MULU</text:span>I:</text:p>
            <text:p text:style-name="P492"><text:s text:c="6"/>0x00<text:span text:style-name="T146">D</text:span></text:p>
            <text:p text:style-name="P484"><text:s text:c="3"/>00<text:span text:style-name="T146">11</text:span> 0<text:span text:style-name="T139">1</text:span></text:p>
          </table:table-cell>
          <table:table-cell table:style-name="Table17.F1" office:value-type="string">
            <text:p text:style-name="P382">Unit</text:p>
            <text:p text:style-name="P382"/>
            <text:p text:style-name="P264">----</text:p>
          </table:table-cell>
        </table:table-row>
      </table:table>
      <text:p text:style-name="P132"><text:s text:c="15"/><text:span text:style-name="T81">6 bits <text:s text:c="31"/>6 bits <text:s text:c="46"/></text:span><text:span text:style-name="T140">10</text:span><text:span text:style-name="T81"> bits <text:s text:c="25"/>2 bits <text:s text:c="9"/></text:span><text:span text:style-name="T140">6</text:span><text:span text:style-name="T81"> bits <text:s text:c="7"/>2 bits</text:span></text:p>
      <text:p text:style-name="P82"/>
      <text:p text:style-name="P177"><text:span text:style-name="T2">Operation :<text:tab/></text:span>RD.size = RS<text:span text:style-name="T140">2</text:span> <text:span text:style-name="T146">x</text:span> <text:span text:style-name="T139">IMM</text:span></text:p>
      <text:p text:style-name="P82"><text:span text:style-name="T2">Latency :<text:tab/></text:span><text:span text:style-name="T83">3/3/4/5 cycles<text:line-break/></text:span><text:span text:style-name="T4">Example :<text:tab/></text:span><text:span text:style-name="T92">mulu</text:span><text:span text:style-name="T91">i</text:span><text:span text:style-name="T84">.w r0,r1,</text:span><text:span text:style-name="T91">100</text:span></text:p>
      <text:p text:style-name="P82"><text:span text:style-name="T91"/></text:p>
      <text:p text:style-name="P82"><text:span text:style-name="T91"/></text:p>
      <text:p text:style-name="P3"><draw:line text:anchor-type="paragraph" draw:z-index="16" draw:name="Shape1_16" draw:style-name="gr1" draw:text-style-name="P556" svg:x1="0.063cm" svg:y1="0.575cm" svg:x2="15.799cm" svg:y2="0.575cm"><text:p/></draw:line><text:span text:style-name="T10">DIVS</text:span><text:span text:style-name="T13">I</text:span><text:span text:style-name="T10"> : Division Signed Immediate</text:span><text:line-break/></text:p>
      <text:p text:style-name="P32">description...</text:p>
      <text:p text:style-name="P32">description...<text:line-break/></text:p>
      <text:p text:style-name="P32"><text:span text:style-name="T4">Operation Code :</text:span></text:p>
      <text:p text:style-name="P32"><text:line-break/> <text:span text:style-name="T73">31 <text:s/>30 <text:s/>29 <text:s/>28 <text:s/>27 <text:s/>26 <text:s/>25 <text:s/>24 <text:s/>23 <text:s/>22 <text:s/>21 <text:s/>20 <text:s/>19 <text:s/>18 <text:s/>17 <text:s/>16 <text:s/>15 <text:s/>14 <text:s/>13 <text:s/>12 <text:s/>11 <text:s/>10 <text:s/>9 <text:s/>8 <text:s/>7 <text:s/>6 <text:s/>5 <text:s/>4 <text:s/>3 <text:s/>2 <text:s/>1 <text:s/></text:span><text:span text:style-name="T74">0</text:span></text:p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E"/>
        <table:table-column table:style-name="Table18.F"/>
        <table:table-row table:style-name="TableLine93919123645152">
          <table:table-cell table:style-name="Table18.A1" office:value-type="string">
            <text:p text:style-name="P471"><text:s text:c="6"/><text:span text:style-name="T80">Destination</text:span></text:p>
            <text:p text:style-name="P471"><text:s text:c="8"/><text:span text:style-name="T80">Register</text:span></text:p>
          </table:table-cell>
          <table:table-cell table:style-name="Table18.A1" office:value-type="string">
            <text:p text:style-name="P471"><text:s text:c="9"/><text:span text:style-name="T80">Source </text:span><text:span text:style-name="T140">2</text:span></text:p>
            <text:p text:style-name="P471"><text:s text:c="9"/><text:span text:style-name="T80">Register</text:span></text:p>
          </table:table-cell>
          <table:table-cell table:style-name="Table18.A1" office:value-type="string">
            <text:p text:style-name="P471"><text:s text:c="22"/><text:span text:style-name="T80">Source 1</text:span></text:p>
            <text:p text:style-name="P471"><text:s text:c="21"/><text:span text:style-name="T140">Immediate</text:span></text:p>
          </table:table-cell>
          <table:table-cell table:style-name="Table18.A1" office:value-type="string">
            <text:p text:style-name="P435"><text:span text:style-name="T56">Size</text:span></text:p>
            <text:p text:style-name="P435"/>
            <text:p text:style-name="P435"><text:s/>----</text:p>
          </table:table-cell>
          <table:table-cell table:style-name="Table18.A1" office:value-type="string">
            <text:p text:style-name="P492"><text:s text:c="5"/><text:span text:style-name="T146">DIVS</text:span>I:</text:p>
            <text:p text:style-name="P492"><text:s text:c="6"/>0x0<text:span text:style-name="T147">1</text:span>1</text:p>
            <text:p text:style-name="P484"><text:s text:c="3"/>0<text:span text:style-name="T147">1</text:span>00 0<text:span text:style-name="T139">1</text:span></text:p>
          </table:table-cell>
          <table:table-cell table:style-name="Table18.F1" office:value-type="string">
            <text:p text:style-name="P382">Unit</text:p>
            <text:p text:style-name="P382"/>
            <text:p text:style-name="P264">----</text:p>
          </table:table-cell>
        </table:table-row>
      </table:table>
      <text:p text:style-name="P132"><text:s text:c="15"/><text:span text:style-name="T81">6 bits <text:s text:c="31"/>6 bits <text:s text:c="46"/></text:span><text:span text:style-name="T140">10</text:span><text:span text:style-name="T81"> bits <text:s text:c="25"/>2 bits <text:s text:c="9"/></text:span><text:span text:style-name="T140">6</text:span><text:span text:style-name="T81"> bits <text:s text:c="7"/>2 bits</text:span></text:p>
      <text:p text:style-name="P82"/>
      <text:p text:style-name="P177"><text:span text:style-name="T2">Operation :<text:tab/></text:span>RD.size = RS<text:span text:style-name="T140">2 / </text:span><text:span text:style-name="T139">IMM</text:span></text:p>
      <text:p text:style-name="P83"><text:span text:style-name="T2">Latency :<text:tab/></text:span><text:span text:style-name="T83">3/3/</text:span><text:span text:style-name="T92">5</text:span><text:span text:style-name="T83">/</text:span><text:span text:style-name="T92">10</text:span><text:span text:style-name="T83"> cycles<text:line-break/></text:span><text:span text:style-name="T4">Example :<text:tab/></text:span><text:span text:style-name="T92">divs</text:span><text:span text:style-name="T84">.</text:span><text:span text:style-name="T92">l </text:span><text:span text:style-name="T84">r0,r1,</text:span><text:span text:style-name="T91">100</text:span></text:p>
      <text:p text:style-name="P231"><draw:line text:anchor-type="paragraph" draw:z-index="17" draw:name="Shape1_17" draw:style-name="gr1" draw:text-style-name="P556" svg:x1="0.063cm" svg:y1="0.575cm" svg:x2="15.799cm" svg:y2="0.575cm"><text:p/></draw:line><text:span text:style-name="T10">DIVU</text:span><text:span text:style-name="T13">I</text:span><text:span text:style-name="T10"> : Division Unsigned Immediate</text:span><text:line-break/></text:p>
      <text:p text:style-name="P33">description...</text:p>
      <text:p text:style-name="P33">description...<text:line-break/></text:p>
      <text:p text:style-name="P33"><text:span text:style-name="T4">Operation Code :</text:span></text:p>
      <text:p text:style-name="P33"><text:line-break/> <text:span text:style-name="T73">31 <text:s/>30 <text:s/>29 <text:s/>28 <text:s/>27 <text:s/>26 <text:s/>25 <text:s/>24 <text:s/>23 <text:s/>22 <text:s/>21 <text:s/>20 <text:s/>19 <text:s/>18 <text:s/>17 <text:s/>16 <text:s/>15 <text:s/>14 <text:s/>13 <text:s/>12 <text:s/>11 <text:s/>10 <text:s/>9 <text:s/>8 <text:s/>7 <text:s/>6 <text:s/>5 <text:s/>4 <text:s/>3 <text:s/>2 <text:s/>1 <text:s/></text:span><text:span text:style-name="T74">0</text:span></text:p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column table:style-name="Table19.E"/>
        <table:table-column table:style-name="Table19.F"/>
        <table:table-row table:style-name="TableLine93919125659488">
          <table:table-cell table:style-name="Table19.A1" office:value-type="string">
            <text:p text:style-name="P472"><text:s text:c="6"/><text:span text:style-name="T80">Destination</text:span></text:p>
            <text:p text:style-name="P472"><text:s text:c="8"/><text:span text:style-name="T80">Register</text:span></text:p>
          </table:table-cell>
          <table:table-cell table:style-name="Table19.A1" office:value-type="string">
            <text:p text:style-name="P472"><text:s text:c="9"/><text:span text:style-name="T80">Source </text:span><text:span text:style-name="T140">2</text:span></text:p>
            <text:p text:style-name="P472"><text:s text:c="9"/><text:span text:style-name="T80">Register</text:span></text:p>
          </table:table-cell>
          <table:table-cell table:style-name="Table19.A1" office:value-type="string">
            <text:p text:style-name="P472"><text:s text:c="22"/><text:span text:style-name="T80">Source 1</text:span></text:p>
            <text:p text:style-name="P472"><text:s text:c="21"/><text:span text:style-name="T140">Immediate</text:span></text:p>
          </table:table-cell>
          <table:table-cell table:style-name="Table19.A1" office:value-type="string">
            <text:p text:style-name="P436"><text:span text:style-name="T56">Size</text:span></text:p>
            <text:p text:style-name="P436"/>
            <text:p text:style-name="P436"><text:s/>----</text:p>
          </table:table-cell>
          <table:table-cell table:style-name="Table19.A1" office:value-type="string">
            <text:p text:style-name="P457"><text:s/><text:span text:style-name="T61"><text:s text:c="4"/></text:span><text:span text:style-name="T65">DIV</text:span><text:span text:style-name="T66">U</text:span><text:span text:style-name="T61">I:</text:span></text:p>
            <text:p text:style-name="P493"><text:s text:c="6"/>0x0<text:span text:style-name="T147">15</text:span></text:p>
            <text:p text:style-name="P485"><text:s text:c="3"/>0<text:span text:style-name="T147">1</text:span>0<text:span text:style-name="T147">1</text:span> 0<text:span text:style-name="T139">1</text:span></text:p>
          </table:table-cell>
          <table:table-cell table:style-name="Table19.F1" office:value-type="string">
            <text:p text:style-name="P383">Unit</text:p>
            <text:p text:style-name="P383"/>
            <text:p text:style-name="P265">----</text:p>
          </table:table-cell>
        </table:table-row>
      </table:table>
      <text:p text:style-name="P133"><text:s text:c="15"/><text:span text:style-name="T81">6 bits <text:s text:c="31"/>6 bits <text:s text:c="46"/></text:span><text:span text:style-name="T140">10</text:span><text:span text:style-name="T81"> bits <text:s text:c="25"/>2 bits <text:s text:c="9"/></text:span><text:span text:style-name="T140">6</text:span><text:span text:style-name="T81"> bits <text:s text:c="7"/>2 bits</text:span></text:p>
      <text:p text:style-name="P83"/>
      <text:p text:style-name="P178"><text:span text:style-name="T2">Operation :<text:tab/></text:span>RD.size = RS<text:span text:style-name="T140">2 / </text:span><text:span text:style-name="T139">IMM</text:span></text:p>
      <text:p text:style-name="P83"><text:span text:style-name="T4">Latency :<text:tab/></text:span><text:span text:style-name="T84">3/3/</text:span><text:span text:style-name="T92">5</text:span><text:span text:style-name="T84">/</text:span><text:span text:style-name="T92">10</text:span><text:span text:style-name="T84"> cycles<text:line-break/></text:span><text:span text:style-name="T4">Example :<text:tab/></text:span><text:span text:style-name="T92">divs</text:span><text:span text:style-name="T84">.</text:span><text:span text:style-name="T92">l </text:span><text:span text:style-name="T84">r0,r1,</text:span><text:span text:style-name="T91">100</text:span></text:p>
      <text:p text:style-name="P83"><text:span text:style-name="T91"/></text:p>
      <text:p text:style-name="P83"><text:span text:style-name="T91"/></text:p>
      <text:p text:style-name="P4"><draw:line text:anchor-type="paragraph" draw:z-index="18" draw:name="Shape1_18" draw:style-name="gr1" draw:text-style-name="P556" svg:x1="0.063cm" svg:y1="0.575cm" svg:x2="15.799cm" svg:y2="0.575cm"><text:p/></draw:line><text:span text:style-name="T3">AND</text:span><text:span text:style-name="T14">I</text:span><text:span text:style-name="T3"> : And </text:span><text:span text:style-name="T10">Immediate</text:span><text:line-break/></text:p>
      <text:p text:style-name="P34">description...</text:p>
      <text:p text:style-name="P34">description...<text:line-break/></text:p>
      <text:p text:style-name="P34"><text:span text:style-name="T4">Operation Code :</text:span></text:p>
      <text:p text:style-name="P34"><text:line-break/> <text:span text:style-name="T73">31 <text:s/>30 <text:s/>29 <text:s/>28 <text:s/>27 <text:s/>26 <text:s/>25 <text:s/>24 <text:s/>23 <text:s/>22 <text:s/>21 <text:s/>20 <text:s/>19 <text:s/>18 <text:s/>17 <text:s/>16 <text:s/>15 <text:s/>14 <text:s/>13 <text:s/>12 <text:s/>11 <text:s/>10 <text:s/>9 <text:s/>8 <text:s/>7 <text:s/>6 <text:s/>5 <text:s/>4 <text:s/>3 <text:s/>2 <text:s/>1 <text:s/></text:span><text:span text:style-name="T74">0</text:span></text:p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column table:style-name="Table20.E"/>
        <table:table-column table:style-name="Table20.F"/>
        <table:table-row table:style-name="TableLine93919126694560">
          <table:table-cell table:style-name="Table20.A1" office:value-type="string">
            <text:p text:style-name="P473"><text:s text:c="6"/><text:span text:style-name="T80">Destination</text:span></text:p>
            <text:p text:style-name="P473"><text:s text:c="8"/><text:span text:style-name="T80">Register</text:span></text:p>
          </table:table-cell>
          <table:table-cell table:style-name="Table20.A1" office:value-type="string">
            <text:p text:style-name="P473"><text:s text:c="9"/><text:span text:style-name="T80">Source </text:span><text:span text:style-name="T140">2</text:span></text:p>
            <text:p text:style-name="P473"><text:s text:c="9"/><text:span text:style-name="T80">Register</text:span></text:p>
          </table:table-cell>
          <table:table-cell table:style-name="Table20.A1" office:value-type="string">
            <text:p text:style-name="P473"><text:s text:c="22"/><text:span text:style-name="T80">Source 1</text:span></text:p>
            <text:p text:style-name="P473"><text:s text:c="21"/><text:span text:style-name="T140">Immediate</text:span></text:p>
          </table:table-cell>
          <table:table-cell table:style-name="Table20.A1" office:value-type="string">
            <text:p text:style-name="P437"><text:span text:style-name="T56">Size</text:span></text:p>
            <text:p text:style-name="P437"><text:s text:c="2"/>----</text:p>
          </table:table-cell>
          <table:table-cell table:style-name="Table20.A1" office:value-type="string">
            <text:p text:style-name="P494"><text:s text:c="5"/>A<text:span text:style-name="T147">N</text:span>DI:</text:p>
            <text:p text:style-name="P494"><text:s text:c="5"/>0x0<text:span text:style-name="T147">19</text:span></text:p>
            <text:p text:style-name="P486"><text:s text:c="3"/>0<text:span text:style-name="T147">11</text:span>0 0<text:span text:style-name="T139">1</text:span></text:p>
          </table:table-cell>
          <table:table-cell table:style-name="Table20.F1" office:value-type="string">
            <text:p text:style-name="P384">Unit</text:p>
            <text:p text:style-name="P384"/>
            <text:p text:style-name="P266">----</text:p>
          </table:table-cell>
        </table:table-row>
      </table:table>
      <text:p text:style-name="P134"><text:s text:c="15"/><text:span text:style-name="T81">6 bits <text:s text:c="31"/>6 bits <text:s text:c="46"/></text:span><text:span text:style-name="T140">10</text:span><text:span text:style-name="T81"> bits <text:s text:c="25"/>2 bits <text:s text:c="9"/></text:span><text:span text:style-name="T140">6</text:span><text:span text:style-name="T81"> bits <text:s text:c="7"/>2 bits</text:span></text:p>
      <text:p text:style-name="P84"/>
      <text:p text:style-name="P179"><text:span text:style-name="T2">Operation :<text:tab/></text:span>RD.size = RS<text:span text:style-name="T140">2</text:span> <text:span text:style-name="T147">&amp;</text:span> <text:span text:style-name="T139">IMM</text:span></text:p>
      <text:p text:style-name="P84"><text:span text:style-name="T2">Latency :<text:tab/></text:span><text:span text:style-name="T83">3 cycles<text:line-break/></text:span><text:span text:style-name="T4">Example :<text:tab/></text:span><text:span text:style-name="T84">a</text:span><text:span text:style-name="T93">n</text:span><text:span text:style-name="T84">d</text:span><text:span text:style-name="T91">i</text:span><text:span text:style-name="T84">.w r0,r1,</text:span><text:span text:style-name="T91">100</text:span></text:p>
      <text:p text:style-name="P84"><text:span text:style-name="T91"/></text:p>
      <text:p text:style-name="P84"><text:span text:style-name="T91"/></text:p>
      <text:p text:style-name="P4"><draw:line text:anchor-type="paragraph" draw:z-index="19" draw:name="Shape1_19" draw:style-name="gr1" draw:text-style-name="P556" svg:x1="0.063cm" svg:y1="0.575cm" svg:x2="15.799cm" svg:y2="0.575cm"><text:p/></draw:line><text:span text:style-name="T3">OR</text:span><text:span text:style-name="T14">I</text:span><text:span text:style-name="T3"> : Or </text:span><text:span text:style-name="T10">Immediate</text:span><text:line-break/></text:p>
      <text:p text:style-name="P34">description...</text:p>
      <text:p text:style-name="P34">description...<text:line-break/></text:p>
      <text:p text:style-name="P34"><text:span text:style-name="T4">Operation Code :</text:span></text:p>
      <text:p text:style-name="P34"><text:line-break/> <text:span text:style-name="T73">31 <text:s/>30 <text:s/>29 <text:s/>28 <text:s/>27 <text:s/>26 <text:s/>25 <text:s/>24 <text:s/>23 <text:s/>22 <text:s/>21 <text:s/>20 <text:s/>19 <text:s/>18 <text:s/>17 <text:s/>16 <text:s/>15 <text:s/>14 <text:s/>13 <text:s/>12 <text:s/>11 <text:s/>10 <text:s/>9 <text:s/>8 <text:s/>7 <text:s/>6 <text:s/>5 <text:s/>4 <text:s/>3 <text:s/>2 <text:s/>1 <text:s/></text:span><text:span text:style-name="T74">0</text:span></text:p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column table:style-name="Table21.E"/>
        <table:table-column table:style-name="Table21.F"/>
        <table:table-row table:style-name="TableLine93919125741056">
          <table:table-cell table:style-name="Table21.A1" office:value-type="string">
            <text:p text:style-name="P473"><text:s text:c="6"/><text:span text:style-name="T80">Destination</text:span></text:p>
            <text:p text:style-name="P473"><text:s text:c="8"/><text:span text:style-name="T80">Register</text:span></text:p>
          </table:table-cell>
          <table:table-cell table:style-name="Table21.A1" office:value-type="string">
            <text:p text:style-name="P473"><text:s text:c="9"/><text:span text:style-name="T80">Source </text:span><text:span text:style-name="T140">2</text:span></text:p>
            <text:p text:style-name="P473"><text:s text:c="9"/><text:span text:style-name="T80">Register</text:span></text:p>
          </table:table-cell>
          <table:table-cell table:style-name="Table21.A1" office:value-type="string">
            <text:p text:style-name="P473"><text:s text:c="22"/><text:span text:style-name="T80">Source 1</text:span></text:p>
            <text:p text:style-name="P473"><text:s text:c="21"/><text:span text:style-name="T140">Immediate</text:span></text:p>
          </table:table-cell>
          <table:table-cell table:style-name="Table21.A1" office:value-type="string">
            <text:p text:style-name="P437"><text:span text:style-name="T56">Size</text:span></text:p>
            <text:p text:style-name="P437"><text:s text:c="2"/>----</text:p>
          </table:table-cell>
          <table:table-cell table:style-name="Table21.A1" office:value-type="string">
            <text:p text:style-name="P494"><text:s text:c="6"/><text:span text:style-name="T147">ORI</text:span>:</text:p>
            <text:p text:style-name="P494"><text:s text:c="5"/>0x0<text:span text:style-name="T147">1D</text:span></text:p>
            <text:p text:style-name="P486"><text:s text:c="3"/>0<text:span text:style-name="T147">111</text:span> 0<text:span text:style-name="T139">1</text:span></text:p>
          </table:table-cell>
          <table:table-cell table:style-name="Table21.F1" office:value-type="string">
            <text:p text:style-name="P384">Unit</text:p>
            <text:p text:style-name="P384"/>
            <text:p text:style-name="P266">----</text:p>
          </table:table-cell>
        </table:table-row>
      </table:table>
      <text:p text:style-name="P134"><text:s text:c="15"/><text:span text:style-name="T81">6 bits <text:s text:c="31"/>6 bits <text:s text:c="46"/></text:span><text:span text:style-name="T140">10</text:span><text:span text:style-name="T81"> bits <text:s text:c="25"/>2 bits <text:s text:c="9"/></text:span><text:span text:style-name="T140">6</text:span><text:span text:style-name="T81"> bits <text:s text:c="7"/>2 bits</text:span></text:p>
      <text:p text:style-name="P84"/>
      <text:p text:style-name="P179"><text:span text:style-name="T2">Operation :<text:tab/></text:span>RD.size = RS<text:span text:style-name="T140">2</text:span> <text:span text:style-name="T147">|</text:span> <text:span text:style-name="T139">IMM</text:span></text:p>
      <text:p text:style-name="P84"><text:span text:style-name="T10">Latency :<text:tab/></text:span><text:span text:style-name="T91">3 cycles<text:line-break/></text:span><text:span text:style-name="T4">Example :<text:tab/></text:span><text:span text:style-name="T93">ori</text:span><text:span text:style-name="T84">.</text:span><text:span text:style-name="T93">l</text:span><text:span text:style-name="T84"> r0,r1,</text:span><text:span text:style-name="T91">100</text:span></text:p>
      <text:p text:style-name="P4"><draw:line text:anchor-type="paragraph" draw:z-index="20" draw:name="Shape1_20" draw:style-name="gr1" draw:text-style-name="P556" svg:x1="0.063cm" svg:y1="0.575cm" svg:x2="15.799cm" svg:y2="0.575cm"><text:p/></draw:line><text:soft-page-break/><text:span text:style-name="T14">XORI</text:span><text:span text:style-name="T3"> : Exclusive Or </text:span><text:span text:style-name="T10">Immediate</text:span><text:line-break/></text:p>
      <text:p text:style-name="P34">description...</text:p>
      <text:p text:style-name="P34">description...<text:line-break/></text:p>
      <text:p text:style-name="P34"><text:span text:style-name="T4">Operation Code :</text:span></text:p>
      <text:p text:style-name="P34"><text:line-break/> <text:span text:style-name="T73">31 <text:s/>30 <text:s/>29 <text:s/>28 <text:s/>27 <text:s/>26 <text:s/>25 <text:s/>24 <text:s/>23 <text:s/>22 <text:s/>21 <text:s/>20 <text:s/>19 <text:s/>18 <text:s/>17 <text:s/>16 <text:s/>15 <text:s/>14 <text:s/>13 <text:s/>12 <text:s/>11 <text:s/>10 <text:s/>9 <text:s/>8 <text:s/>7 <text:s/>6 <text:s/>5 <text:s/>4 <text:s/>3 <text:s/>2 <text:s/>1 <text:s/></text:span><text:span text:style-name="T74">0</text:span></text:p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column table:style-name="Table22.E"/>
        <table:table-column table:style-name="Table22.F"/>
        <table:table-row table:style-name="TableLine93919126524256">
          <table:table-cell table:style-name="Table22.A1" office:value-type="string">
            <text:p text:style-name="P473"><text:s text:c="6"/><text:span text:style-name="T80">Destination</text:span></text:p>
            <text:p text:style-name="P473"><text:s text:c="8"/><text:span text:style-name="T80">Register</text:span></text:p>
          </table:table-cell>
          <table:table-cell table:style-name="Table22.A1" office:value-type="string">
            <text:p text:style-name="P473"><text:s text:c="9"/><text:span text:style-name="T80">Source </text:span><text:span text:style-name="T140">2</text:span></text:p>
            <text:p text:style-name="P473"><text:s text:c="9"/><text:span text:style-name="T80">Register</text:span></text:p>
          </table:table-cell>
          <table:table-cell table:style-name="Table22.A1" office:value-type="string">
            <text:p text:style-name="P473"><text:s text:c="22"/><text:span text:style-name="T80">Source 1</text:span></text:p>
            <text:p text:style-name="P473"><text:s text:c="21"/><text:span text:style-name="T140">Immediate</text:span></text:p>
          </table:table-cell>
          <table:table-cell table:style-name="Table22.A1" office:value-type="string">
            <text:p text:style-name="P437"><text:span text:style-name="T56">Size</text:span></text:p>
            <text:p text:style-name="P437"><text:s text:c="2"/>----</text:p>
          </table:table-cell>
          <table:table-cell table:style-name="Table22.A1" office:value-type="string">
            <text:p text:style-name="P458"><text:s/><text:span text:style-name="T61"><text:s text:c="4"/></text:span><text:span text:style-name="T67">XORI</text:span><text:span text:style-name="T61">:</text:span></text:p>
            <text:p text:style-name="P494"><text:s text:c="5"/>0x0<text:span text:style-name="T147">21</text:span></text:p>
            <text:p text:style-name="P486"><text:s text:c="3"/><text:span text:style-name="T147">1000</text:span> 0<text:span text:style-name="T139">1</text:span></text:p>
          </table:table-cell>
          <table:table-cell table:style-name="Table22.F1" office:value-type="string">
            <text:p text:style-name="P384">Unit</text:p>
            <text:p text:style-name="P384"/>
            <text:p text:style-name="P266">----</text:p>
          </table:table-cell>
        </table:table-row>
      </table:table>
      <text:p text:style-name="P134"><text:s text:c="15"/><text:span text:style-name="T81">6 bits <text:s text:c="31"/>6 bits <text:s text:c="46"/></text:span><text:span text:style-name="T140">10</text:span><text:span text:style-name="T81"> bits <text:s text:c="25"/>2 bits <text:s text:c="9"/></text:span><text:span text:style-name="T140">6</text:span><text:span text:style-name="T81"> bits <text:s text:c="7"/>2 bits</text:span></text:p>
      <text:p text:style-name="P84"/>
      <text:p text:style-name="P179"><text:span text:style-name="T2">Operation :<text:tab/></text:span>RD.size = RS<text:span text:style-name="T140">2</text:span> <text:span text:style-name="T147">~</text:span> <text:span text:style-name="T139">IMM</text:span></text:p>
      <text:p text:style-name="P84"><text:span text:style-name="T10">Latency :<text:tab/></text:span><text:span text:style-name="T91">3 cycles<text:line-break/></text:span><text:span text:style-name="T4">Example :<text:tab/></text:span><text:span text:style-name="T93">xori</text:span><text:span text:style-name="T84">.</text:span><text:span text:style-name="T93">q</text:span><text:span text:style-name="T84"> r0,r1,</text:span><text:span text:style-name="T91">100</text:span></text:p>
      <text:p text:style-name="P84"><text:span text:style-name="T91"/></text:p>
      <text:p text:style-name="P84"><text:span text:style-name="T91"/></text:p>
      <text:p text:style-name="P5"><draw:line text:anchor-type="paragraph" draw:z-index="21" draw:name="Shape1_21" draw:style-name="gr1" draw:text-style-name="P556" svg:x1="0.063cm" svg:y1="0.575cm" svg:x2="15.799cm" svg:y2="0.575cm"><text:p/></draw:line><text:span text:style-name="T3">ASL</text:span><text:span text:style-name="T15">I</text:span><text:span text:style-name="T3"> : Arithmetic Shift Left </text:span><text:span text:style-name="T10">Immediate</text:span><text:line-break/></text:p>
      <text:p text:style-name="P35">description...</text:p>
      <text:p text:style-name="P35">description...<text:line-break/></text:p>
      <text:p text:style-name="P35"><text:span text:style-name="T4">Operation Code :</text:span></text:p>
      <text:p text:style-name="P35"><text:line-break/> <text:span text:style-name="T73">31 <text:s/>30 <text:s/>29 <text:s/>28 <text:s/>27 <text:s/>26 <text:s/>25 <text:s/>24 <text:s/>23 <text:s/>22 <text:s/>21 <text:s/>20 <text:s/>19 <text:s/>18 <text:s/>17 <text:s/>16 <text:s/>15 <text:s/>14 <text:s/>13 <text:s/>12 <text:s/>11 <text:s/>10 <text:s/>9 <text:s/>8 <text:s/>7 <text:s/>6 <text:s/>5 <text:s/>4 <text:s/>3 <text:s/>2 <text:s/>1 <text:s/></text:span><text:span text:style-name="T74">0</text:span></text:p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column table:style-name="Table23.E"/>
        <table:table-column table:style-name="Table23.F"/>
        <table:table-column table:style-name="Table23.G"/>
        <table:table-row table:style-name="TableLine93919110060272">
          <table:table-cell table:style-name="Table23.A1" office:value-type="string">
            <text:p text:style-name="P474"><text:s text:c="6"/><text:span text:style-name="T80">Destination</text:span></text:p>
            <text:p text:style-name="P474"><text:s text:c="8"/><text:span text:style-name="T80">Register</text:span></text:p>
          </table:table-cell>
          <table:table-cell table:style-name="Table23.A1" office:value-type="string">
            <text:p text:style-name="P474"><text:s text:c="9"/><text:span text:style-name="T80">Source </text:span><text:span text:style-name="T140">2</text:span></text:p>
            <text:p text:style-name="P474"><text:s text:c="9"/><text:span text:style-name="T80">Register</text:span></text:p>
          </table:table-cell>
          <table:table-cell table:style-name="Table23.A1" office:value-type="string">
            <text:p text:style-name="P474"><text:s text:c="6"/><text:span text:style-name="T149">0000</text:span></text:p>
            <text:p text:style-name="P474"><text:s text:c="6"/>-----</text:p>
          </table:table-cell>
          <table:table-cell table:style-name="Table23.A1" office:value-type="string">
            <text:p text:style-name="P474"><text:s text:c="8"/><text:span text:style-name="T80">Source 1</text:span></text:p>
            <text:p text:style-name="P474"><text:s text:c="7"/><text:span text:style-name="T140">Immediate</text:span></text:p>
          </table:table-cell>
          <table:table-cell table:style-name="Table23.A1" office:value-type="string">
            <text:p text:style-name="P335"><text:span text:style-name="T56">Size <text:s text:c="9"/>----</text:span></text:p>
          </table:table-cell>
          <table:table-cell table:style-name="Table23.A1" office:value-type="string">
            <text:p text:style-name="P495"><text:s text:c="5"/><text:span text:style-name="T148">ASLI</text:span>:</text:p>
            <text:p text:style-name="P495"><text:s text:c="5"/>0x0<text:span text:style-name="T147">2</text:span><text:span text:style-name="T148">5</text:span></text:p>
            <text:p text:style-name="P487"><text:s text:c="3"/><text:span text:style-name="T147">100</text:span><text:span text:style-name="T148">1</text:span> 0<text:span text:style-name="T139">1</text:span></text:p>
          </table:table-cell>
          <table:table-cell table:style-name="Table23.G1" office:value-type="string">
            <text:p text:style-name="P385">Unit</text:p>
            <text:p text:style-name="P385"/>
            <text:p text:style-name="P267">----</text:p>
          </table:table-cell>
        </table:table-row>
      </table:table>
      <text:p text:style-name="P135"><text:s text:c="15"/><text:span text:style-name="T81">6 bits <text:s text:c="31"/>6 bits <text:s text:c="27"/></text:span><text:span text:style-name="T148">6</text:span><text:span text:style-name="T81"> bits <text:s text:c="21"/></text:span><text:span text:style-name="T148">6</text:span><text:span text:style-name="T81"> bits <text:s text:c="15"/>2 bits <text:s text:c="9"/></text:span><text:span text:style-name="T140">6</text:span><text:span text:style-name="T81"> bits <text:s text:c="7"/>2 bits</text:span></text:p>
      <text:p text:style-name="P85"/>
      <text:p text:style-name="P180"><text:span text:style-name="T2">Operation :<text:tab/></text:span>RD.size = RS<text:span text:style-name="T140">2</text:span> &lt;&lt;<text:span text:style-name="T148"> </text:span><text:span text:style-name="T139">IMM</text:span></text:p>
      <text:p text:style-name="P85"><text:span text:style-name="T10">Latency :<text:tab/></text:span><text:span text:style-name="T91">3 cycles<text:line-break/></text:span><text:span text:style-name="T4">Example :<text:tab/></text:span><text:span text:style-name="T94">asli.w</text:span><text:span text:style-name="T84"> r0,r1,</text:span><text:span text:style-name="T91">100</text:span></text:p>
      <text:p text:style-name="P85"><text:span text:style-name="T91"/></text:p>
      <text:p text:style-name="P85"><text:span text:style-name="T91"/></text:p>
      <text:p text:style-name="P6"><draw:line text:anchor-type="paragraph" draw:z-index="22" draw:name="Shape1_22" draw:style-name="gr1" draw:text-style-name="P556" svg:x1="0.063cm" svg:y1="0.575cm" svg:x2="15.799cm" svg:y2="0.575cm"><text:p/></draw:line><text:span text:style-name="T16">L</text:span><text:span text:style-name="T3">SL</text:span><text:span text:style-name="T15">I</text:span><text:span text:style-name="T3"> : Logical Shift Left </text:span><text:span text:style-name="T10">Immediate</text:span><text:line-break/></text:p>
      <text:p text:style-name="P36">description...</text:p>
      <text:p text:style-name="P36">description...<text:line-break/></text:p>
      <text:p text:style-name="P36"><text:span text:style-name="T4">Operation Code :</text:span></text:p>
      <text:p text:style-name="P36"><text:line-break/> <text:span text:style-name="T73">31 <text:s/>30 <text:s/>29 <text:s/>28 <text:s/>27 <text:s/>26 <text:s/>25 <text:s/>24 <text:s/>23 <text:s/>22 <text:s/>21 <text:s/>20 <text:s/>19 <text:s/>18 <text:s/>17 <text:s/>16 <text:s/>15 <text:s/>14 <text:s/>13 <text:s/>12 <text:s/>11 <text:s/>10 <text:s/>9 <text:s/>8 <text:s/>7 <text:s/>6 <text:s/>5 <text:s/>4 <text:s/>3 <text:s/>2 <text:s/>1 <text:s/></text:span><text:span text:style-name="T74">0</text:span></text:p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column table:style-name="Table24.E"/>
        <table:table-column table:style-name="Table24.F"/>
        <table:table-column table:style-name="Table24.G"/>
        <table:table-row table:style-name="TableLine93919129098560">
          <table:table-cell table:style-name="Table24.A1" office:value-type="string">
            <text:p text:style-name="P475"><text:s text:c="6"/><text:span text:style-name="T80">Destination</text:span></text:p>
            <text:p text:style-name="P475"><text:s text:c="8"/><text:span text:style-name="T80">Register</text:span></text:p>
          </table:table-cell>
          <table:table-cell table:style-name="Table24.A1" office:value-type="string">
            <text:p text:style-name="P475"><text:s text:c="9"/><text:span text:style-name="T80">Source </text:span><text:span text:style-name="T140">2</text:span></text:p>
            <text:p text:style-name="P475"><text:s text:c="9"/><text:span text:style-name="T80">Register</text:span></text:p>
          </table:table-cell>
          <table:table-cell table:style-name="Table24.A1" office:value-type="string">
            <text:p text:style-name="P475"><text:s text:c="6"/><text:span text:style-name="T149">0000</text:span></text:p>
            <text:p text:style-name="P475"><text:s text:c="6"/>-----</text:p>
          </table:table-cell>
          <table:table-cell table:style-name="Table24.A1" office:value-type="string">
            <text:p text:style-name="P475"><text:s text:c="8"/><text:span text:style-name="T80">Source 1</text:span></text:p>
            <text:p text:style-name="P475"><text:s text:c="7"/><text:span text:style-name="T140">Immediate</text:span></text:p>
          </table:table-cell>
          <table:table-cell table:style-name="Table24.A1" office:value-type="string">
            <text:p text:style-name="P336"><text:span text:style-name="T56">Size <text:s text:c="9"/>----</text:span></text:p>
          </table:table-cell>
          <table:table-cell table:style-name="Table24.A1" office:value-type="string">
            <text:p text:style-name="P496"><text:s text:c="5"/><text:span text:style-name="T148">ASLI</text:span>:</text:p>
            <text:p text:style-name="P496"><text:s text:c="5"/>0x0<text:span text:style-name="T147">2</text:span><text:span text:style-name="T150">9</text:span></text:p>
            <text:p text:style-name="P488"><text:s text:c="3"/><text:span text:style-name="T147">10</text:span><text:span text:style-name="T150">10</text:span> 0<text:span text:style-name="T139">1</text:span></text:p>
          </table:table-cell>
          <table:table-cell table:style-name="Table24.G1" office:value-type="string">
            <text:p text:style-name="P386">Unit</text:p>
            <text:p text:style-name="P386"/>
            <text:p text:style-name="P268">----</text:p>
          </table:table-cell>
        </table:table-row>
      </table:table>
      <text:p text:style-name="P135"><text:span text:style-name="T74"><text:s text:c="15"/></text:span><text:span text:style-name="T81">6 bits <text:s text:c="31"/>6 bits <text:s text:c="27"/></text:span><text:span text:style-name="T148">6</text:span><text:span text:style-name="T81"> bits <text:s text:c="21"/></text:span><text:span text:style-name="T148">6</text:span><text:span text:style-name="T81"> bits <text:s text:c="14"/>2 bits <text:s text:c="9"/></text:span><text:span text:style-name="T140">6</text:span><text:span text:style-name="T81"> bits <text:s text:c="6"/>2 bits</text:span></text:p>
      <text:p text:style-name="P86"/>
      <text:p text:style-name="P181"><text:span text:style-name="T2">Operation :<text:tab/></text:span>RD.size = RS<text:span text:style-name="T140">2</text:span> &lt;&lt;<text:span text:style-name="T148"> </text:span><text:span text:style-name="T139">IMM</text:span></text:p>
      <text:p text:style-name="P86"><text:span text:style-name="T10">Latency :<text:tab/></text:span><text:span text:style-name="T91">3 cycles<text:line-break/></text:span><text:span text:style-name="T4">Example :<text:tab/></text:span><text:span text:style-name="T94">lsli</text:span><text:span text:style-name="T84">.</text:span><text:span text:style-name="T94">l</text:span><text:span text:style-name="T84"> r0,r1,</text:span><text:span text:style-name="T91">100</text:span></text:p>
      <text:p text:style-name="P232"><draw:line text:anchor-type="paragraph" draw:z-index="23" draw:name="Shape1_23" draw:style-name="gr1" draw:text-style-name="P556" svg:x1="0.063cm" svg:y1="0.575cm" svg:x2="15.799cm" svg:y2="0.575cm"><text:p/></draw:line><text:span text:style-name="T3">AS</text:span><text:span text:style-name="T17">R</text:span><text:span text:style-name="T15">I</text:span><text:span text:style-name="T3"> : Arithmetic Shift </text:span><text:span text:style-name="T17">Right</text:span><text:span text:style-name="T3"> </text:span><text:span text:style-name="T10">Immediate</text:span><text:line-break/></text:p>
      <text:p text:style-name="P37">description...</text:p>
      <text:p text:style-name="P37">description...<text:line-break/></text:p>
      <text:p text:style-name="P37"><text:span text:style-name="T4">Operation Code :</text:span></text:p>
      <text:p text:style-name="P37"><text:line-break/> <text:span text:style-name="T73">31 <text:s/>30 <text:s/>29 <text:s/>28 <text:s/>27 <text:s/>26 <text:s/>25 <text:s/>24 <text:s/>23 <text:s/>22 <text:s/>21 <text:s/>20 <text:s/>19 <text:s/>18 <text:s/>17 <text:s/>16 <text:s/>15 <text:s/>14 <text:s/>13 <text:s/>12 <text:s/>11 <text:s/>10 <text:s/>9 <text:s/>8 <text:s/>7 <text:s/>6 <text:s/>5 <text:s/>4 <text:s/>3 <text:s/>2 <text:s/>1 <text:s/></text:span><text:span text:style-name="T74">0</text:span></text:p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column table:style-name="Table25.E"/>
        <table:table-column table:style-name="Table25.F"/>
        <table:table-column table:style-name="Table25.G"/>
        <table:table-row table:style-name="TableLine93919123147312">
          <table:table-cell table:style-name="Table25.A1" office:value-type="string">
            <text:p text:style-name="P476"><text:s text:c="6"/><text:span text:style-name="T80">Destination</text:span></text:p>
            <text:p text:style-name="P476"><text:s text:c="8"/><text:span text:style-name="T80">Register</text:span></text:p>
          </table:table-cell>
          <table:table-cell table:style-name="Table25.A1" office:value-type="string">
            <text:p text:style-name="P476"><text:s text:c="9"/><text:span text:style-name="T80">Source </text:span><text:span text:style-name="T140">2</text:span></text:p>
            <text:p text:style-name="P476"><text:s text:c="9"/><text:span text:style-name="T80">Register</text:span></text:p>
          </table:table-cell>
          <table:table-cell table:style-name="Table25.A1" office:value-type="string">
            <text:p text:style-name="P476"><text:s text:c="6"/><text:span text:style-name="T149">0000</text:span></text:p>
            <text:p text:style-name="P476"><text:s text:c="6"/>-----</text:p>
          </table:table-cell>
          <table:table-cell table:style-name="Table25.A1" office:value-type="string">
            <text:p text:style-name="P476"><text:s text:c="8"/><text:span text:style-name="T80">Source 1</text:span></text:p>
            <text:p text:style-name="P476"><text:s text:c="7"/><text:span text:style-name="T140">Immediate</text:span></text:p>
          </table:table-cell>
          <table:table-cell table:style-name="Table25.A1" office:value-type="string">
            <text:p text:style-name="P337"><text:span text:style-name="T56">Size <text:s text:c="9"/>----</text:span></text:p>
          </table:table-cell>
          <table:table-cell table:style-name="Table25.A1" office:value-type="string">
            <text:p text:style-name="P459"><text:s text:c="5"/><text:span text:style-name="T148">AS</text:span><text:span text:style-name="T150">R</text:span><text:span text:style-name="T148">I</text:span>:</text:p>
            <text:p text:style-name="P459"><text:s text:c="5"/>0x0<text:span text:style-name="T147">2</text:span><text:span text:style-name="T150">D</text:span></text:p>
            <text:p text:style-name="P306"><text:s text:c="3"/><text:span text:style-name="T147">10</text:span><text:span text:style-name="T150">1</text:span><text:span text:style-name="T148">1</text:span> 0<text:span text:style-name="T139">1</text:span></text:p>
          </table:table-cell>
          <table:table-cell table:style-name="Table25.G1" office:value-type="string">
            <text:p text:style-name="P387">Unit</text:p>
            <text:p text:style-name="P387"/>
            <text:p text:style-name="P269">----</text:p>
          </table:table-cell>
        </table:table-row>
      </table:table>
      <text:p text:style-name="P136"><text:s text:c="15"/><text:span text:style-name="T81">6 bits <text:s text:c="31"/>6 bits <text:s text:c="27"/></text:span><text:span text:style-name="T148">6</text:span><text:span text:style-name="T81"> bits <text:s text:c="21"/></text:span><text:span text:style-name="T148">6</text:span><text:span text:style-name="T81"> bits <text:s text:c="15"/>2 bits <text:s text:c="9"/></text:span><text:span text:style-name="T140">6</text:span><text:span text:style-name="T81"> bits <text:s text:c="7"/>2 bits</text:span></text:p>
      <text:p text:style-name="P87"/>
      <text:p text:style-name="P182"><text:span text:style-name="T2">Operation :<text:tab/></text:span>RD.size = RS<text:span text:style-name="T140">2</text:span> &gt;&gt;<text:span text:style-name="T148"> </text:span><text:span text:style-name="T139">IMM</text:span></text:p>
      <text:p text:style-name="P87"><text:span text:style-name="T10">Latency :<text:tab/></text:span><text:span text:style-name="T91">3 cycles<text:line-break/></text:span><text:span text:style-name="T4">Example :<text:tab/></text:span><text:span text:style-name="T94">as</text:span><text:span text:style-name="T95">r</text:span><text:span text:style-name="T94">i.w</text:span><text:span text:style-name="T84"> r0,r1,</text:span><text:span text:style-name="T91">100</text:span></text:p>
      <text:p text:style-name="P87"><text:span text:style-name="T91"/></text:p>
      <text:p text:style-name="P87"><text:span text:style-name="T91"/></text:p>
      <text:p text:style-name="P7"><draw:line text:anchor-type="paragraph" draw:z-index="24" draw:name="Shape1_24" draw:style-name="gr1" draw:text-style-name="P556" svg:x1="0.063cm" svg:y1="0.575cm" svg:x2="15.799cm" svg:y2="0.575cm"><text:p/></draw:line><text:span text:style-name="T16">L</text:span><text:span text:style-name="T3">S</text:span><text:span text:style-name="T17">R</text:span><text:span text:style-name="T15">I</text:span><text:span text:style-name="T3"> : Logical Shift </text:span><text:span text:style-name="T17">Right</text:span><text:span text:style-name="T3"> </text:span><text:span text:style-name="T10">Immediate</text:span><text:line-break/></text:p>
      <text:p text:style-name="P37">description...</text:p>
      <text:p text:style-name="P37">description...<text:line-break/></text:p>
      <text:p text:style-name="P37"><text:span text:style-name="T4">Operation Code :</text:span></text:p>
      <text:p text:style-name="P37"><text:line-break/> <text:span text:style-name="T73">31 <text:s/>30 <text:s/>29 <text:s/>28 <text:s/>27 <text:s/>26 <text:s/>25 <text:s/>24 <text:s/>23 <text:s/>22 <text:s/>21 <text:s/>20 <text:s/>19 <text:s/>18 <text:s/>17 <text:s/>16 <text:s/>15 <text:s/>14 <text:s/>13 <text:s/>12 <text:s/>11 <text:s/>10 <text:s/>9 <text:s/>8 <text:s/>7 <text:s/>6 <text:s/>5 <text:s/>4 <text:s/>3 <text:s/>2 <text:s/>1 <text:s/></text:span><text:span text:style-name="T74">0</text:span></text:p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able:table-column table:style-name="Table26.E"/>
        <table:table-column table:style-name="Table26.F"/>
        <table:table-column table:style-name="Table26.G"/>
        <table:table-row table:style-name="TableLine93919127924736">
          <table:table-cell table:style-name="Table26.A1" office:value-type="string">
            <text:p text:style-name="P476"><text:s text:c="6"/><text:span text:style-name="T80">Destination</text:span></text:p>
            <text:p text:style-name="P476"><text:s text:c="8"/><text:span text:style-name="T80">Register</text:span></text:p>
          </table:table-cell>
          <table:table-cell table:style-name="Table26.A1" office:value-type="string">
            <text:p text:style-name="P476"><text:s text:c="9"/><text:span text:style-name="T80">Source </text:span><text:span text:style-name="T140">2</text:span></text:p>
            <text:p text:style-name="P476"><text:s text:c="9"/><text:span text:style-name="T80">Register</text:span></text:p>
          </table:table-cell>
          <table:table-cell table:style-name="Table26.A1" office:value-type="string">
            <text:p text:style-name="P476"><text:s text:c="6"/><text:span text:style-name="T149">0000</text:span></text:p>
            <text:p text:style-name="P476"><text:s text:c="6"/>-----</text:p>
          </table:table-cell>
          <table:table-cell table:style-name="Table26.A1" office:value-type="string">
            <text:p text:style-name="P476"><text:s text:c="8"/><text:span text:style-name="T80">Source 1</text:span></text:p>
            <text:p text:style-name="P476"><text:s text:c="7"/><text:span text:style-name="T140">Immediate</text:span></text:p>
          </table:table-cell>
          <table:table-cell table:style-name="Table26.A1" office:value-type="string">
            <text:p text:style-name="P337"><text:span text:style-name="T56">Size <text:s text:c="9"/>----</text:span></text:p>
          </table:table-cell>
          <table:table-cell table:style-name="Table26.A1" office:value-type="string">
            <text:p text:style-name="P459"><text:s/><text:span text:style-name="T61"><text:s text:c="4"/></text:span><text:span text:style-name="T68">LSR</text:span><text:span text:style-name="T69">I</text:span><text:span text:style-name="T61">:</text:span></text:p>
            <text:p text:style-name="P497"><text:s text:c="5"/>0x0<text:span text:style-name="T150">30</text:span></text:p>
            <text:p text:style-name="P489"><text:s text:c="3"/><text:span text:style-name="T147">1</text:span><text:span text:style-name="T150">100</text:span> 0<text:span text:style-name="T139">1</text:span></text:p>
          </table:table-cell>
          <table:table-cell table:style-name="Table26.G1" office:value-type="string">
            <text:p text:style-name="P387">Unit</text:p>
            <text:p text:style-name="P387"/>
            <text:p text:style-name="P269">----</text:p>
          </table:table-cell>
        </table:table-row>
      </table:table>
      <text:p text:style-name="P136"><text:s text:c="15"/><text:span text:style-name="T81">6 bits <text:s text:c="31"/>6 bits <text:s text:c="27"/></text:span><text:span text:style-name="T148">6</text:span><text:span text:style-name="T81"> bits <text:s text:c="21"/></text:span><text:span text:style-name="T148">6</text:span><text:span text:style-name="T81"> bits <text:s text:c="15"/>2 bits <text:s text:c="9"/></text:span><text:span text:style-name="T140">6</text:span><text:span text:style-name="T81"> bits <text:s text:c="7"/>2 bits</text:span></text:p>
      <text:p text:style-name="P87"/>
      <text:p text:style-name="P182"><text:span text:style-name="T2">Operation :<text:tab/></text:span>RD.size = RS<text:span text:style-name="T140">2</text:span> &gt;&gt; <text:span text:style-name="T139">IMM</text:span></text:p>
      <text:p text:style-name="P87"><text:span text:style-name="T10">Latency :<text:tab/></text:span><text:span text:style-name="T91">3 cycles<text:line-break/></text:span><text:span text:style-name="T4">Example :<text:tab/></text:span><text:span text:style-name="T95">l</text:span><text:span text:style-name="T94">s</text:span><text:span text:style-name="T95">ri</text:span><text:span text:style-name="T94">.w</text:span><text:span text:style-name="T84"> r0,r1,</text:span><text:span text:style-name="T91">100</text:span></text:p>
      <text:p text:style-name="P87"><text:span text:style-name="T91"/></text:p>
      <text:p text:style-name="P87"><text:span text:style-name="T91"/></text:p>
      <text:p text:style-name="P87"><text:span text:style-name="T91"/></text:p>
      <text:p text:style-name="P87"><text:span text:style-name="T91"/></text:p>
      <text:p text:style-name="P87"><text:span text:style-name="T91"/></text:p>
      <text:p text:style-name="P87"><text:span text:style-name="T91"/></text:p>
      <text:p text:style-name="P87"><text:span text:style-name="T91"/></text:p>
      <text:p text:style-name="P87"><text:span text:style-name="T91"/></text:p>
      <text:p text:style-name="P87"><text:span text:style-name="T91"/></text:p>
      <text:p text:style-name="P87"><text:span text:style-name="T91"/></text:p>
      <text:p text:style-name="P87"><text:span text:style-name="T91"/></text:p>
      <text:p text:style-name="P87"><text:span text:style-name="T91"/></text:p>
      <text:p text:style-name="P87"><text:span text:style-name="T91"/></text:p>
      <text:p text:style-name="P87"><text:span text:style-name="T91"/></text:p>
      <text:p text:style-name="P87"><text:span text:style-name="T91"/></text:p>
      <text:p text:style-name="P87"><text:span text:style-name="T91"/></text:p>
      <text:p text:style-name="P87"><text:span text:style-name="T91"/></text:p>
      <text:p text:style-name="P87"><text:span text:style-name="T91"/></text:p>
      <text:p text:style-name="P10"><draw:line text:anchor-type="paragraph" draw:z-index="25" draw:name="Shape1_25" draw:style-name="gr1" draw:text-style-name="P556" svg:x1="0.063cm" svg:y1="0.575cm" svg:x2="15.799cm" svg:y2="0.575cm"><text:p/></draw:line><text:soft-page-break/><text:span text:style-name="T3">ADD</text:span><text:span text:style-name="T18">Q</text:span><text:span text:style-name="T3"> : Addition </text:span><text:span text:style-name="T18">Quick </text:span><text:span text:style-name="T22">i</text:span><text:span text:style-name="T10">mmediate</text:span><text:line-break/></text:p>
      <text:p text:style-name="P38">description...</text:p>
      <text:p text:style-name="P38">description...<text:line-break/></text:p>
      <text:p text:style-name="P38"><text:span text:style-name="T4">Operation Code :</text:span></text:p>
      <text:p text:style-name="P38"><text:line-break/> <text:span text:style-name="T73">31 <text:s/>30 <text:s/>29 <text:s/>28 <text:s/>27 <text:s/>26 <text:s/>25 <text:s/>24 <text:s/>23 <text:s/>22 <text:s/>21 <text:s/>20 <text:s/>19 <text:s/>18 <text:s/>17 <text:s/>16 <text:s/>15 <text:s/>14 <text:s/>13 <text:s/>12 <text:s/>11 <text:s/>10 <text:s/>9 <text:s/>8 <text:s/>7 <text:s/>6 <text:s/>5 <text:s/>4 <text:s/>3 <text:s/>2 <text:s/>1 <text:s/></text:span><text:span text:style-name="T74">0</text:span></text:p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column table:style-name="Table27.E"/>
        <table:table-row table:style-name="TableLine93919129377152">
          <table:table-cell table:style-name="Table27.A1" office:value-type="string">
            <text:p text:style-name="P477"><text:s text:c="6"/><text:span text:style-name="T80">Destination</text:span></text:p>
            <text:p text:style-name="P477"><text:s text:c="8"/><text:span text:style-name="T80">Register</text:span></text:p>
          </table:table-cell>
          <table:table-cell table:style-name="Table27.A1" office:value-type="string">
            <text:p text:style-name="P477"><text:s text:c="36"/><text:span text:style-name="T80">Source 1</text:span></text:p>
            <text:p text:style-name="P477"><text:s text:c="35"/><text:span text:style-name="T140">Immediate</text:span></text:p>
          </table:table-cell>
          <table:table-cell table:style-name="Table27.A1" office:value-type="string">
            <text:p text:style-name="P438"><text:span text:style-name="T56">Size</text:span></text:p>
            <text:p text:style-name="P438">----</text:p>
          </table:table-cell>
          <table:table-cell table:style-name="Table27.A1" office:value-type="string">
            <text:p text:style-name="P460"><text:s/><text:span text:style-name="T61"><text:s text:c="4"/>ADD</text:span><text:span text:style-name="T70">Q</text:span><text:span text:style-name="T61">:</text:span></text:p>
            <text:p text:style-name="P498"><text:s text:c="5"/>0x00<text:span text:style-name="T151">2</text:span></text:p>
            <text:p text:style-name="P490"><text:s text:c="3"/>0000 <text:span text:style-name="T151">10</text:span></text:p>
          </table:table-cell>
          <table:table-cell table:style-name="Table27.E1" office:value-type="string">
            <text:p text:style-name="P388">Unit</text:p>
            <text:p text:style-name="P388"/>
            <text:p text:style-name="P270">----</text:p>
          </table:table-cell>
        </table:table-row>
      </table:table>
      <text:p text:style-name="P137"><text:s text:c="15"/><text:span text:style-name="T81">6 bits <text:s text:c="62"/></text:span><text:span text:style-name="T140">1</text:span><text:span text:style-name="T152">6</text:span><text:span text:style-name="T81"> bits <text:s text:c="49"/>2 bits <text:s text:c="9"/></text:span><text:span text:style-name="T140">6</text:span><text:span text:style-name="T81"> bits <text:s text:c="7"/>2 bits</text:span></text:p>
      <text:p text:style-name="P88"/>
      <text:p text:style-name="P183"><text:span text:style-name="T2">Operation :<text:tab/></text:span>RD.size <text:span text:style-name="T153">+</text:span>= <text:span text:style-name="T139">IMM</text:span></text:p>
      <text:p text:style-name="P114"><text:span text:style-name="T2">Latency :<text:tab/></text:span><text:span text:style-name="T83">3 cycles<text:line-break/></text:span><text:span text:style-name="T4">Example :<text:tab/></text:span><text:span text:style-name="T84">add</text:span><text:span text:style-name="T91">i</text:span><text:span text:style-name="T84">.w r0,r1,</text:span><text:span text:style-name="T91">100</text:span></text:p>
      <text:p text:style-name="P114"><text:span text:style-name="T91"/></text:p>
      <text:p text:style-name="P114"><text:span text:style-name="T91"/></text:p>
      <text:p text:style-name="P114"><text:span text:style-name="T91"/></text:p>
      <text:p text:style-name="P114"><text:span text:style-name="T91">-------------------</text:span><text:span text:style-name="T121">etc etc</text:span></text:p>
      <text:p text:style-name="P233"><draw:line text:anchor-type="paragraph" draw:z-index="26" draw:name="Shape1_26" draw:style-name="gr1" draw:text-style-name="P556" svg:x1="0.063cm" svg:y1="0.575cm" svg:x2="15.799cm" svg:y2="0.575cm"><text:p/></draw:line><text:span text:style-name="T19">MOVEI</text:span><text:span text:style-name="T3"> : </text:span><text:span text:style-name="T19">Move</text:span><text:span text:style-name="T3"> </text:span><text:span text:style-name="T10">Immediate</text:span><text:line-break/></text:p>
      <text:p text:style-name="P39">description...</text:p>
      <text:p text:style-name="P39">description...<text:line-break/></text:p>
      <text:p text:style-name="P39"><text:span text:style-name="T4">Operation Code :</text:span></text:p>
      <text:p text:style-name="P39"><text:line-break/> <text:span text:style-name="T73">31 <text:s/>30 <text:s/>29 <text:s/>28 <text:s/>27 <text:s/>26 <text:s/>25 <text:s/>24 <text:s/>23 <text:s/>22 <text:s/>21 <text:s/>20 <text:s/>19 <text:s/>18 <text:s/>17 <text:s/>16 <text:s/>15 <text:s/>14 <text:s/>13 <text:s/>12 <text:s/>11 <text:s/>10 <text:s/>9 <text:s/>8 <text:s/>7 <text:s/>6 <text:s/>5 <text:s/>4 <text:s/>3 <text:s/>2 <text:s/>1 <text:s/></text:span><text:span text:style-name="T74">0</text:span></text:p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column table:style-name="Table28.E"/>
        <table:table-row table:style-name="TableLine93919129890272">
          <table:table-cell table:style-name="Table28.A1" office:value-type="string">
            <text:p text:style-name="P478"><text:s text:c="6"/><text:span text:style-name="T80">Destination</text:span></text:p>
            <text:p text:style-name="P478"><text:s text:c="8"/><text:span text:style-name="T80">Register</text:span></text:p>
          </table:table-cell>
          <table:table-cell table:style-name="Table28.A1" office:value-type="string">
            <text:p text:style-name="P478"><text:s text:c="45"/><text:span text:style-name="T80">Source 1</text:span></text:p>
            <text:p text:style-name="P478"><text:s text:c="44"/><text:span text:style-name="T140">Immediate</text:span></text:p>
          </table:table-cell>
          <table:table-cell table:style-name="Table28.A1" office:value-type="string">
            <text:p text:style-name="P389">Size</text:p>
            <text:p text:style-name="P389"><text:s/>----</text:p>
          </table:table-cell>
          <table:table-cell table:style-name="Table28.A1" office:value-type="string">
            <text:p text:style-name="P424">Move</text:p>
            <text:p text:style-name="P424"><text:span text:style-name="T140">0x</text:span>3</text:p>
            <text:p text:style-name="P424"><text:span text:style-name="T151">10</text:span></text:p>
          </table:table-cell>
          <table:table-cell table:style-name="Table28.E1" office:value-type="string">
            <text:p text:style-name="P389">Unit</text:p>
            <text:p text:style-name="P389"/>
            <text:p text:style-name="P271">----</text:p>
          </table:table-cell>
        </table:table-row>
      </table:table>
      <text:p text:style-name="P138"><text:s text:c="15"/><text:span text:style-name="T81">6 bits <text:s text:c="72"/></text:span><text:span text:style-name="T154">20</text:span><text:span text:style-name="T81"> bits <text:s text:c="57"/></text:span><text:span text:style-name="T143">2 bits </text:span><text:span text:style-name="T144">2 </text:span><text:span text:style-name="T143">bits <text:s/>2 bits</text:span></text:p>
      <text:p text:style-name="P89"/>
      <text:p text:style-name="P184"><text:span text:style-name="T2">Operation :<text:tab/></text:span>RD.size = <text:span text:style-name="T139">IMM</text:span></text:p>
      <text:p text:style-name="P89"><text:span text:style-name="T10">Latency :<text:tab/></text:span><text:span text:style-name="T91">3 cycles<text:line-break/></text:span><text:span text:style-name="T4">Example :<text:tab/></text:span><text:span text:style-name="T96">movei</text:span><text:span text:style-name="T84">.w r0,</text:span><text:span text:style-name="T91">100</text:span></text:p>
      <text:p text:style-name="P89"><text:span text:style-name="T91"/></text:p>
      <text:p text:style-name="P89"><text:span text:style-name="T91"/></text:p>
      <text:p text:style-name="P89"><text:span text:style-name="T91"/></text:p>
      <text:p text:style-name="P8"><draw:line text:anchor-type="paragraph" draw:z-index="27" draw:name="Shape1_27" draw:style-name="gr1" draw:text-style-name="P556" svg:x1="0.063cm" svg:y1="0.575cm" svg:x2="15.799cm" svg:y2="0.575cm"><text:p/></draw:line><text:span text:style-name="T20">NOP</text:span><text:span text:style-name="T3"> : </text:span><text:span text:style-name="T20">No Operation</text:span></text:p>
      <text:p text:style-name="P8"/>
      <text:p text:style-name="P40">description...</text:p>
      <text:p text:style-name="P40">description...<text:line-break/></text:p>
      <text:p text:style-name="P40"><text:span text:style-name="T4">Operation Code :</text:span></text:p>
      <text:p text:style-name="P40"><text:line-break/> <text:span text:style-name="T73">31 <text:s/>30 <text:s/>29 <text:s/>28 <text:s/>27 <text:s/>26 <text:s/>25 <text:s/>24 <text:s/>23 <text:s/>22 <text:s/>21 <text:s/>20 <text:s/>19 <text:s/>18 <text:s/>17 <text:s/>16 <text:s/>15 <text:s/>14 <text:s/>13 <text:s/>12 <text:s/>11 <text:s/>10 <text:s/>9 <text:s/>8 <text:s/>7 <text:s/>6 <text:s/>5 <text:s/>4 <text:s/>3 <text:s/>2 <text:s/>1 <text:s/></text:span><text:span text:style-name="T74">0</text:span></text:p>
      <table:table table:name="Table29" table:style-name="Table29">
        <table:table-column table:style-name="Table29.A"/>
        <table:table-column table:style-name="Table29.B"/>
        <table:table-column table:style-name="Table29.C"/>
        <table:table-row table:style-name="TableLine93919130966048">
          <table:table-cell table:style-name="Table29.A1" office:value-type="string">
            <text:p text:style-name="P439"><text:s text:c="43"/><text:span text:style-name="T155">0000 0000 0000 0000 0000</text:span></text:p>
            <text:p text:style-name="P439"><text:s text:c="43"/>---------------------------------</text:p>
          </table:table-cell>
          <table:table-cell table:style-name="Table29.A1" office:value-type="string">
            <text:p text:style-name="P338"><text:s text:c="5"/><text:span text:style-name="T62">NOP</text:span><text:span text:style-name="T61"> : </text:span></text:p>
            <text:p text:style-name="P338"><text:span text:style-name="T61"><text:s text:c="6"/>0x0</text:span><text:span text:style-name="T63">4</text:span><text:span text:style-name="T61"> <text:s/></text:span></text:p>
            <text:p text:style-name="P338"><text:span text:style-name="T61"><text:s text:c="3"/></text:span><text:span text:style-name="T62">0</text:span><text:span text:style-name="T63">0e1</text:span><text:span text:style-name="T62"> 00</text:span></text:p>
          </table:table-cell>
          <table:table-cell table:style-name="Table29.C1" office:value-type="string">
            <text:p text:style-name="P390">Unit</text:p>
            <text:p text:style-name="P390"/>
            <text:p text:style-name="P272">----</text:p>
          </table:table-cell>
        </table:table-row>
      </table:table>
      <text:p text:style-name="P139"><text:s text:c="69"/><text:span text:style-name="T156">24</text:span><text:span text:style-name="T81"> bits <text:s text:c="83"/></text:span><text:span text:style-name="T155">6</text:span><text:span text:style-name="T81"> bits <text:s text:c="10"/>2 bits</text:span></text:p>
      <text:p text:style-name="P90"/>
      <text:p text:style-name="P185"><text:span text:style-name="T2">Operation :<text:tab/>...</text:span></text:p>
      <text:p text:style-name="P90"><text:span text:style-name="T10">Latency :<text:tab/></text:span><text:span text:style-name="T97">1/</text:span><text:span text:style-name="T102">3</text:span><text:span text:style-name="T91"> cycle</text:span><text:span text:style-name="T102">s</text:span><text:span text:style-name="T91"><text:line-break/></text:span><text:span text:style-name="T4">Example :<text:tab/></text:span><text:span text:style-name="T97">nop <text:s/>/nop.e</text:span></text:p>
      <text:p text:style-name="P90"><text:span text:style-name="T97"/></text:p>
      <text:p text:style-name="P90"><text:span text:style-name="T97"/></text:p>
      <text:p text:style-name="P9"><draw:line text:anchor-type="paragraph" draw:z-index="28" draw:name="Shape1_28" draw:style-name="gr1" draw:text-style-name="P556" svg:x1="0.063cm" svg:y1="0.575cm" svg:x2="15.799cm" svg:y2="0.575cm"><text:p/></draw:line><text:span text:style-name="T21">S</text:span><text:span text:style-name="T22">WITCH</text:span><text:span text:style-name="T3"> : </text:span><text:span text:style-name="T21">Switch</text:span></text:p>
      <text:p text:style-name="P9"/>
      <text:p text:style-name="P41">description...</text:p>
      <text:p text:style-name="P41">description...<text:line-break/></text:p>
      <text:p text:style-name="P41"><text:span text:style-name="T4">Operation Code :</text:span></text:p>
      <text:p text:style-name="P41"><text:line-break/> <text:span text:style-name="T73">31 <text:s/>30 <text:s/>29 <text:s/>28 <text:s/>27 <text:s/>26 <text:s/>25 <text:s/>24 <text:s/>23 <text:s/>22 <text:s/>21 <text:s/>20 <text:s/>19 <text:s/>18 <text:s/>17 <text:s/>16 <text:s/>15 <text:s/>14 <text:s/>13 <text:s/>12 <text:s/>11 <text:s/>10 <text:s/>9 <text:s/>8 <text:s/>7 <text:s/>6 <text:s/>5 <text:s/>4 <text:s/>3 <text:s/>2 <text:s/>1 <text:s/></text:span><text:span text:style-name="T74">0</text:span></text:p>
      <table:table table:name="Table30" table:style-name="Table30">
        <table:table-column table:style-name="Table30.A"/>
        <table:table-column table:style-name="Table30.B"/>
        <table:table-column table:style-name="Table30.C"/>
        <table:table-row table:style-name="TableLine93919131762176">
          <table:table-cell table:style-name="Table30.A1" office:value-type="string">
            <text:p text:style-name="P440"><text:s text:c="43"/><text:span text:style-name="T155">0000 0000 0000 0000 0000</text:span></text:p>
            <text:p text:style-name="P440"><text:s text:c="43"/>---------------------------------</text:p>
          </table:table-cell>
          <table:table-cell table:style-name="Table30.A1" office:value-type="string">
            <text:p text:style-name="P339"><text:s text:c="5"/><text:span text:style-name="T71">Switch</text:span><text:span text:style-name="T61"> : </text:span></text:p>
            <text:p text:style-name="P339"><text:span text:style-name="T61"><text:s text:c="6"/>0x</text:span><text:span text:style-name="T63">10</text:span><text:span text:style-name="T61"> <text:s/></text:span></text:p>
            <text:p text:style-name="P339"><text:span text:style-name="T61"><text:s text:c="3"/></text:span><text:span text:style-name="T62">0</text:span><text:span text:style-name="T63">10c</text:span><text:span text:style-name="T62"> 00</text:span></text:p>
          </table:table-cell>
          <table:table-cell table:style-name="Table30.C1" office:value-type="string">
            <text:p text:style-name="P391">Unit</text:p>
            <text:p text:style-name="P391"/>
            <text:p text:style-name="P273">----</text:p>
          </table:table-cell>
        </table:table-row>
      </table:table>
      <text:p text:style-name="P140"><text:s text:c="69"/><text:span text:style-name="T156">24</text:span><text:span text:style-name="T81"> bits <text:s text:c="83"/></text:span><text:span text:style-name="T155">6</text:span><text:span text:style-name="T81"> bits <text:s text:c="10"/>2 bits</text:span></text:p>
      <text:p text:style-name="P91"/>
      <text:p text:style-name="P186"><text:span text:style-name="T2">Operation :<text:tab/></text:span><text:span text:style-name="T100">RF&amp;0xFE = c</text:span></text:p>
      <text:p text:style-name="P91"><text:span text:style-name="T10">Latency :<text:tab/></text:span><text:span text:style-name="T98">1/2</text:span><text:span text:style-name="T91"> cycle</text:span><text:span text:style-name="T101">s</text:span><text:span text:style-name="T91"><text:line-break/></text:span><text:span text:style-name="T4">Example :<text:tab/></text:span><text:span text:style-name="T99">switch</text:span><text:span text:style-name="T97"> </text:span><text:span text:style-name="T99">0</text:span></text:p>
      <text:p text:style-name="P252"><draw:line text:anchor-type="paragraph" draw:z-index="30" draw:name="Shape1_29" draw:style-name="gr1" draw:text-style-name="P556" svg:x1="0.063cm" svg:y1="0.575cm" svg:x2="15.799cm" svg:y2="0.575cm"><text:p/></draw:line><text:span text:style-name="T23">CMP</text:span><text:span text:style-name="T3"> : </text:span><text:span text:style-name="T23">Compare</text:span><text:span text:style-name="T1"><text:line-break/></text:span></text:p>
      <text:p text:style-name="P42">description...</text:p>
      <text:p text:style-name="P42">description...<text:line-break/></text:p>
      <text:p text:style-name="P42"><text:span text:style-name="T4">Operation Code :</text:span></text:p>
      <text:p text:style-name="P42"><text:line-break/> <text:span text:style-name="T73">31 <text:s/>30 <text:s/>29 <text:s/>28 <text:s/>27 <text:s/>26 <text:s/>25 <text:s/>24 <text:s/>23 <text:s/>22 <text:s/>21 <text:s/>20 <text:s/>19 <text:s/>18 <text:s/>17 <text:s/>16 <text:s/>15 <text:s/>14 <text:s/>13 <text:s/>12 <text:s/>11 <text:s/>10 <text:s/>9 <text:s/>8 <text:s/>7 <text:s/>6 <text:s/>5 <text:s/>4 <text:s/>3 <text:s/>2 <text:s/>1 <text:s/></text:span><text:span text:style-name="T74">0</text:span></text:p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column table:style-name="Table31.E"/>
        <table:table-column table:style-name="Table31.F"/>
        <table:table-row table:style-name="TableLine93919128255040">
          <table:table-cell table:style-name="Table31.A1" office:value-type="string">
            <text:p text:style-name="P479"><text:s text:c="9"/><text:span text:style-name="T80">Source 2</text:span></text:p>
            <text:p text:style-name="P479"><text:s text:c="9"/><text:span text:style-name="T80">Register</text:span></text:p>
          </table:table-cell>
          <table:table-cell table:style-name="Table31.A1" office:value-type="string">
            <text:p text:style-name="P479"><text:s text:c="6"/><text:span text:style-name="T80">Source 1</text:span></text:p>
            <text:p text:style-name="P479"><text:s text:c="6"/><text:span text:style-name="T80">Register</text:span></text:p>
          </table:table-cell>
          <table:table-cell table:style-name="Table31.A1" office:value-type="string">
            <text:p text:style-name="P479"><text:s text:c="20"/>--------------------</text:p>
            <text:p text:style-name="P479"><text:s text:c="20"/><text:span text:style-name="T157">0000 0000 0000</text:span></text:p>
          </table:table-cell>
          <table:table-cell table:style-name="Table31.A1" office:value-type="string">
            <text:p text:style-name="P441"><text:span text:style-name="T141">Size </text:span>----</text:p>
          </table:table-cell>
          <table:table-cell table:style-name="Table31.A1" office:value-type="string">
            <text:p text:style-name="P340"><text:span text:style-name="T157"><text:s text:c="2"/>CMP</text:span></text:p>
            <text:p text:style-name="P340"><text:span text:style-name="T157"><text:s text:c="3"/>0x0 </text:span></text:p>
            <text:p text:style-name="P340"><text:s text:c="2"/>0000 </text:p>
          </table:table-cell>
          <table:table-cell table:style-name="Table31.F1" office:value-type="string">
            <text:p text:style-name="P392">Unit</text:p>
            <text:p text:style-name="P392"/>
            <text:p text:style-name="P274">----</text:p>
          </table:table-cell>
        </table:table-row>
      </table:table>
      <text:p text:style-name="P141"><text:s text:c="15"/><text:span text:style-name="T81">6 bits <text:s text:c="28"/>6 bits <text:s text:c="47"/></text:span><text:span text:style-name="T157">12</text:span><text:span text:style-name="T81"> bits <text:s text:c="36"/>2 bits <text:s text:c="4"/></text:span><text:span text:style-name="T157">4</text:span><text:span text:style-name="T81"> bits <text:s text:c="3"/>2 bits</text:span></text:p>
      <text:p text:style-name="P92"/>
      <text:p text:style-name="P187"><text:span text:style-name="T2">Operation :<text:tab/></text:span>R<text:span text:style-name="T157">F</text:span> = RS1 ? RS2</text:p>
      <text:p text:style-name="P92"><text:span text:style-name="T4">Latency :<text:tab/></text:span><text:span text:style-name="T86">3</text:span><text:span text:style-name="T84"> cycles<text:line-break/></text:span><text:span text:style-name="T4">Example :<text:tab/></text:span><text:span text:style-name="T103">cmp</text:span><text:span text:style-name="T84">.</text:span><text:span text:style-name="T88">b</text:span><text:span text:style-name="T84"> r1,r2</text:span></text:p>
      <text:p text:style-name="P92"><text:span text:style-name="T84"/></text:p>
      <text:p text:style-name="P92"><text:span text:style-name="T84"/></text:p>
      <text:p text:style-name="P219"><draw:line text:anchor-type="paragraph" draw:z-index="31" draw:name="Shape1_31" draw:style-name="gr1" draw:text-style-name="P556" svg:x1="0.063cm" svg:y1="0.575cm" svg:x2="15.799cm" svg:y2="0.575cm"><text:p/></draw:line><text:span text:style-name="T24">P</text:span><text:span text:style-name="T23">CMP.</text:span><text:span text:style-name="T24">H</text:span><text:span text:style-name="T3"> : </text:span><text:span text:style-name="T24">Posits Half </text:span><text:span text:style-name="T23">Compare</text:span><text:span text:style-name="T1"><text:line-break/></text:span></text:p>
      <text:p text:style-name="P43">description...</text:p>
      <text:p text:style-name="P43">description...<text:line-break/></text:p>
      <text:p text:style-name="P43"><text:span text:style-name="T4">Operation Code :</text:span></text:p>
      <text:p text:style-name="P43"><text:line-break/> <text:span text:style-name="T73">31 <text:s/>30 <text:s/>29 <text:s/>28 <text:s/>27 <text:s/>26 <text:s/>25 <text:s/>24 <text:s/>23 <text:s/>22 <text:s/>21 <text:s/>20 <text:s/>19 <text:s/>18 <text:s/>17 <text:s/>16 <text:s/>15 <text:s/>14 <text:s/>13 <text:s/>12 <text:s/>11 <text:s/>10 <text:s/>9 <text:s/>8 <text:s/>7 <text:s/>6 <text:s/>5 <text:s/>4 <text:s/>3 <text:s/>2 <text:s/>1 <text:s/></text:span><text:span text:style-name="T74">0</text:span></text:p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 table:number-columns-repeated="2"/>
        <table:table-column table:style-name="Table32.F"/>
        <table:table-column table:style-name="Table32.G"/>
        <table:table-row table:style-name="TableLine93919128104272">
          <table:table-cell table:style-name="Table32.A1" office:value-type="string">
            <text:p text:style-name="P480"><text:s text:c="9"/><text:span text:style-name="T80">Source 2</text:span></text:p>
            <text:p text:style-name="P480"><text:s text:c="5"/><text:span text:style-name="T158">Posit </text:span><text:span text:style-name="T80">Register</text:span></text:p>
          </table:table-cell>
          <table:table-cell table:style-name="Table32.A1" office:value-type="string">
            <text:p text:style-name="P480"><text:s text:c="6"/><text:span text:style-name="T80">Source 1</text:span></text:p>
            <text:p text:style-name="P480"><text:s text:c="2"/><text:span text:style-name="T158">Posit </text:span><text:span text:style-name="T80">Register</text:span></text:p>
          </table:table-cell>
          <table:table-cell table:style-name="Table32.A1" office:value-type="string">
            <text:p text:style-name="P480"><text:s text:c="18"/>----------------</text:p>
            <text:p text:style-name="P480"><text:s text:c="17"/><text:span text:style-name="T157">0000 0000 00</text:span></text:p>
          </table:table-cell>
          <table:table-cell table:style-name="Table32.A1" office:value-type="string">
            <text:p text:style-name="P442"><text:span text:style-name="T141">Size</text:span><text:span text:style-name="T142">2</text:span><text:span text:style-name="T141"> </text:span>----</text:p>
          </table:table-cell>
          <table:table-cell table:style-name="Table32.A1" office:value-type="string">
            <text:p text:style-name="P443"><text:span text:style-name="T141">Size</text:span><text:span text:style-name="T142">1</text:span><text:span text:style-name="T141"> </text:span>----</text:p>
          </table:table-cell>
          <table:table-cell table:style-name="Table32.A1" office:value-type="string">
            <text:p text:style-name="P499"><text:span text:style-name="T158">P</text:span><text:span text:style-name="T157">CM</text:span><text:span text:style-name="T158">PH</text:span></text:p>
            <text:p text:style-name="P499"><text:span text:style-name="T157"><text:s text:c="3"/>0x</text:span><text:span text:style-name="T158">4</text:span><text:span text:style-name="T157"> </text:span></text:p>
            <text:p text:style-name="P499"><text:s text:c="2"/>0<text:span text:style-name="T158">1</text:span>00 </text:p>
          </table:table-cell>
          <table:table-cell table:style-name="Table32.G1" office:value-type="string">
            <text:p text:style-name="P393">Unit</text:p>
            <text:p text:style-name="P393"/>
            <text:p text:style-name="P275">----</text:p>
          </table:table-cell>
        </table:table-row>
      </table:table>
      <text:p text:style-name="P142"><text:s text:c="15"/><text:span text:style-name="T81">6 bits <text:s text:c="28"/>6 bits <text:s text:c="45"/></text:span><text:span text:style-name="T157">1</text:span><text:span text:style-name="T158">0</text:span><text:span text:style-name="T81"> bits <text:s text:c="28"/>2 bits <text:s/>2 bits <text:s text:c="3"/></text:span><text:span text:style-name="T157">4</text:span><text:span text:style-name="T81"> bits <text:s text:c="3"/>2 bits</text:span></text:p>
      <text:p text:style-name="P93"/>
      <text:p text:style-name="P188"><text:span text:style-name="T2">Operation :<text:tab/></text:span>R<text:span text:style-name="T157">F</text:span> = <text:span text:style-name="T158">P</text:span><text:span text:style-name="T159">H</text:span>1 ? <text:span text:style-name="T158">P</text:span><text:span text:style-name="T159">H</text:span>2</text:p>
      <text:p text:style-name="P94"><text:span text:style-name="T4">Latency :<text:tab/></text:span><text:span text:style-name="T86">3</text:span><text:span text:style-name="T84"> cycles<text:line-break/></text:span><text:span text:style-name="T4">Example :<text:tab/></text:span><text:span text:style-name="T104">p</text:span><text:span text:style-name="T103">cmp</text:span><text:span text:style-name="T84">.</text:span><text:span text:style-name="T104">h</text:span><text:span text:style-name="T84"> </text:span><text:span text:style-name="T104">vp0x</text:span><text:span text:style-name="T84">,</text:span><text:span text:style-name="T104">vp0y</text:span></text:p>
      <text:p text:style-name="P94"><text:span text:style-name="T104"/></text:p>
      <text:p text:style-name="P94"><text:span text:style-name="T104"/></text:p>
      <text:p text:style-name="P220"><draw:line text:anchor-type="paragraph" draw:z-index="32" draw:name="Shape1_32" draw:style-name="gr1" draw:text-style-name="P556" svg:x1="0.063cm" svg:y1="0.575cm" svg:x2="15.799cm" svg:y2="0.575cm"><text:p/></draw:line><text:span text:style-name="T24">P</text:span><text:span text:style-name="T23">CMP.</text:span><text:span text:style-name="T25">S</text:span><text:span text:style-name="T3"> : </text:span><text:span text:style-name="T24">Posits </text:span><text:span text:style-name="T25">Single</text:span><text:span text:style-name="T24"> </text:span><text:span text:style-name="T23">Compare</text:span><text:span text:style-name="T1"><text:line-break/></text:span></text:p>
      <text:p text:style-name="P44">description...</text:p>
      <text:p text:style-name="P44">description...<text:line-break/></text:p>
      <text:p text:style-name="P44"><text:span text:style-name="T4">Operation Code :</text:span></text:p>
      <text:p text:style-name="P44"><text:line-break/> <text:span text:style-name="T73">31 <text:s/>30 <text:s/>29 <text:s/>28 <text:s/>27 <text:s/>26 <text:s/>25 <text:s/>24 <text:s/>23 <text:s/>22 <text:s/>21 <text:s/>20 <text:s/>19 <text:s/>18 <text:s/>17 <text:s/>16 <text:s/>15 <text:s/>14 <text:s/>13 <text:s/>12 <text:s/>11 <text:s/>10 <text:s/>9 <text:s/>8 <text:s/>7 <text:s/>6 <text:s/>5 <text:s/>4 <text:s/>3 <text:s/>2 <text:s/>1 <text:s/></text:span><text:span text:style-name="T74">0</text:span></text:p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column table:style-name="Table33.E"/>
        <table:table-row table:style-name="TableLine93919131132176">
          <table:table-cell table:style-name="Table33.A1" office:value-type="string">
            <text:p text:style-name="P481"><text:s text:c="9"/><text:span text:style-name="T80">Source 2</text:span></text:p>
            <text:p text:style-name="P481"><text:s text:c="5"/><text:span text:style-name="T158">Posit </text:span><text:span text:style-name="T80">Register</text:span></text:p>
          </table:table-cell>
          <table:table-cell table:style-name="Table33.A1" office:value-type="string">
            <text:p text:style-name="P481"><text:s text:c="6"/><text:span text:style-name="T80">Source 1</text:span></text:p>
            <text:p text:style-name="P481"><text:s text:c="2"/><text:span text:style-name="T158">Posit </text:span><text:span text:style-name="T80">Register</text:span></text:p>
          </table:table-cell>
          <table:table-cell table:style-name="Table33.A1" office:value-type="string">
            <text:p text:style-name="P481"><text:s text:c="23"/>-----------------------</text:p>
            <text:p text:style-name="P481"><text:s text:c="23"/><text:span text:style-name="T157">0000 0000 00</text:span><text:span text:style-name="T158">00 00</text:span></text:p>
          </table:table-cell>
          <table:table-cell table:style-name="Table33.A1" office:value-type="string">
            <text:p text:style-name="P500"><text:span text:style-name="T158">P</text:span><text:span text:style-name="T157">CM</text:span><text:span text:style-name="T158">PS</text:span></text:p>
            <text:p text:style-name="P500"><text:span text:style-name="T157"><text:s text:c="3"/>0x</text:span><text:span text:style-name="T158">8</text:span><text:span text:style-name="T157"> </text:span></text:p>
            <text:p text:style-name="P500"><text:s text:c="2"/><text:span text:style-name="T158">10</text:span>00 </text:p>
          </table:table-cell>
          <table:table-cell table:style-name="Table33.E1" office:value-type="string">
            <text:p text:style-name="P394">Unit</text:p>
            <text:p text:style-name="P394"/>
            <text:p text:style-name="P276">----</text:p>
          </table:table-cell>
        </table:table-row>
      </table:table>
      <text:p text:style-name="P142"><text:s text:c="15"/><text:span text:style-name="T81">6 bits <text:s text:c="28"/>6 bits <text:s text:c="57"/></text:span><text:span text:style-name="T157">1</text:span><text:span text:style-name="T158">4</text:span><text:span text:style-name="T81"> bits <text:s text:c="39"/></text:span><text:span text:style-name="T157">4</text:span><text:span text:style-name="T81"> bits <text:s text:c="3"/>2 bits</text:span></text:p>
      <text:p text:style-name="P94"/>
      <text:p text:style-name="P188"><text:span text:style-name="T2">Operation :<text:tab/></text:span>R<text:span text:style-name="T157">F</text:span> = <text:span text:style-name="T158">P</text:span>S1 ? <text:span text:style-name="T158">P</text:span>S2</text:p>
      <text:p text:style-name="P94"><text:span text:style-name="T4">Latency :<text:tab/></text:span><text:span text:style-name="T86">3</text:span><text:span text:style-name="T84"> cycles<text:line-break/></text:span><text:span text:style-name="T4">Example :<text:tab/></text:span><text:span text:style-name="T104">p</text:span><text:span text:style-name="T103">cmp</text:span><text:span text:style-name="T84">.</text:span><text:span text:style-name="T104">s</text:span><text:span text:style-name="T84"> </text:span><text:span text:style-name="T104">vp0</text:span><text:span text:style-name="T84">,</text:span><text:span text:style-name="T104">vp1</text:span></text:p>
      <text:p text:style-name="P253"><draw:line text:anchor-type="paragraph" draw:z-index="33" draw:name="Shape1_33" draw:style-name="gr1" draw:text-style-name="P556" svg:x1="0.063cm" svg:y1="0.575cm" svg:x2="15.799cm" svg:y2="0.575cm"><text:p/></draw:line><text:span text:style-name="T23">CMP</text:span><text:span text:style-name="T26">I</text:span><text:span text:style-name="T3"> : </text:span><text:span text:style-name="T23">Compare </text:span><text:span text:style-name="T10">Immediate</text:span><text:span text:style-name="T1"><text:line-break/></text:span></text:p>
      <text:p text:style-name="P45">description...</text:p>
      <text:p text:style-name="P45">description...<text:line-break/></text:p>
      <text:p text:style-name="P45"><text:span text:style-name="T4">Operation Code :</text:span></text:p>
      <text:p text:style-name="P45"><text:line-break/> <text:span text:style-name="T73">31 <text:s/>30 <text:s/>29 <text:s/>28 <text:s/>27 <text:s/>26 <text:s/>25 <text:s/>24 <text:s/>23 <text:s/>22 <text:s/>21 <text:s/>20 <text:s/>19 <text:s/>18 <text:s/>17 <text:s/>16 <text:s/>15 <text:s/>14 <text:s/>13 <text:s/>12 <text:s/>11 <text:s/>10 <text:s/>9 <text:s/>8 <text:s/>7 <text:s/>6 <text:s/>5 <text:s/>4 <text:s/>3 <text:s/>2 <text:s/>1 <text:s/></text:span><text:span text:style-name="T74">0</text:span></text:p>
      <table:table table:name="Table34" table:style-name="Table34">
        <table:table-column table:style-name="Table34.A"/>
        <table:table-column table:style-name="Table34.B"/>
        <table:table-column table:style-name="Table34.C"/>
        <table:table-column table:style-name="Table34.D"/>
        <table:table-column table:style-name="Table34.E"/>
        <table:table-row table:style-name="TableLine93919128454304">
          <table:table-cell table:style-name="Table34.A1" office:value-type="string">
            <text:p text:style-name="P501"><text:s text:c="9"/><text:span text:style-name="T80">Source 2</text:span></text:p>
            <text:p text:style-name="P501"><text:s text:c="9"/><text:span text:style-name="T80">Register</text:span></text:p>
          </table:table-cell>
          <table:table-cell table:style-name="Table34.A1" office:value-type="string">
            <text:p text:style-name="P502"><text:span text:style-name="T80">Source 1</text:span></text:p>
            <text:p text:style-name="P502"><text:span text:style-name="T140">Immediate</text:span></text:p>
          </table:table-cell>
          <table:table-cell table:style-name="Table34.A1" office:value-type="string">
            <text:p text:style-name="P395">Size</text:p>
            <text:p text:style-name="P395">----</text:p>
          </table:table-cell>
          <table:table-cell table:style-name="Table34.A1" office:value-type="string">
            <text:p text:style-name="P373"><text:span text:style-name="T157">CMP </text:span><text:span text:style-name="T160">I</text:span></text:p>
            <text:p text:style-name="P470"><text:span text:style-name="T157"><text:s text:c="2"/>0x</text:span><text:span text:style-name="T160">1</text:span></text:p>
            <text:p text:style-name="P470"><text:s text:c="3"/>0<text:span text:style-name="T160">1</text:span></text:p>
          </table:table-cell>
          <table:table-cell table:style-name="Table34.E1" office:value-type="string">
            <text:p text:style-name="P395">Unit</text:p>
            <text:p text:style-name="P395"/>
            <text:p text:style-name="P277">----</text:p>
          </table:table-cell>
        </table:table-row>
      </table:table>
      <text:p text:style-name="P143"><text:s text:c="15"/><text:span text:style-name="T81">6 bits <text:s text:c="74"/></text:span><text:span text:style-name="T160">20</text:span><text:span text:style-name="T81"> bits <text:s text:c="55"/></text:span><text:span text:style-name="T143">2 bits </text:span><text:span text:style-name="T144">2 </text:span><text:span text:style-name="T143">bits <text:s/>2 bits</text:span></text:p>
      <text:p text:style-name="P95"/>
      <text:p text:style-name="P190"><text:span text:style-name="T2">Operation :<text:tab/></text:span>R<text:span text:style-name="T157">F</text:span> = RS1 ? <text:span text:style-name="T160">IMM</text:span><text:span text:style-name="T165">&lt;&lt;</text:span><text:span text:style-name="T168">3</text:span></text:p>
      <text:p text:style-name="P95"><text:span text:style-name="T4">Latency :<text:tab/></text:span><text:span text:style-name="T86">3</text:span><text:span text:style-name="T84"> cycles<text:line-break/></text:span><text:span text:style-name="T4">Example :<text:tab/></text:span><text:span text:style-name="T103">cmp</text:span><text:span text:style-name="T105">i</text:span><text:span text:style-name="T84">.</text:span><text:span text:style-name="T88">b</text:span><text:span text:style-name="T84"> r1,</text:span><text:span text:style-name="T105">42</text:span></text:p>
      <text:p text:style-name="P95"><text:span text:style-name="T105"/></text:p>
      <text:p text:style-name="P95"><text:span text:style-name="T105"/></text:p>
      <text:p text:style-name="P95"><text:span text:style-name="T105"/></text:p>
      <text:p text:style-name="P221"><draw:line text:anchor-type="paragraph" draw:z-index="34" draw:name="Shape1_34" draw:style-name="gr1" draw:text-style-name="P556" svg:x1="0.063cm" svg:y1="0.575cm" svg:x2="15.799cm" svg:y2="0.575cm"><text:p/></draw:line><text:span text:style-name="T26">P</text:span><text:span text:style-name="T23">CMP</text:span><text:span text:style-name="T26">I.H</text:span><text:span text:style-name="T3"> : </text:span><text:span text:style-name="T24">Posits Half </text:span><text:span text:style-name="T23">Compare </text:span><text:span text:style-name="T10">Immediate</text:span><text:span text:style-name="T1"><text:line-break/></text:span></text:p>
      <text:p text:style-name="P45">description...</text:p>
      <text:p text:style-name="P45">description...<text:line-break/></text:p>
      <text:p text:style-name="P45"><text:span text:style-name="T4">Operation Code :</text:span></text:p>
      <text:p text:style-name="P45"><text:line-break/> <text:span text:style-name="T73">31 <text:s/>30 <text:s/>29 <text:s/>28 <text:s/>27 <text:s/>26 <text:s/>25 <text:s/>24 <text:s/>23 <text:s/>22 <text:s/>21 <text:s/>20 <text:s/>19 <text:s/>18 <text:s/>17 <text:s/>16 <text:s/>15 <text:s/>14 <text:s/>13 <text:s/>12 <text:s/>11 <text:s/>10 <text:s/>9 <text:s/>8 <text:s/>7 <text:s/>6 <text:s/>5 <text:s/>4 <text:s/>3 <text:s/>2 <text:s/>1 <text:s/></text:span><text:span text:style-name="T74">0</text:span></text:p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D"/>
        <table:table-column table:style-name="Table35.E"/>
        <table:table-column table:style-name="Table35.F"/>
        <table:table-row table:style-name="TableLine93919133619936">
          <table:table-cell table:style-name="Table35.A1" office:value-type="string">
            <text:p text:style-name="P503"><text:span text:style-name="T80">Source 2</text:span></text:p>
            <text:p text:style-name="P503"><text:span text:style-name="T158">Posit </text:span><text:span text:style-name="T80">Register</text:span></text:p>
          </table:table-cell>
          <table:table-cell table:style-name="Table35.A1" office:value-type="string">
            <text:p text:style-name="P502"><text:span text:style-name="T80">Source 1</text:span></text:p>
            <text:p text:style-name="P502"><text:span text:style-name="T140">Immediate</text:span></text:p>
          </table:table-cell>
          <table:table-cell table:style-name="Table35.A1" office:value-type="string">
            <text:p text:style-name="P502">----</text:p>
            <text:p text:style-name="P531">0000</text:p>
          </table:table-cell>
          <table:table-cell table:style-name="Table35.A1" office:value-type="string">
            <text:p text:style-name="P395">Size</text:p>
            <text:p text:style-name="P395">----</text:p>
          </table:table-cell>
          <table:table-cell table:style-name="Table35.A1" office:value-type="string">
            <text:p text:style-name="P425"><text:span text:style-name="T161">P</text:span><text:span text:style-name="T157">C</text:span><text:span text:style-name="T161">H</text:span><text:span text:style-name="T160">I</text:span></text:p>
            <text:p text:style-name="P328"><text:span text:style-name="T157"><text:s text:c="2"/>0x</text:span><text:span text:style-name="T162">2</text:span></text:p>
            <text:p text:style-name="P328"><text:s text:c="3"/><text:span text:style-name="T162">10</text:span></text:p>
          </table:table-cell>
          <table:table-cell table:style-name="Table35.F1" office:value-type="string">
            <text:p text:style-name="P395">Unit</text:p>
            <text:p text:style-name="P395"/>
            <text:p text:style-name="P277">----</text:p>
          </table:table-cell>
        </table:table-row>
      </table:table>
      <text:p text:style-name="P143"><text:s text:c="15"/><text:span text:style-name="T81">6 bits <text:s text:c="64"/></text:span><text:span text:style-name="T161">16</text:span><text:span text:style-name="T81"> bits <text:s text:c="53"/></text:span><text:span text:style-name="T161">4</text:span><text:span text:style-name="T81"> bits <text:s text:c="3"/></text:span><text:span text:style-name="T143">2 bits </text:span><text:span text:style-name="T144">2 </text:span><text:span text:style-name="T143">bits <text:s/>2 bits</text:span></text:p>
      <text:p text:style-name="P95"/>
      <text:p text:style-name="P190"><text:span text:style-name="T2">Operation :<text:tab/></text:span>R<text:span text:style-name="T157">F</text:span> = RS1 ? <text:span text:style-name="T160">IMM</text:span><text:span text:style-name="T165">&lt;&lt;</text:span><text:span text:style-name="T168">3</text:span></text:p>
      <text:p text:style-name="P95"><text:span text:style-name="T4">Latency :<text:tab/></text:span><text:span text:style-name="T86">3</text:span><text:span text:style-name="T84"> cycles<text:line-break/></text:span><text:span text:style-name="T4">Example :<text:tab/></text:span><text:span text:style-name="T105">p</text:span><text:span text:style-name="T103">cmp</text:span><text:span text:style-name="T105">i</text:span><text:span text:style-name="T84">.</text:span><text:span text:style-name="T105">h</text:span><text:span text:style-name="T84"> </text:span><text:span text:style-name="T105">vp0x</text:span><text:span text:style-name="T84">,</text:span><text:span text:style-name="T105">3.41</text:span></text:p>
      <text:p text:style-name="P95"><text:span text:style-name="T105"/></text:p>
      <text:p text:style-name="P95"><text:span text:style-name="T105"/></text:p>
      <text:p text:style-name="P95"><text:span text:style-name="T105"/></text:p>
      <text:p text:style-name="P222"><draw:line text:anchor-type="paragraph" draw:z-index="35" draw:name="Shape1_35" draw:style-name="gr1" draw:text-style-name="P556" svg:x1="0.063cm" svg:y1="0.575cm" svg:x2="15.799cm" svg:y2="0.575cm"><text:p/></draw:line><text:span text:style-name="T26">P</text:span><text:span text:style-name="T23">CMP</text:span><text:span text:style-name="T26">I.</text:span><text:span text:style-name="T27">S</text:span><text:span text:style-name="T3"> : </text:span><text:span text:style-name="T24">Posits </text:span><text:span text:style-name="T27">Single</text:span><text:span text:style-name="T24"> </text:span><text:span text:style-name="T23">Compare </text:span><text:span text:style-name="T10">Immediate</text:span><text:span text:style-name="T1"><text:line-break/></text:span></text:p>
      <text:p text:style-name="P46">description...</text:p>
      <text:p text:style-name="P46">description...<text:line-break/></text:p>
      <text:p text:style-name="P46"><text:span text:style-name="T4">Operation Code :</text:span></text:p>
      <text:p text:style-name="P46"><text:line-break/> <text:span text:style-name="T73">31 <text:s/>30 <text:s/>29 <text:s/>28 <text:s/>27 <text:s/>26 <text:s/>25 <text:s/>24 <text:s/>23 <text:s/>22 <text:s/>21 <text:s/>20 <text:s/>19 <text:s/>18 <text:s/>17 <text:s/>16 <text:s/>15 <text:s/>14 <text:s/>13 <text:s/>12 <text:s/>11 <text:s/>10 <text:s/>9 <text:s/>8 <text:s/>7 <text:s/>6 <text:s/>5 <text:s/>4 <text:s/>3 <text:s/>2 <text:s/>1 <text:s/></text:span><text:span text:style-name="T74">0</text:span></text:p>
      <table:table table:name="Table36" table:style-name="Table36">
        <table:table-column table:style-name="Table36.A"/>
        <table:table-column table:style-name="Table36.B"/>
        <table:table-column table:style-name="Table36.C"/>
        <table:table-column table:style-name="Table36.D"/>
        <table:table-row table:style-name="TableLine93919125792528">
          <table:table-cell table:style-name="Table36.A1" office:value-type="string">
            <text:p text:style-name="P503"><text:span text:style-name="T80">Source 2</text:span></text:p>
            <text:p text:style-name="P503"><text:span text:style-name="T158">Posit </text:span><text:span text:style-name="T80">Register</text:span></text:p>
          </table:table-cell>
          <table:table-cell table:style-name="Table36.A1" office:value-type="string">
            <text:p text:style-name="P503"><text:span text:style-name="T80">Source 1</text:span></text:p>
            <text:p text:style-name="P503"><text:span text:style-name="T140">Immediate</text:span></text:p>
          </table:table-cell>
          <table:table-cell table:style-name="Table36.A1" office:value-type="string">
            <text:p text:style-name="P426"><text:span text:style-name="T161">P</text:span><text:span text:style-name="T157">C</text:span><text:span text:style-name="T161">S</text:span><text:span text:style-name="T160">I</text:span></text:p>
            <text:p text:style-name="P469"><text:span text:style-name="T157"><text:s text:c="2"/>0x</text:span><text:span text:style-name="T162">3</text:span></text:p>
            <text:p text:style-name="P469"><text:s text:c="3"/><text:span text:style-name="T161">1</text:span><text:span text:style-name="T162">1</text:span></text:p>
          </table:table-cell>
          <table:table-cell table:style-name="Table36.D1" office:value-type="string">
            <text:p text:style-name="P396">Unit</text:p>
            <text:p text:style-name="P396"/>
            <text:p text:style-name="P278">----</text:p>
          </table:table-cell>
        </table:table-row>
      </table:table>
      <text:p text:style-name="P143"><text:s text:c="15"/><text:span text:style-name="T81">6 bits <text:s text:c="74"/></text:span><text:span text:style-name="T160">20</text:span><text:span text:style-name="T81"> bits <text:s text:c="63"/></text:span><text:span text:style-name="T143"><text:s/></text:span><text:span text:style-name="T144">2 </text:span><text:span text:style-name="T143">bits <text:s/>2 bits</text:span></text:p>
      <text:p text:style-name="P96"/>
      <text:p text:style-name="P190"><text:span text:style-name="T2">Operation :<text:tab/></text:span>R<text:span text:style-name="T157">F</text:span> = RS<text:span text:style-name="T161">2</text:span> ? <text:span text:style-name="T160">IMM</text:span><text:span text:style-name="T165">&lt;&lt;</text:span><text:span text:style-name="T168">3</text:span></text:p>
      <text:p text:style-name="P96"><text:span text:style-name="T4">Latency :<text:tab/></text:span><text:span text:style-name="T86">3</text:span><text:span text:style-name="T84"> cycles<text:line-break/></text:span><text:span text:style-name="T4">Example :<text:tab/></text:span><text:span text:style-name="T105">p</text:span><text:span text:style-name="T103">cmp</text:span><text:span text:style-name="T105">i</text:span><text:span text:style-name="T84">.</text:span><text:span text:style-name="T106">s</text:span><text:span text:style-name="T84"> </text:span><text:span text:style-name="T105">vp0</text:span><text:span text:style-name="T84">,</text:span><text:span text:style-name="T105">3.41</text:span></text:p>
      <text:p text:style-name="P234"><draw:line text:anchor-type="paragraph" draw:z-index="36" draw:name="Shape1_36" draw:style-name="gr1" draw:text-style-name="P556" svg:x1="0.054cm" svg:y1="0.591cm" svg:x2="15.882cm" svg:y2="0.591cm"><text:p/></draw:line><text:span text:style-name="T28">BNE</text:span><text:span text:style-name="T3"> : </text:span><text:span text:style-name="T28">Branch Not Equal</text:span><text:line-break/></text:p>
      <text:p text:style-name="P47">description...</text:p>
      <text:p text:style-name="P47">description...<text:line-break/></text:p>
      <text:p text:style-name="P47"><text:span text:style-name="T4">Operation Code :</text:span></text:p>
      <text:p text:style-name="P47"><text:line-break/> <text:span text:style-name="T73">31 <text:s/>30 <text:s/>29 <text:s/>28 <text:s/>27 <text:s/>26 <text:s/>25 <text:s/>24 <text:s/>23 <text:s/>22 <text:s/>21 <text:s/>20 <text:s/>19 <text:s/>18 <text:s/>17 <text:s/>16 <text:s/>15 <text:s/>14 <text:s/>13 <text:s/>12 <text:s/>11 <text:s/>10 <text:s/>9 <text:s/>8 <text:s/>7 <text:s/>6 <text:s/>5 <text:s/>4 <text:s/>3 <text:s/>2 <text:s/>1 <text:s/></text:span><text:span text:style-name="T74">0</text:span></text:p>
      <table:table table:name="Table37" table:style-name="Table37">
        <table:table-column table:style-name="Table37.A"/>
        <table:table-column table:style-name="Table37.B"/>
        <table:table-column table:style-name="Table37.C"/>
        <table:table-column table:style-name="Table37.D"/>
        <table:table-row table:style-name="TableLine93919139517376">
          <table:table-cell table:style-name="Table37.A1" office:value-type="string">
            <text:p text:style-name="P504"><text:span text:style-name="T80">Source</text:span></text:p>
            <text:p text:style-name="P504"><text:span text:style-name="T140">Immediate</text:span></text:p>
          </table:table-cell>
          <table:table-cell table:style-name="Table37.A1" office:value-type="string">
            <text:p text:style-name="P504">--------</text:p>
            <text:p text:style-name="P533">00 0000</text:p>
            <text:p text:style-name="P532"><text:s text:c="9"/></text:p>
          </table:table-cell>
          <table:table-cell table:style-name="Table37.A1" office:value-type="string">
            <text:p text:style-name="P341"><text:s text:c="9"/><text:span text:style-name="T164">BNE</text:span> : 0x00<text:span text:style-name="T164">C</text:span></text:p>
            <text:p text:style-name="P341"><text:s text:c="9"/>0000 00<text:span text:style-name="T164">11</text:span> 00</text:p>
          </table:table-cell>
          <table:table-cell table:style-name="Table37.D1" office:value-type="string">
            <text:p text:style-name="P397">Unit</text:p>
            <text:p text:style-name="P397"/>
            <text:p text:style-name="P279">----</text:p>
          </table:table-cell>
        </table:table-row>
      </table:table>
      <text:p text:style-name="P144"><text:s text:c="43"/><text:span text:style-name="T163">14</text:span><text:span text:style-name="T81"> bits <text:s text:c="57"/>6 bits <text:s text:c="34"/>10 bits <text:s text:c="16"/>2 bits</text:span></text:p>
      <text:p text:style-name="P97"/>
      <text:p text:style-name="P190"><text:span text:style-name="T2">Operation :<text:tab/></text:span><text:span text:style-name="T107">if(Z != 0) PC</text:span> <text:span text:style-name="T165">+</text:span>= <text:span text:style-name="T165">IMM </text:span><text:span text:style-name="T168">x 8</text:span></text:p>
      <text:p text:style-name="P97"><text:span text:style-name="T26">Latency :<text:tab/></text:span><text:span text:style-name="T107">1/2</text:span><text:span text:style-name="T105"> cycles<text:line-break/></text:span><text:span text:style-name="T4">Example :<text:tab/></text:span><text:span text:style-name="T107">bne</text:span><text:span text:style-name="T84"> </text:span><text:span text:style-name="T107">label</text:span></text:p>
      <text:p text:style-name="P97"><text:span text:style-name="T107"/></text:p>
      <text:p text:style-name="P97"><text:span text:style-name="T107"/></text:p>
      <text:p text:style-name="P11"><draw:line text:anchor-type="paragraph" draw:z-index="37" draw:name="Shape1_37" draw:style-name="gr1" draw:text-style-name="P556" svg:x1="0.054cm" svg:y1="0.591cm" svg:x2="15.882cm" svg:y2="0.591cm"><text:p/></draw:line><text:span text:style-name="T28">B</text:span><text:span text:style-name="T29">EQ</text:span><text:span text:style-name="T3"> : </text:span><text:span text:style-name="T28">Branch Equal</text:span><text:line-break/></text:p>
      <text:p text:style-name="P48">description...</text:p>
      <text:p text:style-name="P48">description...<text:line-break/></text:p>
      <text:p text:style-name="P48"><text:span text:style-name="T4">Operation Code :</text:span></text:p>
      <text:p text:style-name="P48"><text:line-break/> <text:span text:style-name="T73">31 <text:s/>30 <text:s/>29 <text:s/>28 <text:s/>27 <text:s/>26 <text:s/>25 <text:s/>24 <text:s/>23 <text:s/>22 <text:s/>21 <text:s/>20 <text:s/>19 <text:s/>18 <text:s/>17 <text:s/>16 <text:s/>15 <text:s/>14 <text:s/>13 <text:s/>12 <text:s/>11 <text:s/>10 <text:s/>9 <text:s/>8 <text:s/>7 <text:s/>6 <text:s/>5 <text:s/>4 <text:s/>3 <text:s/>2 <text:s/>1 <text:s/></text:span><text:span text:style-name="T74">0</text:span></text:p>
      <table:table table:name="Table38" table:style-name="Table38">
        <table:table-column table:style-name="Table38.A"/>
        <table:table-column table:style-name="Table38.B"/>
        <table:table-column table:style-name="Table38.C"/>
        <table:table-column table:style-name="Table38.D"/>
        <table:table-row table:style-name="TableLine93919138279792">
          <table:table-cell table:style-name="Table38.A1" office:value-type="string">
            <text:p text:style-name="P505"><text:span text:style-name="T80">Source</text:span></text:p>
            <text:p text:style-name="P505"><text:span text:style-name="T140">Immediate</text:span></text:p>
          </table:table-cell>
          <table:table-cell table:style-name="Table38.A1" office:value-type="string">
            <text:p text:style-name="P505">--------</text:p>
            <text:p text:style-name="P534">00 0000</text:p>
            <text:p text:style-name="P540"><text:s text:c="9"/></text:p>
          </table:table-cell>
          <table:table-cell table:style-name="Table38.A1" office:value-type="string">
            <text:p text:style-name="P342"><text:s text:c="9"/><text:span text:style-name="T164">BNE</text:span> : 0x0<text:span text:style-name="T165">4</text:span><text:span text:style-name="T164">C</text:span></text:p>
            <text:p text:style-name="P342"><text:s text:c="9"/>000<text:span text:style-name="T165">1</text:span> 00<text:span text:style-name="T164">11</text:span> 00</text:p>
          </table:table-cell>
          <table:table-cell table:style-name="Table38.D1" office:value-type="string">
            <text:p text:style-name="P398">Unit</text:p>
            <text:p text:style-name="P398"/>
            <text:p text:style-name="P280">----</text:p>
          </table:table-cell>
        </table:table-row>
      </table:table>
      <text:p text:style-name="P145"><text:s text:c="43"/><text:span text:style-name="T163">14</text:span><text:span text:style-name="T81"> bits <text:s text:c="57"/>6 bits <text:s text:c="34"/>10 bits <text:s text:c="16"/>2 bits</text:span></text:p>
      <text:p text:style-name="P98"/>
      <text:p text:style-name="P190"><text:span text:style-name="T2">Operation :<text:tab/></text:span><text:span text:style-name="T107">if(Z != 1) PC</text:span> <text:span text:style-name="T165">+</text:span>= <text:span text:style-name="T165">IMM </text:span><text:span text:style-name="T168">x 8</text:span></text:p>
      <text:p text:style-name="P98"><text:span text:style-name="T26">Latency :<text:tab/></text:span><text:span text:style-name="T107">1/2</text:span><text:span text:style-name="T105"> cycles<text:line-break/></text:span><text:span text:style-name="T4">Example :<text:tab/></text:span><text:span text:style-name="T107">beq</text:span><text:span text:style-name="T84"> </text:span><text:span text:style-name="T107">label</text:span></text:p>
      <text:p text:style-name="P98"><text:span text:style-name="T107"/></text:p>
      <text:p text:style-name="P98"><text:span text:style-name="T107"/></text:p>
      <text:p text:style-name="P12"><draw:line text:anchor-type="paragraph" draw:z-index="38" draw:name="Shape1_38" draw:style-name="gr1" draw:text-style-name="P556" svg:x1="0.054cm" svg:y1="0.591cm" svg:x2="15.882cm" svg:y2="0.591cm"><text:p/></draw:line><text:span text:style-name="T28">B</text:span><text:span text:style-name="T30">L</text:span><text:span text:style-name="T3"> : </text:span><text:span text:style-name="T28">Branch </text:span><text:span text:style-name="T30">Less</text:span><text:line-break/></text:p>
      <text:p text:style-name="P49">description...</text:p>
      <text:p text:style-name="P49">description...<text:line-break/></text:p>
      <text:p text:style-name="P49"><text:span text:style-name="T4">Operation Code :</text:span></text:p>
      <text:p text:style-name="P49"><text:line-break/> <text:span text:style-name="T73">31 <text:s/>30 <text:s/>29 <text:s/>28 <text:s/>27 <text:s/>26 <text:s/>25 <text:s/>24 <text:s/>23 <text:s/>22 <text:s/>21 <text:s/>20 <text:s/>19 <text:s/>18 <text:s/>17 <text:s/>16 <text:s/>15 <text:s/>14 <text:s/>13 <text:s/>12 <text:s/>11 <text:s/>10 <text:s/>9 <text:s/>8 <text:s/>7 <text:s/>6 <text:s/>5 <text:s/>4 <text:s/>3 <text:s/>2 <text:s/>1 <text:s/></text:span><text:span text:style-name="T74">0</text:span></text:p>
      <table:table table:name="Table39" table:style-name="Table39">
        <table:table-column table:style-name="Table39.A"/>
        <table:table-column table:style-name="Table39.B"/>
        <table:table-column table:style-name="Table39.C"/>
        <table:table-column table:style-name="Table39.D"/>
        <table:table-row table:style-name="TableLine93919127977552">
          <table:table-cell table:style-name="Table39.A1" office:value-type="string">
            <text:p text:style-name="P506"><text:span text:style-name="T80">Source</text:span></text:p>
            <text:p text:style-name="P506"><text:span text:style-name="T140">Immediate</text:span></text:p>
          </table:table-cell>
          <table:table-cell table:style-name="Table39.A1" office:value-type="string">
            <text:p text:style-name="P506">--------</text:p>
            <text:p text:style-name="P535">00 0000</text:p>
            <text:p text:style-name="P541"><text:s text:c="9"/></text:p>
          </table:table-cell>
          <table:table-cell table:style-name="Table39.A1" office:value-type="string">
            <text:p text:style-name="P343"><text:s text:c="9"/><text:span text:style-name="T164">B</text:span><text:span text:style-name="T166">L</text:span> : 0x0<text:span text:style-name="T166">8</text:span><text:span text:style-name="T164">C</text:span></text:p>
            <text:p text:style-name="P343"><text:s text:c="9"/>00<text:span text:style-name="T166">10</text:span> 00<text:span text:style-name="T164">11</text:span> 00</text:p>
          </table:table-cell>
          <table:table-cell table:style-name="Table39.D1" office:value-type="string">
            <text:p text:style-name="P399">Unit</text:p>
            <text:p text:style-name="P399"/>
            <text:p text:style-name="P281">----</text:p>
          </table:table-cell>
        </table:table-row>
      </table:table>
      <text:p text:style-name="P146"><text:s text:c="43"/><text:span text:style-name="T163">14</text:span><text:span text:style-name="T81"> bits <text:s text:c="57"/>6 bits <text:s text:c="34"/>10 bits <text:s text:c="16"/>2 bits</text:span></text:p>
      <text:p text:style-name="P99"/>
      <text:p text:style-name="P190"><text:span text:style-name="T2">Operation :<text:tab/></text:span><text:span text:style-name="T107">if(</text:span><text:span text:style-name="T108">)</text:span><text:span text:style-name="T107"> PC</text:span> <text:span text:style-name="T165">+</text:span>= <text:span text:style-name="T165">IMM </text:span><text:span text:style-name="T168">x 8</text:span></text:p>
      <text:p text:style-name="P99"><text:span text:style-name="T26">Latency :<text:tab/></text:span><text:span text:style-name="T107">1/2</text:span><text:span text:style-name="T105"> cycles<text:line-break/></text:span><text:span text:style-name="T4">Example :<text:tab/></text:span><text:span text:style-name="T108">bl</text:span><text:span text:style-name="T84"> </text:span><text:span text:style-name="T107">label</text:span></text:p>
      <text:p text:style-name="P235"><draw:line text:anchor-type="paragraph" draw:z-index="39" draw:name="Shape1_39" draw:style-name="gr1" draw:text-style-name="P556" svg:x1="0.054cm" svg:y1="0.591cm" svg:x2="15.882cm" svg:y2="0.591cm"><text:p/></draw:line><text:span text:style-name="T28">B</text:span><text:span text:style-name="T30">L</text:span><text:span text:style-name="T31">E</text:span><text:span text:style-name="T3"> : </text:span><text:span text:style-name="T28">Branch </text:span><text:span text:style-name="T30">Less </text:span><text:span text:style-name="T31">or Equal</text:span><text:line-break/></text:p>
      <text:p text:style-name="P50">description...</text:p>
      <text:p text:style-name="P50">description...<text:line-break/></text:p>
      <text:p text:style-name="P50"><text:span text:style-name="T4">Operation Code :</text:span></text:p>
      <text:p text:style-name="P50"><text:line-break/> <text:span text:style-name="T73">31 <text:s/>30 <text:s/>29 <text:s/>28 <text:s/>27 <text:s/>26 <text:s/>25 <text:s/>24 <text:s/>23 <text:s/>22 <text:s/>21 <text:s/>20 <text:s/>19 <text:s/>18 <text:s/>17 <text:s/>16 <text:s/>15 <text:s/>14 <text:s/>13 <text:s/>12 <text:s/>11 <text:s/>10 <text:s/>9 <text:s/>8 <text:s/>7 <text:s/>6 <text:s/>5 <text:s/>4 <text:s/>3 <text:s/>2 <text:s/>1 <text:s/></text:span><text:span text:style-name="T74">0</text:span></text:p>
      <table:table table:name="Table40" table:style-name="Table40">
        <table:table-column table:style-name="Table40.A"/>
        <table:table-column table:style-name="Table40.B"/>
        <table:table-column table:style-name="Table40.C"/>
        <table:table-column table:style-name="Table40.D"/>
        <table:table-row table:style-name="TableLine93919136351248">
          <table:table-cell table:style-name="Table40.A1" office:value-type="string">
            <text:p text:style-name="P507"><text:span text:style-name="T80">Source</text:span></text:p>
            <text:p text:style-name="P507"><text:span text:style-name="T140">Immediate</text:span></text:p>
          </table:table-cell>
          <table:table-cell table:style-name="Table40.A1" office:value-type="string">
            <text:p text:style-name="P507">--------</text:p>
            <text:p text:style-name="P536">00 0000</text:p>
            <text:p text:style-name="P542"><text:s text:c="9"/></text:p>
          </table:table-cell>
          <table:table-cell table:style-name="Table40.A1" office:value-type="string">
            <text:p text:style-name="P344"><text:s text:c="9"/><text:span text:style-name="T164">B</text:span><text:span text:style-name="T166">LE</text:span> : 0x0<text:span text:style-name="T166">C</text:span><text:span text:style-name="T164">C</text:span></text:p>
            <text:p text:style-name="P344"><text:s text:c="9"/>00<text:span text:style-name="T166">11</text:span> 00<text:span text:style-name="T164">11</text:span> 00</text:p>
          </table:table-cell>
          <table:table-cell table:style-name="Table40.D1" office:value-type="string">
            <text:p text:style-name="P400">Unit</text:p>
            <text:p text:style-name="P400"/>
            <text:p text:style-name="P282">----</text:p>
          </table:table-cell>
        </table:table-row>
      </table:table>
      <text:p text:style-name="P147"><text:s text:c="43"/><text:span text:style-name="T163">14</text:span><text:span text:style-name="T81"> bits <text:s text:c="57"/>6 bits <text:s text:c="34"/>10 bits <text:s text:c="16"/>2 bits</text:span></text:p>
      <text:p text:style-name="P100"/>
      <text:p text:style-name="P190"><text:span text:style-name="T2">Operation :<text:tab/></text:span><text:span text:style-name="T107">if(</text:span><text:span text:style-name="T108">)</text:span><text:span text:style-name="T107"> PC</text:span> <text:span text:style-name="T165">+</text:span>= <text:span text:style-name="T165">IMM </text:span><text:span text:style-name="T168">x 8</text:span></text:p>
      <text:p text:style-name="P100"><text:span text:style-name="T26">Latency :<text:tab/></text:span><text:span text:style-name="T107">1/2</text:span><text:span text:style-name="T105"> cycles<text:line-break/></text:span><text:span text:style-name="T4">Example :<text:tab/></text:span><text:span text:style-name="T108">ble</text:span><text:span text:style-name="T84"> </text:span><text:span text:style-name="T107">label</text:span></text:p>
      <text:p text:style-name="P100"><text:span text:style-name="T107"/></text:p>
      <text:p text:style-name="P100"><text:span text:style-name="T107"/></text:p>
      <text:p text:style-name="P13"><draw:line text:anchor-type="paragraph" draw:z-index="40" draw:name="Shape1_40" draw:style-name="gr1" draw:text-style-name="P556" svg:x1="0.054cm" svg:y1="0.591cm" svg:x2="15.882cm" svg:y2="0.591cm"><text:p/></draw:line><text:span text:style-name="T28">B</text:span><text:span text:style-name="T31">G</text:span><text:span text:style-name="T3">: </text:span><text:span text:style-name="T28">Branch </text:span><text:span text:style-name="T31">Greater</text:span><text:span text:style-name="T30"> </text:span><text:span text:style-name="T31">or Equal</text:span><text:line-break/></text:p>
      <text:p text:style-name="P50">description...</text:p>
      <text:p text:style-name="P50">description...<text:line-break/></text:p>
      <text:p text:style-name="P50"><text:span text:style-name="T4">Operation Code :</text:span></text:p>
      <text:p text:style-name="P50"><text:line-break/> <text:span text:style-name="T73">31 <text:s/>30 <text:s/>29 <text:s/>28 <text:s/>27 <text:s/>26 <text:s/>25 <text:s/>24 <text:s/>23 <text:s/>22 <text:s/>21 <text:s/>20 <text:s/>19 <text:s/>18 <text:s/>17 <text:s/>16 <text:s/>15 <text:s/>14 <text:s/>13 <text:s/>12 <text:s/>11 <text:s/>10 <text:s/>9 <text:s/>8 <text:s/>7 <text:s/>6 <text:s/>5 <text:s/>4 <text:s/>3 <text:s/>2 <text:s/>1 <text:s/></text:span><text:span text:style-name="T74">0</text:span></text:p>
      <table:table table:name="Table41" table:style-name="Table41">
        <table:table-column table:style-name="Table41.A"/>
        <table:table-column table:style-name="Table41.B"/>
        <table:table-column table:style-name="Table41.C"/>
        <table:table-column table:style-name="Table41.D"/>
        <table:table-row table:style-name="TableLine93919133253520">
          <table:table-cell table:style-name="Table41.A1" office:value-type="string">
            <text:p text:style-name="P507"><text:span text:style-name="T80">Source</text:span></text:p>
            <text:p text:style-name="P507"><text:span text:style-name="T140">Immediate</text:span></text:p>
          </table:table-cell>
          <table:table-cell table:style-name="Table41.A1" office:value-type="string">
            <text:p text:style-name="P507">--------</text:p>
            <text:p text:style-name="P536">00 0000</text:p>
            <text:p text:style-name="P542"><text:s text:c="9"/></text:p>
          </table:table-cell>
          <table:table-cell table:style-name="Table41.A1" office:value-type="string">
            <text:p text:style-name="P344"><text:s text:c="9"/><text:span text:style-name="T164">B</text:span><text:span text:style-name="T166">G</text:span> : 0x<text:span text:style-name="T166">10</text:span><text:span text:style-name="T164">C</text:span></text:p>
            <text:p text:style-name="P344"><text:s text:c="9"/>0<text:span text:style-name="T166">100</text:span> 00<text:span text:style-name="T164">11</text:span> 00</text:p>
          </table:table-cell>
          <table:table-cell table:style-name="Table41.D1" office:value-type="string">
            <text:p text:style-name="P400">Unit</text:p>
            <text:p text:style-name="P400"/>
            <text:p text:style-name="P282">----</text:p>
          </table:table-cell>
        </table:table-row>
      </table:table>
      <text:p text:style-name="P147"><text:s text:c="43"/><text:span text:style-name="T163">14</text:span><text:span text:style-name="T81"> bits <text:s text:c="57"/>6 bits <text:s text:c="34"/>10 bits <text:s text:c="16"/>2 bits</text:span></text:p>
      <text:p text:style-name="P100"/>
      <text:p text:style-name="P190"><text:span text:style-name="T2">Operation :<text:tab/></text:span><text:span text:style-name="T107">if(</text:span><text:span text:style-name="T108">) </text:span><text:span text:style-name="T107">PC</text:span> <text:span text:style-name="T165">+</text:span>= <text:span text:style-name="T165">IMM </text:span><text:span text:style-name="T168">x 8</text:span></text:p>
      <text:p text:style-name="P100"><text:span text:style-name="T26">Latency :<text:tab/></text:span><text:span text:style-name="T107">1/2</text:span><text:span text:style-name="T105"> cycles<text:line-break/></text:span><text:span text:style-name="T4">Example :<text:tab/></text:span><text:span text:style-name="T108">bg</text:span><text:span text:style-name="T84"> </text:span><text:span text:style-name="T107">label</text:span></text:p>
      <text:p text:style-name="P100"><text:span text:style-name="T107"/></text:p>
      <text:p text:style-name="P13"><draw:line text:anchor-type="paragraph" draw:z-index="41" draw:name="Shape1_41" draw:style-name="gr1" draw:text-style-name="P556" svg:x1="0.054cm" svg:y1="0.591cm" svg:x2="15.882cm" svg:y2="0.591cm"><text:p/></draw:line><text:span text:style-name="T28">B</text:span><text:span text:style-name="T31">GE</text:span><text:span text:style-name="T3"> : </text:span><text:span text:style-name="T28">Branch </text:span><text:span text:style-name="T31">Greater</text:span><text:span text:style-name="T30"> </text:span><text:span text:style-name="T31">or Equal</text:span><text:line-break/></text:p>
      <text:p text:style-name="P50">description...</text:p>
      <text:p text:style-name="P50">description...<text:line-break/></text:p>
      <text:p text:style-name="P50"><text:span text:style-name="T4">Operation Code :</text:span></text:p>
      <text:p text:style-name="P50"><text:line-break/> <text:span text:style-name="T73">31 <text:s/>30 <text:s/>29 <text:s/>28 <text:s/>27 <text:s/>26 <text:s/>25 <text:s/>24 <text:s/>23 <text:s/>22 <text:s/>21 <text:s/>20 <text:s/>19 <text:s/>18 <text:s/>17 <text:s/>16 <text:s/>15 <text:s/>14 <text:s/>13 <text:s/>12 <text:s/>11 <text:s/>10 <text:s/>9 <text:s/>8 <text:s/>7 <text:s/>6 <text:s/>5 <text:s/>4 <text:s/>3 <text:s/>2 <text:s/>1 <text:s/></text:span><text:span text:style-name="T74">0</text:span></text:p>
      <table:table table:name="Table42" table:style-name="Table42">
        <table:table-column table:style-name="Table42.A"/>
        <table:table-column table:style-name="Table42.B"/>
        <table:table-column table:style-name="Table42.C"/>
        <table:table-column table:style-name="Table42.D"/>
        <table:table-row table:style-name="TableLine93919130764608">
          <table:table-cell table:style-name="Table42.A1" office:value-type="string">
            <text:p text:style-name="P507"><text:span text:style-name="T80">Source</text:span></text:p>
            <text:p text:style-name="P507"><text:span text:style-name="T140">Immediate</text:span></text:p>
          </table:table-cell>
          <table:table-cell table:style-name="Table42.A1" office:value-type="string">
            <text:p text:style-name="P507">--------</text:p>
            <text:p text:style-name="P536">00 0000</text:p>
            <text:p text:style-name="P542"><text:s text:c="9"/></text:p>
          </table:table-cell>
          <table:table-cell table:style-name="Table42.A1" office:value-type="string">
            <text:p text:style-name="P344"><text:s text:c="9"/><text:span text:style-name="T164">B</text:span><text:span text:style-name="T166">GE</text:span> : 0x<text:span text:style-name="T166">14</text:span><text:span text:style-name="T164">C</text:span></text:p>
            <text:p text:style-name="P344"><text:s text:c="9"/>0<text:span text:style-name="T166">101</text:span> 00<text:span text:style-name="T164">11</text:span> 00</text:p>
          </table:table-cell>
          <table:table-cell table:style-name="Table42.D1" office:value-type="string">
            <text:p text:style-name="P400">Unit</text:p>
            <text:p text:style-name="P400"/>
            <text:p text:style-name="P282">----</text:p>
          </table:table-cell>
        </table:table-row>
      </table:table>
      <text:p text:style-name="P147"><text:s text:c="43"/><text:span text:style-name="T163">14</text:span><text:span text:style-name="T81"> bits <text:s text:c="57"/>6 bits <text:s text:c="34"/>10 bits <text:s text:c="16"/>2 bits</text:span></text:p>
      <text:p text:style-name="P100"/>
      <text:p text:style-name="P190"><text:span text:style-name="T2">Operation :<text:tab/></text:span><text:span text:style-name="T107">if(</text:span><text:span text:style-name="T108">)</text:span><text:span text:style-name="T107"> PC</text:span> <text:span text:style-name="T165">+</text:span>= <text:span text:style-name="T165">IMM </text:span><text:span text:style-name="T168">x 8</text:span></text:p>
      <text:p text:style-name="P100"><text:span text:style-name="T26">Latency :<text:tab/></text:span><text:span text:style-name="T107">1/2</text:span><text:span text:style-name="T105"> cycles<text:line-break/></text:span><text:span text:style-name="T4">Example :<text:tab/></text:span><text:span text:style-name="T108">bge</text:span><text:span text:style-name="T84"> </text:span><text:span text:style-name="T107">label</text:span></text:p>
      <text:p text:style-name="P235"><draw:line text:anchor-type="paragraph" draw:z-index="42" draw:name="Shape1_42" draw:style-name="gr1" draw:text-style-name="P556" svg:x1="0.054cm" svg:y1="0.591cm" svg:x2="15.882cm" svg:y2="0.591cm"><text:p/></draw:line><text:span text:style-name="T28">B</text:span><text:span text:style-name="T30">L</text:span><text:span text:style-name="T31">S</text:span><text:span text:style-name="T3"> : </text:span><text:span text:style-name="T28">Branch </text:span><text:span text:style-name="T30">Less </text:span><text:span text:style-name="T31">Signed</text:span><text:line-break/></text:p>
      <text:p text:style-name="P50">description...</text:p>
      <text:p text:style-name="P50">description...<text:line-break/></text:p>
      <text:p text:style-name="P50"><text:span text:style-name="T4">Operation Code :</text:span></text:p>
      <text:p text:style-name="P50"><text:line-break/> <text:span text:style-name="T73">31 <text:s/>30 <text:s/>29 <text:s/>28 <text:s/>27 <text:s/>26 <text:s/>25 <text:s/>24 <text:s/>23 <text:s/>22 <text:s/>21 <text:s/>20 <text:s/>19 <text:s/>18 <text:s/>17 <text:s/>16 <text:s/>15 <text:s/>14 <text:s/>13 <text:s/>12 <text:s/>11 <text:s/>10 <text:s/>9 <text:s/>8 <text:s/>7 <text:s/>6 <text:s/>5 <text:s/>4 <text:s/>3 <text:s/>2 <text:s/>1 <text:s/></text:span><text:span text:style-name="T74">0</text:span></text:p>
      <table:table table:name="Table43" table:style-name="Table43">
        <table:table-column table:style-name="Table43.A"/>
        <table:table-column table:style-name="Table43.B"/>
        <table:table-column table:style-name="Table43.C"/>
        <table:table-column table:style-name="Table43.D"/>
        <table:table-row table:style-name="TableLine93919139659280">
          <table:table-cell table:style-name="Table43.A1" office:value-type="string">
            <text:p text:style-name="P507"><text:span text:style-name="T80">Source</text:span></text:p>
            <text:p text:style-name="P507"><text:span text:style-name="T140">Immediate</text:span></text:p>
          </table:table-cell>
          <table:table-cell table:style-name="Table43.A1" office:value-type="string">
            <text:p text:style-name="P507">--------</text:p>
            <text:p text:style-name="P536">00 0000</text:p>
            <text:p text:style-name="P542"><text:s text:c="9"/></text:p>
          </table:table-cell>
          <table:table-cell table:style-name="Table43.A1" office:value-type="string">
            <text:p text:style-name="P344"><text:s text:c="9"/><text:span text:style-name="T164">B</text:span><text:span text:style-name="T166">LS</text:span> : 0x<text:span text:style-name="T166">18</text:span><text:span text:style-name="T164">C</text:span></text:p>
            <text:p text:style-name="P344"><text:s text:c="9"/>0<text:span text:style-name="T166">110</text:span> 00<text:span text:style-name="T164">11</text:span> 00</text:p>
          </table:table-cell>
          <table:table-cell table:style-name="Table43.D1" office:value-type="string">
            <text:p text:style-name="P400">Unit</text:p>
            <text:p text:style-name="P400"/>
            <text:p text:style-name="P282">----</text:p>
          </table:table-cell>
        </table:table-row>
      </table:table>
      <text:p text:style-name="P147"><text:s text:c="43"/><text:span text:style-name="T163">14</text:span><text:span text:style-name="T81"> bits <text:s text:c="57"/>6 bits <text:s text:c="34"/>10 bits <text:s text:c="16"/>2 bits</text:span></text:p>
      <text:p text:style-name="P100"/>
      <text:p text:style-name="P190"><text:span text:style-name="T2">Operation :<text:tab/></text:span><text:span text:style-name="T107">if(</text:span><text:span text:style-name="T108">)</text:span><text:span text:style-name="T107"> PC</text:span> <text:span text:style-name="T165">+</text:span>= <text:span text:style-name="T165">IMM </text:span><text:span text:style-name="T168">x 8</text:span></text:p>
      <text:p text:style-name="P100"><text:span text:style-name="T26">Latency :<text:tab/></text:span><text:span text:style-name="T107">1/2</text:span><text:span text:style-name="T105"> cycles<text:line-break/></text:span><text:span text:style-name="T4">Example :<text:tab/></text:span><text:span text:style-name="T108">bls</text:span><text:span text:style-name="T84"> </text:span><text:span text:style-name="T107">label</text:span></text:p>
      <text:p text:style-name="P100"><text:span text:style-name="T107"/></text:p>
      <text:p text:style-name="P100"><text:span text:style-name="T107"/></text:p>
      <text:p text:style-name="P13"><draw:line text:anchor-type="paragraph" draw:z-index="43" draw:name="Shape1_43" draw:style-name="gr1" draw:text-style-name="P556" svg:x1="0.054cm" svg:y1="0.591cm" svg:x2="15.882cm" svg:y2="0.591cm"><text:p/></draw:line><text:span text:style-name="T28">B</text:span><text:span text:style-name="T30">L</text:span><text:span text:style-name="T31">ES</text:span><text:span text:style-name="T3"> : </text:span><text:span text:style-name="T28">Branch </text:span><text:span text:style-name="T30">Less </text:span><text:span text:style-name="T31">or Equal Signed</text:span><text:line-break/></text:p>
      <text:p text:style-name="P50">description...</text:p>
      <text:p text:style-name="P50">description...<text:line-break/></text:p>
      <text:p text:style-name="P50"><text:span text:style-name="T4">Operation Code :</text:span></text:p>
      <text:p text:style-name="P50"><text:line-break/> <text:span text:style-name="T73">31 <text:s/>30 <text:s/>29 <text:s/>28 <text:s/>27 <text:s/>26 <text:s/>25 <text:s/>24 <text:s/>23 <text:s/>22 <text:s/>21 <text:s/>20 <text:s/>19 <text:s/>18 <text:s/>17 <text:s/>16 <text:s/>15 <text:s/>14 <text:s/>13 <text:s/>12 <text:s/>11 <text:s/>10 <text:s/>9 <text:s/>8 <text:s/>7 <text:s/>6 <text:s/>5 <text:s/>4 <text:s/>3 <text:s/>2 <text:s/>1 <text:s/></text:span><text:span text:style-name="T74">0</text:span></text:p>
      <table:table table:name="Table44" table:style-name="Table44">
        <table:table-column table:style-name="Table44.A"/>
        <table:table-column table:style-name="Table44.B"/>
        <table:table-column table:style-name="Table44.C"/>
        <table:table-column table:style-name="Table44.D"/>
        <table:table-row table:style-name="TableLine93919137665552">
          <table:table-cell table:style-name="Table44.A1" office:value-type="string">
            <text:p text:style-name="P507"><text:span text:style-name="T80">Source</text:span></text:p>
            <text:p text:style-name="P507"><text:span text:style-name="T140">Immediate</text:span></text:p>
          </table:table-cell>
          <table:table-cell table:style-name="Table44.A1" office:value-type="string">
            <text:p text:style-name="P507">--------</text:p>
            <text:p text:style-name="P536">00 0000</text:p>
            <text:p text:style-name="P542"><text:s text:c="9"/></text:p>
          </table:table-cell>
          <table:table-cell table:style-name="Table44.A1" office:value-type="string">
            <text:p text:style-name="P344"><text:s text:c="9"/><text:span text:style-name="T164">B</text:span><text:span text:style-name="T166">LES</text:span> : 0x<text:span text:style-name="T166">1C</text:span><text:span text:style-name="T164">C</text:span></text:p>
            <text:p text:style-name="P344"><text:s text:c="9"/>0<text:span text:style-name="T166">111</text:span> 00<text:span text:style-name="T164">11</text:span> 00</text:p>
          </table:table-cell>
          <table:table-cell table:style-name="Table44.D1" office:value-type="string">
            <text:p text:style-name="P400">Unit</text:p>
            <text:p text:style-name="P400"/>
            <text:p text:style-name="P282">----</text:p>
          </table:table-cell>
        </table:table-row>
      </table:table>
      <text:p text:style-name="P147"><text:s text:c="43"/><text:span text:style-name="T163">14</text:span><text:span text:style-name="T81"> bits <text:s text:c="57"/>6 bits <text:s text:c="34"/>10 bits <text:s text:c="16"/>2 bits</text:span></text:p>
      <text:p text:style-name="P100"/>
      <text:p text:style-name="P190"><text:span text:style-name="T2">Operation :<text:tab/></text:span><text:span text:style-name="T107">if(</text:span><text:span text:style-name="T108">)</text:span><text:span text:style-name="T107"> PC</text:span> <text:span text:style-name="T165">+</text:span>= <text:span text:style-name="T165">IMM </text:span><text:span text:style-name="T168">x 8</text:span></text:p>
      <text:p text:style-name="P100"><text:span text:style-name="T26">Latency :<text:tab/></text:span><text:span text:style-name="T107">1/2</text:span><text:span text:style-name="T105"> cycles<text:line-break/></text:span><text:span text:style-name="T4">Example :<text:tab/></text:span><text:span text:style-name="T108">bles</text:span><text:span text:style-name="T84"> </text:span><text:span text:style-name="T107">label</text:span></text:p>
      <text:p text:style-name="P100"><text:span text:style-name="T107"/></text:p>
      <text:p text:style-name="P100"><text:span text:style-name="T107"/></text:p>
      <text:p text:style-name="P13"><draw:line text:anchor-type="paragraph" draw:z-index="44" draw:name="Shape1_44" draw:style-name="gr1" draw:text-style-name="P556" svg:x1="0.054cm" svg:y1="0.591cm" svg:x2="15.882cm" svg:y2="0.591cm"><text:p/></draw:line><text:span text:style-name="T28">B</text:span><text:span text:style-name="T31">GS</text:span><text:span text:style-name="T3">: </text:span><text:span text:style-name="T28">Branch </text:span><text:span text:style-name="T31">Greater</text:span><text:span text:style-name="T30"> </text:span><text:span text:style-name="T31">or Equal Signed</text:span><text:line-break/></text:p>
      <text:p text:style-name="P50">description...</text:p>
      <text:p text:style-name="P50">description...<text:line-break/></text:p>
      <text:p text:style-name="P50"><text:span text:style-name="T4">Operation Code :</text:span></text:p>
      <text:p text:style-name="P50"><text:line-break/> <text:span text:style-name="T73">31 <text:s/>30 <text:s/>29 <text:s/>28 <text:s/>27 <text:s/>26 <text:s/>25 <text:s/>24 <text:s/>23 <text:s/>22 <text:s/>21 <text:s/>20 <text:s/>19 <text:s/>18 <text:s/>17 <text:s/>16 <text:s/>15 <text:s/>14 <text:s/>13 <text:s/>12 <text:s/>11 <text:s/>10 <text:s/>9 <text:s/>8 <text:s/>7 <text:s/>6 <text:s/>5 <text:s/>4 <text:s/>3 <text:s/>2 <text:s/>1 <text:s/></text:span><text:span text:style-name="T74">0</text:span></text:p>
      <table:table table:name="Table45" table:style-name="Table45">
        <table:table-column table:style-name="Table45.A"/>
        <table:table-column table:style-name="Table45.B"/>
        <table:table-column table:style-name="Table45.C"/>
        <table:table-column table:style-name="Table45.D"/>
        <table:table-row table:style-name="TableLine93919139228448">
          <table:table-cell table:style-name="Table45.A1" office:value-type="string">
            <text:p text:style-name="P507"><text:span text:style-name="T80">Source</text:span></text:p>
            <text:p text:style-name="P507"><text:span text:style-name="T140">Immediate</text:span></text:p>
          </table:table-cell>
          <table:table-cell table:style-name="Table45.A1" office:value-type="string">
            <text:p text:style-name="P507">--------</text:p>
            <text:p text:style-name="P536">00 0000</text:p>
            <text:p text:style-name="P542"><text:s text:c="9"/></text:p>
          </table:table-cell>
          <table:table-cell table:style-name="Table45.A1" office:value-type="string">
            <text:p text:style-name="P344"><text:s text:c="9"/><text:span text:style-name="T164">B</text:span><text:span text:style-name="T166">GS</text:span> : 0x<text:span text:style-name="T166">20</text:span><text:span text:style-name="T164">C</text:span></text:p>
            <text:p text:style-name="P344"><text:s text:c="8"/><text:span text:style-name="T166">1000</text:span> 00<text:span text:style-name="T164">11</text:span> 00</text:p>
          </table:table-cell>
          <table:table-cell table:style-name="Table45.D1" office:value-type="string">
            <text:p text:style-name="P400">Unit</text:p>
            <text:p text:style-name="P400"/>
            <text:p text:style-name="P282">----</text:p>
          </table:table-cell>
        </table:table-row>
      </table:table>
      <text:p text:style-name="P147"><text:s text:c="43"/><text:span text:style-name="T163">14</text:span><text:span text:style-name="T81"> bits <text:s text:c="57"/>6 bits <text:s text:c="34"/>10 bits <text:s text:c="16"/>2 bits</text:span></text:p>
      <text:p text:style-name="P100"/>
      <text:p text:style-name="P190"><text:span text:style-name="T2">Operation :<text:tab/></text:span><text:span text:style-name="T107">if(</text:span><text:span text:style-name="T108">)</text:span><text:span text:style-name="T107"> PC</text:span> <text:span text:style-name="T165">+</text:span>= <text:span text:style-name="T165">IMM </text:span><text:span text:style-name="T168">x 8</text:span></text:p>
      <text:p text:style-name="P100"><text:span text:style-name="T26">Latency :<text:tab/></text:span><text:span text:style-name="T107">1/2</text:span><text:span text:style-name="T105"> cycles<text:line-break/></text:span><text:span text:style-name="T4">Example :<text:tab/></text:span><text:span text:style-name="T108">bgs</text:span><text:span text:style-name="T84"> </text:span><text:span text:style-name="T107">label</text:span></text:p>
      <text:p text:style-name="P13"><draw:line text:anchor-type="paragraph" draw:z-index="45" draw:name="Shape1_45" draw:style-name="gr1" draw:text-style-name="P556" svg:x1="0.054cm" svg:y1="0.591cm" svg:x2="15.882cm" svg:y2="0.591cm"><text:p/></draw:line><text:soft-page-break/><text:span text:style-name="T28">B</text:span><text:span text:style-name="T31">GES</text:span><text:span text:style-name="T3"> : </text:span><text:span text:style-name="T28">Branch </text:span><text:span text:style-name="T31">Greater</text:span><text:span text:style-name="T30"> </text:span><text:span text:style-name="T31">or Equal Signed</text:span><text:line-break/></text:p>
      <text:p text:style-name="P50">description...</text:p>
      <text:p text:style-name="P50">description...<text:line-break/></text:p>
      <text:p text:style-name="P50"><text:span text:style-name="T4">Operation Code :</text:span></text:p>
      <text:p text:style-name="P50"><text:line-break/> <text:span text:style-name="T73">31 <text:s/>30 <text:s/>29 <text:s/>28 <text:s/>27 <text:s/>26 <text:s/>25 <text:s/>24 <text:s/>23 <text:s/>22 <text:s/>21 <text:s/>20 <text:s/>19 <text:s/>18 <text:s/>17 <text:s/>16 <text:s/>15 <text:s/>14 <text:s/>13 <text:s/>12 <text:s/>11 <text:s/>10 <text:s/>9 <text:s/>8 <text:s/>7 <text:s/>6 <text:s/>5 <text:s/>4 <text:s/>3 <text:s/>2 <text:s/>1 <text:s/></text:span><text:span text:style-name="T74">0</text:span></text:p>
      <table:table table:name="Table46" table:style-name="Table46">
        <table:table-column table:style-name="Table46.A"/>
        <table:table-column table:style-name="Table46.B"/>
        <table:table-column table:style-name="Table46.C"/>
        <table:table-column table:style-name="Table46.D"/>
        <table:table-row table:style-name="TableLine93919140227904">
          <table:table-cell table:style-name="Table46.A1" office:value-type="string">
            <text:p text:style-name="P507"><text:span text:style-name="T80">Source</text:span></text:p>
            <text:p text:style-name="P507"><text:span text:style-name="T140">Immediate</text:span></text:p>
          </table:table-cell>
          <table:table-cell table:style-name="Table46.A1" office:value-type="string">
            <text:p text:style-name="P507">--------</text:p>
            <text:p text:style-name="P536">00 0000</text:p>
            <text:p text:style-name="P542"><text:s text:c="9"/></text:p>
          </table:table-cell>
          <table:table-cell table:style-name="Table46.A1" office:value-type="string">
            <text:p text:style-name="P344"><text:s text:c="9"/><text:span text:style-name="T164">B</text:span><text:span text:style-name="T166">GES</text:span> : 0x<text:span text:style-name="T166">24</text:span><text:span text:style-name="T164">C</text:span></text:p>
            <text:p text:style-name="P344"><text:s text:c="9"/><text:span text:style-name="T166">1001</text:span> 00<text:span text:style-name="T164">11</text:span> 00</text:p>
          </table:table-cell>
          <table:table-cell table:style-name="Table46.D1" office:value-type="string">
            <text:p text:style-name="P400">Unit</text:p>
            <text:p text:style-name="P400"/>
            <text:p text:style-name="P282">----</text:p>
          </table:table-cell>
        </table:table-row>
      </table:table>
      <text:p text:style-name="P147"><text:s text:c="43"/><text:span text:style-name="T163">14</text:span><text:span text:style-name="T81"> bits <text:s text:c="57"/>6 bits <text:s text:c="34"/>10 bits <text:s text:c="16"/>2 bits</text:span></text:p>
      <text:p text:style-name="P100"/>
      <text:p text:style-name="P190"><text:span text:style-name="T2">Operation :<text:tab/></text:span><text:span text:style-name="T107">if(</text:span><text:span text:style-name="T108">)</text:span><text:span text:style-name="T107"> PC</text:span> <text:span text:style-name="T165">+</text:span>= <text:span text:style-name="T165">IMM </text:span><text:span text:style-name="T168">x 8</text:span></text:p>
      <text:p text:style-name="P100"><text:span text:style-name="T26">Latency :<text:tab/></text:span><text:span text:style-name="T107">1/2</text:span><text:span text:style-name="T105"> cycles<text:line-break/></text:span><text:span text:style-name="T4">Example :<text:tab/></text:span><text:span text:style-name="T108">bges</text:span><text:span text:style-name="T84"> </text:span><text:span text:style-name="T107">label</text:span></text:p>
      <text:p text:style-name="P100"><text:span text:style-name="T107"/></text:p>
      <text:p text:style-name="P100"><text:span text:style-name="T107"/></text:p>
      <text:p text:style-name="P225"><draw:line text:anchor-type="paragraph" draw:z-index="63" draw:name="Shape1_63" draw:style-name="gr1" draw:text-style-name="P556" svg:x1="0.054cm" svg:y1="0.591cm" svg:x2="15.882cm" svg:y2="0.591cm"><text:p/></draw:line><text:span text:style-name="T28">B</text:span><text:span text:style-name="T3"> : </text:span><text:span text:style-name="T28">Branch </text:span><text:span text:style-name="T178">Unconditional</text:span></text:p>
      <text:p text:style-name="P225"><text:span text:style-name="T178"/></text:p>
      <text:p text:style-name="P60">description...</text:p>
      <text:p text:style-name="P60">description...<text:line-break/></text:p>
      <text:p text:style-name="P60"><text:span text:style-name="T4">Operation Code :</text:span></text:p>
      <text:p text:style-name="P60"><text:line-break/> <text:span text:style-name="T73">31 <text:s/>30 <text:s/>29 <text:s/>28 <text:s/>27 <text:s/>26 <text:s/>25 <text:s/>24 <text:s/>23 <text:s/>22 <text:s/>21 <text:s/>20 <text:s/>19 <text:s/>18 <text:s/>17 <text:s/>16 <text:s/>15 <text:s/>14 <text:s/>13 <text:s/>12 <text:s/>11 <text:s/>10 <text:s/>9 <text:s/>8 <text:s/>7 <text:s/>6 <text:s/>5 <text:s/>4 <text:s/>3 <text:s/>2 <text:s/>1 <text:s/></text:span><text:span text:style-name="T74">0</text:span></text:p>
      <table:table table:name="Table65" table:style-name="Table65">
        <table:table-column table:style-name="Table65.A"/>
        <table:table-column table:style-name="Table65.B"/>
        <table:table-column table:style-name="Table65.C"/>
        <table:table-column table:style-name="Table65.D"/>
        <table:table-row table:style-name="TableLine93919143782128">
          <table:table-cell table:style-name="Table65.A1" office:value-type="string">
            <text:p text:style-name="P515"><text:span text:style-name="T80">Source</text:span></text:p>
            <text:p text:style-name="P515"><text:span text:style-name="T140">Immediate</text:span></text:p>
          </table:table-cell>
          <table:table-cell table:style-name="Table65.A1" office:value-type="string">
            <text:p text:style-name="P515">--------</text:p>
            <text:p text:style-name="P539">00 0000</text:p>
            <text:p text:style-name="P551"><text:s text:c="9"/></text:p>
          </table:table-cell>
          <table:table-cell table:style-name="Table65.A1" office:value-type="string">
            <text:p text:style-name="P366"><text:s text:c="9"/><text:span text:style-name="T164">B</text:span> : 0x<text:span text:style-name="T166">2</text:span><text:span text:style-name="T179">8</text:span><text:span text:style-name="T164">C</text:span></text:p>
            <text:p text:style-name="P366"><text:s text:c="9"/><text:span text:style-name="T166">10</text:span><text:span text:style-name="T179">10</text:span> 00<text:span text:style-name="T164">11</text:span> 00</text:p>
          </table:table-cell>
          <table:table-cell table:style-name="Table65.D1" office:value-type="string">
            <text:p text:style-name="P410">Unit</text:p>
            <text:p text:style-name="P410"/>
            <text:p text:style-name="P292">----</text:p>
          </table:table-cell>
        </table:table-row>
      </table:table>
      <text:p text:style-name="P156"><text:s text:c="43"/><text:span text:style-name="T163">14</text:span><text:span text:style-name="T81"> bits <text:s text:c="57"/>6 bits <text:s text:c="34"/>10 bits <text:s text:c="16"/>2 bits</text:span></text:p>
      <text:p text:style-name="P110"/>
      <text:p text:style-name="P198"><text:span text:style-name="T2">Operation :<text:tab/></text:span><text:span text:style-name="T107">PC</text:span> <text:span text:style-name="T165">+</text:span>= <text:span text:style-name="T165">IMM </text:span><text:span text:style-name="T168">x 8</text:span></text:p>
      <text:p text:style-name="P110"><text:span text:style-name="T26">Latency :<text:tab/></text:span><text:span text:style-name="T107">1/2</text:span><text:span text:style-name="T105"> cycles<text:line-break/></text:span><text:span text:style-name="T4">Example :<text:tab/></text:span><text:span text:style-name="T108">bges</text:span><text:span text:style-name="T84"> </text:span><text:span text:style-name="T107">label</text:span></text:p>
      <text:p text:style-name="P110"><text:span text:style-name="T107"/></text:p>
      <text:p text:style-name="P110"><text:span text:style-name="T107"/></text:p>
      <text:p text:style-name="P110"><text:span text:style-name="T107"/></text:p>
      <text:p text:style-name="P110"><text:span text:style-name="T107"/></text:p>
      <text:p text:style-name="P110"><text:span text:style-name="T107"/></text:p>
      <text:p text:style-name="P110"><text:span text:style-name="T107"/></text:p>
      <text:p text:style-name="P110"><text:span text:style-name="T107"/></text:p>
      <text:p text:style-name="P110"><text:span text:style-name="T107"/></text:p>
      <text:p text:style-name="P110"><text:span text:style-name="T107"/></text:p>
      <text:p text:style-name="P110"><text:span text:style-name="T107"/></text:p>
      <text:p text:style-name="P110"><text:span text:style-name="T107"/></text:p>
      <text:p text:style-name="P110"><text:span text:style-name="T107"/></text:p>
      <text:p text:style-name="P110"><text:span text:style-name="T107"/></text:p>
      <text:p text:style-name="P110"><text:span text:style-name="T107"/></text:p>
      <text:p text:style-name="P110"><text:span text:style-name="T107"/></text:p>
      <text:p text:style-name="P100"><text:span text:style-name="T107"/></text:p>
      <text:p text:style-name="P100"><text:span text:style-name="T107"/></text:p>
      <text:p text:style-name="P14"><draw:line text:anchor-type="paragraph" draw:z-index="46" draw:name="Shape1_46" draw:style-name="gr1" draw:text-style-name="P556" svg:x1="0.054cm" svg:y1="0.591cm" svg:x2="15.882cm" svg:y2="0.591cm"><text:p/></draw:line><text:soft-page-break/><text:span text:style-name="T32">JMP</text:span><text:span text:style-name="T3"> : </text:span><text:span text:style-name="T32">J</text:span><text:span text:style-name="T33">ump</text:span><text:line-break/></text:p>
      <text:p text:style-name="P51">description...</text:p>
      <text:p text:style-name="P51">description...<text:line-break/></text:p>
      <text:p text:style-name="P51"><text:span text:style-name="T4">Operation Code :</text:span></text:p>
      <text:p text:style-name="P51"><text:line-break/> <text:span text:style-name="T73">31 <text:s/>30 <text:s/>29 <text:s/>28 <text:s/>27 <text:s/>26 <text:s/>25 <text:s/>24 <text:s/>23 <text:s/>22 <text:s/>21 <text:s/>20 <text:s/>19 <text:s/>18 <text:s/>17 <text:s/>16 <text:s/>15 <text:s/>14 <text:s/>13 <text:s/>12 <text:s/>11 <text:s/>10 <text:s/>9 <text:s/>8 <text:s/>7 <text:s/>6 <text:s/>5 <text:s/>4 <text:s/>3 <text:s/>2 <text:s/>1 <text:s/></text:span><text:span text:style-name="T74">0</text:span></text:p>
      <table:table table:name="Table47" table:style-name="Table47">
        <table:table-column table:style-name="Table47.A"/>
        <table:table-column table:style-name="Table47.B"/>
        <table:table-column table:style-name="Table47.C"/>
        <table:table-column table:style-name="Table47.D"/>
        <table:table-row table:style-name="TableLine93919141259408">
          <table:table-cell table:style-name="Table47.A1" office:value-type="string">
            <text:p text:style-name="P508"><text:span text:style-name="T80">Source</text:span></text:p>
            <text:p text:style-name="P508"><text:span text:style-name="T140">Immediate</text:span></text:p>
          </table:table-cell>
          <table:table-cell table:style-name="Table47.A1" office:value-type="string">
            <text:p text:style-name="P508">--------</text:p>
            <text:p text:style-name="P537">00 0000</text:p>
            <text:p text:style-name="P543"><text:s text:c="9"/></text:p>
          </table:table-cell>
          <table:table-cell table:style-name="Table47.A1" office:value-type="string">
            <text:p text:style-name="P345"><text:s text:c="9"/><text:span text:style-name="T169">JMP</text:span> : 0x<text:span text:style-name="T167">02</text:span><text:span text:style-name="T164">C</text:span></text:p>
            <text:p text:style-name="P345"><text:s text:c="9"/><text:span text:style-name="T167">0</text:span><text:span text:style-name="T166">00</text:span><text:span text:style-name="T167">0</text:span> <text:span text:style-name="T167">1</text:span>0<text:span text:style-name="T164">11</text:span> 00</text:p>
          </table:table-cell>
          <table:table-cell table:style-name="Table47.D1" office:value-type="string">
            <text:p text:style-name="P401">Unit</text:p>
            <text:p text:style-name="P401"/>
            <text:p text:style-name="P283">----</text:p>
          </table:table-cell>
        </table:table-row>
      </table:table>
      <text:p text:style-name="P148"><text:s text:c="43"/><text:span text:style-name="T163">14</text:span><text:span text:style-name="T81"> bits <text:s text:c="57"/>6 bits <text:s text:c="34"/>10 bits <text:s text:c="16"/>2 bits</text:span></text:p>
      <text:p text:style-name="P101"/>
      <text:p text:style-name="P189"><text:span text:style-name="T2">Operation :<text:tab/></text:span><text:span text:style-name="T107">PC</text:span> = <text:span text:style-name="T165">IMM </text:span><text:span text:style-name="T168">x 8</text:span></text:p>
      <text:p text:style-name="P101"><text:span text:style-name="T26">Latency :<text:tab/></text:span><text:span text:style-name="T107">1/2</text:span><text:span text:style-name="T105"> cycles<text:line-break/></text:span><text:span text:style-name="T4">Example :<text:tab/></text:span><text:span text:style-name="T109">jmp</text:span><text:span text:style-name="T84"> </text:span><text:span text:style-name="T107">label</text:span></text:p>
      <text:p text:style-name="P101"><text:span text:style-name="T107"/></text:p>
      <text:p text:style-name="P101"><text:span text:style-name="T107"/></text:p>
      <text:p text:style-name="P14"><draw:line text:anchor-type="paragraph" draw:z-index="47" draw:name="Shape1_47" draw:style-name="gr1" draw:text-style-name="P556" svg:x1="0.054cm" svg:y1="0.591cm" svg:x2="15.882cm" svg:y2="0.591cm"><text:p/></draw:line><text:span text:style-name="T32">JMP</text:span><text:span text:style-name="T33">R</text:span><text:span text:style-name="T3"> : </text:span><text:span text:style-name="T32">J</text:span><text:span text:style-name="T33">ump</text:span><text:span text:style-name="T32"> </text:span><text:span text:style-name="T33">Relative</text:span><text:line-break/></text:p>
      <text:p text:style-name="P52">description...</text:p>
      <text:p text:style-name="P52">description...<text:line-break/></text:p>
      <text:p text:style-name="P52"><text:span text:style-name="T4">Operation Code :</text:span></text:p>
      <text:p text:style-name="P52"><text:line-break/> <text:span text:style-name="T73">31 <text:s/>30 <text:s/>29 <text:s/>28 <text:s/>27 <text:s/>26 <text:s/>25 <text:s/>24 <text:s/>23 <text:s/>22 <text:s/>21 <text:s/>20 <text:s/>19 <text:s/>18 <text:s/>17 <text:s/>16 <text:s/>15 <text:s/>14 <text:s/>13 <text:s/>12 <text:s/>11 <text:s/>10 <text:s/>9 <text:s/>8 <text:s/>7 <text:s/>6 <text:s/>5 <text:s/>4 <text:s/>3 <text:s/>2 <text:s/>1 <text:s/></text:span><text:span text:style-name="T74">0</text:span></text:p>
      <table:table table:name="Table48" table:style-name="Table48">
        <table:table-column table:style-name="Table48.A"/>
        <table:table-column table:style-name="Table48.B"/>
        <table:table-column table:style-name="Table48.C"/>
        <table:table-column table:style-name="Table48.D"/>
        <table:table-row table:style-name="TableLine93919141381840">
          <table:table-cell table:style-name="Table48.A1" office:value-type="string">
            <text:p text:style-name="P509"><text:span text:style-name="T80">Source</text:span></text:p>
            <text:p text:style-name="P509"><text:span text:style-name="T140">Immediate</text:span></text:p>
          </table:table-cell>
          <table:table-cell table:style-name="Table48.A1" office:value-type="string">
            <text:p text:style-name="P509">--------</text:p>
            <text:p text:style-name="P538">00 0000</text:p>
            <text:p text:style-name="P544"><text:s text:c="9"/></text:p>
          </table:table-cell>
          <table:table-cell table:style-name="Table48.A1" office:value-type="string">
            <text:p text:style-name="P346"><text:s text:c="9"/><text:span text:style-name="T169">JMPR</text:span> : 0x<text:span text:style-name="T167">0</text:span><text:span text:style-name="T169">6</text:span><text:span text:style-name="T164">C</text:span></text:p>
            <text:p text:style-name="P346"><text:s text:c="9"/><text:span text:style-name="T167">0</text:span><text:span text:style-name="T166">00</text:span><text:span text:style-name="T169">1</text:span> <text:span text:style-name="T167">1</text:span>0<text:span text:style-name="T164">11</text:span> 00</text:p>
          </table:table-cell>
          <table:table-cell table:style-name="Table48.D1" office:value-type="string">
            <text:p text:style-name="P402">Unit</text:p>
            <text:p text:style-name="P402"/>
            <text:p text:style-name="P284">----</text:p>
          </table:table-cell>
        </table:table-row>
      </table:table>
      <text:p text:style-name="P149"><text:s text:c="43"/><text:span text:style-name="T163">14</text:span><text:span text:style-name="T81"> bits <text:s text:c="57"/>6 bits <text:s text:c="34"/>10 bits <text:s text:c="16"/>2 bits</text:span></text:p>
      <text:p text:style-name="P102"/>
      <text:p text:style-name="P191"><text:span text:style-name="T2">Operation :<text:tab/></text:span><text:span text:style-name="T107">PC</text:span> = <text:span text:style-name="T169">LR + </text:span><text:span text:style-name="T165">IMM </text:span><text:span text:style-name="T168">x 8</text:span></text:p>
      <text:p text:style-name="P102"><text:span text:style-name="T26">Latency :<text:tab/></text:span><text:span text:style-name="T107">1/2</text:span><text:span text:style-name="T105"> cycles<text:line-break/></text:span><text:span text:style-name="T4">Example :<text:tab/></text:span><text:span text:style-name="T109">jmp</text:span><text:span text:style-name="T110">r</text:span><text:span text:style-name="T84"> </text:span><text:span text:style-name="T107">label</text:span></text:p>
      <text:p text:style-name="P236"><draw:line text:anchor-type="paragraph" draw:z-index="48" draw:name="Shape1_48" draw:style-name="gr1" draw:text-style-name="P556" svg:x1="0.054cm" svg:y1="0.591cm" svg:x2="15.882cm" svg:y2="0.591cm"><text:p/></draw:line><text:span text:style-name="T33">CALL</text:span><text:span text:style-name="T3"> : </text:span><text:span text:style-name="T33">Call</text:span><text:line-break/></text:p>
      <text:p text:style-name="P52">description...</text:p>
      <text:p text:style-name="P52">description...<text:line-break/></text:p>
      <text:p text:style-name="P52"><text:span text:style-name="T4">Operation Code :</text:span></text:p>
      <text:p text:style-name="P52"><text:line-break/> <text:span text:style-name="T73">31 <text:s/>30 <text:s/>29 <text:s/>28 <text:s/>27 <text:s/>26 <text:s/>25 <text:s/>24 <text:s/>23 <text:s/>22 <text:s/>21 <text:s/>20 <text:s/>19 <text:s/>18 <text:s/>17 <text:s/>16 <text:s/>15 <text:s/>14 <text:s/>13 <text:s/>12 <text:s/>11 <text:s/>10 <text:s/>9 <text:s/>8 <text:s/>7 <text:s/>6 <text:s/>5 <text:s/>4 <text:s/>3 <text:s/>2 <text:s/>1 <text:s/></text:span><text:span text:style-name="T74">0</text:span></text:p>
      <table:table table:name="Table49" table:style-name="Table49">
        <table:table-column table:style-name="Table49.A"/>
        <table:table-column table:style-name="Table49.B"/>
        <table:table-column table:style-name="Table49.C"/>
        <table:table-column table:style-name="Table49.D"/>
        <table:table-row table:style-name="TableLine93919141990096">
          <table:table-cell table:style-name="Table49.A1" office:value-type="string">
            <text:p text:style-name="P509"><text:span text:style-name="T80">Source</text:span></text:p>
            <text:p text:style-name="P509"><text:span text:style-name="T140">Immediate</text:span></text:p>
          </table:table-cell>
          <table:table-cell table:style-name="Table49.A1" office:value-type="string">
            <text:p text:style-name="P509">--------</text:p>
            <text:p text:style-name="P538">00 0000</text:p>
            <text:p text:style-name="P544"><text:s text:c="9"/></text:p>
          </table:table-cell>
          <table:table-cell table:style-name="Table49.A1" office:value-type="string">
            <text:p text:style-name="P346"><text:s text:c="9"/><text:span text:style-name="T169">CALL</text:span> : 0x<text:span text:style-name="T167">0</text:span><text:span text:style-name="T169">A</text:span><text:span text:style-name="T164">C</text:span></text:p>
            <text:p text:style-name="P346"><text:s text:c="9"/><text:span text:style-name="T167">0</text:span><text:span text:style-name="T166">0</text:span><text:span text:style-name="T169">1</text:span><text:span text:style-name="T167">0</text:span> <text:span text:style-name="T167">1</text:span>0<text:span text:style-name="T164">11</text:span> 00</text:p>
          </table:table-cell>
          <table:table-cell table:style-name="Table49.D1" office:value-type="string">
            <text:p text:style-name="P402">Unit</text:p>
            <text:p text:style-name="P402"/>
            <text:p text:style-name="P284">----</text:p>
          </table:table-cell>
        </table:table-row>
      </table:table>
      <text:p text:style-name="P149"><text:s text:c="43"/><text:span text:style-name="T163">14</text:span><text:span text:style-name="T81"> bits <text:s text:c="57"/>6 bits <text:s text:c="34"/>10 bits <text:s text:c="16"/>2 bits</text:span></text:p>
      <text:p text:style-name="P102"/>
      <text:p text:style-name="P191"><text:span text:style-name="T2">Operation :<text:tab/></text:span><text:span text:style-name="T107">PC</text:span> = <text:span text:style-name="T165">IMM </text:span><text:span text:style-name="T168">x 8</text:span></text:p>
      <text:p text:style-name="P102"><text:span text:style-name="T26">Latency :<text:tab/></text:span><text:span text:style-name="T107">1/2</text:span><text:span text:style-name="T105"> cycles<text:line-break/></text:span><text:span text:style-name="T4">Example :<text:tab/></text:span><text:span text:style-name="T110">call</text:span><text:span text:style-name="T84"> </text:span><text:span text:style-name="T107">label</text:span></text:p>
      <text:p text:style-name="P102"><text:span text:style-name="T107"/></text:p>
      <text:p text:style-name="P102"><text:span text:style-name="T107"/></text:p>
      <text:p text:style-name="P14"><draw:line text:anchor-type="paragraph" draw:z-index="49" draw:name="Shape1_49" draw:style-name="gr1" draw:text-style-name="P556" svg:x1="0.054cm" svg:y1="0.591cm" svg:x2="15.882cm" svg:y2="0.591cm"><text:p/></draw:line><text:span text:style-name="T33">CALLR</text:span><text:span text:style-name="T3"> : </text:span><text:span text:style-name="T33">Call</text:span><text:span text:style-name="T32"> </text:span><text:span text:style-name="T33">Relative</text:span><text:line-break/></text:p>
      <text:p text:style-name="P52">description...</text:p>
      <text:p text:style-name="P52">description...<text:line-break/></text:p>
      <text:p text:style-name="P52"><text:span text:style-name="T4">Operation Code :</text:span></text:p>
      <text:p text:style-name="P52"><text:line-break/> <text:span text:style-name="T73">31 <text:s/>30 <text:s/>29 <text:s/>28 <text:s/>27 <text:s/>26 <text:s/>25 <text:s/>24 <text:s/>23 <text:s/>22 <text:s/>21 <text:s/>20 <text:s/>19 <text:s/>18 <text:s/>17 <text:s/>16 <text:s/>15 <text:s/>14 <text:s/>13 <text:s/>12 <text:s/>11 <text:s/>10 <text:s/>9 <text:s/>8 <text:s/>7 <text:s/>6 <text:s/>5 <text:s/>4 <text:s/>3 <text:s/>2 <text:s/>1 <text:s/></text:span><text:span text:style-name="T74">0</text:span></text:p>
      <table:table table:name="Table50" table:style-name="Table50">
        <table:table-column table:style-name="Table50.A"/>
        <table:table-column table:style-name="Table50.B"/>
        <table:table-column table:style-name="Table50.C"/>
        <table:table-column table:style-name="Table50.D"/>
        <table:table-row table:style-name="TableLine93919121420112">
          <table:table-cell table:style-name="Table50.A1" office:value-type="string">
            <text:p text:style-name="P509"><text:span text:style-name="T80">Source</text:span></text:p>
            <text:p text:style-name="P509"><text:span text:style-name="T140">Immediate</text:span></text:p>
          </table:table-cell>
          <table:table-cell table:style-name="Table50.A1" office:value-type="string">
            <text:p text:style-name="P509">--------</text:p>
            <text:p text:style-name="P538">00 0000</text:p>
            <text:p text:style-name="P544"><text:s text:c="9"/></text:p>
          </table:table-cell>
          <table:table-cell table:style-name="Table50.A1" office:value-type="string">
            <text:p text:style-name="P347"><text:span text:style-name="T169">CALLR</text:span> : 0x<text:span text:style-name="T167">0</text:span><text:span text:style-name="T169">E</text:span><text:span text:style-name="T164">C</text:span></text:p>
            <text:p text:style-name="P347"><text:span text:style-name="T167">0</text:span><text:span text:style-name="T166">0</text:span><text:span text:style-name="T169">11</text:span> <text:span text:style-name="T167">1</text:span>0<text:span text:style-name="T164">11</text:span> 00</text:p>
          </table:table-cell>
          <table:table-cell table:style-name="Table50.D1" office:value-type="string">
            <text:p text:style-name="P402">Unit</text:p>
            <text:p text:style-name="P402"/>
            <text:p text:style-name="P284">----</text:p>
          </table:table-cell>
        </table:table-row>
      </table:table>
      <text:p text:style-name="P149"><text:s text:c="43"/><text:span text:style-name="T163">14</text:span><text:span text:style-name="T81"> bits <text:s text:c="57"/>6 bits <text:s text:c="34"/>10 bits <text:s text:c="16"/>2 bits</text:span></text:p>
      <text:p text:style-name="P102"/>
      <text:p text:style-name="P191"><text:span text:style-name="T2">Operation :<text:tab/></text:span><text:span text:style-name="T107">PC</text:span> = <text:span text:style-name="T169">LR + </text:span><text:span text:style-name="T165">IMM </text:span><text:span text:style-name="T168">x 8</text:span></text:p>
      <text:p text:style-name="P102"><text:span text:style-name="T26">Latency :<text:tab/></text:span><text:span text:style-name="T107">1/2</text:span><text:span text:style-name="T105"> cycles<text:line-break/></text:span><text:span text:style-name="T4">Example :<text:tab/></text:span><text:span text:style-name="T110">callr</text:span><text:span text:style-name="T84"> </text:span><text:span text:style-name="T107">label</text:span></text:p>
      <text:p text:style-name="P102"><text:span text:style-name="T107"/></text:p>
      <text:p text:style-name="P102"><text:span text:style-name="T107"/></text:p>
      <text:p text:style-name="P14"><draw:line text:anchor-type="paragraph" draw:z-index="50" draw:name="Shape1_50" draw:style-name="gr1" draw:text-style-name="P556" svg:x1="0.063cm" svg:y1="0.575cm" svg:x2="15.799cm" svg:y2="0.575cm"><text:p/></draw:line><text:span text:style-name="T33">RET</text:span><text:span text:style-name="T3"> : </text:span><text:span text:style-name="T33">Return</text:span></text:p>
      <text:p text:style-name="P14"/>
      <text:p text:style-name="P52">description...</text:p>
      <text:p text:style-name="P52">description...<text:line-break/></text:p>
      <text:p text:style-name="P52"><text:span text:style-name="T4">Operation Code :</text:span></text:p>
      <text:p text:style-name="P52"><text:line-break/> <text:span text:style-name="T73">31 <text:s/>30 <text:s/>29 <text:s/>28 <text:s/>27 <text:s/>26 <text:s/>25 <text:s/>24 <text:s/>23 <text:s/>22 <text:s/>21 <text:s/>20 <text:s/>19 <text:s/>18 <text:s/>17 <text:s/>16 <text:s/>15 <text:s/>14 <text:s/>13 <text:s/>12 <text:s/>11 <text:s/>10 <text:s/>9 <text:s/>8 <text:s/>7 <text:s/>6 <text:s/>5 <text:s/>4 <text:s/>3 <text:s/>2 <text:s/>1 <text:s/></text:span><text:span text:style-name="T74">0</text:span></text:p>
      <table:table table:name="Table51" table:style-name="Table51">
        <table:table-column table:style-name="Table51.A"/>
        <table:table-column table:style-name="Table51.B"/>
        <table:table-column table:style-name="Table51.C"/>
        <table:table-row table:style-name="TableLine93919141355760">
          <table:table-cell table:style-name="Table51.A1" office:value-type="string">
            <text:p text:style-name="P444"><text:s text:c="43"/><text:span text:style-name="T155">0000 0000 0000 0000 0000</text:span></text:p>
            <text:p text:style-name="P444"><text:s text:c="43"/>---------------------------------</text:p>
          </table:table-cell>
          <table:table-cell table:style-name="Table51.A1" office:value-type="string">
            <text:p text:style-name="P346"><text:s text:c="5"/><text:span text:style-name="T64">RET</text:span><text:span text:style-name="T61"> : </text:span></text:p>
            <text:p text:style-name="P346"><text:span text:style-name="T61"><text:s text:c="6"/>0x</text:span><text:span text:style-name="T64">2C</text:span><text:span text:style-name="T61"> <text:s/></text:span></text:p>
            <text:p text:style-name="P346"><text:span text:style-name="T61"><text:s text:c="3"/></text:span><text:span text:style-name="T64">1111</text:span><text:span text:style-name="T62"> 00</text:span></text:p>
          </table:table-cell>
          <table:table-cell table:style-name="Table51.C1" office:value-type="string">
            <text:p text:style-name="P402">Unit</text:p>
            <text:p text:style-name="P402"/>
            <text:p text:style-name="P284">----</text:p>
          </table:table-cell>
        </table:table-row>
      </table:table>
      <text:p text:style-name="P149"><text:s text:c="69"/><text:span text:style-name="T156">24</text:span><text:span text:style-name="T81"> bits <text:s text:c="83"/></text:span><text:span text:style-name="T155">6</text:span><text:span text:style-name="T81"> bits <text:s text:c="10"/>2 bits</text:span></text:p>
      <text:p text:style-name="P102"/>
      <text:p text:style-name="P191"><text:span text:style-name="T2">Operation :<text:tab/>...</text:span></text:p>
      <text:p text:style-name="P102"><text:span text:style-name="T10">Latency :<text:tab/></text:span><text:span text:style-name="T97">1/</text:span><text:span text:style-name="T110">2</text:span><text:span text:style-name="T91"> cycle</text:span><text:span text:style-name="T102">s</text:span><text:span text:style-name="T91"><text:line-break/></text:span><text:span text:style-name="T4">Example :<text:tab/></text:span><text:span text:style-name="T110">ret</text:span></text:p>
      <text:p text:style-name="P237"><draw:line text:anchor-type="paragraph" draw:z-index="51" draw:name="Shape1_51" draw:style-name="gr1" draw:text-style-name="P556" svg:x1="0.063cm" svg:y1="0.575cm" svg:x2="15.799cm" svg:y2="0.575cm"><text:p/></draw:line><text:span text:style-name="T10">L</text:span><text:span text:style-name="T34">DM</text:span><text:span text:style-name="T3"> : </text:span><text:span text:style-name="T34">Load Memory</text:span><text:line-break/></text:p>
      <text:p text:style-name="P53">description...</text:p>
      <text:p text:style-name="P53">description...<text:line-break/></text:p>
      <text:p text:style-name="P53"><text:span text:style-name="T4">Operation Code :</text:span></text:p>
      <text:p text:style-name="P53"><text:line-break/> <text:span text:style-name="T73">31 <text:s/>30 <text:s/>29 <text:s/>28 <text:s/>27 <text:s/>26 <text:s/>25 <text:s/>24 <text:s/>23 <text:s/>22 <text:s/>21 <text:s/>20 <text:s/>19 <text:s/>18 <text:s/>17 <text:s/>16 <text:s/>15 <text:s/>14 <text:s/>13 <text:s/>12 <text:s/>11 <text:s/>10 <text:s/>9 <text:s/>8 <text:s/>7 <text:s/>6 <text:s/>5 <text:s/>4 <text:s/>3 <text:s/>2 <text:s/>1 <text:s/></text:span><text:span text:style-name="T74">0</text:span></text:p>
      <table:table table:name="Table53" table:style-name="Table53">
        <table:table-column table:style-name="Table53.A"/>
        <table:table-column table:style-name="Table53.B"/>
        <table:table-column table:style-name="Table53.C"/>
        <table:table-column table:style-name="Table53.D"/>
        <table:table-column table:style-name="Table53.E"/>
        <table:table-column table:style-name="Table53.F"/>
        <table:table-row table:style-name="TableLine93919142282608">
          <table:table-cell table:style-name="Table53.A1" office:value-type="string">
            <text:p text:style-name="P546"><text:s text:c="6"/><text:span text:style-name="T80">Destination</text:span></text:p>
            <text:p text:style-name="P546"><text:s text:c="8"/><text:span text:style-name="T80">Register</text:span></text:p>
          </table:table-cell>
          <table:table-cell table:style-name="Table53.A1" office:value-type="string">
            <text:p text:style-name="P546"><text:s text:c="9"/><text:span text:style-name="T80">Source </text:span><text:span text:style-name="T140">2</text:span></text:p>
            <text:p text:style-name="P546"><text:s text:c="9"/><text:span text:style-name="T80">Register</text:span></text:p>
          </table:table-cell>
          <table:table-cell table:style-name="Table53.A1" office:value-type="string">
            <text:p text:style-name="P546"><text:s text:c="22"/><text:span text:style-name="T80">Source 1</text:span></text:p>
            <text:p text:style-name="P546"><text:s text:c="21"/><text:span text:style-name="T140">Immediate</text:span></text:p>
          </table:table-cell>
          <table:table-cell table:style-name="Table53.A1" office:value-type="string">
            <text:p text:style-name="P463">Siz<text:span text:style-name="T171">e</text:span></text:p>
            <text:p text:style-name="P463">----</text:p>
          </table:table-cell>
          <table:table-cell table:style-name="Table53.A1" office:value-type="string">
            <text:p text:style-name="P467">LDM:</text:p>
            <text:p text:style-name="P461">0x<text:span text:style-name="T172">0</text:span></text:p>
            <text:p text:style-name="P461"><text:span text:style-name="T59">+</text:span><text:span text:style-name="T57">0 0</text:span><text:span text:style-name="T58">0</text:span></text:p>
          </table:table-cell>
          <table:table-cell table:style-name="Table53.F1" office:value-type="string">
            <text:p text:style-name="P403">Unit</text:p>
            <text:p text:style-name="P403"/>
            <text:p text:style-name="P285">----</text:p>
          </table:table-cell>
        </table:table-row>
      </table:table>
      <text:p text:style-name="P151"><text:s text:c="15"/><text:span text:style-name="T81">6 bits <text:s text:c="31"/>6 bits <text:s text:c="46"/></text:span><text:span text:style-name="T140">1</text:span><text:span text:style-name="T172">2 </text:span><text:span text:style-name="T81">bits <text:s text:c="33"/>2 bits <text:s text:c="4"/></text:span><text:span text:style-name="T173">4</text:span><text:span text:style-name="T81"> bits <text:s text:c="4"/>2 bits</text:span></text:p>
      <text:p text:style-name="P103"/>
      <text:p text:style-name="P192"><text:span text:style-name="T2">Operation :<text:tab/></text:span>RD.size = <text:span text:style-name="T172">SP_MEMORY(</text:span>RS<text:span text:style-name="T140">2</text:span> + <text:span text:style-name="T139">IMM</text:span><text:span text:style-name="T172">)</text:span></text:p>
      <text:p text:style-name="P103"><text:span text:style-name="T2">Latency :<text:tab/></text:span><text:span text:style-name="T111">4</text:span><text:span text:style-name="T83"> cycles<text:line-break/></text:span><text:span text:style-name="T4">Example :<text:tab/></text:span><text:span text:style-name="T111">ldm</text:span><text:span text:style-name="T84">.w r0,</text:span><text:span text:style-name="T111">42[</text:span><text:span text:style-name="T84">r1</text:span><text:span text:style-name="T111">]</text:span></text:p>
      <text:p text:style-name="P103"><text:span text:style-name="T111"/></text:p>
      <text:p text:style-name="P103"><text:span text:style-name="T111"/></text:p>
      <text:p text:style-name="P15"><draw:line text:anchor-type="paragraph" draw:z-index="52" draw:name="Shape1_52" draw:style-name="gr1" draw:text-style-name="P556" svg:x1="0.063cm" svg:y1="0.575cm" svg:x2="15.799cm" svg:y2="0.575cm"><text:p/></draw:line><text:span text:style-name="T35">ST</text:span><text:span text:style-name="T34">M</text:span><text:span text:style-name="T3"> : </text:span><text:span text:style-name="T35">Store</text:span><text:span text:style-name="T34"> Memory</text:span><text:line-break/></text:p>
      <text:p text:style-name="P54">description...</text:p>
      <text:p text:style-name="P54">description...<text:line-break/></text:p>
      <text:p text:style-name="P54"><text:span text:style-name="T4">Operation Code :</text:span></text:p>
      <text:p text:style-name="P54"><text:line-break/> <text:span text:style-name="T73">31 <text:s/>30 <text:s/>29 <text:s/>28 <text:s/>27 <text:s/>26 <text:s/>25 <text:s/>24 <text:s/>23 <text:s/>22 <text:s/>21 <text:s/>20 <text:s/>19 <text:s/>18 <text:s/>17 <text:s/>16 <text:s/>15 <text:s/>14 <text:s/>13 <text:s/>12 <text:s/>11 <text:s/>10 <text:s/>9 <text:s/>8 <text:s/>7 <text:s/>6 <text:s/>5 <text:s/>4 <text:s/>3 <text:s/>2 <text:s/>1 <text:s/></text:span><text:span text:style-name="T74">0</text:span></text:p>
      <table:table table:name="Table54" table:style-name="Table54">
        <table:table-column table:style-name="Table54.A"/>
        <table:table-column table:style-name="Table54.B"/>
        <table:table-column table:style-name="Table54.C"/>
        <table:table-column table:style-name="Table54.D"/>
        <table:table-column table:style-name="Table54.E"/>
        <table:table-column table:style-name="Table54.F"/>
        <table:table-row table:style-name="TableLine93919137568464">
          <table:table-cell table:style-name="Table54.A1" office:value-type="string">
            <text:p text:style-name="P510"><text:span text:style-name="T80">Source </text:span><text:span text:style-name="T172">3</text:span></text:p>
            <text:p text:style-name="P510"><text:span text:style-name="T80">Register</text:span></text:p>
          </table:table-cell>
          <table:table-cell table:style-name="Table54.A1" office:value-type="string">
            <text:p text:style-name="P547"><text:s text:c="9"/><text:span text:style-name="T80">Source </text:span><text:span text:style-name="T140">2</text:span></text:p>
            <text:p text:style-name="P547"><text:s text:c="9"/><text:span text:style-name="T80">Register</text:span></text:p>
          </table:table-cell>
          <table:table-cell table:style-name="Table54.A1" office:value-type="string">
            <text:p text:style-name="P547"><text:s text:c="22"/><text:span text:style-name="T80">Source 1</text:span></text:p>
            <text:p text:style-name="P547"><text:s text:c="21"/><text:span text:style-name="T140">Immediate</text:span></text:p>
          </table:table-cell>
          <table:table-cell table:style-name="Table54.A1" office:value-type="string">
            <text:p text:style-name="P464">Siz<text:span text:style-name="T171">e</text:span></text:p>
            <text:p text:style-name="P464">----</text:p>
          </table:table-cell>
          <table:table-cell table:style-name="Table54.A1" office:value-type="string">
            <text:p text:style-name="P468"><text:span text:style-name="T172">ST</text:span>M:</text:p>
            <text:p text:style-name="P462">0x<text:span text:style-name="T172">4</text:span></text:p>
            <text:p text:style-name="P462"><text:span text:style-name="T59">+</text:span><text:span text:style-name="T60">1</text:span><text:span text:style-name="T57"> 0</text:span><text:span text:style-name="T58">0</text:span></text:p>
          </table:table-cell>
          <table:table-cell table:style-name="Table54.F1" office:value-type="string">
            <text:p text:style-name="P404">Unit</text:p>
            <text:p text:style-name="P404"/>
            <text:p text:style-name="P286">----</text:p>
          </table:table-cell>
        </table:table-row>
      </table:table>
      <text:p text:style-name="P151"><text:s text:c="15"/><text:span text:style-name="T81">6 bits <text:s text:c="31"/>6 bits <text:s text:c="46"/></text:span><text:span text:style-name="T140">1</text:span><text:span text:style-name="T172">2</text:span><text:span text:style-name="T81"> bits <text:s text:c="33"/>2 bits <text:s text:c="4"/></text:span><text:span text:style-name="T173">4</text:span><text:span text:style-name="T81"> bits <text:s text:c="4"/>2 bits</text:span></text:p>
      <text:p text:style-name="P104"/>
      <text:p text:style-name="P193"><text:span text:style-name="T2">Operation :<text:tab/></text:span><text:span text:style-name="T172">SP_MEMORY(</text:span>RS<text:span text:style-name="T140">2</text:span> + <text:span text:style-name="T139">IMM</text:span><text:span text:style-name="T172">) = </text:span>R<text:span text:style-name="T172">S3</text:span>.size </text:p>
      <text:p text:style-name="P104"><text:span text:style-name="T34">Latency :<text:tab/></text:span><text:span text:style-name="T111">4 cycles<text:line-break/></text:span><text:span text:style-name="T4">Example :<text:tab/></text:span><text:span text:style-name="T112">st</text:span><text:span text:style-name="T111">m</text:span><text:span text:style-name="T84">.w r0,</text:span><text:span text:style-name="T111">42[</text:span><text:span text:style-name="T84">r1</text:span><text:span text:style-name="T111">]</text:span></text:p>
      <text:p text:style-name="P104"><text:span text:style-name="T111"/></text:p>
      <text:p text:style-name="P238"><draw:line text:anchor-type="paragraph" draw:z-index="53" draw:name="Shape1_53" draw:style-name="gr1" draw:text-style-name="P556" svg:x1="0.063cm" svg:y1="0.575cm" svg:x2="15.799cm" svg:y2="0.575cm"><text:p/></draw:line><text:span text:style-name="T10">L</text:span><text:span text:style-name="T34">D</text:span><text:span text:style-name="T35">C</text:span><text:span text:style-name="T3"> : </text:span><text:span text:style-name="T34">Load </text:span><text:span text:style-name="T35">Cache</text:span><text:line-break/></text:p>
      <text:p text:style-name="P54">description...</text:p>
      <text:p text:style-name="P54">description...<text:line-break/></text:p>
      <text:p text:style-name="P54"><text:span text:style-name="T4">Operation Code :</text:span></text:p>
      <text:p text:style-name="P54"><text:line-break/> <text:span text:style-name="T73">31 <text:s/>30 <text:s/>29 <text:s/>28 <text:s/>27 <text:s/>26 <text:s/>25 <text:s/>24 <text:s/>23 <text:s/>22 <text:s/>21 <text:s/>20 <text:s/>19 <text:s/>18 <text:s/>17 <text:s/>16 <text:s/>15 <text:s/>14 <text:s/>13 <text:s/>12 <text:s/>11 <text:s/>10 <text:s/>9 <text:s/>8 <text:s/>7 <text:s/>6 <text:s/>5 <text:s/>4 <text:s/>3 <text:s/>2 <text:s/>1 <text:s/></text:span><text:span text:style-name="T74">0</text:span></text:p>
      <table:table table:name="Table55" table:style-name="Table55">
        <table:table-column table:style-name="Table55.A"/>
        <table:table-column table:style-name="Table55.B"/>
        <table:table-column table:style-name="Table55.C"/>
        <table:table-column table:style-name="Table55.D"/>
        <table:table-column table:style-name="Table55.E"/>
        <table:table-column table:style-name="Table55.F"/>
        <table:table-row table:style-name="TableLine93919129574640">
          <table:table-cell table:style-name="Table55.A1" office:value-type="string">
            <text:p text:style-name="P547"><text:s text:c="6"/><text:span text:style-name="T80">Destination</text:span></text:p>
            <text:p text:style-name="P547"><text:s text:c="8"/><text:span text:style-name="T80">Register</text:span></text:p>
          </table:table-cell>
          <table:table-cell table:style-name="Table55.A1" office:value-type="string">
            <text:p text:style-name="P547"><text:s text:c="9"/><text:span text:style-name="T80">Source </text:span><text:span text:style-name="T140">2</text:span></text:p>
            <text:p text:style-name="P547"><text:s text:c="9"/><text:span text:style-name="T80">Register</text:span></text:p>
          </table:table-cell>
          <table:table-cell table:style-name="Table55.A1" office:value-type="string">
            <text:p text:style-name="P547"><text:s text:c="22"/><text:span text:style-name="T80">Source 1</text:span></text:p>
            <text:p text:style-name="P547"><text:s text:c="21"/><text:span text:style-name="T140">Immediate</text:span></text:p>
          </table:table-cell>
          <table:table-cell table:style-name="Table55.A1" office:value-type="string">
            <text:p text:style-name="P464">Siz<text:span text:style-name="T171">e</text:span></text:p>
            <text:p text:style-name="P464">----</text:p>
          </table:table-cell>
          <table:table-cell table:style-name="Table55.A1" office:value-type="string">
            <text:p text:style-name="P468">LD<text:span text:style-name="T172">C</text:span>:</text:p>
            <text:p text:style-name="P462">0x<text:span text:style-name="T172">1</text:span></text:p>
            <text:p text:style-name="P462"><text:span text:style-name="T59">+</text:span><text:span text:style-name="T57">0 0</text:span><text:span text:style-name="T60">1</text:span></text:p>
          </table:table-cell>
          <table:table-cell table:style-name="Table55.F1" office:value-type="string">
            <text:p text:style-name="P404">Unit</text:p>
            <text:p text:style-name="P404"/>
            <text:p text:style-name="P286">----</text:p>
          </table:table-cell>
        </table:table-row>
      </table:table>
      <text:p text:style-name="P151"><text:s text:c="15"/><text:span text:style-name="T81">6 bits <text:s text:c="31"/>6 bits <text:s text:c="46"/></text:span><text:span text:style-name="T140">1</text:span><text:span text:style-name="T172">2</text:span><text:span text:style-name="T81"> bits <text:s text:c="33"/>2 bits <text:s text:c="4"/></text:span><text:span text:style-name="T173">4</text:span><text:span text:style-name="T81"> bits <text:s text:c="4"/>2 bits</text:span></text:p>
      <text:p text:style-name="P104"/>
      <text:p text:style-name="P193"><text:span text:style-name="T2">Operation :<text:tab/></text:span>RD.size = <text:span text:style-name="T172">SP_MEMORY(</text:span>RS<text:span text:style-name="T140">2</text:span> + <text:span text:style-name="T139">IMM</text:span><text:span text:style-name="T172">)</text:span></text:p>
      <text:p text:style-name="P104"><text:span text:style-name="T2">Latency :<text:tab/></text:span><text:span text:style-name="T111">4</text:span><text:span text:style-name="T83"> cycles<text:line-break/></text:span><text:span text:style-name="T4">Example :<text:tab/></text:span><text:span text:style-name="T111">ldm</text:span><text:span text:style-name="T84">.w r0,</text:span><text:span text:style-name="T111">42[</text:span><text:span text:style-name="T84">r1</text:span><text:span text:style-name="T111">]</text:span></text:p>
      <text:p text:style-name="P104"><text:span text:style-name="T111"/></text:p>
      <text:p text:style-name="P104"><text:span text:style-name="T111"/></text:p>
      <text:p text:style-name="P15"><draw:line text:anchor-type="paragraph" draw:z-index="54" draw:name="Shape1_54" draw:style-name="gr1" draw:text-style-name="P556" svg:x1="0.063cm" svg:y1="0.575cm" svg:x2="15.799cm" svg:y2="0.575cm"><text:p/></draw:line><text:span text:style-name="T35">STC</text:span><text:span text:style-name="T3"> : </text:span><text:span text:style-name="T35">Store</text:span><text:span text:style-name="T34"> </text:span><text:span text:style-name="T35">Cache</text:span><text:line-break/></text:p>
      <text:p text:style-name="P54">description...</text:p>
      <text:p text:style-name="P54">description...<text:line-break/></text:p>
      <text:p text:style-name="P54"><text:span text:style-name="T4">Operation Code :</text:span></text:p>
      <text:p text:style-name="P54"><text:line-break/> <text:span text:style-name="T73">31 <text:s/>30 <text:s/>29 <text:s/>28 <text:s/>27 <text:s/>26 <text:s/>25 <text:s/>24 <text:s/>23 <text:s/>22 <text:s/>21 <text:s/>20 <text:s/>19 <text:s/>18 <text:s/>17 <text:s/>16 <text:s/>15 <text:s/>14 <text:s/>13 <text:s/>12 <text:s/>11 <text:s/>10 <text:s/>9 <text:s/>8 <text:s/>7 <text:s/>6 <text:s/>5 <text:s/>4 <text:s/>3 <text:s/>2 <text:s/>1 <text:s/></text:span><text:span text:style-name="T74">0</text:span></text:p>
      <table:table table:name="Table56" table:style-name="Table56">
        <table:table-column table:style-name="Table56.A"/>
        <table:table-column table:style-name="Table56.B"/>
        <table:table-column table:style-name="Table56.C"/>
        <table:table-column table:style-name="Table56.D"/>
        <table:table-column table:style-name="Table56.E"/>
        <table:table-column table:style-name="Table56.F"/>
        <table:table-row table:style-name="TableLine93919146173344">
          <table:table-cell table:style-name="Table56.A1" office:value-type="string">
            <text:p text:style-name="P510"><text:span text:style-name="T80">Source </text:span><text:span text:style-name="T172">3</text:span></text:p>
            <text:p text:style-name="P510"><text:span text:style-name="T80">Register</text:span></text:p>
          </table:table-cell>
          <table:table-cell table:style-name="Table56.A1" office:value-type="string">
            <text:p text:style-name="P547"><text:s text:c="9"/><text:span text:style-name="T80">Source </text:span><text:span text:style-name="T140">2</text:span></text:p>
            <text:p text:style-name="P547"><text:s text:c="9"/><text:span text:style-name="T80">Register</text:span></text:p>
          </table:table-cell>
          <table:table-cell table:style-name="Table56.A1" office:value-type="string">
            <text:p text:style-name="P547"><text:s text:c="22"/><text:span text:style-name="T80">Source 1</text:span></text:p>
            <text:p text:style-name="P547"><text:s text:c="21"/><text:span text:style-name="T140">Immediate</text:span></text:p>
          </table:table-cell>
          <table:table-cell table:style-name="Table56.A1" office:value-type="string">
            <text:p text:style-name="P464">Siz<text:span text:style-name="T171">e</text:span></text:p>
            <text:p text:style-name="P464">----</text:p>
          </table:table-cell>
          <table:table-cell table:style-name="Table56.A1" office:value-type="string">
            <text:p text:style-name="P468"><text:span text:style-name="T172">STC</text:span>:</text:p>
            <text:p text:style-name="P462">0x<text:span text:style-name="T172">5</text:span></text:p>
            <text:p text:style-name="P462"><text:span text:style-name="T59">+</text:span><text:span text:style-name="T60">1</text:span><text:span text:style-name="T57"> 0</text:span><text:span text:style-name="T60">1</text:span></text:p>
          </table:table-cell>
          <table:table-cell table:style-name="Table56.F1" office:value-type="string">
            <text:p text:style-name="P404">Unit</text:p>
            <text:p text:style-name="P404"/>
            <text:p text:style-name="P286">----</text:p>
          </table:table-cell>
        </table:table-row>
      </table:table>
      <text:p text:style-name="P150"><text:s text:c="15"/><text:span text:style-name="T81">6 bits <text:s text:c="31"/>6 bits <text:s text:c="46"/></text:span><text:span text:style-name="T140">1</text:span><text:span text:style-name="T172">2</text:span><text:span text:style-name="T81"> bits <text:s text:c="33"/>2 bits <text:s text:c="4"/></text:span><text:span text:style-name="T173">4</text:span><text:span text:style-name="T81"> bits <text:s text:c="4"/>2 bits</text:span></text:p>
      <text:p text:style-name="P104"/>
      <text:p text:style-name="P193"><text:span text:style-name="T2">Operation :<text:tab/></text:span><text:span text:style-name="T172">SP_MEMORY(</text:span>RS<text:span text:style-name="T140">2</text:span> + <text:span text:style-name="T139">IMM</text:span><text:span text:style-name="T172">) = </text:span>R<text:span text:style-name="T172">S3</text:span>.size </text:p>
      <text:p text:style-name="P104"><text:span text:style-name="T34">Latency :<text:tab/></text:span><text:span text:style-name="T111">4 cycles<text:line-break/></text:span><text:span text:style-name="T4">Example :<text:tab/></text:span><text:span text:style-name="T112">st</text:span><text:span text:style-name="T111">m</text:span><text:span text:style-name="T84">.w r0,</text:span><text:span text:style-name="T111">42[</text:span><text:span text:style-name="T84">r1</text:span><text:span text:style-name="T111">]</text:span></text:p>
      <text:p text:style-name="P104"><text:span text:style-name="T111"/></text:p>
      <text:p text:style-name="P104"><text:span text:style-name="T111"/></text:p>
      <text:p text:style-name="P239"><draw:line text:anchor-type="paragraph" draw:z-index="55" draw:name="Shape1_55" draw:style-name="gr1" draw:text-style-name="P556" svg:x1="0.063cm" svg:y1="0.575cm" svg:x2="15.799cm" svg:y2="0.575cm"><text:p/></draw:line><text:span text:style-name="T36">IN</text:span><text:span text:style-name="T3"> : </text:span><text:span text:style-name="T36">In I/O Memory</text:span><text:line-break/></text:p>
      <text:p text:style-name="P55">description...</text:p>
      <text:p text:style-name="P55">description...<text:line-break/></text:p>
      <text:p text:style-name="P55"><text:span text:style-name="T4">Operation Code :</text:span></text:p>
      <text:p text:style-name="P55"><text:line-break/> <text:span text:style-name="T73">31 <text:s/>30 <text:s/>29 <text:s/>28 <text:s/>27 <text:s/>26 <text:s/>25 <text:s/>24 <text:s/>23 <text:s/>22 <text:s/>21 <text:s/>20 <text:s/>19 <text:s/>18 <text:s/>17 <text:s/>16 <text:s/>15 <text:s/>14 <text:s/>13 <text:s/>12 <text:s/>11 <text:s/>10 <text:s/>9 <text:s/>8 <text:s/>7 <text:s/>6 <text:s/>5 <text:s/>4 <text:s/>3 <text:s/>2 <text:s/>1 <text:s/></text:span><text:span text:style-name="T74">0</text:span></text:p>
      <table:table table:name="Table57" table:style-name="Table57">
        <table:table-column table:style-name="Table57.A"/>
        <table:table-column table:style-name="Table57.B"/>
        <table:table-column table:style-name="Table57.C"/>
        <table:table-column table:style-name="Table57.D"/>
        <table:table-column table:style-name="Table57.E"/>
        <table:table-column table:style-name="Table57.F"/>
        <table:table-row table:style-name="TableLine93919143927952">
          <table:table-cell table:style-name="Table57.A1" office:value-type="string">
            <text:p text:style-name="P550">Destination</text:p>
            <text:p text:style-name="P511"><text:span text:style-name="T80">Register</text:span></text:p>
          </table:table-cell>
          <table:table-cell table:style-name="Table57.A1" office:value-type="string">
            <text:p text:style-name="P511"><text:span text:style-name="T80">Source 1</text:span></text:p>
            <text:p text:style-name="P511"><text:span text:style-name="T140">Immediate</text:span></text:p>
          </table:table-cell>
          <table:table-cell table:style-name="Table57.A1" office:value-type="string">
            <text:p text:style-name="P511">---------</text:p>
            <text:p text:style-name="P548">0000 0000</text:p>
          </table:table-cell>
          <table:table-cell table:style-name="Table57.A1" office:value-type="string">
            <text:p text:style-name="P445"><text:span text:style-name="T56">Size</text:span></text:p>
            <text:p text:style-name="P445">----</text:p>
          </table:table-cell>
          <table:table-cell table:style-name="Table57.A1" office:value-type="string">
            <text:p text:style-name="P367"><text:span text:style-name="T174">IN</text:span>:</text:p>
            <text:p text:style-name="P367">0x001</text:p>
            <text:p text:style-name="P348">0000 0<text:span text:style-name="T139">1</text:span></text:p>
          </table:table-cell>
          <table:table-cell table:style-name="Table57.F1" office:value-type="string">
            <text:p text:style-name="P405">Unit</text:p>
            <text:p text:style-name="P287">----</text:p>
          </table:table-cell>
        </table:table-row>
      </table:table>
      <text:p text:style-name="P152"><text:s text:c="15"/><text:span text:style-name="T81">6 bits <text:s text:c="37"/></text:span><text:span text:style-name="T175">8</text:span><text:span text:style-name="T81"> bits <text:s text:c="47"/></text:span><text:span text:style-name="T174">8</text:span><text:span text:style-name="T81"> bits <text:s text:c="20"/>2 bits <text:s text:c="10"/></text:span><text:span text:style-name="T140">6</text:span><text:span text:style-name="T81"> bits <text:s text:c="6"/></text:span><text:span text:style-name="T174">2</text:span><text:span text:style-name="T81"> bits</text:span></text:p>
      <text:p text:style-name="P105"/>
      <text:p text:style-name="P194"><text:span text:style-name="T2">Operation :<text:tab/></text:span><text:span text:style-name="T83">RD.size = </text:span><text:span text:style-name="T112">SP</text:span><text:span text:style-name="T113">IO</text:span><text:span text:style-name="T112">_MEMORY(</text:span><text:span text:style-name="T91">IMM</text:span><text:span text:style-name="T112">)</text:span></text:p>
      <text:p text:style-name="P105"><text:span text:style-name="T2">Latency :<text:tab/></text:span><text:span text:style-name="T83">3 cycles<text:line-break/></text:span><text:span text:style-name="T4">Example :<text:tab/></text:span><text:span text:style-name="T113">in</text:span><text:span text:style-name="T84">.w r0,</text:span><text:span text:style-name="T113">42</text:span></text:p>
      <text:p text:style-name="P105"><text:span text:style-name="T113"/></text:p>
      <text:p text:style-name="P105"><text:span text:style-name="T113"/></text:p>
      <text:p text:style-name="P16"><draw:line text:anchor-type="paragraph" draw:z-index="56" draw:name="Shape1_56" draw:style-name="gr1" draw:text-style-name="P556" svg:x1="0.063cm" svg:y1="0.575cm" svg:x2="15.799cm" svg:y2="0.575cm"><text:p/></draw:line><text:span text:style-name="T37">OUT</text:span><text:span text:style-name="T3"> : </text:span><text:span text:style-name="T37">Out</text:span><text:span text:style-name="T36"> I/O Memory</text:span><text:line-break/></text:p>
      <text:p text:style-name="P56">description...</text:p>
      <text:p text:style-name="P56">description...<text:line-break/></text:p>
      <text:p text:style-name="P56"><text:span text:style-name="T4">Operation Code :</text:span></text:p>
      <text:p text:style-name="P56"><text:line-break/> <text:span text:style-name="T73">31 <text:s/>30 <text:s/>29 <text:s/>28 <text:s/>27 <text:s/>26 <text:s/>25 <text:s/>24 <text:s/>23 <text:s/>22 <text:s/>21 <text:s/>20 <text:s/>19 <text:s/>18 <text:s/>17 <text:s/>16 <text:s/>15 <text:s/>14 <text:s/>13 <text:s/>12 <text:s/>11 <text:s/>10 <text:s/>9 <text:s/>8 <text:s/>7 <text:s/>6 <text:s/>5 <text:s/>4 <text:s/>3 <text:s/>2 <text:s/>1 <text:s/></text:span><text:span text:style-name="T74">0</text:span></text:p>
      <table:table table:name="Table58" table:style-name="Table58">
        <table:table-column table:style-name="Table58.A"/>
        <table:table-column table:style-name="Table58.B"/>
        <table:table-column table:style-name="Table58.C"/>
        <table:table-column table:style-name="Table58.D"/>
        <table:table-column table:style-name="Table58.E"/>
        <table:table-column table:style-name="Table58.F"/>
        <table:table-row table:style-name="TableLine93919134512304">
          <table:table-cell table:style-name="Table58.A1" office:value-type="string">
            <text:p text:style-name="P550"><text:span text:style-name="T80">Source </text:span>2</text:p>
            <text:p text:style-name="P512"><text:span text:style-name="T80">Register</text:span></text:p>
          </table:table-cell>
          <table:table-cell table:style-name="Table58.A1" office:value-type="string">
            <text:p text:style-name="P512"><text:span text:style-name="T80">Source 1</text:span></text:p>
            <text:p text:style-name="P512"><text:span text:style-name="T140">Immediate</text:span></text:p>
          </table:table-cell>
          <table:table-cell table:style-name="Table58.A1" office:value-type="string">
            <text:p text:style-name="P512">---------</text:p>
            <text:p text:style-name="P549">0000 0000</text:p>
          </table:table-cell>
          <table:table-cell table:style-name="Table58.A1" office:value-type="string">
            <text:p text:style-name="P446"><text:span text:style-name="T56">Size</text:span></text:p>
            <text:p text:style-name="P446">----</text:p>
          </table:table-cell>
          <table:table-cell table:style-name="Table58.A1" office:value-type="string">
            <text:p text:style-name="P368"><text:span text:style-name="T175">OUT</text:span>:</text:p>
            <text:p text:style-name="P368">0x001</text:p>
            <text:p text:style-name="P349"><text:span text:style-name="T175">1</text:span>000 0<text:span text:style-name="T139">1</text:span></text:p>
          </table:table-cell>
          <table:table-cell table:style-name="Table58.F1" office:value-type="string">
            <text:p text:style-name="P406">Unit</text:p>
            <text:p text:style-name="P288">----</text:p>
          </table:table-cell>
        </table:table-row>
      </table:table>
      <text:p text:style-name="P153"><text:s text:c="15"/><text:span text:style-name="T81">6 bits <text:s text:c="37"/></text:span><text:span text:style-name="T175">8</text:span><text:span text:style-name="T81"> bits <text:s text:c="47"/></text:span><text:span text:style-name="T174">8</text:span><text:span text:style-name="T81"> bits <text:s text:c="20"/>2 bits <text:s text:c="10"/></text:span><text:span text:style-name="T140">6</text:span><text:span text:style-name="T81"> bits <text:s text:c="6"/></text:span><text:span text:style-name="T174">2</text:span><text:span text:style-name="T81"> bits</text:span></text:p>
      <text:p text:style-name="P106"/>
      <text:p text:style-name="P194"><text:span text:style-name="T2">Operation :<text:tab/></text:span><text:span text:style-name="T112">SP</text:span><text:span text:style-name="T113">IO</text:span><text:span text:style-name="T112">_MEMORY(</text:span><text:span text:style-name="T91">IMM</text:span><text:span text:style-name="T112">) = </text:span><text:span text:style-name="T83">R</text:span><text:span text:style-name="T112">S</text:span><text:span text:style-name="T113">2</text:span><text:span text:style-name="T83">.size </text:span></text:p>
      <text:p text:style-name="P106"><text:span text:style-name="T37">Latency :<text:tab/></text:span><text:span text:style-name="T113">3 cycles<text:line-break/></text:span><text:span text:style-name="T4">Example :<text:tab/></text:span><text:span text:style-name="T113">out</text:span><text:span text:style-name="T84">.</text:span><text:span text:style-name="T113">q</text:span><text:span text:style-name="T84"> r0,</text:span><text:span text:style-name="T113">42</text:span></text:p>
      <text:p text:style-name="P106"><text:span text:style-name="T113"/></text:p>
      <text:p text:style-name="P16"><draw:line text:anchor-type="paragraph" draw:z-index="57" draw:name="Shape1_57" draw:style-name="gr1" draw:text-style-name="P556" svg:x1="0.063cm" svg:y1="0.575cm" svg:x2="15.799cm" svg:y2="0.575cm"><text:p/></draw:line><text:span text:style-name="T37">OUTI</text:span><text:span text:style-name="T3"> : </text:span><text:span text:style-name="T37">Out</text:span><text:span text:style-name="T36"> I/O Memory </text:span><text:span text:style-name="T37">Immediate</text:span><text:line-break/></text:p>
      <text:p text:style-name="P56">description...</text:p>
      <text:p text:style-name="P56">description...<text:line-break/></text:p>
      <text:p text:style-name="P56"><text:span text:style-name="T4">Operation Code :</text:span></text:p>
      <text:p text:style-name="P56"><text:line-break/> <text:span text:style-name="T73">31 <text:s/>30 <text:s/>29 <text:s/>28 <text:s/>27 <text:s/>26 <text:s/>25 <text:s/>24 <text:s/>23 <text:s/>22 <text:s/>21 <text:s/>20 <text:s/>19 <text:s/>18 <text:s/>17 <text:s/>16 <text:s/>15 <text:s/>14 <text:s/>13 <text:s/>12 <text:s/>11 <text:s/>10 <text:s/>9 <text:s/>8 <text:s/>7 <text:s/>6 <text:s/>5 <text:s/>4 <text:s/>3 <text:s/>2 <text:s/>1 <text:s/></text:span><text:span text:style-name="T74">0</text:span></text:p>
      <table:table table:name="Table59" table:style-name="Table59">
        <table:table-column table:style-name="Table59.A"/>
        <table:table-column table:style-name="Table59.B"/>
        <table:table-column table:style-name="Table59.C"/>
        <table:table-column table:style-name="Table59.D"/>
        <table:table-row table:style-name="TableLine93919143121424">
          <table:table-cell table:style-name="Table59.A1" office:value-type="string">
            <text:p text:style-name="P550"><text:span text:style-name="T80">Source </text:span>2</text:p>
            <text:p text:style-name="P512"><text:span text:style-name="T140">Immediate</text:span></text:p>
          </table:table-cell>
          <table:table-cell table:style-name="Table59.A1" office:value-type="string">
            <text:p text:style-name="P512"><text:span text:style-name="T80">Source 1</text:span></text:p>
            <text:p text:style-name="P512"><text:span text:style-name="T140">Immediate</text:span></text:p>
          </table:table-cell>
          <table:table-cell table:style-name="Table59.A1" office:value-type="string">
            <text:p text:style-name="P368"><text:span text:style-name="T174">IN</text:span>:</text:p>
            <text:p text:style-name="P368">0x001</text:p>
            <text:p text:style-name="P349">0000 0<text:span text:style-name="T139">1</text:span></text:p>
          </table:table-cell>
          <table:table-cell table:style-name="Table59.D1" office:value-type="string">
            <text:p text:style-name="P406">Unit</text:p>
            <text:p text:style-name="P288">----</text:p>
          </table:table-cell>
        </table:table-row>
      </table:table>
      <text:p text:style-name="P153"><text:s text:c="22"/><text:span text:style-name="T175">8</text:span><text:span text:style-name="T81"> bits <text:s text:c="68"/></text:span><text:span text:style-name="T175">1</text:span><text:span text:style-name="T81">6 bits <text:s text:c="56"/></text:span><text:span text:style-name="T140">6</text:span><text:span text:style-name="T81"> bits <text:s text:c="6"/></text:span><text:span text:style-name="T174">2</text:span><text:span text:style-name="T81"> bits</text:span></text:p>
      <text:p text:style-name="P106"/>
      <text:p text:style-name="P194"><text:span text:style-name="T2">Operation :<text:tab/></text:span><text:span text:style-name="T112">SP</text:span><text:span text:style-name="T113">IO</text:span><text:span text:style-name="T112">_MEMORY(</text:span><text:span text:style-name="T91">IMM</text:span><text:span text:style-name="T113">2</text:span><text:span text:style-name="T112">) = </text:span><text:span text:style-name="T91">IMM</text:span><text:span text:style-name="T113">1</text:span><text:span text:style-name="T83"> </text:span></text:p>
      <text:p text:style-name="P106"><text:span text:style-name="T37">Latency :<text:tab/></text:span><text:span text:style-name="T113">3 cycles<text:line-break/></text:span><text:span text:style-name="T4">Example :<text:tab/></text:span><text:span text:style-name="T113">outi</text:span><text:span text:style-name="T84">.</text:span><text:span text:style-name="T113">b</text:span><text:span text:style-name="T84"> r0,</text:span><text:span text:style-name="T113">13</text:span></text:p>
      <text:p text:style-name="P240"><draw:line text:anchor-type="paragraph" draw:z-index="58" draw:name="Shape1_58" draw:style-name="gr1" draw:text-style-name="P556" svg:x1="0.063cm" svg:y1="0.575cm" svg:x2="15.799cm" svg:y2="0.575cm"><text:p/></draw:line><text:span text:style-name="T10">L</text:span><text:span text:style-name="T34">DM</text:span><text:span text:style-name="T38">V</text:span><text:span text:style-name="T3"> : </text:span><text:span text:style-name="T34">Load Memory </text:span><text:span text:style-name="T38">Vector Posits</text:span><text:line-break/></text:p>
      <text:p text:style-name="P57">description...</text:p>
      <text:p text:style-name="P57">description...<text:line-break/></text:p>
      <text:p text:style-name="P57"><text:span text:style-name="T4">Operation Code :</text:span></text:p>
      <text:p text:style-name="P57"><text:line-break/> <text:span text:style-name="T73">31 <text:s/>30 <text:s/>29 <text:s/>28 <text:s/>27 <text:s/>26 <text:s/>25 <text:s/>24 <text:s/>23 <text:s/>22 <text:s/>21 <text:s/>20 <text:s/>19 <text:s/>18 <text:s/>17 <text:s/>16 <text:s/>15 <text:s/>14 <text:s/>13 <text:s/>12 <text:s/>11 <text:s/>10 <text:s/>9 <text:s/>8 <text:s/>7 <text:s/>6 <text:s/>5 <text:s/>4 <text:s/>3 <text:s/>2 <text:s/>1 <text:s/></text:span><text:span text:style-name="T74">0</text:span></text:p>
      <table:table table:name="Table60" table:style-name="Table60">
        <table:table-column table:style-name="Table60.A"/>
        <table:table-column table:style-name="Table60.B"/>
        <table:table-column table:style-name="Table60.C"/>
        <table:table-column table:style-name="Table60.D"/>
        <table:table-column table:style-name="Table60.E"/>
        <table:table-column table:style-name="Table60.F"/>
        <table:table-row table:style-name="TableLine93919145988768">
          <table:table-cell table:style-name="Table60.A1" office:value-type="string">
            <text:p text:style-name="P513"><text:span text:style-name="T80">Destination</text:span></text:p>
            <text:p text:style-name="P513"><text:span text:style-name="T176">Posit </text:span><text:span text:style-name="T80">Register</text:span></text:p>
          </table:table-cell>
          <table:table-cell table:style-name="Table60.A1" office:value-type="string">
            <text:p text:style-name="P369"><text:span text:style-name="T176">S</text:span><text:span text:style-name="T80">ource </text:span><text:span text:style-name="T140">2</text:span></text:p>
            <text:p text:style-name="P369"><text:span text:style-name="T80">Register</text:span></text:p>
          </table:table-cell>
          <table:table-cell table:style-name="Table60.A1" office:value-type="string">
            <text:p text:style-name="P513"><text:span text:style-name="T80">Source 1</text:span></text:p>
            <text:p text:style-name="P513"><text:span text:style-name="T140">Immediate</text:span></text:p>
          </table:table-cell>
          <table:table-cell table:style-name="Table60.A1" office:value-type="string">
            <text:p text:style-name="P465">Siz<text:span text:style-name="T171">e</text:span></text:p>
            <text:p text:style-name="P465">----</text:p>
          </table:table-cell>
          <table:table-cell table:style-name="Table60.A1" office:value-type="string">
            <text:p text:style-name="P323">LDM<text:span text:style-name="T176">V</text:span>:</text:p>
            <text:p text:style-name="P321">0x<text:span text:style-name="T172">0</text:span><text:span text:style-name="T176">3</text:span></text:p>
            <text:p text:style-name="P321"><text:span text:style-name="T171">+</text:span><text:span text:style-name="T72">0</text:span><text:span text:style-name="T176">00</text:span><text:span text:style-name="T72"> </text:span><text:span text:style-name="T176">11</text:span></text:p>
          </table:table-cell>
          <table:table-cell table:style-name="Table60.F1" office:value-type="string">
            <text:p text:style-name="P407">Unit</text:p>
            <text:p text:style-name="P407"/>
            <text:p text:style-name="P289">----</text:p>
          </table:table-cell>
        </table:table-row>
      </table:table>
      <text:p text:style-name="P154"><text:s text:c="15"/><text:span text:style-name="T81">6 bits <text:s text:c="22"/></text:span><text:span text:style-name="T176">3</text:span><text:span text:style-name="T81"> bits <text:s text:c="44"/></text:span><text:span text:style-name="T140">1</text:span><text:span text:style-name="T176">3 </text:span><text:span text:style-name="T81">bits <text:s text:c="36"/>2 bits <text:s text:c="9"/></text:span><text:span text:style-name="T185">6</text:span><text:span text:style-name="T81"> bits <text:s text:c="7"/>2 bits</text:span></text:p>
      <text:p text:style-name="P107"/>
      <text:p text:style-name="P195"><text:span text:style-name="T2">Operation :<text:tab/></text:span><text:span text:style-name="T115">VP</text:span>D.size = <text:span text:style-name="T172">SP_MEMORY(</text:span>RS<text:span text:style-name="T140">2</text:span> + <text:span text:style-name="T139">IMM*</text:span><text:span text:style-name="T177">16</text:span><text:span text:style-name="T172">)</text:span></text:p>
      <text:p text:style-name="P107"><text:span text:style-name="T37">Latency :<text:tab/></text:span><text:span text:style-name="T111">4</text:span><text:span text:style-name="T113"> cycles<text:line-break/></text:span><text:span text:style-name="T4">Example :<text:tab/></text:span><text:span text:style-name="T111">ldm</text:span><text:span text:style-name="T114">v</text:span><text:span text:style-name="T84">.</text:span><text:span text:style-name="T114">xy</text:span><text:span text:style-name="T84"> </text:span><text:span text:style-name="T114">vp</text:span><text:span text:style-name="T84">0,</text:span><text:span text:style-name="T111">42[</text:span><text:span text:style-name="T84">r1</text:span><text:span text:style-name="T111">]</text:span></text:p>
      <text:p text:style-name="P107"><text:span text:style-name="T111"/></text:p>
      <text:p text:style-name="P107"><text:span text:style-name="T111"/></text:p>
      <text:p text:style-name="P17"><draw:line text:anchor-type="paragraph" draw:z-index="59" draw:name="Shape1_59" draw:style-name="gr1" draw:text-style-name="P556" svg:x1="0.063cm" svg:y1="0.575cm" svg:x2="15.799cm" svg:y2="0.575cm"><text:p/></draw:line><text:span text:style-name="T39">ST</text:span><text:span text:style-name="T34">M</text:span><text:span text:style-name="T38">V</text:span><text:span text:style-name="T3"> : </text:span><text:span text:style-name="T39">Store</text:span><text:span text:style-name="T38"> </text:span><text:span text:style-name="T34">Memory </text:span><text:span text:style-name="T38">Vector Posits</text:span><text:line-break/></text:p>
      <text:p text:style-name="P58">description...</text:p>
      <text:p text:style-name="P58">description...<text:line-break/></text:p>
      <text:p text:style-name="P58"><text:span text:style-name="T4">Operation Code :</text:span></text:p>
      <text:p text:style-name="P58"><text:line-break/> <text:span text:style-name="T73">31 <text:s/>30 <text:s/>29 <text:s/>28 <text:s/>27 <text:s/>26 <text:s/>25 <text:s/>24 <text:s/>23 <text:s/>22 <text:s/>21 <text:s/>20 <text:s/>19 <text:s/>18 <text:s/>17 <text:s/>16 <text:s/>15 <text:s/>14 <text:s/>13 <text:s/>12 <text:s/>11 <text:s/>10 <text:s/>9 <text:s/>8 <text:s/>7 <text:s/>6 <text:s/>5 <text:s/>4 <text:s/>3 <text:s/>2 <text:s/>1 <text:s/></text:span><text:span text:style-name="T74">0</text:span></text:p>
      <table:table table:name="Table61" table:style-name="Table61">
        <table:table-column table:style-name="Table61.A"/>
        <table:table-column table:style-name="Table61.B"/>
        <table:table-column table:style-name="Table61.C"/>
        <table:table-column table:style-name="Table61.D"/>
        <table:table-column table:style-name="Table61.E"/>
        <table:table-column table:style-name="Table61.F"/>
        <table:table-row table:style-name="TableLine93919141067184">
          <table:table-cell table:style-name="Table61.A1" office:value-type="string">
            <text:p text:style-name="P370"><text:span text:style-name="T176">S</text:span><text:span text:style-name="T80">ource </text:span><text:span text:style-name="T177">3</text:span></text:p>
            <text:p text:style-name="P514"><text:span text:style-name="T176">Posit </text:span><text:span text:style-name="T80">Register</text:span></text:p>
          </table:table-cell>
          <table:table-cell table:style-name="Table61.A1" office:value-type="string">
            <text:p text:style-name="P370"><text:span text:style-name="T176">S</text:span><text:span text:style-name="T80">ource </text:span><text:span text:style-name="T140">2</text:span></text:p>
            <text:p text:style-name="P370"><text:span text:style-name="T80">Register</text:span></text:p>
          </table:table-cell>
          <table:table-cell table:style-name="Table61.A1" office:value-type="string">
            <text:p text:style-name="P514"><text:span text:style-name="T80">Source 1</text:span></text:p>
            <text:p text:style-name="P514"><text:span text:style-name="T140">Immediate</text:span></text:p>
          </table:table-cell>
          <table:table-cell table:style-name="Table61.A1" office:value-type="string">
            <text:p text:style-name="P466">Siz<text:span text:style-name="T171">e</text:span></text:p>
            <text:p text:style-name="P466">----</text:p>
          </table:table-cell>
          <table:table-cell table:style-name="Table61.A1" office:value-type="string">
            <text:p text:style-name="P324"><text:span text:style-name="T177">STM</text:span><text:span text:style-name="T176">V</text:span>:</text:p>
            <text:p text:style-name="P322">0x<text:span text:style-name="T177">1</text:span><text:span text:style-name="T176">3</text:span></text:p>
            <text:p text:style-name="P322"><text:span text:style-name="T171">+</text:span><text:span text:style-name="T177">1</text:span><text:span text:style-name="T176">00</text:span><text:span text:style-name="T72"> </text:span><text:span text:style-name="T176">11</text:span></text:p>
          </table:table-cell>
          <table:table-cell table:style-name="Table61.F1" office:value-type="string">
            <text:p text:style-name="P408">Unit</text:p>
            <text:p text:style-name="P408"/>
            <text:p text:style-name="P290">----</text:p>
          </table:table-cell>
        </table:table-row>
      </table:table>
      <text:p text:style-name="P155"><text:s text:c="15"/><text:span text:style-name="T81">6 bits <text:s text:c="22"/></text:span><text:span text:style-name="T176">3</text:span><text:span text:style-name="T81"> bits <text:s text:c="44"/></text:span><text:span text:style-name="T140">1</text:span><text:span text:style-name="T176">3 </text:span><text:span text:style-name="T81">bits <text:s text:c="36"/>2 bits <text:s text:c="9"/></text:span><text:span text:style-name="T185">6</text:span><text:span text:style-name="T81"> bits <text:s text:c="7"/>2 bits</text:span></text:p>
      <text:p text:style-name="P108"/>
      <text:p text:style-name="P196"><text:span text:style-name="T2">Operation :<text:tab/></text:span><text:span text:style-name="T172">SP_MEMORY(</text:span>RS<text:span text:style-name="T140">2</text:span> + <text:span text:style-name="T139">IMM*</text:span><text:span text:style-name="T177">16</text:span><text:span text:style-name="T172">) </text:span><text:span text:style-name="T177">= </text:span><text:span text:style-name="T115">VPS</text:span>.size</text:p>
      <text:p text:style-name="P108"><text:span text:style-name="T37">Latency :<text:tab/></text:span><text:span text:style-name="T111">4</text:span><text:span text:style-name="T113"> cycles<text:line-break/></text:span><text:span text:style-name="T4">Example :<text:tab/></text:span><text:span text:style-name="T115">st</text:span><text:span text:style-name="T111">m</text:span><text:span text:style-name="T114">v</text:span><text:span text:style-name="T84">.</text:span><text:span text:style-name="T114">xy</text:span><text:span text:style-name="T84"> </text:span><text:span text:style-name="T114">vp</text:span><text:span text:style-name="T84">0,</text:span><text:span text:style-name="T111">42[</text:span><text:span text:style-name="T84">r1</text:span><text:span text:style-name="T111">]</text:span></text:p>
      <text:p text:style-name="P108"><text:span text:style-name="T111"/></text:p>
      <text:p text:style-name="P108"><text:span text:style-name="T111"/></text:p>
      <text:p text:style-name="P108"><text:span text:style-name="T111"/></text:p>
      <text:p text:style-name="P240"><draw:line text:anchor-type="paragraph" draw:z-index="60" draw:name="Shape1_60" draw:style-name="gr1" draw:text-style-name="P556" svg:x1="0.063cm" svg:y1="0.575cm" svg:x2="15.799cm" svg:y2="0.575cm"><text:p/></draw:line><text:span text:style-name="T10">L</text:span><text:span text:style-name="T34">D</text:span><text:span text:style-name="T39">C</text:span><text:span text:style-name="T38">V</text:span><text:span text:style-name="T3"> : </text:span><text:span text:style-name="T34">Load </text:span><text:span text:style-name="T39">Cache</text:span><text:span text:style-name="T34"> </text:span><text:span text:style-name="T38">Vector Posits</text:span><text:line-break/></text:p>
      <text:p text:style-name="P58">description...</text:p>
      <text:p text:style-name="P58">description...<text:line-break/></text:p>
      <text:p text:style-name="P58"><text:span text:style-name="T4">Operation Code :</text:span></text:p>
      <text:p text:style-name="P58"><text:line-break/> <text:span text:style-name="T73">31 <text:s/>30 <text:s/>29 <text:s/>28 <text:s/>27 <text:s/>26 <text:s/>25 <text:s/>24 <text:s/>23 <text:s/>22 <text:s/>21 <text:s/>20 <text:s/>19 <text:s/>18 <text:s/>17 <text:s/>16 <text:s/>15 <text:s/>14 <text:s/>13 <text:s/>12 <text:s/>11 <text:s/>10 <text:s/>9 <text:s/>8 <text:s/>7 <text:s/>6 <text:s/>5 <text:s/>4 <text:s/>3 <text:s/>2 <text:s/>1 <text:s/></text:span><text:span text:style-name="T74">0</text:span></text:p>
      <table:table table:name="Table62" table:style-name="Table62">
        <table:table-column table:style-name="Table62.A"/>
        <table:table-column table:style-name="Table62.B"/>
        <table:table-column table:style-name="Table62.C"/>
        <table:table-column table:style-name="Table62.D"/>
        <table:table-column table:style-name="Table62.E"/>
        <table:table-column table:style-name="Table62.F"/>
        <table:table-row table:style-name="TableLine93919145980320">
          <table:table-cell table:style-name="Table62.A1" office:value-type="string">
            <text:p text:style-name="P514"><text:span text:style-name="T80">Destination</text:span></text:p>
            <text:p text:style-name="P514"><text:span text:style-name="T176">Posit </text:span><text:span text:style-name="T80">Register</text:span></text:p>
          </table:table-cell>
          <table:table-cell table:style-name="Table62.A1" office:value-type="string">
            <text:p text:style-name="P370"><text:span text:style-name="T176">S</text:span><text:span text:style-name="T80">ource </text:span><text:span text:style-name="T140">2</text:span></text:p>
            <text:p text:style-name="P370"><text:span text:style-name="T80">Register</text:span></text:p>
          </table:table-cell>
          <table:table-cell table:style-name="Table62.A1" office:value-type="string">
            <text:p text:style-name="P514"><text:span text:style-name="T80">Source 1</text:span></text:p>
            <text:p text:style-name="P514"><text:span text:style-name="T140">Immediate</text:span></text:p>
          </table:table-cell>
          <table:table-cell table:style-name="Table62.A1" office:value-type="string">
            <text:p text:style-name="P466">Siz<text:span text:style-name="T171">e</text:span></text:p>
            <text:p text:style-name="P466">----</text:p>
          </table:table-cell>
          <table:table-cell table:style-name="Table62.A1" office:value-type="string">
            <text:p text:style-name="P324">LDM<text:span text:style-name="T176">V</text:span>:</text:p>
            <text:p text:style-name="P322">0x<text:span text:style-name="T172">0</text:span><text:span text:style-name="T177">B</text:span></text:p>
            <text:p text:style-name="P322"><text:span text:style-name="T171">+</text:span><text:span text:style-name="T72">0</text:span><text:span text:style-name="T177">1</text:span><text:span text:style-name="T176">0</text:span><text:span text:style-name="T72"> </text:span><text:span text:style-name="T176">11</text:span></text:p>
          </table:table-cell>
          <table:table-cell table:style-name="Table62.F1" office:value-type="string">
            <text:p text:style-name="P408">Unit</text:p>
            <text:p text:style-name="P408"/>
            <text:p text:style-name="P290">----</text:p>
          </table:table-cell>
        </table:table-row>
      </table:table>
      <text:p text:style-name="P155"><text:s text:c="15"/><text:span text:style-name="T81">6 bits <text:s text:c="22"/></text:span><text:span text:style-name="T176">3</text:span><text:span text:style-name="T81"> bits <text:s text:c="44"/></text:span><text:span text:style-name="T140">1</text:span><text:span text:style-name="T176">3 </text:span><text:span text:style-name="T81">bits <text:s text:c="36"/>2 bits <text:s text:c="9"/></text:span><text:span text:style-name="T185">6</text:span><text:span text:style-name="T81"> bits <text:s text:c="7"/>2 bits</text:span></text:p>
      <text:p text:style-name="P108"/>
      <text:p text:style-name="P196"><text:span text:style-name="T2">Operation :<text:tab/></text:span><text:span text:style-name="T115">VP</text:span>D.size = <text:span text:style-name="T172">SP_MEMORY(</text:span>RS<text:span text:style-name="T140">2</text:span> + <text:span text:style-name="T139">IMM*</text:span><text:span text:style-name="T177">16</text:span><text:span text:style-name="T172">)</text:span></text:p>
      <text:p text:style-name="P108"><text:span text:style-name="T37">Latency :<text:tab/></text:span><text:span text:style-name="T111">4</text:span><text:span text:style-name="T113"> cycles<text:line-break/></text:span><text:span text:style-name="T4">Example :<text:tab/></text:span><text:span text:style-name="T111">ld</text:span><text:span text:style-name="T115">c</text:span><text:span text:style-name="T114">v</text:span><text:span text:style-name="T84">.</text:span><text:span text:style-name="T114">xy</text:span><text:span text:style-name="T84"> </text:span><text:span text:style-name="T114">vp</text:span><text:span text:style-name="T84">0,</text:span><text:span text:style-name="T111">42[</text:span><text:span text:style-name="T84">r1</text:span><text:span text:style-name="T111">]</text:span></text:p>
      <text:p text:style-name="P108"><text:span text:style-name="T111"/></text:p>
      <text:p text:style-name="P108"><text:span text:style-name="T111"/></text:p>
      <text:p text:style-name="P17"><draw:line text:anchor-type="paragraph" draw:z-index="61" draw:name="Shape1_61" draw:style-name="gr1" draw:text-style-name="P556" svg:x1="0.063cm" svg:y1="0.575cm" svg:x2="15.799cm" svg:y2="0.575cm"><text:p/></draw:line><text:span text:style-name="T39">STC</text:span><text:span text:style-name="T38">V</text:span><text:span text:style-name="T3"> : </text:span><text:span text:style-name="T39">Store</text:span><text:span text:style-name="T38"> </text:span><text:span text:style-name="T39">Cache</text:span><text:span text:style-name="T34"> </text:span><text:span text:style-name="T38">Vector Posits</text:span><text:line-break/></text:p>
      <text:p text:style-name="P58">description...</text:p>
      <text:p text:style-name="P58">description...<text:line-break/></text:p>
      <text:p text:style-name="P58"><text:span text:style-name="T4">Operation Code :</text:span></text:p>
      <text:p text:style-name="P58"><text:line-break/> <text:span text:style-name="T73">31 <text:s/>30 <text:s/>29 <text:s/>28 <text:s/>27 <text:s/>26 <text:s/>25 <text:s/>24 <text:s/>23 <text:s/>22 <text:s/>21 <text:s/>20 <text:s/>19 <text:s/>18 <text:s/>17 <text:s/>16 <text:s/>15 <text:s/>14 <text:s/>13 <text:s/>12 <text:s/>11 <text:s/>10 <text:s/>9 <text:s/>8 <text:s/>7 <text:s/>6 <text:s/>5 <text:s/>4 <text:s/>3 <text:s/>2 <text:s/>1 <text:s/></text:span><text:span text:style-name="T74">0</text:span></text:p>
      <table:table table:name="Table63" table:style-name="Table63">
        <table:table-column table:style-name="Table63.A"/>
        <table:table-column table:style-name="Table63.B"/>
        <table:table-column table:style-name="Table63.C"/>
        <table:table-column table:style-name="Table63.D"/>
        <table:table-column table:style-name="Table63.E"/>
        <table:table-column table:style-name="Table63.F"/>
        <table:table-row table:style-name="TableLine93919144988912">
          <table:table-cell table:style-name="Table63.A1" office:value-type="string">
            <text:p text:style-name="P370"><text:span text:style-name="T176">S</text:span><text:span text:style-name="T80">ource </text:span><text:span text:style-name="T177">3</text:span></text:p>
            <text:p text:style-name="P514"><text:span text:style-name="T176">Posit </text:span><text:span text:style-name="T80">Register</text:span></text:p>
          </table:table-cell>
          <table:table-cell table:style-name="Table63.A1" office:value-type="string">
            <text:p text:style-name="P370"><text:span text:style-name="T176">S</text:span><text:span text:style-name="T80">ource </text:span><text:span text:style-name="T140">2</text:span></text:p>
            <text:p text:style-name="P370"><text:span text:style-name="T80">Register</text:span></text:p>
          </table:table-cell>
          <table:table-cell table:style-name="Table63.A1" office:value-type="string">
            <text:p text:style-name="P514"><text:span text:style-name="T80">Source 1</text:span></text:p>
            <text:p text:style-name="P514"><text:span text:style-name="T140">Immediate</text:span></text:p>
          </table:table-cell>
          <table:table-cell table:style-name="Table63.A1" office:value-type="string">
            <text:p text:style-name="P466">Siz<text:span text:style-name="T171">e</text:span></text:p>
            <text:p text:style-name="P466">----</text:p>
          </table:table-cell>
          <table:table-cell table:style-name="Table63.A1" office:value-type="string">
            <text:p text:style-name="P324"><text:span text:style-name="T177">STM</text:span><text:span text:style-name="T176">V</text:span>:</text:p>
            <text:p text:style-name="P322">0x<text:span text:style-name="T177">1B</text:span></text:p>
            <text:p text:style-name="P322"><text:span text:style-name="T171">+</text:span><text:span text:style-name="T177">11</text:span><text:span text:style-name="T176">0</text:span><text:span text:style-name="T72"> </text:span><text:span text:style-name="T176">11</text:span></text:p>
          </table:table-cell>
          <table:table-cell table:style-name="Table63.F1" office:value-type="string">
            <text:p text:style-name="P408">Unit</text:p>
            <text:p text:style-name="P408"/>
            <text:p text:style-name="P290">----</text:p>
          </table:table-cell>
        </table:table-row>
      </table:table>
      <text:p text:style-name="P155"><text:s text:c="15"/><text:span text:style-name="T81">6 bits <text:s text:c="22"/></text:span><text:span text:style-name="T176">3</text:span><text:span text:style-name="T81"> bits <text:s text:c="44"/></text:span><text:span text:style-name="T140">1</text:span><text:span text:style-name="T176">3 </text:span><text:span text:style-name="T81">bits <text:s text:c="36"/>2 bits <text:s text:c="9"/></text:span><text:span text:style-name="T185">6</text:span><text:span text:style-name="T81"> bits <text:s text:c="7"/>2 bits</text:span></text:p>
      <text:p text:style-name="P108"/>
      <text:p text:style-name="P196"><text:span text:style-name="T2">Operation :<text:tab/></text:span><text:span text:style-name="T172">SP_MEMORY(</text:span>RS<text:span text:style-name="T140">2</text:span> + <text:span text:style-name="T139">IMM*</text:span><text:span text:style-name="T177">16</text:span><text:span text:style-name="T172">) </text:span><text:span text:style-name="T177">= </text:span><text:span text:style-name="T115">VPS</text:span>.size</text:p>
      <text:p text:style-name="P108"><text:span text:style-name="T37">Latency :<text:tab/></text:span><text:span text:style-name="T111">4</text:span><text:span text:style-name="T113"> cycles<text:line-break/></text:span><text:span text:style-name="T4">Example :<text:tab/></text:span><text:span text:style-name="T115">stc</text:span><text:span text:style-name="T114">v</text:span><text:span text:style-name="T84">.</text:span><text:span text:style-name="T114">xy</text:span><text:span text:style-name="T84"> </text:span><text:span text:style-name="T114">vp</text:span><text:span text:style-name="T84">0,</text:span><text:span text:style-name="T111">42[</text:span><text:span text:style-name="T84">r1</text:span><text:span text:style-name="T111">]</text:span></text:p>
      <text:p text:style-name="P241"><draw:line text:anchor-type="paragraph" draw:z-index="62" draw:name="Shape1_62" draw:style-name="gr1" draw:text-style-name="P556" svg:x1="0.054cm" svg:y1="0.591cm" svg:x2="15.882cm" svg:y2="0.591cm"><text:p/></draw:line><text:span text:style-name="T40">P</text:span><text:span text:style-name="T3">ADD.</text:span><text:span text:style-name="T40">H</text:span><text:span text:style-name="T3"> : </text:span><text:span text:style-name="T40">Posits Half </text:span><text:span text:style-name="T3">Addition</text:span><text:line-break/></text:p>
      <text:p text:style-name="P59">description...</text:p>
      <text:p text:style-name="P59">description...<text:line-break/></text:p>
      <text:p text:style-name="P59"><text:span text:style-name="T4">Operation Code :</text:span></text:p>
      <text:p text:style-name="P59"><text:line-break/> <text:span text:style-name="T73">31 <text:s/>30 <text:s/>29 <text:s/>28 <text:s/>27 <text:s/>26 <text:s/>25 <text:s/>24 <text:s/>23 <text:s/>22 <text:s/>21 <text:s/>20 <text:s/>19 <text:s/>18 <text:s/>17 <text:s/>16 <text:s/>15 <text:s/>14 <text:s/>13 <text:s/>12 <text:s/>11 <text:s/>10 <text:s/>9 <text:s/>8 <text:s/>7 <text:s/>6 <text:s/>5 <text:s/>4 <text:s/>3 <text:s/>2 <text:s/>1 <text:s/></text:span><text:span text:style-name="T74">0</text:span></text:p>
      <table:table table:name="Table64" table:style-name="Table64">
        <table:table-column table:style-name="Table64.A"/>
        <table:table-column table:style-name="Table64.B"/>
        <table:table-column table:style-name="Table64.C"/>
        <table:table-column table:style-name="Table64.D"/>
        <table:table-column table:style-name="Table64.E"/>
        <table:table-column table:style-name="Table64.F"/>
        <table:table-column table:style-name="Table64.G"/>
        <table:table-row table:style-name="TableLine93919151950128">
          <table:table-cell table:style-name="Table64.A1" office:value-type="string">
            <text:p text:style-name="P517"><text:span text:style-name="T80">Destination</text:span></text:p>
            <text:p text:style-name="P517"><text:span text:style-name="T180">Posit </text:span><text:span text:style-name="T80">Register</text:span></text:p>
          </table:table-cell>
          <table:table-cell table:style-name="Table64.A1" office:value-type="string">
            <text:p text:style-name="P516"><text:span text:style-name="T80">Source 2</text:span></text:p>
            <text:p text:style-name="P516"><text:span text:style-name="T180">Posit </text:span><text:span text:style-name="T80">Register</text:span></text:p>
          </table:table-cell>
          <table:table-cell table:style-name="Table64.A1" office:value-type="string">
            <text:p text:style-name="P517"><text:span text:style-name="T80">Source 1</text:span></text:p>
            <text:p text:style-name="P516"><text:span text:style-name="T180">Posit </text:span><text:span text:style-name="T80">Register</text:span></text:p>
          </table:table-cell>
          <table:table-cell table:style-name="Table64.A1" office:value-type="string">
            <text:p text:style-name="P307">Size<text:span text:style-name="T180">2</text:span></text:p>
            <text:p text:style-name="P307">----</text:p>
          </table:table-cell>
          <table:table-cell table:style-name="Table64.A1" office:value-type="string">
            <text:p text:style-name="P307">Size<text:span text:style-name="T180">1</text:span></text:p>
            <text:p text:style-name="P307">----</text:p>
          </table:table-cell>
          <table:table-cell table:style-name="Table64.A1" office:value-type="string">
            <text:p text:style-name="P350"><text:span text:style-name="T180">P</text:span>ADD.<text:span text:style-name="T180">H</text:span> :</text:p>
            <text:p text:style-name="P350">0x00</text:p>
            <text:p text:style-name="P351">00 0000 00</text:p>
          </table:table-cell>
          <table:table-cell table:style-name="Table64.G1" office:value-type="string">
            <text:p text:style-name="P409">Unit</text:p>
            <text:p text:style-name="P409"/>
            <text:p text:style-name="P291">----</text:p>
          </table:table-cell>
        </table:table-row>
      </table:table>
      <text:p text:style-name="P157"><text:s text:c="15"/><text:span text:style-name="T81">6 bits <text:s text:c="31"/>6 bits <text:s text:c="32"/>6 bits <text:s text:c="16"/>2 bits <text:s text:c="4"/>2 bits <text:s text:c="16"/></text:span><text:span text:style-name="T180">8</text:span><text:span text:style-name="T81"> bits <text:s text:c="11"/>2 bits</text:span></text:p>
      <text:p text:style-name="P109"/>
      <text:p text:style-name="P197"><text:span text:style-name="T2">Operation :<text:tab/></text:span><text:span text:style-name="T117">VP</text:span><text:span text:style-name="T124">H</text:span> = <text:span text:style-name="T181">P</text:span>S1 + <text:span text:style-name="T181">P</text:span>S2</text:p>
      <text:p text:style-name="P109"><text:span text:style-name="T34">Latency :<text:tab/></text:span><text:span text:style-name="T118">4</text:span><text:span text:style-name="T111"> cycles<text:line-break/></text:span><text:span text:style-name="T4">Example :<text:tab/></text:span><text:span text:style-name="T116">p</text:span><text:span text:style-name="T84">add.</text:span><text:span text:style-name="T117">h</text:span><text:span text:style-name="T84"> </text:span><text:span text:style-name="T116">vp0</text:span><text:span text:style-name="T84">,</text:span><text:span text:style-name="T116">vp0y</text:span><text:span text:style-name="T84">, </text:span><text:span text:style-name="T116">vp0z</text:span></text:p>
      <text:p text:style-name="P109"><text:span text:style-name="T116"/></text:p>
      <text:p text:style-name="P109"><text:span text:style-name="T116"/></text:p>
      <text:p text:style-name="P109"><text:span text:style-name="T116"/></text:p>
      <text:p text:style-name="P109"><text:span text:style-name="T116"/></text:p>
      <text:p text:style-name="P226"><draw:line text:anchor-type="paragraph" draw:z-index="64" draw:name="Shape1_64" draw:style-name="gr1" draw:text-style-name="P556" svg:x1="0.054cm" svg:y1="0.591cm" svg:x2="15.882cm" svg:y2="0.591cm"><text:p/></draw:line><text:span text:style-name="T40">P</text:span><text:span text:style-name="T41">SUB</text:span><text:span text:style-name="T3">.</text:span><text:span text:style-name="T40">H</text:span><text:span text:style-name="T3"> : </text:span><text:span text:style-name="T40">Posits Half </text:span><text:span text:style-name="T3">Substraction</text:span><text:span text:style-name="T1"><text:line-break/></text:span></text:p>
      <text:p text:style-name="P61">description...</text:p>
      <text:p text:style-name="P61">description...<text:line-break/></text:p>
      <text:p text:style-name="P61"><text:span text:style-name="T4">Operation Code :</text:span></text:p>
      <text:p text:style-name="P61"><text:line-break/> <text:span text:style-name="T73">31 <text:s/>30 <text:s/>29 <text:s/>28 <text:s/>27 <text:s/>26 <text:s/>25 <text:s/>24 <text:s/>23 <text:s/>22 <text:s/>21 <text:s/>20 <text:s/>19 <text:s/>18 <text:s/>17 <text:s/>16 <text:s/>15 <text:s/>14 <text:s/>13 <text:s/>12 <text:s/>11 <text:s/>10 <text:s/>9 <text:s/>8 <text:s/>7 <text:s/>6 <text:s/>5 <text:s/>4 <text:s/>3 <text:s/>2 <text:s/>1 <text:s/></text:span><text:span text:style-name="T74">0</text:span></text:p>
      <table:table table:name="Table66" table:style-name="Table66">
        <table:table-column table:style-name="Table66.A"/>
        <table:table-column table:style-name="Table66.B"/>
        <table:table-column table:style-name="Table66.C"/>
        <table:table-column table:style-name="Table66.D"/>
        <table:table-column table:style-name="Table66.E"/>
        <table:table-column table:style-name="Table66.F"/>
        <table:table-column table:style-name="Table66.G"/>
        <table:table-row table:style-name="TableLine93919133413888">
          <table:table-cell table:style-name="Table66.A1" office:value-type="string">
            <text:p text:style-name="P518"><text:span text:style-name="T80">Destination</text:span></text:p>
            <text:p text:style-name="P518"><text:span text:style-name="T180">Posit </text:span><text:span text:style-name="T80">Register</text:span></text:p>
          </table:table-cell>
          <table:table-cell table:style-name="Table66.A1" office:value-type="string">
            <text:p text:style-name="P518"><text:span text:style-name="T80">Source 2</text:span></text:p>
            <text:p text:style-name="P518"><text:span text:style-name="T180">Posit </text:span><text:span text:style-name="T80">Register</text:span></text:p>
          </table:table-cell>
          <table:table-cell table:style-name="Table66.A1" office:value-type="string">
            <text:p text:style-name="P518"><text:span text:style-name="T80">Source 1</text:span></text:p>
            <text:p text:style-name="P518"><text:span text:style-name="T180">Posit </text:span><text:span text:style-name="T80">Register</text:span></text:p>
          </table:table-cell>
          <table:table-cell table:style-name="Table66.A1" office:value-type="string">
            <text:p text:style-name="P308">Size<text:span text:style-name="T180">2</text:span></text:p>
            <text:p text:style-name="P308">----</text:p>
          </table:table-cell>
          <table:table-cell table:style-name="Table66.A1" office:value-type="string">
            <text:p text:style-name="P308">Size<text:span text:style-name="T180">1</text:span></text:p>
            <text:p text:style-name="P308">----</text:p>
          </table:table-cell>
          <table:table-cell table:style-name="Table66.A1" office:value-type="string">
            <text:p text:style-name="P352"><text:span text:style-name="T180">P</text:span><text:span text:style-name="T181">SUB</text:span>.<text:span text:style-name="T180">H</text:span> :</text:p>
            <text:p text:style-name="P352">0x<text:span text:style-name="T184">20</text:span></text:p>
            <text:p text:style-name="P352">00 <text:span text:style-name="T182">1</text:span>000 00</text:p>
          </table:table-cell>
          <table:table-cell table:style-name="Table66.G1" office:value-type="string">
            <text:p text:style-name="P411">Unit</text:p>
            <text:p text:style-name="P411"/>
            <text:p text:style-name="P293">----</text:p>
          </table:table-cell>
        </table:table-row>
      </table:table>
      <text:p text:style-name="P157"><text:s text:c="15"/><text:span text:style-name="T81">6 bits <text:s text:c="31"/>6 bits <text:s text:c="32"/>6 bits <text:s text:c="16"/>2 bits <text:s text:c="4"/>2 bits <text:s text:c="16"/></text:span><text:span text:style-name="T180">8</text:span><text:span text:style-name="T81"> bits <text:s text:c="11"/>2 bits</text:span></text:p>
      <text:p text:style-name="P111"/>
      <text:p text:style-name="P199"><text:span text:style-name="T2">Operation :<text:tab/></text:span><text:span text:style-name="T117">VP</text:span><text:span text:style-name="T124">H</text:span> = <text:span text:style-name="T181">P</text:span>S1 - <text:span text:style-name="T181">P</text:span>S2</text:p>
      <text:p text:style-name="P111"><text:span text:style-name="T34">Latency :<text:tab/></text:span><text:span text:style-name="T118">4</text:span><text:span text:style-name="T111"> cycles<text:line-break/></text:span><text:span text:style-name="T4">Example :<text:tab/></text:span><text:span text:style-name="T116">p</text:span><text:span text:style-name="T117">sub</text:span><text:span text:style-name="T84">.</text:span><text:span text:style-name="T117">h</text:span><text:span text:style-name="T84"> </text:span><text:span text:style-name="T116">vp0</text:span><text:span text:style-name="T84">,</text:span><text:span text:style-name="T116">vp0y</text:span><text:span text:style-name="T84">, </text:span><text:span text:style-name="T116">vp0z</text:span></text:p>
      <text:p text:style-name="P109"><text:span text:style-name="T116"/></text:p>
      <text:p text:style-name="P109"><text:span text:style-name="T116"/></text:p>
      <text:p text:style-name="P109"><text:span text:style-name="T116"/></text:p>
      <text:p text:style-name="P109"><text:span text:style-name="T116"/></text:p>
      <text:p text:style-name="P109"><text:span text:style-name="T116"/></text:p>
      <text:p text:style-name="P254"><draw:line text:anchor-type="paragraph" draw:z-index="65" draw:name="Shape1_65" draw:style-name="gr1" draw:text-style-name="P556" svg:x1="0.054cm" svg:y1="0.591cm" svg:x2="15.882cm" svg:y2="0.591cm"><text:p/></draw:line><text:span text:style-name="T40">P</text:span><text:span text:style-name="T42">MUL</text:span><text:span text:style-name="T3">.</text:span><text:span text:style-name="T40">H</text:span><text:span text:style-name="T3"> : </text:span><text:span text:style-name="T40">Posits Half</text:span><text:span text:style-name="T3"> Multiplication</text:span><text:span text:style-name="T1"><text:line-break/></text:span></text:p>
      <text:p text:style-name="P62">description...</text:p>
      <text:p text:style-name="P62">description...<text:line-break/></text:p>
      <text:p text:style-name="P62"><text:span text:style-name="T4">Operation Code :</text:span></text:p>
      <text:p text:style-name="P62"><text:line-break/> <text:span text:style-name="T73">31 <text:s/>30 <text:s/>29 <text:s/>28 <text:s/>27 <text:s/>26 <text:s/>25 <text:s/>24 <text:s/>23 <text:s/>22 <text:s/>21 <text:s/>20 <text:s/>19 <text:s/>18 <text:s/>17 <text:s/>16 <text:s/>15 <text:s/>14 <text:s/>13 <text:s/>12 <text:s/>11 <text:s/>10 <text:s/>9 <text:s/>8 <text:s/>7 <text:s/>6 <text:s/>5 <text:s/>4 <text:s/>3 <text:s/>2 <text:s/>1 <text:s/></text:span><text:span text:style-name="T74">0</text:span></text:p>
      <table:table table:name="Table67" table:style-name="Table67">
        <table:table-column table:style-name="Table67.A"/>
        <table:table-column table:style-name="Table67.B"/>
        <table:table-column table:style-name="Table67.C"/>
        <table:table-column table:style-name="Table67.D"/>
        <table:table-column table:style-name="Table67.E"/>
        <table:table-column table:style-name="Table67.F"/>
        <table:table-column table:style-name="Table67.G"/>
        <table:table-row table:style-name="TableLine93919154658720">
          <table:table-cell table:style-name="Table67.A1" office:value-type="string">
            <text:p text:style-name="P519"><text:span text:style-name="T80">Destination</text:span></text:p>
            <text:p text:style-name="P519"><text:span text:style-name="T180">Posit </text:span><text:span text:style-name="T80">Register</text:span></text:p>
          </table:table-cell>
          <table:table-cell table:style-name="Table67.A1" office:value-type="string">
            <text:p text:style-name="P519"><text:span text:style-name="T80">Source 2</text:span></text:p>
            <text:p text:style-name="P519"><text:span text:style-name="T180">Posit </text:span><text:span text:style-name="T80">Register</text:span></text:p>
          </table:table-cell>
          <table:table-cell table:style-name="Table67.A1" office:value-type="string">
            <text:p text:style-name="P519"><text:span text:style-name="T80">Source 1</text:span></text:p>
            <text:p text:style-name="P519"><text:span text:style-name="T180">Posit </text:span><text:span text:style-name="T80">Register</text:span></text:p>
          </table:table-cell>
          <table:table-cell table:style-name="Table67.A1" office:value-type="string">
            <text:p text:style-name="P309">Size<text:span text:style-name="T180">2</text:span></text:p>
            <text:p text:style-name="P309">----</text:p>
          </table:table-cell>
          <table:table-cell table:style-name="Table67.A1" office:value-type="string">
            <text:p text:style-name="P309">Size<text:span text:style-name="T180">1</text:span></text:p>
            <text:p text:style-name="P309">----</text:p>
          </table:table-cell>
          <table:table-cell table:style-name="Table67.A1" office:value-type="string">
            <text:p text:style-name="P353"><text:span text:style-name="T180">P</text:span><text:span text:style-name="T183">MUL</text:span>.<text:span text:style-name="T180">H</text:span> :</text:p>
            <text:p text:style-name="P353">0x<text:span text:style-name="T184">4</text:span>0</text:p>
            <text:p text:style-name="P353">0<text:span text:style-name="T184">1</text:span> 0000 00</text:p>
          </table:table-cell>
          <table:table-cell table:style-name="Table67.G1" office:value-type="string">
            <text:p text:style-name="P412">Unit</text:p>
            <text:p text:style-name="P412"/>
            <text:p text:style-name="P294">----</text:p>
          </table:table-cell>
        </table:table-row>
      </table:table>
      <text:p text:style-name="P157"><text:s text:c="15"/><text:span text:style-name="T81">6 bits <text:s text:c="31"/>6 bits <text:s text:c="32"/>6 bits <text:s text:c="16"/>2 bits <text:s text:c="4"/>2 bits <text:s text:c="16"/></text:span><text:span text:style-name="T180">8</text:span><text:span text:style-name="T81"> bits <text:s text:c="11"/>2 bits</text:span></text:p>
      <text:p text:style-name="P112"/>
      <text:p text:style-name="P200"><text:span text:style-name="T2">Operation :<text:tab/></text:span><text:span text:style-name="T117">VP</text:span><text:span text:style-name="T124">H</text:span> = <text:span text:style-name="T181">P</text:span>S1 <text:span text:style-name="T182">x</text:span> <text:span text:style-name="T181">P</text:span>S2</text:p>
      <text:p text:style-name="P112"><text:span text:style-name="T34">Latency :<text:tab/></text:span><text:span text:style-name="T118">4</text:span><text:span text:style-name="T111"> cycles<text:line-break/></text:span><text:span text:style-name="T4">Example :<text:tab/></text:span><text:span text:style-name="T116">p</text:span><text:span text:style-name="T119">mul</text:span><text:span text:style-name="T84">.</text:span><text:span text:style-name="T117">h</text:span><text:span text:style-name="T84"> </text:span><text:span text:style-name="T116">vp0</text:span><text:span text:style-name="T84">,</text:span><text:span text:style-name="T116">vp0y</text:span><text:span text:style-name="T84">, </text:span><text:span text:style-name="T116">vp0z</text:span></text:p>
      <text:p text:style-name="P112"><text:span text:style-name="T116"/></text:p>
      <text:p text:style-name="P112"><text:span text:style-name="T116"/></text:p>
      <text:p text:style-name="P112"><text:span text:style-name="T116"/></text:p>
      <text:p text:style-name="P112"><text:span text:style-name="T116"/></text:p>
      <text:p text:style-name="P227"><draw:line text:anchor-type="paragraph" draw:z-index="66" draw:name="Shape1_66" draw:style-name="gr1" draw:text-style-name="P556" svg:x1="0.054cm" svg:y1="0.591cm" svg:x2="15.882cm" svg:y2="0.591cm"><text:p/></draw:line><text:span text:style-name="T40">P</text:span><text:span text:style-name="T42">MUL</text:span><text:span text:style-name="T3">ADD.</text:span><text:span text:style-name="T40">H</text:span><text:span text:style-name="T3"> : </text:span><text:span text:style-name="T40">Posits Half Multiplication </text:span><text:span text:style-name="T3">Addition</text:span><text:span text:style-name="T1"><text:line-break/></text:span></text:p>
      <text:p text:style-name="P62">description...</text:p>
      <text:p text:style-name="P62">description...<text:line-break/></text:p>
      <text:p text:style-name="P62"><text:span text:style-name="T4">Operation Code :</text:span></text:p>
      <text:p text:style-name="P62"><text:line-break/> <text:span text:style-name="T73">31 <text:s/>30 <text:s/>29 <text:s/>28 <text:s/>27 <text:s/>26 <text:s/>25 <text:s/>24 <text:s/>23 <text:s/>22 <text:s/>21 <text:s/>20 <text:s/>19 <text:s/>18 <text:s/>17 <text:s/>16 <text:s/>15 <text:s/>14 <text:s/>13 <text:s/>12 <text:s/>11 <text:s/>10 <text:s/>9 <text:s/>8 <text:s/>7 <text:s/>6 <text:s/>5 <text:s/>4 <text:s/>3 <text:s/>2 <text:s/>1 <text:s/></text:span><text:span text:style-name="T74">0</text:span></text:p>
      <table:table table:name="Table68" table:style-name="Table68">
        <table:table-column table:style-name="Table68.A"/>
        <table:table-column table:style-name="Table68.B"/>
        <table:table-column table:style-name="Table68.C"/>
        <table:table-column table:style-name="Table68.D"/>
        <table:table-column table:style-name="Table68.E"/>
        <table:table-column table:style-name="Table68.F"/>
        <table:table-column table:style-name="Table68.G"/>
        <table:table-row table:style-name="TableLine93919146663200">
          <table:table-cell table:style-name="Table68.A1" office:value-type="string">
            <text:p text:style-name="P519"><text:span text:style-name="T80">Destination</text:span></text:p>
            <text:p text:style-name="P519"><text:span text:style-name="T180">Posit </text:span><text:span text:style-name="T80">Register</text:span></text:p>
          </table:table-cell>
          <table:table-cell table:style-name="Table68.A1" office:value-type="string">
            <text:p text:style-name="P519"><text:span text:style-name="T80">Source 2</text:span></text:p>
            <text:p text:style-name="P519"><text:span text:style-name="T180">Posit </text:span><text:span text:style-name="T80">Register</text:span></text:p>
          </table:table-cell>
          <table:table-cell table:style-name="Table68.A1" office:value-type="string">
            <text:p text:style-name="P519"><text:span text:style-name="T80">Source 1</text:span></text:p>
            <text:p text:style-name="P519"><text:span text:style-name="T180">Posit </text:span><text:span text:style-name="T80">Register</text:span></text:p>
          </table:table-cell>
          <table:table-cell table:style-name="Table68.A1" office:value-type="string">
            <text:p text:style-name="P309">Size<text:span text:style-name="T180">2</text:span></text:p>
            <text:p text:style-name="P309">----</text:p>
          </table:table-cell>
          <table:table-cell table:style-name="Table68.A1" office:value-type="string">
            <text:p text:style-name="P309">Size<text:span text:style-name="T180">1</text:span></text:p>
            <text:p text:style-name="P309">----</text:p>
          </table:table-cell>
          <table:table-cell table:style-name="Table68.A1" office:value-type="string">
            <text:p text:style-name="P353"><text:span text:style-name="T180">P</text:span><text:span text:style-name="T183">M</text:span>ADD.<text:span text:style-name="T180">H</text:span> :</text:p>
            <text:p text:style-name="P353">0x<text:span text:style-name="T184">6</text:span>0</text:p>
            <text:p text:style-name="P353">0<text:span text:style-name="T184">1</text:span> <text:span text:style-name="T184">1</text:span>000 00</text:p>
          </table:table-cell>
          <table:table-cell table:style-name="Table68.G1" office:value-type="string">
            <text:p text:style-name="P412">Unit</text:p>
            <text:p text:style-name="P412"/>
            <text:p text:style-name="P294">----</text:p>
          </table:table-cell>
        </table:table-row>
      </table:table>
      <text:p text:style-name="P157"><text:s text:c="15"/><text:span text:style-name="T81">6 bits <text:s text:c="31"/>6 bits <text:s text:c="32"/>6 bits <text:s text:c="16"/>2 bits <text:s text:c="4"/>2 bits <text:s text:c="16"/></text:span><text:span text:style-name="T180">8</text:span><text:span text:style-name="T81"> bits <text:s text:c="11"/>2 bits</text:span></text:p>
      <text:p text:style-name="P112"/>
      <text:p text:style-name="P201"><text:span text:style-name="T2">Operation :<text:tab/></text:span><text:span text:style-name="T117">VP</text:span><text:span text:style-name="T124">H</text:span> = <text:span text:style-name="T181">P</text:span>S1 <text:span text:style-name="T184">+ (</text:span><text:span text:style-name="T181">P</text:span>S1 <text:span text:style-name="T182">x</text:span> <text:span text:style-name="T181">P</text:span>S2<text:span text:style-name="T184">)</text:span></text:p>
      <text:p text:style-name="P112"><text:span text:style-name="T34">Latency :<text:tab/></text:span><text:span text:style-name="T118">4</text:span><text:span text:style-name="T111"> cycles<text:line-break/></text:span><text:span text:style-name="T4">Example :<text:tab/></text:span><text:span text:style-name="T116">p</text:span><text:span text:style-name="T119">mul</text:span><text:span text:style-name="T84">add.</text:span><text:span text:style-name="T117">h</text:span><text:span text:style-name="T84"> </text:span><text:span text:style-name="T116">vp0</text:span><text:span text:style-name="T84">,</text:span><text:span text:style-name="T116">vp0y</text:span><text:span text:style-name="T84">, </text:span><text:span text:style-name="T116">vp0z</text:span></text:p>
      <text:p text:style-name="P112"><text:span text:style-name="T116"/></text:p>
      <text:p text:style-name="P112"><text:span text:style-name="T116"/></text:p>
      <text:p text:style-name="P112"><text:span text:style-name="T116"/></text:p>
      <text:p text:style-name="P112"><text:span text:style-name="T116"/></text:p>
      <text:p text:style-name="P242"><draw:line text:anchor-type="paragraph" draw:z-index="67" draw:name="Shape1_67" draw:style-name="gr1" draw:text-style-name="P556" svg:x1="0.054cm" svg:y1="0.591cm" svg:x2="15.882cm" svg:y2="0.591cm"><text:p/></draw:line><text:span text:style-name="T40">P</text:span><text:span text:style-name="T3">ADD.</text:span><text:span text:style-name="T43">S</text:span><text:span text:style-name="T3"> : </text:span><text:span text:style-name="T40">Posits </text:span><text:span text:style-name="T43">Single</text:span><text:span text:style-name="T40"> </text:span><text:span text:style-name="T3">Addition</text:span><text:line-break/></text:p>
      <text:p text:style-name="P63">description...</text:p>
      <text:p text:style-name="P63">description...<text:line-break/></text:p>
      <text:p text:style-name="P63"><text:span text:style-name="T4">Operation Code :</text:span></text:p>
      <text:p text:style-name="P63"><text:line-break/> <text:span text:style-name="T73">31 <text:s/>30 <text:s/>29 <text:s/>28 <text:s/>27 <text:s/>26 <text:s/>25 <text:s/>24 <text:s/>23 <text:s/>22 <text:s/>21 <text:s/>20 <text:s/>19 <text:s/>18 <text:s/>17 <text:s/>16 <text:s/>15 <text:s/>14 <text:s/>13 <text:s/>12 <text:s/>11 <text:s/>10 <text:s/>9 <text:s/>8 <text:s/>7 <text:s/>6 <text:s/>5 <text:s/>4 <text:s/>3 <text:s/>2 <text:s/>1 <text:s/></text:span><text:span text:style-name="T74">0</text:span></text:p>
      <table:table table:name="Table69" table:style-name="Table69">
        <table:table-column table:style-name="Table69.A"/>
        <table:table-column table:style-name="Table69.B"/>
        <table:table-column table:style-name="Table69.C"/>
        <table:table-column table:style-name="Table69.D"/>
        <table:table-column table:style-name="Table69.E"/>
        <table:table-column table:style-name="Table69.F"/>
        <table:table-row table:style-name="TableLine93919155684896">
          <table:table-cell table:style-name="Table69.A1" office:value-type="string">
            <text:p text:style-name="P520"><text:span text:style-name="T80">Destination</text:span></text:p>
            <text:p text:style-name="P520"><text:span text:style-name="T180">Posit </text:span><text:span text:style-name="T80">Register</text:span></text:p>
          </table:table-cell>
          <table:table-cell table:style-name="Table69.A1" office:value-type="string">
            <text:p text:style-name="P520"><text:span text:style-name="T80">Source 2</text:span></text:p>
            <text:p text:style-name="P520"><text:span text:style-name="T180">Posit </text:span><text:span text:style-name="T80">Register</text:span></text:p>
          </table:table-cell>
          <table:table-cell table:style-name="Table69.A1" office:value-type="string">
            <text:p text:style-name="P520"><text:span text:style-name="T80">Source 1</text:span></text:p>
            <text:p text:style-name="P520"><text:span text:style-name="T180">Posit </text:span><text:span text:style-name="T80">Register</text:span></text:p>
          </table:table-cell>
          <table:table-cell table:style-name="Table69.A1" office:value-type="string">
            <text:p text:style-name="P354">----</text:p>
            <text:p text:style-name="P371">0000</text:p>
          </table:table-cell>
          <table:table-cell table:style-name="Table69.A1" office:value-type="string">
            <text:p text:style-name="P354"><text:span text:style-name="T180">P</text:span>ADD.<text:span text:style-name="T184">S</text:span> :</text:p>
            <text:p text:style-name="P354">0x<text:span text:style-name="T184">8</text:span>0</text:p>
            <text:p text:style-name="P354"><text:span text:style-name="T184">1</text:span>0 0000 00</text:p>
          </table:table-cell>
          <table:table-cell table:style-name="Table69.F1" office:value-type="string">
            <text:p text:style-name="P413">Unit</text:p>
            <text:p text:style-name="P413"/>
            <text:p text:style-name="P295">----</text:p>
          </table:table-cell>
        </table:table-row>
      </table:table>
      <text:p text:style-name="P159"><text:s text:c="15"/><text:span text:style-name="T75">6 bits <text:s text:c="25"/>6 bits <text:s text:c="27"/>6 bits <text:s text:c="21"/></text:span><text:span text:style-name="T76">4</text:span><text:span text:style-name="T75"> bits <text:s text:c="17"/></text:span><text:span text:style-name="T77">8</text:span><text:span text:style-name="T75"> bits <text:s text:c="11"/>2 bit</text:span><text:span text:style-name="T76">s</text:span></text:p>
      <text:p text:style-name="P113"/>
      <text:p text:style-name="P201"><text:span text:style-name="T2">Operation :<text:tab/></text:span><text:span text:style-name="T117">P</text:span><text:span text:style-name="T124">D</text:span> = <text:span text:style-name="T181">P</text:span>S1 + <text:span text:style-name="T181">P</text:span>S2</text:p>
      <text:p text:style-name="P113"><text:span text:style-name="T34">Latency :<text:tab/></text:span><text:span text:style-name="T120">5</text:span><text:span text:style-name="T111"> cycles<text:line-break/></text:span><text:span text:style-name="T4">Example :<text:tab/></text:span><text:span text:style-name="T116">p</text:span><text:span text:style-name="T84">add.</text:span><text:span text:style-name="T120">s</text:span><text:span text:style-name="T84"> </text:span><text:span text:style-name="T116">vp0</text:span><text:span text:style-name="T84">,</text:span><text:span text:style-name="T116">vp0</text:span><text:span text:style-name="T84">, </text:span><text:span text:style-name="T116">vp0</text:span></text:p>
      <text:p text:style-name="P113"><text:span text:style-name="T116"/></text:p>
      <text:p text:style-name="P113"><text:span text:style-name="T116"/></text:p>
      <text:p text:style-name="P113"><text:span text:style-name="T116"/></text:p>
      <text:p text:style-name="P113"><text:span text:style-name="T116"/></text:p>
      <text:p text:style-name="P228"><draw:line text:anchor-type="paragraph" draw:z-index="68" draw:name="Shape1_68" draw:style-name="gr1" draw:text-style-name="P556" svg:x1="0.054cm" svg:y1="0.591cm" svg:x2="15.882cm" svg:y2="0.591cm"><text:p/></draw:line><text:span text:style-name="T40">P</text:span><text:span text:style-name="T41">SUB</text:span><text:span text:style-name="T3">.</text:span><text:span text:style-name="T43">S</text:span><text:span text:style-name="T3"> : </text:span><text:span text:style-name="T40">Posits </text:span><text:span text:style-name="T43">Single</text:span><text:span text:style-name="T40"> </text:span><text:span text:style-name="T3">Substraction</text:span><text:span text:style-name="T1"><text:line-break/></text:span></text:p>
      <text:p text:style-name="P63">description...</text:p>
      <text:p text:style-name="P63">description...<text:line-break/></text:p>
      <text:p text:style-name="P63"><text:span text:style-name="T4">Operation Code :</text:span></text:p>
      <text:p text:style-name="P63"><text:line-break/> <text:span text:style-name="T73">31 <text:s/>30 <text:s/>29 <text:s/>28 <text:s/>27 <text:s/>26 <text:s/>25 <text:s/>24 <text:s/>23 <text:s/>22 <text:s/>21 <text:s/>20 <text:s/>19 <text:s/>18 <text:s/>17 <text:s/>16 <text:s/>15 <text:s/>14 <text:s/>13 <text:s/>12 <text:s/>11 <text:s/>10 <text:s/>9 <text:s/>8 <text:s/>7 <text:s/>6 <text:s/>5 <text:s/>4 <text:s/>3 <text:s/>2 <text:s/>1 <text:s/></text:span><text:span text:style-name="T74">0</text:span></text:p>
      <table:table table:name="Table70" table:style-name="Table70">
        <table:table-column table:style-name="Table70.A"/>
        <table:table-column table:style-name="Table70.B"/>
        <table:table-column table:style-name="Table70.C"/>
        <table:table-column table:style-name="Table70.D"/>
        <table:table-column table:style-name="Table70.E"/>
        <table:table-column table:style-name="Table70.F"/>
        <table:table-row table:style-name="TableLine93919140858768">
          <table:table-cell table:style-name="Table70.A1" office:value-type="string">
            <text:p text:style-name="P520"><text:span text:style-name="T80">Destination</text:span></text:p>
            <text:p text:style-name="P520"><text:span text:style-name="T180">Posit </text:span><text:span text:style-name="T80">Register</text:span></text:p>
          </table:table-cell>
          <table:table-cell table:style-name="Table70.A1" office:value-type="string">
            <text:p text:style-name="P520"><text:span text:style-name="T80">Source 2</text:span></text:p>
            <text:p text:style-name="P520"><text:span text:style-name="T180">Posit </text:span><text:span text:style-name="T80">Register</text:span></text:p>
          </table:table-cell>
          <table:table-cell table:style-name="Table70.A1" office:value-type="string">
            <text:p text:style-name="P520"><text:span text:style-name="T80">Source 1</text:span></text:p>
            <text:p text:style-name="P520"><text:span text:style-name="T180">Posit </text:span><text:span text:style-name="T80">Register</text:span></text:p>
          </table:table-cell>
          <table:table-cell table:style-name="Table70.A1" office:value-type="string">
            <text:p text:style-name="P354">----</text:p>
            <text:p text:style-name="P371">0000</text:p>
          </table:table-cell>
          <table:table-cell table:style-name="Table70.A1" office:value-type="string">
            <text:p text:style-name="P354"><text:span text:style-name="T180">P</text:span><text:span text:style-name="T184">SUB</text:span>.<text:span text:style-name="T184">S</text:span> :</text:p>
            <text:p text:style-name="P354">0x<text:span text:style-name="T184">A</text:span>0</text:p>
            <text:p text:style-name="P354"><text:span text:style-name="T184">1</text:span>0 <text:span text:style-name="T184">1</text:span>000 00</text:p>
          </table:table-cell>
          <table:table-cell table:style-name="Table70.F1" office:value-type="string">
            <text:p text:style-name="P413">Unit</text:p>
            <text:p text:style-name="P413"/>
            <text:p text:style-name="P295">----</text:p>
          </table:table-cell>
        </table:table-row>
      </table:table>
      <text:p text:style-name="P158"><text:span text:style-name="T74"><text:s text:c="15"/></text:span><text:span text:style-name="T75">6 bits <text:s text:c="25"/>6 bits <text:s text:c="27"/>6 bits <text:s text:c="21"/></text:span><text:span text:style-name="T76">4</text:span><text:span text:style-name="T75"> bits <text:s text:c="17"/></text:span><text:span text:style-name="T77">8</text:span><text:span text:style-name="T75"> bits <text:s text:c="9"/>2 bit</text:span><text:span text:style-name="T76">s</text:span></text:p>
      <text:p text:style-name="P113"/>
      <text:p text:style-name="P201"><text:span text:style-name="T2">Operation :<text:tab/></text:span><text:span text:style-name="T117">P</text:span><text:span text:style-name="T124">D </text:span>= <text:span text:style-name="T181">P</text:span>S1 - <text:span text:style-name="T181">P</text:span>S2</text:p>
      <text:p text:style-name="P113"><text:span text:style-name="T34">Latency :<text:tab/></text:span><text:span text:style-name="T120">5</text:span><text:span text:style-name="T111"> cycles<text:line-break/></text:span><text:span text:style-name="T4">Example :<text:tab/></text:span><text:span text:style-name="T116">p</text:span><text:span text:style-name="T117">sub</text:span><text:span text:style-name="T84">.</text:span><text:span text:style-name="T120">s</text:span><text:span text:style-name="T84"> </text:span><text:span text:style-name="T116">vp</text:span><text:span text:style-name="T122">3</text:span><text:span text:style-name="T116">0</text:span><text:span text:style-name="T84">,</text:span><text:span text:style-name="T116">vp</text:span><text:span text:style-name="T122">10</text:span><text:span text:style-name="T84">, </text:span><text:span text:style-name="T116">vp</text:span><text:span text:style-name="T122">2</text:span><text:span text:style-name="T116">0</text:span></text:p>
      <text:p text:style-name="P113"><text:span text:style-name="T116"/></text:p>
      <text:p text:style-name="P113"><text:span text:style-name="T116"/></text:p>
      <text:p text:style-name="P113"><text:span text:style-name="T116"/></text:p>
      <text:p text:style-name="P113"><text:span text:style-name="T116"/></text:p>
      <text:p text:style-name="P113"><text:span text:style-name="T116"/></text:p>
      <text:p text:style-name="P255"><draw:line text:anchor-type="paragraph" draw:z-index="69" draw:name="Shape1_69" draw:style-name="gr1" draw:text-style-name="P556" svg:x1="0.054cm" svg:y1="0.591cm" svg:x2="15.882cm" svg:y2="0.591cm"><text:p/></draw:line><text:span text:style-name="T40">P</text:span><text:span text:style-name="T42">MUL</text:span><text:span text:style-name="T3">.</text:span><text:span text:style-name="T43">S</text:span><text:span text:style-name="T3"> : </text:span><text:span text:style-name="T40">Posits </text:span><text:span text:style-name="T43">Single</text:span><text:span text:style-name="T3"> Multiplication</text:span><text:span text:style-name="T1"><text:line-break/></text:span></text:p>
      <text:p text:style-name="P63">description...</text:p>
      <text:p text:style-name="P63">description...<text:line-break/></text:p>
      <text:p text:style-name="P63"><text:span text:style-name="T4">Operation Code :</text:span></text:p>
      <text:p text:style-name="P63"><text:line-break/> <text:span text:style-name="T73">31 <text:s/>30 <text:s/>29 <text:s/>28 <text:s/>27 <text:s/>26 <text:s/>25 <text:s/>24 <text:s/>23 <text:s/>22 <text:s/>21 <text:s/>20 <text:s/>19 <text:s/>18 <text:s/>17 <text:s/>16 <text:s/>15 <text:s/>14 <text:s/>13 <text:s/>12 <text:s/>11 <text:s/>10 <text:s/>9 <text:s/>8 <text:s/>7 <text:s/>6 <text:s/>5 <text:s/>4 <text:s/>3 <text:s/>2 <text:s/>1 <text:s/></text:span><text:span text:style-name="T74">0</text:span></text:p>
      <table:table table:name="Table71" table:style-name="Table71">
        <table:table-column table:style-name="Table71.A"/>
        <table:table-column table:style-name="Table71.B"/>
        <table:table-column table:style-name="Table71.C"/>
        <table:table-column table:style-name="Table71.D"/>
        <table:table-column table:style-name="Table71.E"/>
        <table:table-column table:style-name="Table71.F"/>
        <table:table-row table:style-name="TableLine93919155062592">
          <table:table-cell table:style-name="Table71.A1" office:value-type="string">
            <text:p text:style-name="P520"><text:span text:style-name="T80">Destination</text:span></text:p>
            <text:p text:style-name="P520"><text:span text:style-name="T180">Posit </text:span><text:span text:style-name="T80">Register</text:span></text:p>
          </table:table-cell>
          <table:table-cell table:style-name="Table71.A1" office:value-type="string">
            <text:p text:style-name="P520"><text:span text:style-name="T80">Source 2</text:span></text:p>
            <text:p text:style-name="P520"><text:span text:style-name="T180">Posit </text:span><text:span text:style-name="T80">Register</text:span></text:p>
          </table:table-cell>
          <table:table-cell table:style-name="Table71.A1" office:value-type="string">
            <text:p text:style-name="P520"><text:span text:style-name="T80">Source 1</text:span></text:p>
            <text:p text:style-name="P520"><text:span text:style-name="T180">Posit </text:span><text:span text:style-name="T80">Register</text:span></text:p>
          </table:table-cell>
          <table:table-cell table:style-name="Table71.A1" office:value-type="string">
            <text:p text:style-name="P354">----</text:p>
            <text:p text:style-name="P371">0000</text:p>
          </table:table-cell>
          <table:table-cell table:style-name="Table71.A1" office:value-type="string">
            <text:p text:style-name="P354"><text:span text:style-name="T180">P</text:span><text:span text:style-name="T184">MUL</text:span>.<text:span text:style-name="T184">S</text:span> :</text:p>
            <text:p text:style-name="P354">0x<text:span text:style-name="T184">C</text:span>0</text:p>
            <text:p text:style-name="P354"><text:span text:style-name="T184">11</text:span> 0000 00</text:p>
          </table:table-cell>
          <table:table-cell table:style-name="Table71.F1" office:value-type="string">
            <text:p text:style-name="P413">Unit</text:p>
            <text:p text:style-name="P413"/>
            <text:p text:style-name="P295">----</text:p>
          </table:table-cell>
        </table:table-row>
      </table:table>
      <text:p text:style-name="P158"><text:span text:style-name="T74"><text:s text:c="15"/></text:span><text:span text:style-name="T75">6 bits <text:s text:c="25"/>6 bits <text:s text:c="27"/>6 bits <text:s text:c="21"/></text:span><text:span text:style-name="T76">4</text:span><text:span text:style-name="T75"> bits <text:s text:c="17"/></text:span><text:span text:style-name="T77">8</text:span><text:span text:style-name="T75"> bits <text:s text:c="9"/>2 bit</text:span><text:span text:style-name="T76">s</text:span></text:p>
      <text:p text:style-name="P113"/>
      <text:p text:style-name="P201"><text:span text:style-name="T2">Operation :<text:tab/></text:span><text:span text:style-name="T117">P</text:span>D = <text:span text:style-name="T181">P</text:span>S1 <text:span text:style-name="T182">x</text:span> <text:span text:style-name="T181">P</text:span>S2</text:p>
      <text:p text:style-name="P113"><text:span text:style-name="T34">Latency :<text:tab/></text:span><text:span text:style-name="T120">5</text:span><text:span text:style-name="T111"> cycles<text:line-break/></text:span><text:span text:style-name="T4">Example :<text:tab/></text:span><text:span text:style-name="T116">p</text:span><text:span text:style-name="T119">mul</text:span><text:span text:style-name="T84">.</text:span><text:span text:style-name="T120">s</text:span><text:span text:style-name="T84"> </text:span><text:span text:style-name="T116">vp</text:span><text:span text:style-name="T122">1</text:span><text:span text:style-name="T84">,</text:span><text:span text:style-name="T116">vp</text:span><text:span text:style-name="T122">2</text:span><text:span text:style-name="T84">, </text:span><text:span text:style-name="T116">vp</text:span><text:span text:style-name="T122">3</text:span></text:p>
      <text:p text:style-name="P113"><text:span text:style-name="T116"/></text:p>
      <text:p text:style-name="P113"><text:span text:style-name="T116"/></text:p>
      <text:p text:style-name="P113"><text:span text:style-name="T116"/></text:p>
      <text:p text:style-name="P113"><text:span text:style-name="T116"/></text:p>
      <text:p text:style-name="P228"><draw:line text:anchor-type="paragraph" draw:z-index="70" draw:name="Shape1_70" draw:style-name="gr1" draw:text-style-name="P556" svg:x1="0.054cm" svg:y1="0.591cm" svg:x2="15.882cm" svg:y2="0.591cm"><text:p/></draw:line><text:span text:style-name="T40">P</text:span><text:span text:style-name="T42">M</text:span><text:span text:style-name="T3">ADD.</text:span><text:span text:style-name="T43">S</text:span><text:span text:style-name="T3"> : </text:span><text:span text:style-name="T40">Posits </text:span><text:span text:style-name="T43">Single</text:span><text:span text:style-name="T40"> Multiplication </text:span><text:span text:style-name="T3">Addition</text:span><text:span text:style-name="T1"><text:line-break/></text:span></text:p>
      <text:p text:style-name="P63">description...</text:p>
      <text:p text:style-name="P63">description...<text:line-break/></text:p>
      <text:p text:style-name="P63"><text:span text:style-name="T4">Operation Code :</text:span></text:p>
      <text:p text:style-name="P63"><text:line-break/> <text:span text:style-name="T73">31 <text:s/>30 <text:s/>29 <text:s/>28 <text:s/>27 <text:s/>26 <text:s/>25 <text:s/>24 <text:s/>23 <text:s/>22 <text:s/>21 <text:s/>20 <text:s/>19 <text:s/>18 <text:s/>17 <text:s/>16 <text:s/>15 <text:s/>14 <text:s/>13 <text:s/>12 <text:s/>11 <text:s/>10 <text:s/>9 <text:s/>8 <text:s/>7 <text:s/>6 <text:s/>5 <text:s/>4 <text:s/>3 <text:s/>2 <text:s/>1 <text:s/></text:span><text:span text:style-name="T74">0</text:span></text:p>
      <table:table table:name="Table72" table:style-name="Table72">
        <table:table-column table:style-name="Table72.A"/>
        <table:table-column table:style-name="Table72.B"/>
        <table:table-column table:style-name="Table72.C"/>
        <table:table-column table:style-name="Table72.D"/>
        <table:table-column table:style-name="Table72.E"/>
        <table:table-column table:style-name="Table72.F"/>
        <table:table-row table:style-name="TableLine93919156089312">
          <table:table-cell table:style-name="Table72.A1" office:value-type="string">
            <text:p text:style-name="P520"><text:span text:style-name="T80">Destination</text:span></text:p>
            <text:p text:style-name="P520"><text:span text:style-name="T180">Posit </text:span><text:span text:style-name="T80">Register</text:span></text:p>
          </table:table-cell>
          <table:table-cell table:style-name="Table72.A1" office:value-type="string">
            <text:p text:style-name="P520"><text:span text:style-name="T80">Source 2</text:span></text:p>
            <text:p text:style-name="P520"><text:span text:style-name="T180">Posit </text:span><text:span text:style-name="T80">Register</text:span></text:p>
          </table:table-cell>
          <table:table-cell table:style-name="Table72.A1" office:value-type="string">
            <text:p text:style-name="P520"><text:span text:style-name="T80">Source 1</text:span></text:p>
            <text:p text:style-name="P520"><text:span text:style-name="T180">Posit </text:span><text:span text:style-name="T80">Register</text:span></text:p>
          </table:table-cell>
          <table:table-cell table:style-name="Table72.A1" office:value-type="string">
            <text:p text:style-name="P354">----</text:p>
            <text:p text:style-name="P371">0000</text:p>
          </table:table-cell>
          <table:table-cell table:style-name="Table72.A1" office:value-type="string">
            <text:p text:style-name="P354"><text:span text:style-name="T180">P</text:span><text:span text:style-name="T184">M</text:span>ADD.<text:span text:style-name="T184">S</text:span> :</text:p>
            <text:p text:style-name="P354">0x<text:span text:style-name="T184">E</text:span>0</text:p>
            <text:p text:style-name="P354"><text:span text:style-name="T184">11</text:span> <text:span text:style-name="T184">1</text:span>000 00</text:p>
          </table:table-cell>
          <table:table-cell table:style-name="Table72.F1" office:value-type="string">
            <text:p text:style-name="P413">Unit</text:p>
            <text:p text:style-name="P413"/>
            <text:p text:style-name="P295">----</text:p>
          </table:table-cell>
        </table:table-row>
      </table:table>
      <text:p text:style-name="P158"><text:span text:style-name="T74"><text:s text:c="15"/></text:span><text:span text:style-name="T75">6 bits <text:s text:c="25"/>6 bits <text:s text:c="27"/>6 bits <text:s text:c="21"/></text:span><text:span text:style-name="T76">4</text:span><text:span text:style-name="T75"> bits <text:s text:c="17"/></text:span><text:span text:style-name="T77">8</text:span><text:span text:style-name="T75"> bits <text:s text:c="9"/>2 bit</text:span><text:span text:style-name="T76">s</text:span></text:p>
      <text:p text:style-name="P113"/>
      <text:p text:style-name="P201"><text:span text:style-name="T2">Operation :<text:tab/></text:span><text:span text:style-name="T117">P</text:span>D = <text:span text:style-name="T181">P</text:span>S1 <text:span text:style-name="T184">+ (</text:span><text:span text:style-name="T181">P</text:span>S1 <text:span text:style-name="T182">x</text:span> <text:span text:style-name="T181">P</text:span>S2<text:span text:style-name="T184">)</text:span></text:p>
      <text:p text:style-name="P113"><text:span text:style-name="T34">Latency :<text:tab/></text:span><text:span text:style-name="T120">5</text:span><text:span text:style-name="T111"> cycles<text:line-break/></text:span><text:span text:style-name="T4">Example :<text:tab/></text:span><text:span text:style-name="T116">p</text:span><text:span text:style-name="T119">mul</text:span><text:span text:style-name="T84">add.</text:span><text:span text:style-name="T120">s</text:span><text:span text:style-name="T84"> </text:span><text:span text:style-name="T116">vp0</text:span><text:span text:style-name="T84">,</text:span><text:span text:style-name="T116">vp</text:span><text:span text:style-name="T122">8</text:span><text:span text:style-name="T84">, </text:span><text:span text:style-name="T116">vp</text:span><text:span text:style-name="T122">7</text:span></text:p>
      <text:p text:style-name="P113"><text:span text:style-name="T116"/></text:p>
      <text:p text:style-name="P113"><text:span text:style-name="T116"/></text:p>
      <text:p text:style-name="P243"><draw:line text:anchor-type="paragraph" draw:z-index="71" draw:name="Shape1_71" draw:style-name="gr1" draw:text-style-name="P556" svg:x1="0.054cm" svg:y1="0.591cm" svg:x2="15.882cm" svg:y2="0.591cm"><text:p/></draw:line><text:span text:style-name="T40">P</text:span><text:span text:style-name="T3">ADD.</text:span><text:span text:style-name="T44">XYZW</text:span><text:span text:style-name="T3"> : </text:span><text:span text:style-name="T44">Vector </text:span><text:span text:style-name="T40">Posits Half </text:span><text:span text:style-name="T3">Addition</text:span><text:line-break/></text:p>
      <text:p text:style-name="P64">description...</text:p>
      <text:p text:style-name="P64">description...<text:line-break/></text:p>
      <text:p text:style-name="P64"><text:span text:style-name="T4">Operation Code :</text:span></text:p>
      <text:p text:style-name="P64"><text:line-break/> <text:span text:style-name="T73">31 <text:s/>30 <text:s/>29 <text:s/>28 <text:s/>27 <text:s/>26 <text:s/>25 <text:s/>24 <text:s/>23 <text:s/>22 <text:s/>21 <text:s/>20 <text:s/>19 <text:s/>18 <text:s/>17 <text:s/>16 <text:s/>15 <text:s/>14 <text:s/>13 <text:s/>12 <text:s/>11 <text:s/>10 <text:s/>9 <text:s/>8 <text:s/>7 <text:s/>6 <text:s/>5 <text:s/>4 <text:s/>3 <text:s/>2 <text:s/>1 <text:s/></text:span><text:span text:style-name="T74">0</text:span></text:p>
      <table:table table:name="Table73" table:style-name="Table73">
        <table:table-column table:style-name="Table73.A"/>
        <table:table-column table:style-name="Table73.B"/>
        <table:table-column table:style-name="Table73.C"/>
        <table:table-column table:style-name="Table73.D"/>
        <table:table-column table:style-name="Table73.E"/>
        <table:table-column table:style-name="Table73.F"/>
        <table:table-column table:style-name="Table73.G"/>
        <table:table-row table:style-name="TableLine93919157588576">
          <table:table-cell table:style-name="Table73.A1" office:value-type="string">
            <text:p text:style-name="P521"><text:span text:style-name="T80">Destination</text:span></text:p>
            <text:p text:style-name="P521"><text:span text:style-name="T180">Posit </text:span><text:span text:style-name="T80">Register</text:span></text:p>
          </table:table-cell>
          <table:table-cell table:style-name="Table73.A1" office:value-type="string">
            <text:p text:style-name="P521"><text:span text:style-name="T80">Source 2</text:span></text:p>
            <text:p text:style-name="P521"><text:span text:style-name="T180">Posit </text:span><text:span text:style-name="T80">Register</text:span></text:p>
          </table:table-cell>
          <table:table-cell table:style-name="Table73.A1" office:value-type="string">
            <text:p text:style-name="P521"><text:span text:style-name="T80">Source 1</text:span></text:p>
            <text:p text:style-name="P521"><text:span text:style-name="T180">Posit </text:span><text:span text:style-name="T80">Register</text:span></text:p>
          </table:table-cell>
          <table:table-cell table:style-name="Table73.A1" office:value-type="string">
            <text:p text:style-name="P310">----</text:p>
            <text:p text:style-name="P325">00</text:p>
          </table:table-cell>
          <table:table-cell table:style-name="Table73.A1" office:value-type="string">
            <text:p text:style-name="P310">Size</text:p>
            <text:p text:style-name="P310">----</text:p>
          </table:table-cell>
          <table:table-cell table:style-name="Table73.A1" office:value-type="string">
            <text:p text:style-name="P355"><text:span text:style-name="T180">P</text:span>ADD :</text:p>
            <text:p text:style-name="P355">0x0<text:span text:style-name="T186">4</text:span></text:p>
            <text:p text:style-name="P355">00 000<text:span text:style-name="T186">1</text:span> 00</text:p>
          </table:table-cell>
          <table:table-cell table:style-name="Table73.G1" office:value-type="string">
            <text:p text:style-name="P414">Unit</text:p>
            <text:p text:style-name="P414"/>
            <text:p text:style-name="P296">----</text:p>
          </table:table-cell>
        </table:table-row>
      </table:table>
      <text:p text:style-name="P160"><text:s text:c="15"/><text:span text:style-name="T81">6 bits <text:s text:c="31"/>6 bits <text:s text:c="32"/>6 bits <text:s text:c="16"/>2 bits <text:s text:c="4"/>2 bits <text:s text:c="16"/></text:span><text:span text:style-name="T180">8</text:span><text:span text:style-name="T81"> bits <text:s text:c="11"/>2 bits</text:span></text:p>
      <text:p text:style-name="P115"/>
      <text:p text:style-name="P202"><text:span text:style-name="T2">Operation :<text:tab/></text:span><text:span text:style-name="T117">VP</text:span>D.size = <text:span text:style-name="T187">V</text:span><text:span text:style-name="T181">P</text:span>S1.<text:span text:style-name="T187">size</text:span> + <text:span text:style-name="T187">V</text:span><text:span text:style-name="T181">P</text:span>S2.<text:span text:style-name="T187">size</text:span> </text:p>
      <text:p text:style-name="P115"><text:span text:style-name="T34">Latency :<text:tab/></text:span><text:span text:style-name="T118">4</text:span><text:span text:style-name="T111"> cycles<text:line-break/></text:span><text:span text:style-name="T4">Example :<text:tab/></text:span><text:span text:style-name="T116">p</text:span><text:span text:style-name="T84">add.</text:span><text:span text:style-name="T123">xyzw</text:span><text:span text:style-name="T84"> </text:span><text:span text:style-name="T116">vp0</text:span><text:span text:style-name="T84">,</text:span><text:span text:style-name="T116">vp</text:span><text:span text:style-name="T124">1</text:span><text:span text:style-name="T116">,</text:span><text:span text:style-name="T84"> </text:span><text:span text:style-name="T116">vp</text:span><text:span text:style-name="T124">2</text:span></text:p>
      <text:p text:style-name="P115"><text:span text:style-name="T124"/></text:p>
      <text:p text:style-name="P115"><text:span text:style-name="T124"/></text:p>
      <text:p text:style-name="P229"><draw:line text:anchor-type="paragraph" draw:z-index="75" draw:name="Shape1_75" draw:style-name="gr1" draw:text-style-name="P556" svg:x1="0.054cm" svg:y1="0.591cm" svg:x2="15.882cm" svg:y2="0.591cm"><text:p/></draw:line><text:span text:style-name="T40">P</text:span><text:span text:style-name="T48">SUB</text:span><text:span text:style-name="T3">.</text:span><text:span text:style-name="T44">XYZW</text:span><text:span text:style-name="T3"> : </text:span><text:span text:style-name="T44">Vector </text:span><text:span text:style-name="T40">Posits Half </text:span><text:span text:style-name="T3">Substraction</text:span><text:span text:style-name="T1"><text:line-break/></text:span></text:p>
      <text:p text:style-name="P67">description...</text:p>
      <text:p text:style-name="P67">description...<text:line-break/></text:p>
      <text:p text:style-name="P67"><text:span text:style-name="T4">Operation Code :</text:span></text:p>
      <text:p text:style-name="P67"><text:line-break/> <text:span text:style-name="T73">31 <text:s/>30 <text:s/>29 <text:s/>28 <text:s/>27 <text:s/>26 <text:s/>25 <text:s/>24 <text:s/>23 <text:s/>22 <text:s/>21 <text:s/>20 <text:s/>19 <text:s/>18 <text:s/>17 <text:s/>16 <text:s/>15 <text:s/>14 <text:s/>13 <text:s/>12 <text:s/>11 <text:s/>10 <text:s/>9 <text:s/>8 <text:s/>7 <text:s/>6 <text:s/>5 <text:s/>4 <text:s/>3 <text:s/>2 <text:s/>1 <text:s/></text:span><text:span text:style-name="T74">0</text:span></text:p>
      <table:table table:name="Table77" table:style-name="Table77">
        <table:table-column table:style-name="Table77.A"/>
        <table:table-column table:style-name="Table77.B"/>
        <table:table-column table:style-name="Table77.C"/>
        <table:table-column table:style-name="Table77.D"/>
        <table:table-column table:style-name="Table77.E"/>
        <table:table-column table:style-name="Table77.F"/>
        <table:table-column table:style-name="Table77.G"/>
        <table:table-row table:style-name="TableLine93919135547680">
          <table:table-cell table:style-name="Table77.A1" office:value-type="string">
            <text:p text:style-name="P524"><text:span text:style-name="T80">Destination</text:span></text:p>
            <text:p text:style-name="P524"><text:span text:style-name="T180">Posit </text:span><text:span text:style-name="T80">Register</text:span></text:p>
          </table:table-cell>
          <table:table-cell table:style-name="Table77.A1" office:value-type="string">
            <text:p text:style-name="P524"><text:span text:style-name="T80">Source 2</text:span></text:p>
            <text:p text:style-name="P524"><text:span text:style-name="T180">Posit </text:span><text:span text:style-name="T80">Register</text:span></text:p>
          </table:table-cell>
          <table:table-cell table:style-name="Table77.A1" office:value-type="string">
            <text:p text:style-name="P524"><text:span text:style-name="T80">Source 1</text:span></text:p>
            <text:p text:style-name="P524"><text:span text:style-name="T180">Posit </text:span><text:span text:style-name="T80">Register</text:span></text:p>
          </table:table-cell>
          <table:table-cell table:style-name="Table77.A1" office:value-type="string">
            <text:p text:style-name="P313">----</text:p>
            <text:p text:style-name="P327">00</text:p>
          </table:table-cell>
          <table:table-cell table:style-name="Table77.A1" office:value-type="string">
            <text:p text:style-name="P313">Size</text:p>
            <text:p text:style-name="P313">----</text:p>
          </table:table-cell>
          <table:table-cell table:style-name="Table77.A1" office:value-type="string">
            <text:p text:style-name="P358"><text:span text:style-name="T180">P</text:span><text:span text:style-name="T190">SUB</text:span> :</text:p>
            <text:p text:style-name="P358">0x<text:span text:style-name="T190">2</text:span><text:span text:style-name="T186">4</text:span></text:p>
            <text:p text:style-name="P358">00 <text:span text:style-name="T190">1</text:span>00<text:span text:style-name="T186">1</text:span> 00</text:p>
          </table:table-cell>
          <table:table-cell table:style-name="Table77.G1" office:value-type="string">
            <text:p text:style-name="P417">Unit</text:p>
            <text:p text:style-name="P417"/>
            <text:p text:style-name="P299">----</text:p>
          </table:table-cell>
        </table:table-row>
      </table:table>
      <text:p text:style-name="P163"><text:s text:c="15"/><text:span text:style-name="T81">6 bits <text:s text:c="31"/>6 bits <text:s text:c="32"/>6 bits <text:s text:c="16"/>2 bits <text:s text:c="4"/>2 bits <text:s text:c="16"/></text:span><text:span text:style-name="T180">8</text:span><text:span text:style-name="T81"> bits <text:s text:c="11"/>2 bits</text:span></text:p>
      <text:p text:style-name="P118"/>
      <text:p text:style-name="P205"><text:span text:style-name="T2">Operation :<text:tab/></text:span><text:span text:style-name="T117">VP</text:span>D.size = <text:span text:style-name="T187">V</text:span><text:span text:style-name="T181">P</text:span>S1.<text:span text:style-name="T187">size</text:span> - <text:span text:style-name="T187">V</text:span><text:span text:style-name="T181">P</text:span>S2.<text:span text:style-name="T187">size</text:span> </text:p>
      <text:p text:style-name="P118"><text:span text:style-name="T34">Latency :<text:tab/></text:span><text:span text:style-name="T118">4</text:span><text:span text:style-name="T111"> cycles<text:line-break/></text:span><text:span text:style-name="T4">Example :<text:tab/></text:span><text:span text:style-name="T116">p</text:span><text:span text:style-name="T128">sub.</text:span><text:span text:style-name="T123">xyzw</text:span><text:span text:style-name="T84"> </text:span><text:span text:style-name="T116">vp0</text:span><text:span text:style-name="T84">,</text:span><text:span text:style-name="T116">vp</text:span><text:span text:style-name="T124">1</text:span><text:span text:style-name="T116">,</text:span><text:span text:style-name="T84"> </text:span><text:span text:style-name="T116">vp</text:span><text:span text:style-name="T124">2</text:span></text:p>
      <text:p text:style-name="P118"><text:span text:style-name="T124"/></text:p>
      <text:p text:style-name="P118"><text:span text:style-name="T124"/></text:p>
      <text:p text:style-name="P118"><text:span text:style-name="T124"/></text:p>
      <text:p text:style-name="P118"><text:span text:style-name="T124"/></text:p>
      <text:p text:style-name="P118"><text:span text:style-name="T124"/></text:p>
      <text:p text:style-name="P118"><text:span text:style-name="T124"/></text:p>
      <text:p text:style-name="P118"><text:span text:style-name="T124"/></text:p>
      <text:p text:style-name="P118"><text:span text:style-name="T124"/></text:p>
      <text:p text:style-name="P118"><text:span text:style-name="T124"/></text:p>
      <text:p text:style-name="P118"><text:span text:style-name="T124"/></text:p>
      <text:p text:style-name="P118"><text:span text:style-name="T124"/></text:p>
      <text:p text:style-name="P118"><text:span text:style-name="T124"/></text:p>
      <text:p text:style-name="P115"><text:span text:style-name="T116"/></text:p>
      <text:p text:style-name="P115"><text:span text:style-name="T116">-------</text:span></text:p>
      <text:p text:style-name="P115"><text:span text:style-name="T116"/></text:p>
      <text:p text:style-name="P115"><text:span text:style-name="T116"/></text:p>
      <text:p text:style-name="P115"><text:span text:style-name="T116"/></text:p>
      <text:p text:style-name="P18"><draw:line text:anchor-type="paragraph" draw:z-index="73" draw:name="Shape1_73" draw:style-name="gr1" draw:text-style-name="P556" svg:x1="0.054cm" svg:y1="0.591cm" svg:x2="15.882cm" svg:y2="0.591cm"><text:p/></draw:line><text:soft-page-break/><text:span text:style-name="T40">P</text:span><text:span text:style-name="T3">ADD</text:span><text:span text:style-name="T46">S</text:span><text:span text:style-name="T3"> : </text:span><text:span text:style-name="T44">Vector </text:span><text:span text:style-name="T40">Posits Half </text:span><text:span text:style-name="T3">Addition </text:span><text:span text:style-name="T46">with Single</text:span><text:line-break/></text:p>
      <text:p text:style-name="P66">description...</text:p>
      <text:p text:style-name="P66">description...<text:line-break/></text:p>
      <text:p text:style-name="P66"><text:span text:style-name="T4">Operation Code :</text:span></text:p>
      <text:p text:style-name="P66"><text:line-break/> <text:span text:style-name="T73">31 <text:s/>30 <text:s/>29 <text:s/>28 <text:s/>27 <text:s/>26 <text:s/>25 <text:s/>24 <text:s/>23 <text:s/>22 <text:s/>21 <text:s/>20 <text:s/>19 <text:s/>18 <text:s/>17 <text:s/>16 <text:s/>15 <text:s/>14 <text:s/>13 <text:s/>12 <text:s/>11 <text:s/>10 <text:s/>9 <text:s/>8 <text:s/>7 <text:s/>6 <text:s/>5 <text:s/>4 <text:s/>3 <text:s/>2 <text:s/>1 <text:s/></text:span><text:span text:style-name="T74">0</text:span></text:p>
      <table:table table:name="Table75" table:style-name="Table75">
        <table:table-column table:style-name="Table75.A"/>
        <table:table-column table:style-name="Table75.B"/>
        <table:table-column table:style-name="Table75.C"/>
        <table:table-column table:style-name="Table75.D"/>
        <table:table-column table:style-name="Table75.E"/>
        <table:table-column table:style-name="Table75.F"/>
        <table:table-column table:style-name="Table75.G"/>
        <table:table-row table:style-name="TableLine93919128303728">
          <table:table-cell table:style-name="Table75.A1" office:value-type="string">
            <text:p text:style-name="P523"><text:span text:style-name="T80">Destination</text:span></text:p>
            <text:p text:style-name="P523"><text:span text:style-name="T180">Posit </text:span><text:span text:style-name="T80">Register</text:span></text:p>
          </table:table-cell>
          <table:table-cell table:style-name="Table75.A1" office:value-type="string">
            <text:p text:style-name="P523"><text:span text:style-name="T80">Source 2</text:span></text:p>
            <text:p text:style-name="P523"><text:span text:style-name="T180">Posit </text:span><text:span text:style-name="T80">Register</text:span></text:p>
          </table:table-cell>
          <table:table-cell table:style-name="Table75.A1" office:value-type="string">
            <text:p text:style-name="P523"><text:span text:style-name="T80">Source 1</text:span></text:p>
            <text:p text:style-name="P523"><text:span text:style-name="T180">Posit </text:span><text:span text:style-name="T80">Register</text:span></text:p>
          </table:table-cell>
          <table:table-cell table:style-name="Table75.A1" office:value-type="string">
            <text:p text:style-name="P312">Size<text:span text:style-name="T188">2</text:span></text:p>
            <text:p text:style-name="P326">----</text:p>
          </table:table-cell>
          <table:table-cell table:style-name="Table75.A1" office:value-type="string">
            <text:p text:style-name="P312">Size<text:span text:style-name="T188">1</text:span></text:p>
            <text:p text:style-name="P312">----</text:p>
          </table:table-cell>
          <table:table-cell table:style-name="Table75.A1" office:value-type="string">
            <text:p text:style-name="P357"><text:span text:style-name="T180">P</text:span>ADD<text:span text:style-name="T189">S</text:span>:</text:p>
            <text:p text:style-name="P357">0x0<text:span text:style-name="T189">8</text:span></text:p>
            <text:p text:style-name="P357">00 00<text:span text:style-name="T189">10</text:span> 00</text:p>
          </table:table-cell>
          <table:table-cell table:style-name="Table75.G1" office:value-type="string">
            <text:p text:style-name="P416">Unit</text:p>
            <text:p text:style-name="P416"/>
            <text:p text:style-name="P298">----</text:p>
          </table:table-cell>
        </table:table-row>
      </table:table>
      <text:p text:style-name="P162"><text:s text:c="15"/><text:span text:style-name="T81">6 bits <text:s text:c="31"/>6 bits <text:s text:c="32"/>6 bits <text:s text:c="16"/>2 bits <text:s text:c="4"/>2 bits <text:s text:c="16"/></text:span><text:span text:style-name="T180">8</text:span><text:span text:style-name="T81"> bits <text:s text:c="11"/>2 bits</text:span></text:p>
      <text:p text:style-name="P117"/>
      <text:p text:style-name="P203"><text:span text:style-name="T2">Operation :<text:tab/></text:span><text:span text:style-name="T117">VP</text:span>D.size = <text:span text:style-name="T187">V</text:span><text:span text:style-name="T181">P</text:span>S1.<text:span text:style-name="T187">size</text:span> + <text:span text:style-name="T181">P</text:span>S2 </text:p>
      <text:p text:style-name="P117"><text:span text:style-name="T34">Latency :<text:tab/></text:span><text:span text:style-name="T118">4</text:span><text:span text:style-name="T111"> cycles<text:line-break/></text:span><text:span text:style-name="T4">Example :<text:tab/></text:span><text:span text:style-name="T116">p</text:span><text:span text:style-name="T84">add</text:span><text:span text:style-name="T126">s</text:span><text:span text:style-name="T84">.</text:span><text:span text:style-name="T123">xyzw</text:span><text:span text:style-name="T84"> </text:span><text:span text:style-name="T116">vp0</text:span><text:span text:style-name="T84">,</text:span><text:span text:style-name="T116">vp</text:span><text:span text:style-name="T124">1</text:span><text:span text:style-name="T116">,</text:span><text:span text:style-name="T84"> </text:span><text:span text:style-name="T116">vp</text:span><text:span text:style-name="T124">2</text:span><text:span text:style-name="T125">x</text:span></text:p>
      <text:p text:style-name="P117"><text:span text:style-name="T125"/></text:p>
      <text:p text:style-name="P117"><text:span text:style-name="T125"/></text:p>
      <text:p text:style-name="P19"><draw:line text:anchor-type="paragraph" draw:z-index="76" draw:name="Shape1_76" draw:style-name="gr1" draw:text-style-name="P556" svg:x1="0.054cm" svg:y1="0.591cm" svg:x2="15.882cm" svg:y2="0.591cm"><text:p/></draw:line><text:span text:style-name="T40">P</text:span><text:span text:style-name="T48">SUB</text:span><text:span text:style-name="T46">S</text:span><text:span text:style-name="T3"> : </text:span><text:span text:style-name="T44">Vector </text:span><text:span text:style-name="T40">Posits Half </text:span><text:span text:style-name="T3">Addition </text:span><text:span text:style-name="T46">with Single</text:span><text:line-break/></text:p>
      <text:p text:style-name="P67">description...</text:p>
      <text:p text:style-name="P67">description...<text:line-break/></text:p>
      <text:p text:style-name="P67"><text:span text:style-name="T4">Operation Code :</text:span></text:p>
      <text:p text:style-name="P67"><text:line-break/> <text:span text:style-name="T73">31 <text:s/>30 <text:s/>29 <text:s/>28 <text:s/>27 <text:s/>26 <text:s/>25 <text:s/>24 <text:s/>23 <text:s/>22 <text:s/>21 <text:s/>20 <text:s/>19 <text:s/>18 <text:s/>17 <text:s/>16 <text:s/>15 <text:s/>14 <text:s/>13 <text:s/>12 <text:s/>11 <text:s/>10 <text:s/>9 <text:s/>8 <text:s/>7 <text:s/>6 <text:s/>5 <text:s/>4 <text:s/>3 <text:s/>2 <text:s/>1 <text:s/></text:span><text:span text:style-name="T74">0</text:span></text:p>
      <table:table table:name="Table78" table:style-name="Table78">
        <table:table-column table:style-name="Table78.A"/>
        <table:table-column table:style-name="Table78.B"/>
        <table:table-column table:style-name="Table78.C"/>
        <table:table-column table:style-name="Table78.D"/>
        <table:table-column table:style-name="Table78.E"/>
        <table:table-column table:style-name="Table78.F"/>
        <table:table-column table:style-name="Table78.G"/>
        <table:table-row table:style-name="TableLine93919154963648">
          <table:table-cell table:style-name="Table78.A1" office:value-type="string">
            <text:p text:style-name="P524"><text:span text:style-name="T80">Destination</text:span></text:p>
            <text:p text:style-name="P524"><text:span text:style-name="T180">Posit </text:span><text:span text:style-name="T80">Register</text:span></text:p>
          </table:table-cell>
          <table:table-cell table:style-name="Table78.A1" office:value-type="string">
            <text:p text:style-name="P524"><text:span text:style-name="T80">Source 2</text:span></text:p>
            <text:p text:style-name="P524"><text:span text:style-name="T180">Posit </text:span><text:span text:style-name="T80">Register</text:span></text:p>
          </table:table-cell>
          <table:table-cell table:style-name="Table78.A1" office:value-type="string">
            <text:p text:style-name="P524"><text:span text:style-name="T80">Source 1</text:span></text:p>
            <text:p text:style-name="P524"><text:span text:style-name="T180">Posit </text:span><text:span text:style-name="T80">Register</text:span></text:p>
          </table:table-cell>
          <table:table-cell table:style-name="Table78.A1" office:value-type="string">
            <text:p text:style-name="P313">Size<text:span text:style-name="T188">2</text:span></text:p>
            <text:p text:style-name="P327">----</text:p>
          </table:table-cell>
          <table:table-cell table:style-name="Table78.A1" office:value-type="string">
            <text:p text:style-name="P313">Size<text:span text:style-name="T188">1</text:span></text:p>
            <text:p text:style-name="P313">----</text:p>
          </table:table-cell>
          <table:table-cell table:style-name="Table78.A1" office:value-type="string">
            <text:p text:style-name="P358"><text:span text:style-name="T180">P</text:span><text:span text:style-name="T190">SUB</text:span><text:span text:style-name="T189">S</text:span>:</text:p>
            <text:p text:style-name="P358">0x<text:span text:style-name="T190">2</text:span><text:span text:style-name="T189">8</text:span></text:p>
            <text:p text:style-name="P358">00 <text:span text:style-name="T190">1</text:span>0<text:span text:style-name="T189">10</text:span> 00</text:p>
          </table:table-cell>
          <table:table-cell table:style-name="Table78.G1" office:value-type="string">
            <text:p text:style-name="P417">Unit</text:p>
            <text:p text:style-name="P417"/>
            <text:p text:style-name="P299">----</text:p>
          </table:table-cell>
        </table:table-row>
      </table:table>
      <text:p text:style-name="P163"><text:s text:c="15"/><text:span text:style-name="T81">6 bits <text:s text:c="31"/>6 bits <text:s text:c="32"/>6 bits <text:s text:c="16"/>2 bits <text:s text:c="4"/>2 bits <text:s text:c="16"/></text:span><text:span text:style-name="T180">8</text:span><text:span text:style-name="T81"> bits <text:s text:c="11"/>2 bits</text:span></text:p>
      <text:p text:style-name="P118"/>
      <text:p text:style-name="P205"><text:span text:style-name="T2">Operation :<text:tab/></text:span><text:span text:style-name="T117">VP</text:span>D.size = <text:span text:style-name="T187">V</text:span><text:span text:style-name="T181">P</text:span>S1.<text:span text:style-name="T187">size</text:span> - <text:span text:style-name="T181">P</text:span>S2 </text:p>
      <text:p text:style-name="P118"><text:span text:style-name="T34">Latency :<text:tab/></text:span><text:span text:style-name="T118">4</text:span><text:span text:style-name="T111"> cycles<text:line-break/></text:span><text:span text:style-name="T4">Example :<text:tab/></text:span><text:span text:style-name="T116">p</text:span><text:span text:style-name="T127">sub</text:span><text:span text:style-name="T126">s</text:span><text:span text:style-name="T84">.</text:span><text:span text:style-name="T123">xyzw</text:span><text:span text:style-name="T84"> </text:span><text:span text:style-name="T116">vp0</text:span><text:span text:style-name="T84">,</text:span><text:span text:style-name="T116">vp</text:span><text:span text:style-name="T124">1</text:span><text:span text:style-name="T116">,</text:span><text:span text:style-name="T84"> </text:span><text:span text:style-name="T116">vp</text:span><text:span text:style-name="T124">2</text:span><text:span text:style-name="T125">x</text:span></text:p>
      <text:p text:style-name="P244"><draw:line text:anchor-type="paragraph" draw:z-index="72" draw:name="Shape1_72" draw:style-name="gr1" draw:text-style-name="P556" svg:x1="0.054cm" svg:y1="0.591cm" svg:x2="15.882cm" svg:y2="0.591cm"><text:p/></draw:line><text:span text:style-name="T47">PIPR</text:span><text:span text:style-name="T3"> : </text:span><text:span text:style-name="T40">Posits </text:span><text:span text:style-name="T47">Half Inner Product</text:span><text:line-break/></text:p>
      <text:p text:style-name="P65">description...</text:p>
      <text:p text:style-name="P65">description...<text:line-break/></text:p>
      <text:p text:style-name="P65"><text:span text:style-name="T4">Operation Code :</text:span></text:p>
      <text:p text:style-name="P65"><text:line-break/> <text:span text:style-name="T73">31 <text:s/>30 <text:s/>29 <text:s/>28 <text:s/>27 <text:s/>26 <text:s/>25 <text:s/>24 <text:s/>23 <text:s/>22 <text:s/>21 <text:s/>20 <text:s/>19 <text:s/>18 <text:s/>17 <text:s/>16 <text:s/>15 <text:s/>14 <text:s/>13 <text:s/>12 <text:s/>11 <text:s/>10 <text:s/>9 <text:s/>8 <text:s/>7 <text:s/>6 <text:s/>5 <text:s/>4 <text:s/>3 <text:s/>2 <text:s/>1 <text:s/></text:span><text:span text:style-name="T74">0</text:span></text:p>
      <table:table table:name="Table74" table:style-name="Table74">
        <table:table-column table:style-name="Table74.A"/>
        <table:table-column table:style-name="Table74.B"/>
        <table:table-column table:style-name="Table74.C"/>
        <table:table-column table:style-name="Table74.D"/>
        <table:table-column table:style-name="Table74.E"/>
        <table:table-column table:style-name="Table74.F"/>
        <table:table-column table:style-name="Table74.G"/>
        <table:table-row table:style-name="TableLine93919155747840">
          <table:table-cell table:style-name="Table74.A1" office:value-type="string">
            <text:p text:style-name="P522"><text:span text:style-name="T80">Destination</text:span></text:p>
            <text:p text:style-name="P522"><text:span text:style-name="T180">Posit </text:span><text:span text:style-name="T80">Register</text:span></text:p>
          </table:table-cell>
          <table:table-cell table:style-name="Table74.A1" office:value-type="string">
            <text:p text:style-name="P522"><text:span text:style-name="T80">Source 2</text:span></text:p>
            <text:p text:style-name="P522"><text:span text:style-name="T180">Posit </text:span><text:span text:style-name="T80">Register</text:span></text:p>
          </table:table-cell>
          <table:table-cell table:style-name="Table74.A1" office:value-type="string">
            <text:p text:style-name="P522"><text:span text:style-name="T80">Source 1</text:span></text:p>
            <text:p text:style-name="P522"><text:span text:style-name="T180">Posit </text:span><text:span text:style-name="T80">Register</text:span></text:p>
          </table:table-cell>
          <table:table-cell table:style-name="Table74.A1" office:value-type="string">
            <text:p text:style-name="P311">Size<text:span text:style-name="T180">2</text:span></text:p>
            <text:p text:style-name="P311">----</text:p>
          </table:table-cell>
          <table:table-cell table:style-name="Table74.A1" office:value-type="string">
            <text:p text:style-name="P311">Size<text:span text:style-name="T180">1</text:span></text:p>
            <text:p text:style-name="P311">----</text:p>
          </table:table-cell>
          <table:table-cell table:style-name="Table74.A1" office:value-type="string">
            <text:p text:style-name="P356"><text:span text:style-name="T180">P</text:span><text:span text:style-name="T189">IPR</text:span> :</text:p>
            <text:p text:style-name="P356">0x<text:span text:style-name="T189">6C</text:span></text:p>
            <text:p text:style-name="P356">0<text:span text:style-name="T189">1</text:span> <text:span text:style-name="T189">1</text:span>0<text:span text:style-name="T189">11</text:span> 00</text:p>
          </table:table-cell>
          <table:table-cell table:style-name="Table74.G1" office:value-type="string">
            <text:p text:style-name="P415">Unit</text:p>
            <text:p text:style-name="P415"/>
            <text:p text:style-name="P297">----</text:p>
          </table:table-cell>
        </table:table-row>
      </table:table>
      <text:p text:style-name="P161"><text:s text:c="15"/><text:span text:style-name="T81">6 bits <text:s text:c="31"/>6 bits <text:s text:c="32"/>6 bits <text:s text:c="16"/>2 bits <text:s text:c="4"/>2 bits <text:s text:c="16"/></text:span><text:span text:style-name="T180">8</text:span><text:span text:style-name="T81"> bits <text:s text:c="11"/>2 bits</text:span></text:p>
      <text:p text:style-name="P116"/>
      <text:p text:style-name="P204"><text:span text:style-name="T2">Operation :<text:tab/></text:span><text:span text:style-name="T126">PD</text:span> = <text:span text:style-name="T189">V</text:span><text:span text:style-name="T181">P</text:span>S1.<text:span text:style-name="T189">size .</text:span> <text:span text:style-name="T189">V</text:span><text:span text:style-name="T181">P</text:span>S2.<text:span text:style-name="T189">size</text:span></text:p>
      <text:p text:style-name="P116"><text:span text:style-name="T34">Latency :<text:tab/></text:span><text:span text:style-name="T118">4</text:span><text:span text:style-name="T111"> cycles<text:line-break/></text:span><text:span text:style-name="T4">Example :<text:tab/></text:span><text:span text:style-name="T116">p</text:span><text:span text:style-name="T126">ipr</text:span><text:span text:style-name="T84">.</text:span><text:span text:style-name="T126">xyz </text:span><text:span text:style-name="T116">vp0</text:span><text:span text:style-name="T84">,</text:span><text:span text:style-name="T116">vp0y</text:span><text:span text:style-name="T84">, </text:span><text:span text:style-name="T116">vp0z</text:span></text:p>
      <text:p text:style-name="P116"><text:span text:style-name="T116"/></text:p>
      <text:p text:style-name="P116"><text:span text:style-name="T116"/></text:p>
      <text:p text:style-name="P245"><draw:line text:anchor-type="paragraph" draw:z-index="74" draw:name="Shape1_74" draw:style-name="gr1" draw:text-style-name="P556" svg:x1="0.054cm" svg:y1="0.591cm" svg:x2="15.882cm" svg:y2="0.591cm"><text:p/></draw:line><text:span text:style-name="T48">PMOVE</text:span><text:span text:style-name="T3"> : </text:span><text:span text:style-name="T48">Posits Move</text:span><text:line-break/></text:p>
      <text:p text:style-name="P67">description...</text:p>
      <text:p text:style-name="P67">description...<text:line-break/></text:p>
      <text:p text:style-name="P67"><text:span text:style-name="T4">Operation Code :</text:span></text:p>
      <text:p text:style-name="P68"><text:line-break/> <text:span text:style-name="T73">31 <text:s/>30 <text:s/>29 <text:s/>28 <text:s/>27 <text:s/>26 <text:s/>25 <text:s/>24 <text:s/>23 <text:s/>22 <text:s/>21 <text:s/>20 <text:s/>19 <text:s/>18 <text:s/>17 <text:s/>16 <text:s/>15 <text:s/>14 <text:s/>13 <text:s/>12 <text:s/>11 <text:s/>10 <text:s/>9 <text:s/>8 <text:s/>7 <text:s/>6 <text:s/>5 <text:s/>4 <text:s/>3 <text:s/>2 <text:s/>1 <text:s/></text:span><text:span text:style-name="T74">0</text:span></text:p>
      <table:table table:name="Table76" table:style-name="Table76">
        <table:table-column table:style-name="Table76.A"/>
        <table:table-column table:style-name="Table76.B"/>
        <table:table-column table:style-name="Table76.C"/>
        <table:table-column table:style-name="Table76.D"/>
        <table:table-column table:style-name="Table76.E"/>
        <table:table-column table:style-name="Table76.F"/>
        <table:table-column table:style-name="Table76.G"/>
        <table:table-row table:style-name="TableLine93919111175408">
          <table:table-cell table:style-name="Table76.A1" office:value-type="string">
            <text:p text:style-name="P525"><text:span text:style-name="T80">Destination</text:span></text:p>
            <text:p text:style-name="P525"><text:span text:style-name="T180">Posit </text:span><text:span text:style-name="T80">Register</text:span></text:p>
          </table:table-cell>
          <table:table-cell table:style-name="Table76.A1" office:value-type="string">
            <text:p text:style-name="P525"><text:span text:style-name="T80">Source </text:span></text:p>
            <text:p text:style-name="P525"><text:span text:style-name="T180">Posit </text:span><text:span text:style-name="T80">Register</text:span></text:p>
          </table:table-cell>
          <table:table-cell table:style-name="Table76.A1" office:value-type="string">
            <text:p text:style-name="P525">---------</text:p>
            <text:p text:style-name="P552">0000 00</text:p>
          </table:table-cell>
          <table:table-cell table:style-name="Table76.A1" office:value-type="string">
            <text:p text:style-name="P314">Size<text:span text:style-name="T180">2</text:span></text:p>
            <text:p text:style-name="P314">----</text:p>
          </table:table-cell>
          <table:table-cell table:style-name="Table76.A1" office:value-type="string">
            <text:p text:style-name="P314">Size<text:span text:style-name="T180">1</text:span></text:p>
            <text:p text:style-name="P314">----</text:p>
          </table:table-cell>
          <table:table-cell table:style-name="Table76.A1" office:value-type="string">
            <text:p text:style-name="P359"><text:span text:style-name="T180">P</text:span><text:span text:style-name="T191">MOVE</text:span>:</text:p>
            <text:p text:style-name="P359">0x<text:span text:style-name="T191">01</text:span></text:p>
            <text:p text:style-name="P359"><text:span text:style-name="T191">00</text:span> <text:span text:style-name="T191">0000</text:span> 0<text:span text:style-name="T191">1</text:span></text:p>
          </table:table-cell>
          <table:table-cell table:style-name="Table76.G1" office:value-type="string">
            <text:p text:style-name="P418">Unit</text:p>
            <text:p text:style-name="P418"/>
            <text:p text:style-name="P300">----</text:p>
          </table:table-cell>
        </table:table-row>
      </table:table>
      <text:p text:style-name="P164"><text:span text:style-name="T74"><text:s text:c="15"/></text:span><text:span text:style-name="T75">6 bits <text:s text:c="24"/>6 bits <text:s text:c="29"/>6 bits <text:s text:c="12"/>2 bits <text:s text:c="3"/>2 bits <text:s text:c="11"/></text:span><text:span text:style-name="T77">8</text:span><text:span text:style-name="T75"> bits <text:s text:c="10"/>2 bits</text:span></text:p>
      <text:p text:style-name="P118"/>
      <text:p text:style-name="P206"><text:span text:style-name="T2">Operation :<text:tab/></text:span><text:span text:style-name="T189">V</text:span><text:span text:style-name="T181">P</text:span><text:span text:style-name="T191">Dst</text:span>.<text:span text:style-name="T191">select2</text:span><text:span text:style-name="T189"> </text:span><text:span text:style-name="T191">=</text:span> <text:span text:style-name="T189">V</text:span><text:span text:style-name="T181">P</text:span>S<text:span text:style-name="T191">rc</text:span>.<text:span text:style-name="T191">select1</text:span></text:p>
      <text:p text:style-name="P119"><text:span text:style-name="T34">Latency :<text:tab/></text:span><text:span text:style-name="T129">3</text:span><text:span text:style-name="T111"> cycles<text:line-break/></text:span><text:span text:style-name="T4">Example :<text:tab/></text:span><text:span text:style-name="T129">pmove</text:span><text:span text:style-name="T126"> </text:span><text:span text:style-name="T116">vp0y</text:span><text:span text:style-name="T84">, </text:span><text:span text:style-name="T116">vp0z</text:span></text:p>
      <text:p text:style-name="P119"><text:span text:style-name="T116"/></text:p>
      <text:p text:style-name="P119"><text:span text:style-name="T116"/></text:p>
      <text:p text:style-name="P20"><draw:line text:anchor-type="paragraph" draw:z-index="77" draw:name="Shape1_77" draw:style-name="gr1" draw:text-style-name="P556" svg:x1="0.054cm" svg:y1="0.591cm" svg:x2="15.882cm" svg:y2="0.591cm"><text:p/></draw:line><text:span text:style-name="T49">V</text:span><text:span text:style-name="T48">PMOVE</text:span><text:span text:style-name="T3"> : </text:span><text:span text:style-name="T49">Vector </text:span><text:span text:style-name="T48">Posits Move</text:span><text:line-break/></text:p>
      <text:p text:style-name="P68">description...</text:p>
      <text:p text:style-name="P68">description...<text:line-break/></text:p>
      <text:p text:style-name="P68"><text:span text:style-name="T4">Operation Code :</text:span></text:p>
      <text:p text:style-name="P68"><text:line-break/> <text:span text:style-name="T73">31 <text:s/>30 <text:s/>29 <text:s/>28 <text:s/>27 <text:s/>26 <text:s/>25 <text:s/>24 <text:s/>23 <text:s/>22 <text:s/>21 <text:s/>20 <text:s/>19 <text:s/>18 <text:s/>17 <text:s/>16 <text:s/>15 <text:s/>14 <text:s/>13 <text:s/>12 <text:s/>11 <text:s/>10 <text:s/>9 <text:s/>8 <text:s/>7 <text:s/>6 <text:s/>5 <text:s/>4 <text:s/>3 <text:s/>2 <text:s/>1 <text:s/></text:span><text:span text:style-name="T74">0</text:span></text:p>
      <table:table table:name="Table79" table:style-name="Table79">
        <table:table-column table:style-name="Table79.A"/>
        <table:table-column table:style-name="Table79.B"/>
        <table:table-column table:style-name="Table79.C"/>
        <table:table-column table:style-name="Table79.D"/>
        <table:table-column table:style-name="Table79.E"/>
        <table:table-column table:style-name="Table79.F"/>
        <table:table-row table:style-name="TableLine93919151531744">
          <table:table-cell table:style-name="Table79.A1" office:value-type="string">
            <text:p text:style-name="P525"><text:span text:style-name="T80">Destination</text:span></text:p>
            <text:p text:style-name="P525"><text:span text:style-name="T180">Posit </text:span><text:span text:style-name="T80">Register</text:span></text:p>
          </table:table-cell>
          <table:table-cell table:style-name="Table79.A1" office:value-type="string">
            <text:p text:style-name="P525"><text:span text:style-name="T80">Source </text:span></text:p>
            <text:p text:style-name="P525"><text:span text:style-name="T180">Posit </text:span><text:span text:style-name="T80">Register</text:span></text:p>
          </table:table-cell>
          <table:table-cell table:style-name="Table79.A1" office:value-type="string">
            <text:p text:style-name="P525">------</text:p>
            <text:p text:style-name="P552">0000 0000</text:p>
          </table:table-cell>
          <table:table-cell table:style-name="Table79.A1" office:value-type="string">
            <text:p text:style-name="P314">Size<text:span text:style-name="T180">1</text:span></text:p>
            <text:p text:style-name="P314">----</text:p>
          </table:table-cell>
          <table:table-cell table:style-name="Table79.A1" office:value-type="string">
            <text:p text:style-name="P359"><text:span text:style-name="T191">V</text:span><text:span text:style-name="T180">P</text:span><text:span text:style-name="T191">MOVE</text:span>:</text:p>
            <text:p text:style-name="P359">0x<text:span text:style-name="T191">05</text:span></text:p>
            <text:p text:style-name="P359"><text:span text:style-name="T191">00</text:span> <text:span text:style-name="T191">0001</text:span> 0<text:span text:style-name="T191">1</text:span></text:p>
          </table:table-cell>
          <table:table-cell table:style-name="Table79.F1" office:value-type="string">
            <text:p text:style-name="P418">Unit</text:p>
            <text:p text:style-name="P418"/>
            <text:p text:style-name="P300">----</text:p>
          </table:table-cell>
        </table:table-row>
      </table:table>
      <text:p text:style-name="P164"><text:span text:style-name="T74"><text:s text:c="15"/></text:span><text:span text:style-name="T75">6 bits <text:s text:c="24"/>6 bits <text:s text:c="34"/></text:span><text:span text:style-name="T78">8</text:span><text:span text:style-name="T75"> bits <text:s text:c="20"/>2 bits <text:s text:c="11"/></text:span><text:span text:style-name="T77">8</text:span><text:span text:style-name="T75"> bits <text:s text:c="10"/>2 bits</text:span></text:p>
      <text:p text:style-name="P119"/>
      <text:p text:style-name="P206"><text:span text:style-name="T2">Operation :<text:tab/></text:span><text:span text:style-name="T189">V</text:span><text:span text:style-name="T181">P</text:span><text:span text:style-name="T191">Dst</text:span>.<text:span text:style-name="T189">size </text:span><text:span text:style-name="T191">=</text:span> <text:span text:style-name="T189">V</text:span><text:span text:style-name="T181">P</text:span>S<text:span text:style-name="T191">rc</text:span>.<text:span text:style-name="T189">size</text:span></text:p>
      <text:p text:style-name="P119"><text:span text:style-name="T34">Latency :<text:tab/></text:span><text:span text:style-name="T129">3</text:span><text:span text:style-name="T111"> cycles<text:line-break/></text:span><text:span text:style-name="T4">Example :<text:tab/></text:span><text:span text:style-name="T49">v</text:span><text:span text:style-name="T129">pmove</text:span><text:span text:style-name="T126"> </text:span><text:span text:style-name="T116">vp0</text:span><text:span text:style-name="T84">, </text:span><text:span text:style-name="T116">vp</text:span><text:span text:style-name="T129">1</text:span></text:p>
      <text:p text:style-name="P119"><text:span text:style-name="T129"/></text:p>
      <text:p text:style-name="P119"><text:span text:style-name="T129"/></text:p>
      <text:p text:style-name="P119"><text:span text:style-name="T129"/></text:p>
      <text:p text:style-name="P246"><draw:line text:anchor-type="paragraph" draw:z-index="78" draw:name="Shape1_78" draw:style-name="gr1" draw:text-style-name="P556" svg:x1="0.054cm" svg:y1="0.591cm" svg:x2="15.882cm" svg:y2="0.591cm"><text:p/></draw:line><text:span text:style-name="T48">PMOVE</text:span><text:span text:style-name="T50">I.</text:span><text:span text:style-name="T51">H</text:span><text:span text:style-name="T3"> : </text:span><text:span text:style-name="T48">Posits </text:span><text:span text:style-name="T51">Half </text:span><text:span text:style-name="T48">Move </text:span><text:span text:style-name="T50">Immediate</text:span><text:line-break/></text:p>
      <text:p text:style-name="P69">description...</text:p>
      <text:p text:style-name="P69">description...<text:line-break/></text:p>
      <text:p text:style-name="P69"><text:span text:style-name="T4">Operation Code :</text:span></text:p>
      <text:p text:style-name="P69"><text:line-break/> <text:span text:style-name="T73">31 <text:s/>30 <text:s/>29 <text:s/>28 <text:s/>27 <text:s/>26 <text:s/>25 <text:s/>24 <text:s/>23 <text:s/>22 <text:s/>21 <text:s/>20 <text:s/>19 <text:s/>18 <text:s/>17 <text:s/>16 <text:s/>15 <text:s/>14 <text:s/>13 <text:s/>12 <text:s/>11 <text:s/>10 <text:s/>9 <text:s/>8 <text:s/>7 <text:s/>6 <text:s/>5 <text:s/>4 <text:s/>3 <text:s/>2 <text:s/>1 <text:s/></text:span><text:span text:style-name="T74">0</text:span></text:p>
      <table:table table:name="Table80" table:style-name="Table80">
        <table:table-column table:style-name="Table80.A"/>
        <table:table-column table:style-name="Table80.B"/>
        <table:table-column table:style-name="Table80.C"/>
        <table:table-column table:style-name="Table80.D"/>
        <table:table-column table:style-name="Table80.E"/>
        <table:table-row table:style-name="TableLine93919160114928">
          <table:table-cell table:style-name="Table80.A1" office:value-type="string">
            <text:p text:style-name="P526"><text:span text:style-name="T80">Destination</text:span></text:p>
            <text:p text:style-name="P526"><text:span text:style-name="T180">Posit </text:span><text:span text:style-name="T80">Register</text:span></text:p>
          </table:table-cell>
          <table:table-cell table:style-name="Table80.A1" office:value-type="string">
            <text:p text:style-name="P526"><text:span text:style-name="T80">Source </text:span></text:p>
            <text:p text:style-name="P555">Immediate</text:p>
          </table:table-cell>
          <table:table-cell table:style-name="Table80.A1" office:value-type="string">
            <text:p text:style-name="P315">Size</text:p>
            <text:p text:style-name="P315">----</text:p>
          </table:table-cell>
          <table:table-cell table:style-name="Table80.A1" office:value-type="string">
            <text:p text:style-name="P360"><text:span text:style-name="T180">P</text:span><text:span text:style-name="T191">MOVE</text:span><text:span text:style-name="T192">I</text:span><text:span text:style-name="T193">H</text:span>:</text:p>
            <text:p text:style-name="P362">0x<text:span text:style-name="T193">1</text:span><text:span text:style-name="T191">1</text:span></text:p>
            <text:p text:style-name="P362"><text:span text:style-name="T191">0</text:span><text:span text:style-name="T193">1</text:span><text:span text:style-name="T191">00</text:span> 0<text:span text:style-name="T191">1</text:span></text:p>
          </table:table-cell>
          <table:table-cell table:style-name="Table80.E1" office:value-type="string">
            <text:p text:style-name="P419">Unit</text:p>
            <text:p text:style-name="P419"/>
            <text:p text:style-name="P301">----</text:p>
          </table:table-cell>
        </table:table-row>
      </table:table>
      <text:p text:style-name="P165"><text:span text:style-name="T74"><text:s text:c="15"/></text:span><text:span text:style-name="T75">6 bits <text:s text:c="54"/></text:span><text:span text:style-name="T79">1</text:span><text:span text:style-name="T75">6 bits <text:s text:c="41"/></text:span><text:span text:style-name="T79">2</text:span><text:span text:style-name="T75"> bits <text:s text:c="7"/></text:span><text:span text:style-name="T79">6</text:span><text:span text:style-name="T75"> bits <text:s text:c="5"/>2 bits <text:s text:c="11"/></text:span></text:p>
      <text:p text:style-name="P120"/>
      <text:p text:style-name="P207"><text:span text:style-name="T2">Operation :<text:tab/></text:span><text:span text:style-name="T181">P</text:span><text:span text:style-name="T191">Dst</text:span>.<text:span text:style-name="T191">select</text:span><text:span text:style-name="T189"> </text:span><text:span text:style-name="T191">=</text:span> <text:span text:style-name="T193">IMM</text:span></text:p>
      <text:p text:style-name="P120"><text:span text:style-name="T34">Latency :<text:tab/></text:span><text:span text:style-name="T129">3</text:span><text:span text:style-name="T111"> cycles<text:line-break/></text:span><text:span text:style-name="T4">Example :<text:tab/></text:span><text:span text:style-name="T129">pmove</text:span><text:span text:style-name="T130">i.h</text:span><text:span text:style-name="T126"> </text:span><text:span text:style-name="T116">vp0y</text:span><text:span text:style-name="T84">, </text:span><text:span text:style-name="T130">42.7</text:span></text:p>
      <text:p text:style-name="P120"><text:span text:style-name="T130"/></text:p>
      <text:p text:style-name="P21"><draw:line text:anchor-type="paragraph" draw:z-index="79" draw:name="Shape1_79" draw:style-name="gr1" draw:text-style-name="P556" svg:x1="0.054cm" svg:y1="0.591cm" svg:x2="15.882cm" svg:y2="0.591cm"><text:p/></draw:line><text:span text:style-name="T48">PMOVE</text:span><text:span text:style-name="T50">I.</text:span><text:span text:style-name="T51">S</text:span><text:span text:style-name="T3"> : </text:span><text:span text:style-name="T48">Posits </text:span><text:span text:style-name="T51">Single </text:span><text:span text:style-name="T48">Move </text:span><text:span text:style-name="T50">Immediate</text:span><text:line-break/></text:p>
      <text:p text:style-name="P70">description...</text:p>
      <text:p text:style-name="P70">description...<text:line-break/></text:p>
      <text:p text:style-name="P70"><text:span text:style-name="T4">Operation Code :</text:span></text:p>
      <text:p text:style-name="P70"><text:line-break/> <text:span text:style-name="T73">31 <text:s/>30 <text:s/>29 <text:s/>28 <text:s/>27 <text:s/>26 <text:s/>25 <text:s/>24 <text:s/>23 <text:s/>22 <text:s/>21 <text:s/>20 <text:s/>19 <text:s/>18 <text:s/>17 <text:s/>16 <text:s/>15 <text:s/>14 <text:s/>13 <text:s/>12 <text:s/>11 <text:s/>10 <text:s/>9 <text:s/>8 <text:s/>7 <text:s/>6 <text:s/>5 <text:s/>4 <text:s/>3 <text:s/>2 <text:s/>1 <text:s/></text:span><text:span text:style-name="T74">0</text:span></text:p>
      <table:table table:name="Table81" table:style-name="Table81">
        <table:table-column table:style-name="Table81.A"/>
        <table:table-column table:style-name="Table81.B"/>
        <table:table-column table:style-name="Table81.C"/>
        <table:table-column table:style-name="Table81.D"/>
        <table:table-row table:style-name="TableLine93919158243584">
          <table:table-cell table:style-name="Table81.A1" office:value-type="string">
            <text:p text:style-name="P527"><text:span text:style-name="T80">Destination</text:span></text:p>
            <text:p text:style-name="P527"><text:span text:style-name="T180">Posit </text:span><text:span text:style-name="T80">Register</text:span></text:p>
          </table:table-cell>
          <table:table-cell table:style-name="Table81.A1" office:value-type="string">
            <text:p text:style-name="P527"><text:span text:style-name="T80">Source </text:span></text:p>
            <text:p text:style-name="P555">Immediate</text:p>
          </table:table-cell>
          <table:table-cell table:style-name="Table81.A1" office:value-type="string">
            <text:p text:style-name="P361"><text:span text:style-name="T180">P</text:span><text:span text:style-name="T191">MOVE</text:span><text:span text:style-name="T192">I</text:span><text:span text:style-name="T193">S</text:span>:</text:p>
            <text:p text:style-name="P361">0x<text:span text:style-name="T193">1</text:span><text:span text:style-name="T194">5</text:span></text:p>
            <text:p text:style-name="P361"><text:span text:style-name="T191">0</text:span><text:span text:style-name="T193">1</text:span><text:span text:style-name="T191">0</text:span><text:span text:style-name="T194">1</text:span> 0<text:span text:style-name="T191">1</text:span></text:p>
          </table:table-cell>
          <table:table-cell table:style-name="Table81.D1" office:value-type="string">
            <text:p text:style-name="P420">Unit</text:p>
            <text:p text:style-name="P420"/>
            <text:p text:style-name="P302">----</text:p>
          </table:table-cell>
        </table:table-row>
      </table:table>
      <text:p text:style-name="P166"><text:span text:style-name="T74"><text:s text:c="15"/></text:span><text:span text:style-name="T75">6 bits <text:s text:c="59"/></text:span><text:span text:style-name="T79">20</text:span><text:span text:style-name="T75"> bits <text:s text:c="53"/></text:span><text:span text:style-name="T79">6</text:span><text:span text:style-name="T75"> bits <text:s text:c="5"/>2 bits <text:s text:c="11"/></text:span></text:p>
      <text:p text:style-name="P121"/>
      <text:p text:style-name="P208"><text:span text:style-name="T2">Operation :<text:tab/></text:span><text:span text:style-name="T181">P</text:span><text:span text:style-name="T191">Dst</text:span><text:span text:style-name="T189"> </text:span><text:span text:style-name="T191">=</text:span> <text:span text:style-name="T193">IMM</text:span></text:p>
      <text:p text:style-name="P121"><text:span text:style-name="T34">Latency :<text:tab/></text:span><text:span text:style-name="T129">3</text:span><text:span text:style-name="T111"> cycles<text:line-break/></text:span><text:span text:style-name="T4">Example :<text:tab/></text:span><text:span text:style-name="T129">pmove</text:span><text:span text:style-name="T130">i.h</text:span><text:span text:style-name="T126"> </text:span><text:span text:style-name="T116">vp0</text:span><text:span text:style-name="T84">, </text:span><text:span text:style-name="T130">42.3</text:span></text:p>
      <text:p text:style-name="P121"><text:span text:style-name="T130"/></text:p>
      <text:p text:style-name="P121"><text:span text:style-name="T130"/></text:p>
      <text:p text:style-name="P21"><draw:line text:anchor-type="paragraph" draw:z-index="80" draw:name="Shape1_80" draw:style-name="gr1" draw:text-style-name="P556" svg:x1="0.054cm" svg:y1="0.591cm" svg:x2="15.882cm" svg:y2="0.591cm"><text:p/></draw:line><text:span text:style-name="T51">V</text:span><text:span text:style-name="T48">PMOVE</text:span><text:span text:style-name="T50">I.</text:span><text:span text:style-name="T51">H</text:span><text:span text:style-name="T3"> : </text:span><text:span text:style-name="T51">Vector </text:span><text:span text:style-name="T48">Posits </text:span><text:span text:style-name="T51">Half </text:span><text:span text:style-name="T48">Move </text:span><text:span text:style-name="T50">Immediate</text:span><text:line-break/></text:p>
      <text:p text:style-name="P70">description...</text:p>
      <text:p text:style-name="P70">description...<text:line-break/></text:p>
      <text:p text:style-name="P70"><text:span text:style-name="T4">Operation Code :</text:span></text:p>
      <text:p text:style-name="P70"><text:line-break/> <text:span text:style-name="T73">31 <text:s/>30 <text:s/>29 <text:s/>28 <text:s/>27 <text:s/>26 <text:s/>25 <text:s/>24 <text:s/>23 <text:s/>22 <text:s/>21 <text:s/>20 <text:s/>19 <text:s/>18 <text:s/>17 <text:s/>16 <text:s/>15 <text:s/>14 <text:s/>13 <text:s/>12 <text:s/>11 <text:s/>10 <text:s/>9 <text:s/>8 <text:s/>7 <text:s/>6 <text:s/>5 <text:s/>4 <text:s/>3 <text:s/>2 <text:s/>1 <text:s/></text:span><text:span text:style-name="T74">0</text:span></text:p>
      <table:table table:name="Table82" table:style-name="Table82">
        <table:table-column table:style-name="Table82.A"/>
        <table:table-column table:style-name="Table82.B"/>
        <table:table-column table:style-name="Table82.C"/>
        <table:table-column table:style-name="Table82.D"/>
        <table:table-column table:style-name="Table82.E"/>
        <table:table-row table:style-name="TableLine93919136617712">
          <table:table-cell table:style-name="Table82.A1" office:value-type="string">
            <text:p text:style-name="P527"><text:span text:style-name="T80">Destination</text:span></text:p>
            <text:p text:style-name="P527"><text:span text:style-name="T180">Posit </text:span><text:span text:style-name="T80">Register</text:span></text:p>
          </table:table-cell>
          <table:table-cell table:style-name="Table82.A1" office:value-type="string">
            <text:p text:style-name="P527"><text:span text:style-name="T80">Source </text:span></text:p>
            <text:p text:style-name="P555">Immediate</text:p>
          </table:table-cell>
          <table:table-cell table:style-name="Table82.A1" office:value-type="string">
            <text:p text:style-name="P316">Size</text:p>
            <text:p text:style-name="P316">----</text:p>
          </table:table-cell>
          <table:table-cell table:style-name="Table82.A1" office:value-type="string">
            <text:p text:style-name="P361"><text:span text:style-name="T194">V</text:span><text:span text:style-name="T180">P</text:span><text:span text:style-name="T191">MOVE</text:span><text:span text:style-name="T192">I</text:span>:</text:p>
            <text:p text:style-name="P361">0x<text:span text:style-name="T193">1</text:span><text:span text:style-name="T194">9</text:span></text:p>
            <text:p text:style-name="P361"><text:span text:style-name="T191">0</text:span><text:span text:style-name="T193">1</text:span><text:span text:style-name="T194">1</text:span><text:span text:style-name="T191">0</text:span> 0<text:span text:style-name="T191">1</text:span></text:p>
          </table:table-cell>
          <table:table-cell table:style-name="Table82.E1" office:value-type="string">
            <text:p text:style-name="P420">Unit</text:p>
            <text:p text:style-name="P420"/>
            <text:p text:style-name="P302">----</text:p>
          </table:table-cell>
        </table:table-row>
      </table:table>
      <text:p text:style-name="P166"><text:span text:style-name="T74"><text:s text:c="15"/></text:span><text:span text:style-name="T75">6 bits <text:s text:c="54"/></text:span><text:span text:style-name="T79">1</text:span><text:span text:style-name="T75">6 bits <text:s text:c="41"/></text:span><text:span text:style-name="T79">2</text:span><text:span text:style-name="T75"> bits <text:s text:c="7"/></text:span><text:span text:style-name="T79">6</text:span><text:span text:style-name="T75"> bits <text:s text:c="5"/>2 bits <text:s text:c="11"/></text:span></text:p>
      <text:p text:style-name="P121"/>
      <text:p text:style-name="P208"><text:span text:style-name="T2">Operation :<text:tab/></text:span><text:span text:style-name="T189">V</text:span><text:span text:style-name="T181">P</text:span><text:span text:style-name="T191">Dst</text:span>.<text:span text:style-name="T193">size</text:span><text:span text:style-name="T189"> </text:span><text:span text:style-name="T191">=</text:span> <text:span text:style-name="T193">IMM</text:span></text:p>
      <text:p text:style-name="P121"><text:span text:style-name="T34">Latency :<text:tab/></text:span><text:span text:style-name="T129">3</text:span><text:span text:style-name="T111"> cycles<text:line-break/></text:span><text:span text:style-name="T4">Example :<text:tab/></text:span><text:span text:style-name="T51">v</text:span><text:span text:style-name="T129">pmove</text:span><text:span text:style-name="T130">i.xyz</text:span><text:span text:style-name="T126"> </text:span><text:span text:style-name="T116">vp0y</text:span><text:span text:style-name="T84">, </text:span><text:span text:style-name="T130">42.7</text:span></text:p>
      <text:p text:style-name="P22"><draw:line text:anchor-type="paragraph" draw:z-index="81" draw:name="Shape1_81" draw:style-name="gr1" draw:text-style-name="P556" svg:x1="0.054cm" svg:y1="0.591cm" svg:x2="15.882cm" svg:y2="0.591cm"><text:p/></draw:line><text:soft-page-break/><text:span text:style-name="T48">PMOVE</text:span><text:span text:style-name="T52">R</text:span><text:span text:style-name="T53">O</text:span><text:span text:style-name="T3"> : </text:span><text:span text:style-name="T48">Posits Move</text:span><text:span text:style-name="T52"> Register Out</text:span><text:line-break/></text:p>
      <text:p text:style-name="P71">description...</text:p>
      <text:p text:style-name="P71">description...<text:line-break/></text:p>
      <text:p text:style-name="P71"><text:span text:style-name="T4">Operation Code :</text:span></text:p>
      <text:p text:style-name="P71"><text:line-break/> <text:span text:style-name="T73">31 <text:s/>30 <text:s/>29 <text:s/>28 <text:s/>27 <text:s/>26 <text:s/>25 <text:s/>24 <text:s/>23 <text:s/>22 <text:s/>21 <text:s/>20 <text:s/>19 <text:s/>18 <text:s/>17 <text:s/>16 <text:s/>15 <text:s/>14 <text:s/>13 <text:s/>12 <text:s/>11 <text:s/>10 <text:s/>9 <text:s/>8 <text:s/>7 <text:s/>6 <text:s/>5 <text:s/>4 <text:s/>3 <text:s/>2 <text:s/>1 <text:s/></text:span><text:span text:style-name="T74">0</text:span></text:p>
      <table:table table:name="Table83" table:style-name="Table83">
        <table:table-column table:style-name="Table83.A"/>
        <table:table-column table:style-name="Table83.B"/>
        <table:table-column table:style-name="Table83.C"/>
        <table:table-column table:style-name="Table83.D"/>
        <table:table-column table:style-name="Table83.E"/>
        <table:table-column table:style-name="Table83.F"/>
        <table:table-row table:style-name="TableLine93919159774448">
          <table:table-cell table:style-name="Table83.A1" office:value-type="string">
            <text:p text:style-name="P528"><text:span text:style-name="T80">Destination</text:span></text:p>
            <text:p text:style-name="P528"><text:span text:style-name="T80">Register</text:span></text:p>
          </table:table-cell>
          <table:table-cell table:style-name="Table83.A1" office:value-type="string">
            <text:p text:style-name="P528"><text:span text:style-name="T80">Source </text:span></text:p>
            <text:p text:style-name="P528"><text:span text:style-name="T180">Posit </text:span><text:span text:style-name="T80">Register</text:span></text:p>
          </table:table-cell>
          <table:table-cell table:style-name="Table83.A1" office:value-type="string">
            <text:p text:style-name="P528">------</text:p>
            <text:p text:style-name="P553">0000 0000</text:p>
          </table:table-cell>
          <table:table-cell table:style-name="Table83.A1" office:value-type="string">
            <text:p text:style-name="P317">Size<text:span text:style-name="T180">1</text:span></text:p>
            <text:p text:style-name="P317">----</text:p>
          </table:table-cell>
          <table:table-cell table:style-name="Table83.A1" office:value-type="string">
            <text:p text:style-name="P363"><text:span text:style-name="T180">P</text:span><text:span text:style-name="T191">MOVE</text:span><text:span text:style-name="T195">RO</text:span>:</text:p>
            <text:p text:style-name="P363">0x<text:span text:style-name="T191">0</text:span><text:span text:style-name="T195">8</text:span></text:p>
            <text:p text:style-name="P363"><text:span text:style-name="T191">00</text:span> <text:span text:style-name="T191">00</text:span><text:span text:style-name="T195">10</text:span> 0<text:span text:style-name="T191">1</text:span></text:p>
          </table:table-cell>
          <table:table-cell table:style-name="Table83.F1" office:value-type="string">
            <text:p text:style-name="P421">Unit</text:p>
            <text:p text:style-name="P421"/>
            <text:p text:style-name="P303">----</text:p>
          </table:table-cell>
        </table:table-row>
      </table:table>
      <text:p text:style-name="P167"><text:span text:style-name="T74"><text:s text:c="15"/></text:span><text:span text:style-name="T75">6 bits <text:s text:c="24"/>6 bits <text:s text:c="34"/></text:span><text:span text:style-name="T78">8</text:span><text:span text:style-name="T75"> bits <text:s text:c="20"/>2 bits <text:s text:c="11"/></text:span><text:span text:style-name="T77">8</text:span><text:span text:style-name="T75"> bits <text:s text:c="10"/>2 bits</text:span></text:p>
      <text:p text:style-name="P122"/>
      <text:p text:style-name="P209"><text:span text:style-name="T2">Operation :<text:tab/></text:span><text:span text:style-name="T131">R</text:span><text:span text:style-name="T191">Dst</text:span><text:span text:style-name="T189"> </text:span><text:span text:style-name="T191">=</text:span> <text:span text:style-name="T195">VP</text:span>S<text:span text:style-name="T191">rc</text:span>.<text:span text:style-name="T189">size</text:span></text:p>
      <text:p text:style-name="P122"><text:span text:style-name="T34">Latency :<text:tab/></text:span><text:span text:style-name="T129">3</text:span><text:span text:style-name="T111"> cycles<text:line-break/></text:span><text:span text:style-name="T4">Example :<text:tab/></text:span><text:span text:style-name="T129">pmove</text:span><text:span text:style-name="T131">ro</text:span><text:span text:style-name="T126"> </text:span><text:span text:style-name="T131">r0</text:span><text:span text:style-name="T84">,</text:span><text:span text:style-name="T116">vp</text:span><text:span text:style-name="T129">1</text:span></text:p>
      <text:p text:style-name="P122"><text:span text:style-name="T129"/></text:p>
      <text:p text:style-name="P122"><text:span text:style-name="T129"/></text:p>
      <text:p text:style-name="P22"><draw:line text:anchor-type="paragraph" draw:z-index="82" draw:name="Shape1_82" draw:style-name="gr1" draw:text-style-name="P556" svg:x1="0.054cm" svg:y1="0.591cm" svg:x2="15.882cm" svg:y2="0.591cm"><text:p/></draw:line><text:span text:style-name="T48">PMOVE</text:span><text:span text:style-name="T52">R</text:span><text:span text:style-name="T53">I</text:span><text:span text:style-name="T3"> : </text:span><text:span text:style-name="T48">Posits Move</text:span><text:span text:style-name="T52"> Register In</text:span><text:line-break/></text:p>
      <text:p text:style-name="P71">description...</text:p>
      <text:p text:style-name="P71">description...<text:line-break/></text:p>
      <text:p text:style-name="P71"><text:span text:style-name="T4">Operation Code :</text:span></text:p>
      <text:p text:style-name="P71"><text:line-break/> <text:span text:style-name="T73">31 <text:s/>30 <text:s/>29 <text:s/>28 <text:s/>27 <text:s/>26 <text:s/>25 <text:s/>24 <text:s/>23 <text:s/>22 <text:s/>21 <text:s/>20 <text:s/>19 <text:s/>18 <text:s/>17 <text:s/>16 <text:s/>15 <text:s/>14 <text:s/>13 <text:s/>12 <text:s/>11 <text:s/>10 <text:s/>9 <text:s/>8 <text:s/>7 <text:s/>6 <text:s/>5 <text:s/>4 <text:s/>3 <text:s/>2 <text:s/>1 <text:s/></text:span><text:span text:style-name="T74">0</text:span></text:p>
      <table:table table:name="Table84" table:style-name="Table84">
        <table:table-column table:style-name="Table84.A"/>
        <table:table-column table:style-name="Table84.B"/>
        <table:table-column table:style-name="Table84.C"/>
        <table:table-column table:style-name="Table84.D"/>
        <table:table-column table:style-name="Table84.E"/>
        <table:table-column table:style-name="Table84.F"/>
        <table:table-row table:style-name="TableLine93919129594976">
          <table:table-cell table:style-name="Table84.A1" office:value-type="string">
            <text:p text:style-name="P528"><text:span text:style-name="T80">Destination</text:span></text:p>
            <text:p text:style-name="P528"><text:span text:style-name="T80">Register</text:span></text:p>
          </table:table-cell>
          <table:table-cell table:style-name="Table84.A1" office:value-type="string">
            <text:p text:style-name="P528"><text:span text:style-name="T80">Destination </text:span></text:p>
            <text:p text:style-name="P528"><text:span text:style-name="T180">Posit </text:span><text:span text:style-name="T80">Register</text:span></text:p>
          </table:table-cell>
          <table:table-cell table:style-name="Table84.A1" office:value-type="string">
            <text:p text:style-name="P528">------</text:p>
            <text:p text:style-name="P553">0000 0000</text:p>
          </table:table-cell>
          <table:table-cell table:style-name="Table84.A1" office:value-type="string">
            <text:p text:style-name="P317">Size<text:span text:style-name="T180">1</text:span></text:p>
            <text:p text:style-name="P317">----</text:p>
          </table:table-cell>
          <table:table-cell table:style-name="Table84.A1" office:value-type="string">
            <text:p text:style-name="P363"><text:span text:style-name="T180">P</text:span><text:span text:style-name="T191">MOVE</text:span><text:span text:style-name="T195">RI</text:span>:</text:p>
            <text:p text:style-name="P363">0x<text:span text:style-name="T191">0</text:span><text:span text:style-name="T195">D</text:span></text:p>
            <text:p text:style-name="P363"><text:span text:style-name="T191">00</text:span> <text:span text:style-name="T191">00</text:span><text:span text:style-name="T195">11</text:span> 0<text:span text:style-name="T191">1</text:span></text:p>
          </table:table-cell>
          <table:table-cell table:style-name="Table84.F1" office:value-type="string">
            <text:p text:style-name="P421">Unit</text:p>
            <text:p text:style-name="P421"/>
            <text:p text:style-name="P303">----</text:p>
          </table:table-cell>
        </table:table-row>
      </table:table>
      <text:p text:style-name="P167"><text:span text:style-name="T74"><text:s text:c="15"/></text:span><text:span text:style-name="T75">6 bits <text:s text:c="24"/>6 bits <text:s text:c="34"/></text:span><text:span text:style-name="T78">8</text:span><text:span text:style-name="T75"> bits <text:s text:c="20"/>2 bits <text:s text:c="11"/></text:span><text:span text:style-name="T77">8</text:span><text:span text:style-name="T75"> bits <text:s text:c="10"/>2 bits</text:span></text:p>
      <text:p text:style-name="P122"/>
      <text:p text:style-name="P209"><text:span text:style-name="T2">Operation :<text:tab/></text:span><text:span text:style-name="T195">VP</text:span>S<text:span text:style-name="T191">rc</text:span>.<text:span text:style-name="T189">size </text:span><text:span text:style-name="T195">= </text:span><text:span text:style-name="T131">R</text:span><text:span text:style-name="T191">Dst</text:span></text:p>
      <text:p text:style-name="P122"><text:span text:style-name="T34">Latency :<text:tab/></text:span><text:span text:style-name="T129">3</text:span><text:span text:style-name="T111"> cycles<text:line-break/></text:span><text:span text:style-name="T4">Example :<text:tab/></text:span><text:span text:style-name="T129">pmove</text:span><text:span text:style-name="T131">ri</text:span><text:span text:style-name="T126"> </text:span><text:span text:style-name="T116">vp</text:span><text:span text:style-name="T129">1,</text:span><text:span text:style-name="T131">r0</text:span></text:p>
      <text:p text:style-name="P122"><text:span text:style-name="T131"/></text:p>
      <text:p text:style-name="P122"><text:span text:style-name="T131"/></text:p>
      <text:p text:style-name="P247"><draw:line text:anchor-type="paragraph" draw:z-index="84" draw:name="Shape1_84" draw:style-name="gr1" draw:text-style-name="P556" svg:x1="0.054cm" svg:y1="0.591cm" svg:x2="15.882cm" svg:y2="0.591cm"><text:p/></draw:line><text:span text:style-name="T40">P</text:span><text:span text:style-name="T54">DIV</text:span><text:span text:style-name="T3">.</text:span><text:span text:style-name="T54">H</text:span><text:span text:style-name="T3"> : </text:span><text:span text:style-name="T40">Posits </text:span><text:span text:style-name="T54">Half</text:span><text:span text:style-name="T40"> </text:span><text:span text:style-name="T54">Division</text:span><text:line-break/></text:p>
      <text:p text:style-name="P72">description...</text:p>
      <text:p text:style-name="P72">description...<text:line-break/></text:p>
      <text:p text:style-name="P72"><text:span text:style-name="T4">Operation Code :</text:span></text:p>
      <text:p text:style-name="P72"><text:line-break/> <text:span text:style-name="T73">31 <text:s/>30 <text:s/>29 <text:s/>28 <text:s/>27 <text:s/>26 <text:s/>25 <text:s/>24 <text:s/>23 <text:s/>22 <text:s/>21 <text:s/>20 <text:s/>19 <text:s/>18 <text:s/>17 <text:s/>16 <text:s/>15 <text:s/>14 <text:s/>13 <text:s/>12 <text:s/>11 <text:s/>10 <text:s/>9 <text:s/>8 <text:s/>7 <text:s/>6 <text:s/>5 <text:s/>4 <text:s/>3 <text:s/>2 <text:s/>1 <text:s/></text:span><text:span text:style-name="T74">0</text:span></text:p>
      <table:table table:name="Table86" table:style-name="Table86">
        <table:table-column table:style-name="Table86.A"/>
        <table:table-column table:style-name="Table86.B"/>
        <table:table-column table:style-name="Table86.C"/>
        <table:table-column table:style-name="Table86.D"/>
        <table:table-column table:style-name="Table86.E"/>
        <table:table-column table:style-name="Table86.F"/>
        <table:table-column table:style-name="Table86.G"/>
        <table:table-row table:style-name="TableLine93919160405456">
          <table:table-cell table:style-name="Table86.A1" office:value-type="string">
            <text:p text:style-name="P529"><text:span text:style-name="T80">Destination</text:span></text:p>
            <text:p text:style-name="P529"><text:span text:style-name="T180">Posit </text:span><text:span text:style-name="T80">Register</text:span></text:p>
          </table:table-cell>
          <table:table-cell table:style-name="Table86.A1" office:value-type="string">
            <text:p text:style-name="P529"><text:span text:style-name="T80">Source 2</text:span></text:p>
            <text:p text:style-name="P529"><text:span text:style-name="T180">Posit </text:span><text:span text:style-name="T80">Register</text:span></text:p>
          </table:table-cell>
          <table:table-cell table:style-name="Table86.A1" office:value-type="string">
            <text:p text:style-name="P529"><text:span text:style-name="T80">Source 1</text:span></text:p>
            <text:p text:style-name="P529"><text:span text:style-name="T180">Posit </text:span><text:span text:style-name="T80">Register</text:span></text:p>
          </table:table-cell>
          <table:table-cell table:style-name="Table86.A1" office:value-type="string">
            <text:p text:style-name="P318">Size<text:span text:style-name="T180">2</text:span></text:p>
            <text:p text:style-name="P318">----</text:p>
          </table:table-cell>
          <table:table-cell table:style-name="Table86.A1" office:value-type="string">
            <text:p text:style-name="P318">Size<text:span text:style-name="T180">1</text:span></text:p>
            <text:p text:style-name="P318">----</text:p>
          </table:table-cell>
          <table:table-cell table:style-name="Table86.A1" office:value-type="string">
            <text:p text:style-name="P364"><text:span text:style-name="T180">P</text:span><text:span text:style-name="T196">DIV.H</text:span> :</text:p>
            <text:p text:style-name="P364">0x0<text:span text:style-name="T196">2</text:span></text:p>
            <text:p text:style-name="P364">00 0000 <text:span text:style-name="T196">1</text:span>0</text:p>
          </table:table-cell>
          <table:table-cell table:style-name="Table86.G1" office:value-type="string">
            <text:p text:style-name="P422">Unit</text:p>
            <text:p text:style-name="P422"/>
            <text:p text:style-name="P304">----</text:p>
          </table:table-cell>
        </table:table-row>
      </table:table>
      <text:p text:style-name="P168"><text:s text:c="15"/><text:span text:style-name="T81">6 bits <text:s text:c="31"/>6 bits <text:s text:c="32"/>6 bits <text:s text:c="16"/>2 bits <text:s text:c="4"/>2 bits <text:s text:c="16"/></text:span><text:span text:style-name="T180">8</text:span><text:span text:style-name="T81"> bits <text:s text:c="11"/>2 bits</text:span></text:p>
      <text:p text:style-name="P123"/>
      <text:p text:style-name="P210"><text:span text:style-name="T2">Operation :<text:tab/></text:span><text:span text:style-name="T117">P</text:span><text:span text:style-name="T124">D</text:span><text:span text:style-name="T132">st</text:span><text:span text:style-name="T83"> = </text:span><text:span text:style-name="T117">P</text:span><text:span text:style-name="T83">s</text:span><text:span text:style-name="T132">rc</text:span><text:span text:style-name="T83">1.</text:span><text:span text:style-name="T132">select1</text:span><text:span text:style-name="T83"> / </text:span><text:span text:style-name="T117">P</text:span><text:span text:style-name="T83">S</text:span><text:span text:style-name="T132">rc</text:span><text:span text:style-name="T83">2.</text:span><text:span text:style-name="T132">select1</text:span></text:p>
      <text:p text:style-name="P123"><text:span text:style-name="T34">Latency :<text:tab/></text:span><text:span text:style-name="T132">6</text:span><text:span text:style-name="T111"> cycles<text:line-break/></text:span><text:span text:style-name="T4">Example :<text:tab/></text:span><text:span text:style-name="T116">p</text:span><text:span text:style-name="T132">div</text:span><text:span text:style-name="T84">.</text:span><text:span text:style-name="T117">h</text:span><text:span text:style-name="T84"> </text:span><text:span text:style-name="T116">vp0</text:span><text:span text:style-name="T84">,</text:span><text:span text:style-name="T116">vp0y</text:span><text:span text:style-name="T84">, </text:span><text:span text:style-name="T116">vp0z</text:span></text:p>
      <text:p text:style-name="P123"><text:span text:style-name="T116"/></text:p>
      <text:p text:style-name="P123"><text:span text:style-name="T116"/></text:p>
      <text:p text:style-name="P123"><text:span text:style-name="T116"/></text:p>
      <text:p text:style-name="P23"><draw:line text:anchor-type="paragraph" draw:z-index="83" draw:name="Shape1_83" draw:style-name="gr1" draw:text-style-name="P556" svg:x1="0.054cm" svg:y1="0.591cm" svg:x2="15.882cm" svg:y2="0.591cm"><text:p/></draw:line><text:span text:style-name="T40">P</text:span><text:span text:style-name="T54">DIV</text:span><text:span text:style-name="T3">.</text:span><text:span text:style-name="T54">S</text:span><text:span text:style-name="T3"> : </text:span><text:span text:style-name="T40">Posits </text:span><text:span text:style-name="T54">Single</text:span><text:span text:style-name="T40"> </text:span><text:span text:style-name="T54">Division</text:span><text:line-break/></text:p>
      <text:p text:style-name="P72">description...</text:p>
      <text:p text:style-name="P72">description...<text:line-break/></text:p>
      <text:p text:style-name="P72"><text:span text:style-name="T4">Operation Code :</text:span></text:p>
      <text:p text:style-name="P72"><text:line-break/> <text:span text:style-name="T73">31 <text:s/>30 <text:s/>29 <text:s/>28 <text:s/>27 <text:s/>26 <text:s/>25 <text:s/>24 <text:s/>23 <text:s/>22 <text:s/>21 <text:s/>20 <text:s/>19 <text:s/>18 <text:s/>17 <text:s/>16 <text:s/>15 <text:s/>14 <text:s/>13 <text:s/>12 <text:s/>11 <text:s/>10 <text:s/>9 <text:s/>8 <text:s/>7 <text:s/>6 <text:s/>5 <text:s/>4 <text:s/>3 <text:s/>2 <text:s/>1 <text:s/></text:span><text:span text:style-name="T74">0</text:span></text:p>
      <table:table table:name="Table85" table:style-name="Table85">
        <table:table-column table:style-name="Table85.A"/>
        <table:table-column table:style-name="Table85.B"/>
        <table:table-column table:style-name="Table85.C"/>
        <table:table-column table:style-name="Table85.D"/>
        <table:table-column table:style-name="Table85.E"/>
        <table:table-column table:style-name="Table85.F"/>
        <table:table-row table:style-name="TableLine93919157486384">
          <table:table-cell table:style-name="Table85.A1" office:value-type="string">
            <text:p text:style-name="P529"><text:span text:style-name="T80">Destination</text:span></text:p>
            <text:p text:style-name="P529"><text:span text:style-name="T180">Posit </text:span><text:span text:style-name="T80">Register</text:span></text:p>
          </table:table-cell>
          <table:table-cell table:style-name="Table85.A1" office:value-type="string">
            <text:p text:style-name="P529"><text:span text:style-name="T80">Source 2</text:span></text:p>
            <text:p text:style-name="P529"><text:span text:style-name="T180">Posit </text:span><text:span text:style-name="T80">Register</text:span></text:p>
          </table:table-cell>
          <table:table-cell table:style-name="Table85.A1" office:value-type="string">
            <text:p text:style-name="P529"><text:span text:style-name="T80">Source 1</text:span></text:p>
            <text:p text:style-name="P529"><text:span text:style-name="T180">Posit </text:span><text:span text:style-name="T80">Register</text:span></text:p>
          </table:table-cell>
          <table:table-cell table:style-name="Table85.A1" office:value-type="string">
            <text:p text:style-name="P364">----</text:p>
            <text:p text:style-name="P372">0000</text:p>
          </table:table-cell>
          <table:table-cell table:style-name="Table85.A1" office:value-type="string">
            <text:p text:style-name="P364"><text:span text:style-name="T180">P</text:span><text:span text:style-name="T196">DIV.H</text:span> :</text:p>
            <text:p text:style-name="P364">0x<text:span text:style-name="T196">02</text:span></text:p>
            <text:p text:style-name="P364"><text:span text:style-name="T196">0</text:span>0 0000 <text:span text:style-name="T196">1</text:span>0</text:p>
          </table:table-cell>
          <table:table-cell table:style-name="Table85.F1" office:value-type="string">
            <text:p text:style-name="P422">Unit</text:p>
            <text:p text:style-name="P422"/>
            <text:p text:style-name="P304">----</text:p>
          </table:table-cell>
        </table:table-row>
      </table:table>
      <text:p text:style-name="P168"><text:s text:c="15"/><text:span text:style-name="T75">6 bits <text:s text:c="25"/>6 bits <text:s text:c="27"/>6 bits <text:s text:c="21"/></text:span><text:span text:style-name="T76">4</text:span><text:span text:style-name="T75"> bits <text:s text:c="17"/></text:span><text:span text:style-name="T77">8</text:span><text:span text:style-name="T75"> bits <text:s text:c="11"/>2 bit</text:span><text:span text:style-name="T76">s</text:span></text:p>
      <text:p text:style-name="P123"/>
      <text:p text:style-name="P210"><text:span text:style-name="T2">Operation :<text:tab/></text:span><text:span text:style-name="T117">P</text:span><text:span text:style-name="T124">D</text:span><text:span text:style-name="T132">st</text:span> = <text:span text:style-name="T181">P</text:span>S<text:span text:style-name="T196">rc</text:span>1 / <text:span text:style-name="T181">P</text:span>S<text:span text:style-name="T196">rc</text:span>2</text:p>
      <text:p text:style-name="P123"><text:span text:style-name="T34">Latency :<text:tab/></text:span><text:span text:style-name="T132">8</text:span><text:span text:style-name="T111"> cycles<text:line-break/></text:span><text:span text:style-name="T4">Example :<text:tab/></text:span><text:span text:style-name="T116">p</text:span><text:span text:style-name="T132">div.s </text:span><text:span text:style-name="T116">vp0</text:span><text:span text:style-name="T84">,</text:span><text:span text:style-name="T116">vp</text:span><text:span text:style-name="T132">1</text:span><text:span text:style-name="T84">, </text:span><text:span text:style-name="T116">vp</text:span><text:span text:style-name="T132">2</text:span></text:p>
      <text:p text:style-name="P123"><text:span text:style-name="T116"/></text:p>
      <text:p text:style-name="P123"><text:span text:style-name="T116"/></text:p>
      <text:p text:style-name="P123"><text:span text:style-name="T116"/></text:p>
      <text:p text:style-name="P248"><draw:line text:anchor-type="paragraph" draw:z-index="85" draw:name="Shape1_85" draw:style-name="gr1" draw:text-style-name="P556" svg:x1="0.054cm" svg:y1="0.591cm" svg:x2="15.882cm" svg:y2="0.591cm"><text:p/></draw:line><text:span text:style-name="T48">P</text:span><text:span text:style-name="T55">SQRT.H</text:span><text:span text:style-name="T3"> : </text:span><text:span text:style-name="T48">Posits </text:span><text:span text:style-name="T52"><text:s/></text:span><text:span text:style-name="T55">Half Square Root</text:span><text:line-break/></text:p>
      <text:p text:style-name="P73">description...</text:p>
      <text:p text:style-name="P73">description...<text:line-break/></text:p>
      <text:p text:style-name="P73"><text:span text:style-name="T4">Operation Code :</text:span></text:p>
      <text:p text:style-name="P73"><text:line-break/> <text:span text:style-name="T73">31 <text:s/>30 <text:s/>29 <text:s/>28 <text:s/>27 <text:s/>26 <text:s/>25 <text:s/>24 <text:s/>23 <text:s/>22 <text:s/>21 <text:s/>20 <text:s/>19 <text:s/>18 <text:s/>17 <text:s/>16 <text:s/>15 <text:s/>14 <text:s/>13 <text:s/>12 <text:s/>11 <text:s/>10 <text:s/>9 <text:s/>8 <text:s/>7 <text:s/>6 <text:s/>5 <text:s/>4 <text:s/>3 <text:s/>2 <text:s/>1 <text:s/></text:span><text:span text:style-name="T74">0</text:span></text:p>
      <table:table table:name="Table87" table:style-name="Table87">
        <table:table-column table:style-name="Table87.A"/>
        <table:table-column table:style-name="Table87.B"/>
        <table:table-column table:style-name="Table87.C"/>
        <table:table-column table:style-name="Table87.D"/>
        <table:table-column table:style-name="Table87.E"/>
        <table:table-column table:style-name="Table87.F"/>
        <table:table-column table:style-name="Table87.G"/>
        <table:table-row table:style-name="TableLine93919164504976">
          <table:table-cell table:style-name="Table87.A1" office:value-type="string">
            <text:p text:style-name="P530"><text:span text:style-name="T80">Destination</text:span></text:p>
            <text:p text:style-name="P530"><text:span text:style-name="T180">Posit </text:span><text:span text:style-name="T80">Register</text:span></text:p>
          </table:table-cell>
          <table:table-cell table:style-name="Table87.A1" office:value-type="string">
            <text:p text:style-name="P530"><text:span text:style-name="T80">Source </text:span></text:p>
            <text:p text:style-name="P530"><text:span text:style-name="T180">Posit </text:span><text:span text:style-name="T80">Register</text:span></text:p>
          </table:table-cell>
          <table:table-cell table:style-name="Table87.A1" office:value-type="string">
            <text:p text:style-name="P530">------</text:p>
            <text:p text:style-name="P554">0<text:span text:style-name="T197">00</text:span>0 0000</text:p>
          </table:table-cell>
          <table:table-cell table:style-name="Table87.A1" office:value-type="string">
            <text:p text:style-name="P320">Size</text:p>
            <text:p text:style-name="P320">----</text:p>
          </table:table-cell>
          <table:table-cell table:style-name="Table87.A1" office:value-type="string">
            <text:p text:style-name="P319">Size</text:p>
            <text:p text:style-name="P319">----</text:p>
          </table:table-cell>
          <table:table-cell table:style-name="Table87.A1" office:value-type="string">
            <text:p text:style-name="P365"><text:span text:style-name="T127">P</text:span><text:span text:style-name="T133">SQRT.H</text:span>:</text:p>
            <text:p text:style-name="P365">0x<text:span text:style-name="T191">0</text:span><text:span text:style-name="T195">8</text:span></text:p>
            <text:p text:style-name="P365"><text:span text:style-name="T191">00</text:span> <text:span text:style-name="T191">00</text:span><text:span text:style-name="T195">10</text:span> 0<text:span text:style-name="T191">1</text:span></text:p>
          </table:table-cell>
          <table:table-cell table:style-name="Table87.G1" office:value-type="string">
            <text:p text:style-name="P423">Unit</text:p>
            <text:p text:style-name="P423"/>
            <text:p text:style-name="P305">----</text:p>
          </table:table-cell>
        </table:table-row>
      </table:table>
      <text:p text:style-name="P169"><text:span text:style-name="T74"><text:s text:c="15"/></text:span><text:span text:style-name="T75">6 bits <text:s text:c="24"/>6 bits <text:s text:c="25"/></text:span><text:span text:style-name="T78">8</text:span><text:span text:style-name="T75"> bits <text:s text:c="16"/>2 bits <text:s text:c="4"/>2 bits <text:s text:c="11"/></text:span><text:span text:style-name="T77">8</text:span><text:span text:style-name="T75"> bits <text:s text:c="9"/>2 bits</text:span></text:p>
      <text:p text:style-name="P124"/>
      <text:p text:style-name="P212"><text:span text:style-name="T2">Operation :<text:tab/></text:span><text:span text:style-name="T133">P</text:span><text:span text:style-name="T191">Dst</text:span><text:span text:style-name="T189"> </text:span><text:span text:style-name="T191">=</text:span> <text:span text:style-name="T197">SQRT </text:span><text:span text:style-name="T198">(</text:span><text:span text:style-name="T195">VP</text:span>S<text:span text:style-name="T191">rc</text:span>.<text:span text:style-name="T197">select</text:span><text:span text:style-name="T198">)</text:span></text:p>
      <text:p text:style-name="P124"><text:span text:style-name="T34">Latency :<text:tab/></text:span><text:span text:style-name="T133">10</text:span><text:span text:style-name="T111"> cycles<text:line-break/></text:span><text:span text:style-name="T4">Example :<text:tab/></text:span><text:span text:style-name="T133">psqr.h</text:span><text:span text:style-name="T126"> </text:span><text:span text:style-name="T116">vp</text:span><text:span text:style-name="T129">1</text:span><text:span text:style-name="T133">y</text:span><text:span text:style-name="T84">,</text:span><text:span text:style-name="T116">vp</text:span><text:span text:style-name="T129">1</text:span><text:span text:style-name="T133">x</text:span></text:p>
      <text:p text:style-name="P124"><text:span text:style-name="T133"/></text:p>
      <text:p text:style-name="P124"><text:span text:style-name="T133"/></text:p>
      <text:p text:style-name="P124"><text:span text:style-name="T133"/></text:p>
      <text:p text:style-name="P124"><text:span text:style-name="T133"/></text:p>
      <text:p text:style-name="P24"><draw:line text:anchor-type="paragraph" draw:z-index="86" draw:name="Shape1_86" draw:style-name="gr1" draw:text-style-name="P556" svg:x1="0.054cm" svg:y1="0.591cm" svg:x2="15.882cm" svg:y2="0.591cm"><text:p/></draw:line><text:span text:style-name="T48">P</text:span><text:span text:style-name="T55">SQRT.S</text:span><text:span text:style-name="T3"> : </text:span><text:span text:style-name="T48">Posits </text:span><text:span text:style-name="T52"><text:s/></text:span><text:span text:style-name="T55">Half Square Root</text:span><text:line-break/></text:p>
      <text:p text:style-name="P73">description...</text:p>
      <text:p text:style-name="P73">description...<text:line-break/></text:p>
      <text:p text:style-name="P73"><text:span text:style-name="T4">Operation Code :</text:span></text:p>
      <text:p text:style-name="P73"><text:line-break/> <text:span text:style-name="T73">31 <text:s/>30 <text:s/>29 <text:s/>28 <text:s/>27 <text:s/>26 <text:s/>25 <text:s/>24 <text:s/>23 <text:s/>22 <text:s/>21 <text:s/>20 <text:s/>19 <text:s/>18 <text:s/>17 <text:s/>16 <text:s/>15 <text:s/>14 <text:s/>13 <text:s/>12 <text:s/>11 <text:s/>10 <text:s/>9 <text:s/>8 <text:s/>7 <text:s/>6 <text:s/>5 <text:s/>4 <text:s/>3 <text:s/>2 <text:s/>1 <text:s/></text:span><text:span text:style-name="T74">0</text:span></text:p>
      <table:table table:name="Table88" table:style-name="Table88">
        <table:table-column table:style-name="Table88.A"/>
        <table:table-column table:style-name="Table88.B"/>
        <table:table-column table:style-name="Table88.C"/>
        <table:table-column table:style-name="Table88.D"/>
        <table:table-column table:style-name="Table88.E"/>
        <table:table-column table:style-name="Table88.F"/>
        <table:table-row table:style-name="TableLine93919161681168">
          <table:table-cell table:style-name="Table88.A1" office:value-type="string">
            <text:p text:style-name="P530"><text:span text:style-name="T80">Destination</text:span></text:p>
            <text:p text:style-name="P530"><text:span text:style-name="T180">Posit </text:span><text:span text:style-name="T80">Register</text:span></text:p>
          </table:table-cell>
          <table:table-cell table:style-name="Table88.A1" office:value-type="string">
            <text:p text:style-name="P530"><text:span text:style-name="T80">Source </text:span></text:p>
            <text:p text:style-name="P530"><text:span text:style-name="T180">Posit </text:span><text:span text:style-name="T80">Register</text:span></text:p>
          </table:table-cell>
          <table:table-cell table:style-name="Table88.A1" office:value-type="string">
            <text:p text:style-name="P530">------</text:p>
            <text:p text:style-name="P554"><text:span text:style-name="T197">00</text:span>00 0000</text:p>
          </table:table-cell>
          <table:table-cell table:style-name="Table88.A1" office:value-type="string">
            <text:p text:style-name="P319">Size</text:p>
            <text:p text:style-name="P319">----</text:p>
          </table:table-cell>
          <table:table-cell table:style-name="Table88.A1" office:value-type="string">
            <text:p text:style-name="P365"><text:span text:style-name="T127">P</text:span><text:span text:style-name="T133">SQRT.H</text:span>:</text:p>
            <text:p text:style-name="P365">0x<text:span text:style-name="T191">0</text:span><text:span text:style-name="T195">8</text:span></text:p>
            <text:p text:style-name="P365"><text:span text:style-name="T191">00</text:span> <text:span text:style-name="T191">00</text:span><text:span text:style-name="T195">10</text:span> 0<text:span text:style-name="T191">1</text:span></text:p>
          </table:table-cell>
          <table:table-cell table:style-name="Table88.F1" office:value-type="string">
            <text:p text:style-name="P423">Unit</text:p>
            <text:p text:style-name="P423"/>
            <text:p text:style-name="P305">----</text:p>
          </table:table-cell>
        </table:table-row>
      </table:table>
      <text:p text:style-name="P169"><text:span text:style-name="T74"><text:s text:c="15"/></text:span><text:span text:style-name="T75">6 bits <text:s text:c="24"/>6 bits <text:s text:c="34"/></text:span><text:span text:style-name="T78">8</text:span><text:span text:style-name="T75"> bits <text:s text:c="20"/>2 bits <text:s text:c="11"/></text:span><text:span text:style-name="T77">8</text:span><text:span text:style-name="T75"> bits <text:s text:c="10"/>2 bits</text:span></text:p>
      <text:p text:style-name="P124"/>
      <text:p text:style-name="P211"><text:span text:style-name="T2">Operation :<text:tab/></text:span><text:span text:style-name="T133">P</text:span><text:span text:style-name="T191">Dst</text:span><text:span text:style-name="T189"> </text:span><text:span text:style-name="T191">=</text:span> <text:span text:style-name="T197">SQRT(</text:span><text:span text:style-name="T195">VP</text:span>S<text:span text:style-name="T191">rc</text:span><text:span text:style-name="T197">)</text:span></text:p>
      <text:p text:style-name="P124"><text:span text:style-name="T34">Latency :<text:tab/></text:span><text:span text:style-name="T133">14</text:span><text:span text:style-name="T111"> cycles<text:line-break/></text:span><text:span text:style-name="T4">Example :<text:tab/></text:span><text:span text:style-name="T133">psqrt.s</text:span><text:span text:style-name="T126"> </text:span><text:span text:style-name="T116">vp</text:span><text:span text:style-name="T133">0</text:span><text:span text:style-name="T84">,</text:span><text:span text:style-name="T116">vp</text:span><text:span text:style-name="T129">1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urce Han Serif CN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urce Han Serif CN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10T22:21:38.972997232</meta:creation-date>
    <dc:date>2021-01-11T17:56:20.633235218</dc:date>
    <meta:editing-duration>PT11H56M31S</meta:editing-duration>
    <meta:editing-cycles>65</meta:editing-cycles>
    <meta:generator>LibreOffice/7.0.4.2$Linux_X86_64 LibreOffice_project/00$Build-2</meta:generator>
    <meta:document-statistic meta:table-count="88" meta:image-count="0" meta:object-count="0" meta:page-count="37" meta:paragraph-count="1752" meta:word-count="7425" meta:character-count="49590" meta:non-whitespace-character-count="25695"/>
  </office:meta>
</office:document-meta>
</file>